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142B7AEB4BBE71FA5.png" manifest:media-type="image/png"/>
  <manifest:file-entry manifest:full-path="Pictures/1000020100000121000001D8E01E9A43246A75F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69cm" svg:stroke-color="#000000" draw:stroke-linejoin="bevel" svg:stroke-linecap="round" draw:fill="none" fo:padding-top="0.034cm" fo:padding-bottom="0.034cm" fo:padding-left="0.034cm" fo:padding-right="0.034cm"/>
    </style:style>
    <style:style style:name="gr9" style:family="graphic" style:parent-style-name="standard">
      <style:graphic-properties draw:stroke="solid" svg:stroke-width="0.049cm" svg:stroke-color="#ff0000" draw:stroke-linejoin="bevel" svg:stroke-linecap="round" draw:fill="solid" draw:fill-color="#000000" fo:padding-top="0.024cm" fo:padding-bottom="0.024cm" fo:padding-left="0.024cm" fo:padding-right="0.024cm"/>
    </style:style>
    <style:style style:name="gr10" style:family="graphic" style:parent-style-name="objectwithoutfill">
      <style:graphic-properties draw:fill="none" draw:textarea-horizontal-align="center" draw:textarea-vertical-align="middle"/>
    </style:style>
    <style:style style:name="gr11" style:family="graphic" style:parent-style-name="standard">
      <style:graphic-properties draw:stroke="none" draw:fill="none" draw:textarea-horizontal-align="left" draw:textarea-vertical-align="top" draw:auto-grow-height="true" draw:auto-grow-width="true" fo:min-height="1.245cm" fo:min-width="5.298cm" fo:padding-top="0cm" fo:padding-bottom="0cm" fo:padding-left="0cm" fo:padding-right="0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style:style style:name="P4" style:family="paragraph">
      <loext:graphic-properties draw:fill="none"/>
      <style:paragraph-properties fo:text-align="center"/>
    </style:style>
    <style:style style:name="P5" style:family="paragraph">
      <style:paragraph-properties fo:text-align="start" style:writing-mode="lr-tb"/>
    </style:style>
    <style:style style:name="P6" style:family="paragraph">
      <loext:graphic-properties draw:fill="none"/>
      <style:text-properties fo:font-size="13.1999998092651pt" style:font-size-asian="13.1999998092651pt" style:font-size-complex="13.1999998092651pt"/>
    </style:style>
    <style:style style:name="T1" style:family="text">
      <style:text-properties fo:color="#000000" style:font-name="DejaVu Sans" fo:font-size="15.1000003814697pt" style:font-size-asian="15.1000003814697pt" style:font-name-complex="DejaVu Sans" style:font-size-complex="15.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25.339cm" svg:y="17.096cm">
          <draw:image xlink:href="Pictures/1000020100000121000001D8E01E9A43246A75FE.png" xlink:type="simple" xlink:show="embed" xlink:actuate="onLoad">
            <text:p/>
          </draw:image>
        </draw:frame>
        <draw:polygon draw:style-name="gr4" draw:text-style-name="P1" draw:layer="layout" svg:width="0.61cm" svg:height="0.998cm" svg:x="25.339cm" svg:y="17.097cm" svg:viewBox="0 0 611 999" draw:points="0,0 0,999 223,999 223,608 380,608 380,454 223,454 223,287 611,287 611,1">
          <text:p/>
        </draw:polygon>
        <draw:frame draw:style-name="gr3" draw:text-style-name="P1" draw:layer="layout" svg:width="0.88cm" svg:height="0.882cm" svg:x="25.629cm" svg:y="17.308cm">
          <draw:image xlink:href="Pictures/10000201000001A0000001A142B7AEB4BBE71FA5.png" xlink:type="simple" xlink:show="embed" xlink:actuate="onLoad">
            <text:p/>
          </draw:image>
        </draw:frame>
        <draw:path draw:style-name="gr5" draw:text-style-name="P1" draw:layer="layout" svg:width="0.879cm" svg:height="0.879cm" svg:x="25.629cm" svg:y="17.31cm" svg:viewBox="0 0 880 880" svg:d="M702 84l-130 75-57-20-55-139-85 4-39 144-56 26-137-59-57 64 74 129-20 57-140 54 5 86 144 40 27 54-61 138 64 57 131-74 57 21 54 139 87-5 38-144 55-28 137 62 58-65-75-130 20-57 139-54-4-87-144-38-26-55 60-137zM508 297l26 15 23 21 19 25 13 27 8 30 1 31-4 30-10 29-16 27-21 23-25 18-27 14-30 7-31 2-30-4-29-10-27-16-23-21-18-24-15-28-7-30-2-31 4-31 10-29 17-26 21-23 25-19 27-13 31-8 30-1 31 5z">
          <text:p/>
        </draw:path>
        <draw:path draw:style-name="gr2" draw:text-style-name="P2" draw:layer="layout" svg:width="1.026cm" svg:height="0.363cm" svg:x="14.795cm" svg:y="15.778cm" svg:viewBox="0 0 1027 364" svg:d="M129 44v238h-36v-238h-93v-30h221v30zM272 76v131c0 13 1 24 4 31 3 8 7 13 13 16 5 4 14 5 25 5 17 0 30-5 39-17 10-11 15-27 15-47v-119h34v162c0 24 0 39 1 44h-32c-1-1-1-3-1-5 0-3 0-6 0-10-1-4-1-10-1-20h-1c-7 14-17 24-27 30s-23 9-38 9c-23 0-39-6-50-17-10-11-16-30-16-56v-137zM532 280c-11 3-23 5-35 5-27 0-41-16-41-47v-137h-24v-25h26l10-46h22v46h38v25h-38v130c0 10 2 17 5 21s9 6 17 6c5 0 11-1 20-3zM560 282v-282h34v282zM671 186c0 24 5 42 14 55 10 13 24 19 43 19 15 0 27-3 36-9s15-13 18-23l30 9c-12 32-40 49-84 49-30 0-53-9-69-28-16-18-24-45-24-80 0-34 8-60 24-78 16-19 38-28 68-28 60 0 91 37 91 110v4zM782 160c-2-22-7-37-16-47s-23-15-40-15c-16 0-29 5-39 16s-15 27-16 46zM869 364c-9 0-17-1-24-2v-26c5 1 11 1 17 1 21 0 38-17 50-48l3-8-81-205h36l44 114c0 2 1 4 2 6 1 3 4 11 8 25 5 14 8 22 8 24l14-38 45-131h36l-79 206c-9 22-17 38-24 49s-16 19-25 25c-8 5-19 8-30 8z">
          <text:p/>
        </draw:path>
        <draw:path draw:style-name="gr2" draw:text-style-name="P2" draw:layer="layout" svg:width="1.033cm" svg:height="0.368cm" svg:x="14.792cm" svg:y="15.775cm" svg:viewBox="0 0 1034 369" svg:d="M134 47v239 3h-3-36-3v-3-239h3v2h-92-3v-2-30-3h3 221 3v3 30 2h-3-93v-2zM131 44h93v3h-3v-30h3v3h-221v-3h3v30h-3v-3h92 3v3 239h-3v-3h36v3h-3v-239-3zM278 79v131c0 13 1 24 4 31 2 7 6 12 11 15s13 4 24 4c16 0 28-5 37-15 9-11 14-27 14-47v-119-3h3 34 3v3 163c0 24 0 38 1 43v4h-3-32-3v-3c0 0-1-2-1-5s0-6 0-10c0-3-1-10-1-20h3v3h-1v-3l3 1c-8 15-18 25-28 31-11 6-25 9-40 9-23 0-41-6-52-17-11-12-16-32-16-59v-137-3h2 35 3zM275 82h-35v-3h3v137c0 27 5 44 15 55s26 16 48 16c15 0 27-3 37-9 10-5 18-15 26-29l1-1h1 1 3v3c0 10 0 16 0 20 1 4 1 7 1 10 0 2 0 4 0 4l-2 1v-3h32v3h-3c-1-5-1-20-1-44v-163h3v3h-34v-3h2v119c0 21-5 38-15 50s-24 18-41 18c-11 0-21-2-27-5-6-4-11-10-14-18s-4-20-4-33v-131h3zM536 287c-12 3-24 5-36 5-28 0-44-18-44-50v-138h3v3h-24-2v-3-25-3h2 26v3h-3l10-46v-3h3 22 3v3 46h-3v-3h38 3v3 25 3h-3-38v-3h3v131c0 9 2 15 4 19 3 3 8 5 15 5 4 0 11-1 19-3h4v3 25 3zM532 284v-25h3v3c-8 2-15 3-20 3-8 0-15-3-19-8-4-4-5-12-5-22v-131-3h2 38v3h-2v-25h2v3h-38-2v-3-46h2v3h-22v-3l2 1-10 46v2h-2-26v-3h3v25h-3v-3h24 3v3 138c0 30 12 44 38 44 12 0 23-1 34-4l1 2zM560 286v-283-3h3 34 3v3 283 3h-3-34-3zM563 283h34v3h-3v-283h3v3h-34v-3h3v283h-3zM677 189c0 23 4 41 14 54 9 12 22 18 40 18 15 0 26-3 34-8 9-6 14-13 17-22l1-3 3 1 30 9 3 1-1 3c-13 33-42 50-87 50-31 0-55-9-71-28-17-18-25-47-25-83 0-35 8-62 25-80 16-19 40-28 70-28 62 0 93 38 93 112v4 3h-2-147v-3zM674 186h147v3h-3v-4c0-72-29-107-88-107-29 0-51 9-66 26-16 18-23 43-23 77 0 35 7 62 23 80 15 17 37 26 67 26 43 0 70-16 81-47l3 1-1 3-30-9 1-4 3 1c-4 11-10 19-19 25-10 7-23 10-38 10-19 0-35-7-45-21s-15-33-15-57v-3zM782 163c-1-21-7-36-15-45-9-10-21-14-38-14-16 0-28 5-37 15-9 11-14 25-15 44h-3v-3h111v3zM785 166h-111-3v-3c1-20 7-36 17-48 10-11 24-17 41-17 18 0 32 5 42 16 9 10 15 27 17 49v3zM872 369c-9 0-18 0-24-2h-2v-2-26-3h3c5 1 10 1 16 1 20 0 35-14 47-45l4-8 2 1-2 1-82-206-1-4h4 36 2l1 2 43 114c1 2 2 4 2 6 1 3 4 11 9 25 5 15 8 23 8 25l-3 1-2-1 13-39 3 1-3-1 45-131 1-2h2 36 4l-2 4-79 207c-8 22-16 39-24 49-7 11-16 20-25 25-9 6-20 8-32 8zM872 364c11 0 20-3 29-8s16-12 24-23c7-10 15-26 23-48l3 1-3-1 79-207 3 1v3h-36v-3l2 1-45 131-13 39-3 8-3-9c0-1-2-9-7-24-5-14-8-22-9-25-1-2-1-4-2-6l3-1-3 1-43-114 2-1v3h-36v-3l2-1 82 206v1 1l-3 8-3-1 3 1c-13 32-31 49-53 49-6 0-12 0-17-1v-3h3v26h-3l1-3c6 1 14 2 23 2z">
          <text:p/>
        </draw:path>
        <draw:path draw:style-name="gr2" draw:text-style-name="P2" draw:layer="layout" svg:width="1.5cm" svg:height="0.29cm" svg:x="14.802cm" svg:y="16.565cm" svg:viewBox="0 0 1501 291" svg:d="M188 151c0 46-8 80-24 104s-39 36-71 36c-31 0-54-12-70-35-16-24-23-59-23-105 0-47 7-82 22-106 16-23 40-34 73-34 32 0 55 11 71 35 15 23 22 58 22 105zM153 151c0-39-4-68-13-86-10-17-24-26-45-26-22 0-37 8-46 26-10 17-14 47-14 86s4 67 14 85c9 18 24 27 45 27 20 0 35-9 45-28 9-18 14-46 14-84zM404 43c-28 42-47 76-59 100-11 25-20 48-26 72-5 23-8 47-8 72h-36c0-34 7-71 22-109 14-39 39-84 73-134h-146v-29h180zM424 291l80-291h30l-79 291zM562 287v-29h69v-210l-62 44v-33l65-44h32v243h66v29zM953 146c0 47-9 83-26 108s-41 37-73 37c-21 0-38-4-51-13s-22-24-27-43l33-6c7 23 22 34 46 34 20 0 35-9 46-28 11-18 17-44 17-79-5 12-14 21-26 28-13 7-26 11-41 11-25 0-44-9-59-25-15-17-22-39-22-68 0-28 8-51 24-67s38-24 66-24c31 0 54 11 69 33 16 22 24 56 24 102zM915 112c0-22-5-40-15-53-10-14-24-20-41-20-16 0-30 5-39 17-10 11-15 27-15 46 0 21 5 36 15 48 9 11 22 17 39 17 10 0 19-2 28-7 8-4 15-11 20-19s8-18 8-29zM973 291l79-291h30l-78 291zM1110 287v-29h69v-210l-61 44v-33l64-44h32v243h66v29zM1501 146c0 47-9 83-26 108s-41 37-73 37c-21 0-38-4-51-13-12-9-22-24-27-43l33-6c7 23 22 34 46 34 20 0 35-9 46-28 11-18 17-44 17-79-5 12-14 21-26 28-13 7-26 11-41 11-25 0-44-9-59-25-14-17-22-39-22-68 0-28 8-51 24-67s38-24 67-24c30 0 53 11 68 33 16 22 24 56 24 102zM1463 112c0-22-5-40-15-53-10-14-24-20-40-20-17 0-30 5-40 17-10 11-14 27-14 46 0 21 4 36 14 48 10 11 23 17 39 17 10 0 20-2 28-7 9-4 16-11 20-19 5-8 8-18 8-29z">
          <text:p/>
        </draw:path>
        <draw:path draw:style-name="gr2" draw:text-style-name="P2" draw:layer="layout" svg:width="1.505cm" svg:height="0.296cm" svg:x="14.799cm" svg:y="16.562cm" svg:viewBox="0 0 1506 297" svg:d="M194 154c0 46-8 82-24 106-17 24-42 37-74 37-31 0-56-13-72-37s-24-60-24-106c0-47 8-83 23-107 16-24 41-36 75-36 32 0 57 12 73 36 15 24 23 61 23 107zM189 154c0-45-8-81-23-104-15-22-37-34-68-34-33 0-55 11-70 34s-23 58-23 104 8 80 23 103c16 23 38 34 68 34 31 0 53-11 69-34 16-24 24-58 24-103zM153 154c0-39-4-67-13-85-9-16-22-24-42-24-21 0-35 7-44 24s-13 46-13 85 4 66 13 84c9 17 23 25 43 25s33-8 42-26c10-18 14-45 14-83zM159 154c0 38-5 67-15 86s-26 29-47 29-38-10-48-29c-9-18-14-47-14-86 0-40 5-70 14-88 10-18 27-27 49-27 21 0 38 10 47 28s14 48 14 87zM409 47c-27 43-47 77-58 101-12 24-20 47-26 70-5 23-8 47-8 72v3h-3-36-3v-3c0-35 7-72 22-110 15-39 40-84 74-135l2 2v3h-146-2v-3-29-3h2 180 3v3 28 1zM404 46v-28h3v2h-180v-2h3v29h-3v-3h146 6l-3 5c-35 50-59 94-74 133-14 38-22 74-22 108h-2v-2h36v2h-3c0-25 3-50 9-73 5-24 14-48 26-72 11-24 31-58 59-101l2 2zM425 293l79-291v-2h3 30 4l-1 4-79 291v2h-3-31-3zM427 291h31v3l-2-1 78-291 3 1v3h-30v-3l2 1-79 291-3-1zM562 290v-29-3h3 69v3h-3v-210h3l1 2-61 44-4 3v-5-33-2l1-1 64-44h1 1 32 3v3 243h-3v-3h66 3v3 29 3h-3-170-3zM565 288h170v2h-3v-29h3v3h-66-3v-3-243h3v2h-32v-2l1 2-64 44-2-2h3v33h-3l-1-3 61-44 5-3v6 210 3h-3-69v-3h2v29h-2zM958 149c0 47-8 84-26 109-17 26-43 39-75 39-21 0-39-5-53-14-13-9-22-24-28-45l-1-3h3l33-5 3-1v3c7 21 21 31 44 31 19 0 33-8 43-26 11-18 17-44 17-78h3l3 1c-6 12-15 22-28 30-13 7-27 10-42 10-25 0-46-8-61-26-15-17-23-40-23-69s9-52 25-69 40-25 68-25c31 0 55 12 71 35 16 22 24 57 24 103zM953 149c0-46-8-78-23-100s-37-33-67-33c-27 0-49 8-64 24-16 16-23 37-23 65s7 49 21 66c14 16 33 24 57 24 14 0 27-4 39-10 12-7 21-16 26-27l5-13v14c-1 35-6 62-18 81-11 19-28 29-48 29-25 0-42-12-49-36l3-1v3l-33 5v-2l2-1c6 19 14 33 27 42 12 8 28 12 49 12 31 0 54-11 71-36 16-25 25-60 25-106zM915 115c0-22-5-39-15-52-9-12-22-18-38-18s-28 5-37 16-14 25-14 44c0 20 5 35 14 46s21 16 37 16c10 0 18-2 27-6 8-5 14-10 19-18 5-9 7-17 7-28zM920 115c0 11-2 22-7 30-6 9-13 16-22 21s-19 7-29 7c-17 0-31-6-41-18s-16-29-16-50c0-20 6-36 16-48s24-18 41-18c18 0 32 7 43 21 10 14 15 32 15 55zM972 293l80-291 1-2h2 30 4l-1 4-79 291v2h-2-32-4zM975 291h32v3l-4-1 80-291 2 1v3h-30v-3l3 1-81 291-2-1zM1110 290v-29-3h3 69v3h-3v-210h3l2 2-62 44-4 3v-5-33-2l1-1 64-44h1 1 32 3v3 243h-3v-3h66 3v3 29 3h-3-170-3zM1113 288h170v2h-3v-29h3v3h-66-3v-3-243h3v2h-32v-2l2 2-65 44-1-2h3v33h-3l-2-3 61-44 5-3v6 210 3h-3-69v-3h3v29h-3zM1506 149c0 47-8 84-26 109-17 26-42 39-75 39-21 0-39-5-52-14s-23-24-29-45l-1-3h3l34-5 2-1 1 3c6 21 20 31 43 31 19 0 33-8 44-26 10-18 16-44 17-78h2l3 1c-5 12-15 22-28 30-12 7-27 10-42 10-25 0-46-8-61-26-15-17-23-40-23-69s9-52 25-69c17-17 40-25 69-25 31 0 55 12 71 35 16 22 23 57 23 103zM1501 149c0-46-8-78-23-100s-37-33-66-33c-28 0-49 8-65 24-15 16-23 37-23 65s7 49 21 66c15 16 33 24 57 24 14 0 27-4 40-10 12-7 20-16 25-27l5-13v14c0 35-6 62-17 81-12 19-28 29-49 29-25 0-41-12-49-36l3-1 1 3-34 5v-2l3-1c5 19 14 33 26 42 12 8 29 12 49 12 31 0 54-11 71-36s25-60 25-106zM1463 115c0-22-5-39-14-52-10-12-22-18-38-18-17 0-29 5-38 16s-14 25-14 44c0 20 5 35 14 46s21 16 37 16c10 0 19-2 27-6 8-5 14-10 19-18 5-9 7-17 7-28zM1469 115c0 11-3 22-8 30-5 9-13 16-22 21-8 5-18 7-29 7-17 0-31-6-41-18s-15-29-15-50c0-20 5-36 15-48s24-18 42-18c17 0 32 7 42 21s16 32 16 55z">
          <text:p/>
        </draw:path>
        <draw:path draw:style-name="gr2" draw:text-style-name="P2" draw:layer="layout" svg:width="0.743cm" svg:height="0.279cm" svg:x="15.074cm" svg:y="18.861cm" svg:viewBox="0 0 744 280" svg:d="M177 276l-146-232v19l1 32v181h-32v-272h43l147 233c-1-26-2-44-2-55v-178h33v272zM395 34v242h-37v-242h-93v-30h223v30zM744 200c0 26-10 45-29 60-20 13-48 20-83 20-66 0-105-23-115-70l35-7c4 16 13 28 26 36 14 8 32 13 55 13 24 0 42-6 55-14s19-20 19-36c0-9-2-16-6-21-4-6-9-10-17-14-7-4-16-7-26-9s-21-5-34-8c-21-5-37-9-48-14-12-5-20-10-27-16-6-6-11-13-15-21-3-7-5-16-5-27 0-23 9-41 27-53 18-13 43-19 76-19 31 0 55 4 71 14 17 9 28 25 35 48l-37 7c-4-15-11-25-22-32-12-6-27-10-47-10-22 0-38 4-50 11-11 7-17 18-17 32 0 9 2 16 7 21 4 6 11 10 19 14s25 9 50 14c8 2 17 4 25 6s16 4 24 7c7 3 14 6 21 10 7 3 12 8 17 13 5 6 9 12 12 20 3 7 4 16 4 25z">
          <text:p/>
        </draw:path>
        <draw:path draw:style-name="gr2" draw:text-style-name="P2" draw:layer="layout" svg:width="0.749cm" svg:height="0.285cm" svg:x="15.071cm" svg:y="18.858cm" svg:viewBox="0 0 750 286" svg:d="M177 281l-146-232 3-2h2l1 19 1 33v180 3h-3-32-3v-3-272-3h3 43 1l1 1 147 234-3 2h-2c-2-25-3-44-3-55v-179-3h3 33 3v3 272 3h-3-44-2zM179 277h44v2h-3v-272h3v3h-33v-3h3v179c0 11 1 29 2 54l1 11-6-9-147-234 3-1v3h-43v-3h3v272h-3v-2h32v2h-2v-180h2-2l-1-33h2-2l-1-19-1-11 6 10 145 232-2 1zM401 37v242 3h-3-37-3v-3-242h3v3h-93-3v-3-30-3h3 223 3v3 30 3h-3-93v-3zM398 34h93v3h-3v-30h3v3h-223v-3h3v30h-3v-3h93 3v3 242h-3v-2h37v2h-3v-242-3zM750 204c0 26-11 47-31 61s-48 21-84 21c-67 0-107-24-118-71l-1-3h3l36-8h2l1 2c4 16 12 27 25 35 13 7 30 11 53 11 24 0 41-4 54-12 12-8 18-19 18-34 0-8-2-14-6-20-4-5-9-9-16-12-7-4-15-7-26-9-10-3-21-5-33-8v-3 3c-22-5-38-10-50-15-11-4-20-10-27-16-6-6-12-13-15-22-4-8-5-18-5-29 0-24 9-43 27-56 19-13 45-19 78-19 32 0 56 5 73 14 17 10 29 27 35 50l1 3-3 1-36 6-3 1v-3c-4-14-11-23-22-29-11-7-25-10-45-10-21 0-37 4-48 11-11 6-16 16-16 29 0 8 2 14 6 19 4 7 10 11 18 15 8 3 25 8 50 13 8 2 16 4 25 6 8 2 16 5 24 7 7 3 15 7 21 10 7 4 13 9 18 15 5 5 10 12 12 20 3 7 5 16 5 26zM744 204c0-9-1-17-4-24-3-8-6-13-11-19-5-5-10-9-16-13-7-3-14-7-21-9-8-3-15-5-24-7-8-2-16-4-25-6l1-3-1 3c-25-6-42-10-50-14-9-4-16-9-20-15-5-7-8-15-8-24 0-15 7-27 19-34 12-8 29-11 51-11 20 0 36 3 48 10s20 18 24 33l-3 1v-3l36-7 1 3-3 1c-7-22-17-38-33-47s-39-13-70-13c-32 0-57 6-74 18-18 12-26 29-26 51 0 10 2 19 5 27s8 14 14 20c6 5 15 11 26 15 11 5 27 10 48 14 12 3 24 6 34 8 10 3 19 6 27 10 7 3 13 8 18 14 4 6 6 14 6 23 0 17-7 30-20 39-14 8-33 12-57 12-23 0-42-4-56-11-14-8-23-21-27-38l2-1 1 3-36 7v-3h2c11 45 47 66 113 66 35 0 62-6 81-20 19-13 28-31 28-56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ath draw:style-name="gr2" draw:text-style-name="P2" draw:layer="layout" svg:width="7.016cm" svg:height="0.521cm" svg:x="18.622cm" svg:y="15.46cm" svg:viewBox="0 0 7017 522" svg:d="M322 299c0 36-14 63-42 83s-67 30-117 30c-94 0-148-34-163-99l51-10c5 23 18 40 37 51s44 16 77 16 59-6 78-17c18-12 27-29 27-51 0-13-3-23-8-31-6-8-14-14-25-19-10-5-22-9-37-13-14-3-30-7-47-11-31-7-54-13-70-20-15-7-28-14-37-23-9-8-16-18-21-29-4-11-7-24-7-38 0-33 13-58 38-76s61-27 108-27c44 0 77 7 100 20 23 14 39 36 49 69l-52 9c-5-21-16-36-32-45s-38-14-66-14c-30 0-54 6-70 16s-24 25-24 45c0 12 3 22 9 30 7 7 16 14 27 19 12 6 36 12 71 20 12 3 24 5 35 8 12 3 23 7 34 10 11 4 21 9 30 14 10 5 18 12 25 20 6 7 12 16 16 27 4 10 6 22 6 36zM399 522c-13 0-25-1-34-3v-37c7 1 15 2 23 2 31 0 55-22 73-67l5-12-118-295h53l62 163c1 3 2 6 3 9 2 4 6 16 13 36s10 31 11 34l19-54 65-188h51l-113 296c-12 32-24 55-34 70-11 16-23 27-35 35-13 7-28 11-44 11zM668 406v-227c0-21-1-44-2-69h47c1 34 2 54 2 60h1c8-25 17-42 27-51 10-10 24-14 43-14 7 0 13 1 20 2v45c-7-1-15-2-26-2-21 0-36 8-47 26s-16 43-16 75v155zM853 47v-47h49v47zM853 406v-296h49v296zM1165 406v-188c0-19-2-34-6-45s-10-19-18-23c-9-5-21-7-37-7-24 0-43 8-56 24-14 16-21 38-21 67v172h-49v-233c0-34 0-55-1-63h46c0 1 0 3 1 7 0 4 0 9 0 14s1 15 1 30h1c11-21 24-35 39-44 15-8 33-12 55-12 33 0 56 8 71 24s23 42 23 80v197zM1399 522c-32 0-58-6-77-19-19-12-31-30-36-54l49-7c3 14 10 24 22 32 11 7 25 11 44 11 49 0 73-29 73-87v-48h-1c-9 19-22 34-38 43-16 11-35 15-56 15-37 0-63-13-80-37s-26-61-26-113 9-90 28-115c18-25 46-38 83-38 21 0 39 5 54 15 16 9 28 23 36 41h1c0-6 0-15 1-29 0-13 1-21 2-22h46c-1 10-1 30-1 61v226c0 84-41 125-124 125zM1474 258c0-24-3-45-10-62-6-18-16-31-27-40-12-9-26-14-41-14-25 0-43 9-55 27-11 18-17 48-17 89 0 40 5 69 16 87 11 17 29 26 55 26 16 0 29-4 41-14 12-9 22-22 28-39 7-17 10-37 10-60zM1635 268c0 34 7 60 21 78 14 19 35 28 62 28 21 0 38-4 51-13s21-19 26-32l43 12c-18 46-58 71-120 71-44 0-77-14-100-40s-34-65-34-116c0-49 11-86 34-112s56-39 98-39c87 0 130 52 130 157v6zM1795 230c-2-31-10-53-23-68-14-14-32-21-57-21-24 0-43 8-57 24-13 16-21 38-22 65zM2372 137c0 36-12 65-36 86-24 22-56 33-97 33h-113v150h-52v-385h162c43 0 76 10 100 30s36 49 36 86zM2319 137c0-50-30-74-89-74h-104v151h106c58 0 87-25 87-77zM2486 110v187c0 20 2 35 6 45 4 11 10 19 18 24 9 4 21 7 37 7 24 0 43-8 56-25 14-16 21-38 21-67v-171h49v232c0 35 0 56 1 64h-46c0-1 0-3-1-8 0-4 0-9 0-14s-1-15-1-29h-1c-11 20-24 35-39 43-15 9-33 14-55 14-33 0-56-8-71-25s-23-43-23-80v-197zM2921 406v-188c0-28-4-48-12-59s-22-16-42-16c-21 0-38 8-50 24s-18 38-18 67v172h-49v-233c0-34-1-55-2-63h47c0 1 0 3 0 7s1 9 1 14 0 15 1 30h1c10-21 22-36 36-44 13-8 30-12 50-12 22 0 40 4 53 13s22 23 27 43h1c10-20 22-34 37-43 14-9 32-13 52-13 30 0 52 8 65 24 14 16 21 43 21 80v197h-49v-188c0-28-4-48-12-59-7-11-22-16-42-16-21 0-38 8-50 23-12 16-18 39-18 68v172zM3461 256c0 103-36 156-109 156-45 0-76-18-91-53h-2c1 2 2 17 2 48v115h-50v-352c0-30 0-50-1-60h47c0 1 1 3 1 8 0 4 1 11 1 20 1 10 1 16 1 20h1c9-19 20-32 35-40 14-9 33-13 56-13 37 0 64 12 82 36 18 25 27 63 27 115zM3409 257c0-41-5-70-16-88-11-17-29-26-53-26-20 0-35 4-46 12s-19 21-25 38c-6 18-8 40-8 68 0 39 6 67 18 86 12 18 33 27 60 27 25 0 42-9 54-26 11-18 16-48 16-91zM4015 406v-257c0-29 0-56 2-82-9 33-17 58-24 76l-99 263h-37l-100-263-16-46-9-30 1 30 1 52v257h-46v-385h68l103 266c3 11 7 23 10 35s6 21 7 26c1-7 4-18 9-33 5-14 8-24 9-28l101-266h67v385zM4392 257c0 52-11 91-34 116s-56 39-99 39-76-14-98-41c-22-26-33-64-33-114 0-101 44-152 132-152 46 0 79 12 100 37s32 63 32 115zM4340 257c0-40-6-70-18-88-12-19-32-28-61-28-28 0-49 9-62 28s-19 48-19 88c0 39 6 69 19 88 12 20 32 29 59 29 30 0 51-9 63-28 13-19 19-48 19-89zM4501 110v187c0 20 2 35 5 45 4 11 10 19 19 24 8 4 20 7 36 7 24 0 43-8 56-25 14-16 21-38 21-67v-171h49v232c0 35 0 56 2 64h-47c0-1 0-3 0-8-1-4-1-9-1-14s-1-15-1-29h-1c-11 20-24 35-39 43-15 9-33 14-55 14-33 0-56-8-71-25s-23-43-23-80v-197zM4950 406v-188c0-19-2-34-5-45-4-11-10-19-19-23-8-5-20-7-37-7-23 0-42 8-55 24-14 16-21 38-21 67v172h-49v-233c0-34 0-55-2-63h47c0 1 0 3 0 7 1 4 1 9 1 14s1 15 1 30h1c11-21 24-35 39-44 15-8 33-12 55-12 33 0 56 8 71 24s23 42 23 80v197zM5187 404c-16 4-33 7-50 7-39 0-59-24-59-68v-197h-34v-36h36l15-66h32v66h55v36h-55v186c0 14 3 24 7 30 5 6 13 9 24 9 7 0 16-2 29-4zM5403 406v-385h52v385zM5735 406v-188c0-19-2-34-6-45s-10-19-18-23c-9-5-21-7-37-7-24 0-43 8-56 24-14 16-21 38-21 67v172h-49v-233c0-34 0-55-1-63h46c0 1 0 3 1 7 0 4 0 9 0 14 1 5 1 15 1 30h1c11-21 24-35 39-44 15-8 33-12 55-12 33 0 56 8 71 24s23 42 23 80v197zM6080 324c0 27-11 49-32 64-21 16-50 24-88 24-37 0-66-6-86-19s-33-31-39-57l44-9c4 16 13 28 26 35 13 8 32 11 55 11 25 0 43-4 55-11 12-8 17-19 17-35 0-11-4-21-12-28s-21-13-38-18l-36-9c-29-7-49-15-61-22s-21-15-28-25-10-22-10-37c0-27 10-47 29-61s47-22 85-22c32 0 58 6 77 18 20 11 32 29 37 55l-44 5c-3-13-10-23-22-30s-28-10-48-10c-22 0-40 3-50 10-11 6-16 17-16 30 0 9 2 15 6 21 5 5 11 10 20 14 8 4 27 9 55 16 26 6 45 12 56 18 11 5 20 11 27 18s12 15 16 24c3 8 5 18 5 30zM6178 268c0 34 7 60 21 78 14 19 35 28 62 28 21 0 38-4 51-13s21-19 26-32l43 12c-18 46-58 71-120 71-44 0-77-14-100-40s-34-65-34-116c0-49 11-86 34-112s55-39 98-39c86 0 130 52 130 157v6zM6338 230c-3-31-11-53-24-68-13-14-32-21-56-21s-43 8-57 24-21 38-22 65zM6452 406v-227c0-21-1-44-2-69h47c1 34 2 54 2 60h1c8-25 17-42 27-51 10-10 25-14 43-14 7 0 13 1 20 2v45c-7-1-15-2-26-2-21 0-36 8-47 26s-16 43-16 75v155zM6751 404c-17 4-33 7-50 7-39 0-59-24-59-68v-197h-34v-36h36l14-66h33v66h55v36h-55v186c0 14 2 24 7 30s13 9 24 9c7 0 16-2 29-4zM7017 324c0 27-11 49-32 64-21 16-50 24-88 24-37 0-65-6-85-19s-33-31-39-57l43-9c5 16 13 28 26 35 13 8 32 11 55 11 25 0 43-4 55-11 11-8 17-19 17-35 0-11-4-21-12-28s-21-13-39-18l-35-9c-28-7-48-15-60-22s-21-15-28-25-10-22-10-37c0-27 9-47 28-61 20-14 48-22 84-22 33 0 59 6 78 18 19 11 31 29 36 55l-44 5c-3-13-10-23-22-30s-28-10-48-10c-22 0-38 3-49 10-10 6-16 17-16 30 0 9 3 15 7 21 4 5 11 10 19 14 9 4 27 9 54 16 26 6 45 12 57 18 11 5 20 11 27 18 6 7 11 15 15 24 4 8 6 18 6 30z">
          <text:p/>
        </draw:path>
        <draw:path draw:style-name="gr2" draw:text-style-name="P2" draw:layer="layout" svg:width="7.021cm" svg:height="0.526cm" svg:x="18.619cm" svg:y="15.458cm" svg:viewBox="0 0 7022 527" svg:d="M327 302c0 36-14 65-42 85s-68 30-119 30c-95 0-150-34-166-100v-3l3-1 50-10h3v2c6 23 18 39 36 49 19 11 44 16 76 16 33 0 58-5 76-17 18-11 26-27 26-48 0-12-2-22-8-29-5-8-13-14-23-19s-22-9-36-12c-15-4-31-7-48-11l1-3-1 3c-31-7-54-14-70-21-16-6-28-14-38-23-9-8-16-18-21-30-5-11-8-24-8-39 0-34 14-60 39-79 26-18 63-28 110-28 44 0 78 7 102 21 23 14 40 38 49 71l1 3h-3l-51 9-3 1v-3c-6-20-16-33-31-42-16-9-37-14-65-14-30 0-53 5-68 15-16 10-23 24-23 43 0 12 2 20 8 28 6 7 15 13 27 19 11 5 34 11 70 19 11 3 23 6 35 9 12 2 23 6 34 10s21 8 31 14c9 5 18 12 25 20s12 17 16 28c4 10 6 23 6 37zM322 302c0-14-2-25-6-35-4-11-9-19-16-27-6-7-14-13-23-18-10-6-19-10-30-14s-22-7-33-10c-12-3-24-6-36-8l1-3-1 3c-35-8-59-15-71-20-12-6-21-13-28-21s-10-18-10-31c0-21 9-37 26-48 16-10 40-16 71-16 29 0 51 4 68 15 16 9 27 25 33 46l-3 1v-3l51-9 1 3h-3c-9-31-25-54-47-67-23-13-56-20-99-20-47 0-82 9-106 26-25 19-37 43-37 75 0 14 2 26 7 37s11 20 20 28 21 16 37 22c15 7 38 13 68 20 18 4 34 8 48 11 14 4 27 8 38 13 10 6 19 13 25 21s9 19 9 32c0 23-10 41-29 53-18 12-45 18-79 18-33 0-59-6-79-17-19-11-32-29-38-52l3-1v3l-50 10-1-3 3-1c14 64 67 96 160 96 50 0 88-10 115-29 28-19 41-45 41-80zM402 527c-13 0-25-1-34-3l-2-1v-2-37-3l3 1c7 1 14 1 22 1 30 0 53-21 70-65l5-12 3 1-3 1-117-294-2-4h4 53 2v2l63 163c1 3 2 6 3 9 1 4 5 16 12 36s11 32 12 34l-3 1-3-1 19-54 3 1-3-1 65-188v-2h3 51 4l-1 4-113 295c-13 32-24 55-35 71s-23 28-36 35c-13 8-28 12-45 12zM402 521c16 0 30-3 42-11 13-7 24-18 34-33 11-15 22-38 34-70l3 1-3-1 114-295 2 1v3h-51v-3l2 1-64 188-20 54-3 9-2-10c0-2-4-13-11-33s-11-32-12-36c-2-3-3-6-4-9l3-1-3 1-62-163 3-1v3h-53v-3l3-1 117 294 1 1-1 1-5 12-2-1 2 1c-18 45-43 69-75 69-8 0-16-1-23-2v-3h3v37h-3l1-3c9 2 20 3 33 3zM668 408v-226c0-21 0-44-1-69l-1-3h3 47 2l1 3c1 33 2 54 2 60h-3v-2h1v2h-3c8-26 18-44 28-54 11-9 26-14 45-14 7 0 14 1 21 3h2v2 45 4l-4-1c-6-2-14-3-25-3-20 0-34 9-44 25-11 18-16 42-16 74v154 3h-3-49-3zM671 405h49v3h-3v-154c0-33 6-59 17-77s28-27 49-27c11 0 20 1 27 3l-1 2h-3v-45h3l-1 3c-6-2-13-2-19-2-18 0-31 4-41 13s-19 25-26 50l-1 2h-2-1-3v-3c0-6-1-26-2-60h3v3h-47v-3h3c1 25 2 48 2 69v226h-3zM853 49v-47-2h3 49 3v2 47 3h-3-49-3zM856 47h49v2h-3v-47h3v3h-49v-3h3v47h-3zM853 408v-295-3h3 49 3v3 295 3h-3-49-3zM856 405h49v3h-3v-295h3v3h-49v-3h3v295h-3zM1165 408v-187c0-19-2-34-6-44s-9-17-17-22c-8-4-19-7-35-7-23 0-41 8-54 24-13 15-20 37-20 65v171 3h-3-49-3v-3-232c0-34 0-55-1-62l-1-4h4 46 2l1 3c0 1 0 3 0 7 1 4 1 9 1 14s1 15 1 30h-3v-3h1v3l-2-2c11-20 25-35 40-44s34-13 56-13c33 0 58 8 73 25 16 16 24 44 24 82v196 3h-3-49-3zM1168 405h49v3h-3v-196c0-37-7-63-22-78-14-16-37-23-69-23-21 0-39 4-53 12-15 8-27 22-39 42v1h-2-1-3v-2c0-15 0-24-1-30 0-5 0-9 0-13s-1-7-1-7l3-1v3h-46v-3h2c2 8 2 29 2 63v232h-3v-3h49v3h-2v-171c0-29 7-52 21-69s33-25 58-25c16 0 29 2 38 7s15 14 19 25 6 27 6 46v187h-2zM1402 527c-32 0-59-7-78-19-20-13-33-32-38-56l-1-3h3l50-8h2l1 3c3 13 9 22 20 29s25 11 43 11c47 0 70-27 70-83v-48h3v3h-1v-3l3 2c-9 19-23 34-39 44-17 9-36 14-58 14-37 0-65-12-82-37-18-24-27-63-27-115s10-92 28-117c19-25 48-38 86-38 21 0 40 5 56 14 16 10 28 24 37 42l-3 2v-3h1v3h-3c0-6 0-15 1-29 1-13 1-21 2-23l1-2h2 46 4l-1 3c-1 10-1 30-1 61v226c0 84-43 127-127 127zM1402 521c81 0 121-39 121-121v-226c0-31 1-51 2-61h2v3h-46v-3l2 2c0 0-1 7-2 20 0 14-1 23-1 29v2h-2-1-2l-1-1c-8-17-19-30-34-40-15-9-32-14-53-14-37 0-63 12-81 36-18 25-27 62-27 114 0 51 8 88 25 112 17 23 42 35 78 35 21 0 39-5 55-14 16-10 28-23 37-42l1-1h1 1 3v2 48c0 58-26 89-76 89-19 0-34-4-46-12s-19-19-23-33l3-1v3l-49 7v-3h2c6 22 17 40 36 52s43 18 75 18zM1474 261c0-24-3-44-9-61-7-17-16-30-27-39-12-9-24-13-39-13-24 0-41 8-52 26-12 18-17 46-17 87 0 40 5 68 16 85 10 17 27 25 52 25 15 0 28-4 40-13 11-9 20-21 27-38 6-16 9-36 9-59zM1480 261c0 23-4 44-10 61-7 18-17 31-29 41-12 9-27 14-43 14-26 0-46-10-57-28s-17-48-17-88c0-41 6-72 18-90 12-19 31-29 57-29 16 0 30 5 42 15 12 9 22 23 29 41 6 17 10 38 10 63zM1641 271c0 33 7 59 21 77 13 17 32 26 59 26 21 0 37-4 49-12 13-9 21-19 25-31l1-3 3 1 43 12 3 1-1 3c-18 47-60 72-123 72-44 0-79-14-102-40-23-27-35-67-35-118 0-49 12-88 35-114 23-27 57-40 100-40 88 0 133 54 133 160v6 3h-3-211v-3zM1638 268h211v3h-3v-6c0-104-42-154-127-154-42 0-73 12-96 38-22 25-33 61-33 110 0 51 11 88 33 114 23 25 55 38 98 38 62 0 100-23 117-68l3 1-1 3-43-13 1-2 3 1c-5 13-14 25-28 33-13 9-31 14-52 14-28 0-49-10-64-29-14-19-21-46-21-80v-3zM1795 234c-2-31-10-53-23-67-12-14-30-20-54-20-23 0-41 7-54 23-14 15-21 36-22 64l-3-1v-2h159v2zM1798 236h-159-3v-3c1-28 9-51 23-67 15-16 35-25 59-25 25 0 45 8 59 22 13 15 21 39 24 70v3zM2377 140c0 36-12 66-36 88s-58 33-99 33h-113v-2h3v149 3h-3-52-3v-3-385-3h3 162c44 0 78 11 102 31 24 22 36 51 36 89zM2372 140c0-37-12-64-35-85-23-19-55-29-98-29h-162v-3h3v385h-3v-3h52v3h-2v-149-3h2 113c40 0 72-11 95-32s35-49 35-84zM2319 140c0-48-28-72-86-72h-104v-2h3v151h-3v-3h106c57 0 84-24 84-74zM2325 140c0 53-31 80-90 80h-106-2v-3-151-3h2 104c60 0 92 26 92 77zM2492 113v187c0 19 2 34 6 45 3 10 9 17 17 21 8 5 19 7 35 7 23 0 41-8 54-23 13-16 20-38 20-66v-171-3h3 49 3v3 232c0 35 0 55 1 63l1 3h-4-46-2l-1-2c0-1 0-4 0-8-1-4-1-9-1-14s-1-15-1-29h3v3h-1v-3l2 1c-11 21-25 36-40 44-15 9-34 14-56 14-33 0-58-9-73-26-16-16-24-44-24-81v-197-3h3 49 3zM2489 116h-49v-3h3v197c0 36 7 62 22 78 14 15 37 23 69 23 21 0 39-4 53-12 15-9 27-23 39-43v-1h2 1 3v3c0 14 0 24 1 29 0 5 0 10 0 14s1 6 1 7h-3v-3h46v3l-2 1c-2-8-2-29-2-64v-232h3v3h-49v-3h2v171c0 29-7 53-21 69-14 17-33 26-58 26-16 0-29-3-38-8s-16-13-20-25c-3-11-5-26-5-46v-187h2zM2921 408v-187c0-28-4-47-11-57-8-11-21-16-40-16-21 0-36 8-48 23-12 16-18 37-18 66v171 3h-2-49-3v-3-232c0-34-1-55-2-62v-4h3 47 2v3c1 1 1 3 1 7s0 9 1 14c0 5 0 15 1 30h-3v-3h1v3l-3-2c11-21 23-36 37-44 14-9 32-13 52-13 22 0 41 5 54 14 14 9 23 24 29 44l-3 1v-3h1v3l-3-2c11-20 23-35 38-44s33-13 54-13c31 0 53 8 67 25s21 44 21 82v196 3h-2-49-3v-3-187c0-28-3-47-11-57-7-11-20-16-40-16-21 0-36 8-48 23-11 16-17 37-17 66v171 3h-3-48-3zM2924 405h48v3h-3v-171c0-29 7-53 19-69 12-17 30-25 52-25 21 0 36 6 45 17 8 12 12 32 12 61v187h-3v-3h49v3h-3v-196c0-37-7-63-20-78-13-16-33-23-63-23-20 0-37 4-51 12-14 9-26 22-36 42l-1 1h-1-1-2l-1-2c-5-19-13-32-26-41-12-8-29-12-51-12-20 0-35 3-49 11-13 8-24 22-35 43l-1 1h-1-1-3v-2c0-15-1-24-1-30 0-5-1-9-1-13s0-7 0-7l3-1v3h-47v-3h3c1 8 2 29 2 63v232h-3v-3h49v3h-3v-171c0-29 6-53 19-69 12-17 30-25 52-25 20 0 36 6 44 17 8 12 12 32 12 61v187h-2zM3467 259c0 104-38 158-112 158-46 0-78-18-94-53l3-2v3h-2v-3l3-1c1 2 1 18 1 48v115 3h-2-50-2v-3-351c0-30-1-50-2-60v-3h3 47 2l1 2c0 1 1 4 1 9 0 4 1 11 1 20 1 10 1 16 1 20h-3v-3h1v3l-2-2c8-18 21-32 35-41 15-8 35-13 58-13 37 0 66 13 84 38 19 25 28 64 28 116zM3461 259c0-52-9-89-26-113-18-24-44-35-80-35-23 0-41 4-55 12s-25 21-33 39l-1 1h-2-1-3v-2c0-4 0-10-1-19 0-10 0-16-1-21 0-4 0-7 0-7l2-1v3h-47v-3h3c1 10 1 30 1 60v351h-3v-3h50v3h-3v-115c0-30-1-44-1-45l-2-4h4 2 2v1c16 34 45 50 89 50 71 0 106-50 106-152zM3410 260c0-40-6-69-17-86-10-17-27-25-50-25-19 0-34 4-44 11-11 8-19 20-24 37-6 17-9 40-9 67 0 39 6 66 18 84s31 27 58 27c24 0 40-9 51-26s17-47 17-89zM3415 260c0 43-6 74-17 92-12 19-31 28-56 28-28 0-49-10-62-29-13-18-19-48-19-87 0-28 3-51 8-68 6-18 15-32 27-40 11-9 27-13 47-13 25 0 44 10 55 28 12 18 17 48 17 89zM4015 408v-256c0-29 1-56 2-82h3l3 1c-9 32-17 58-24 76l-3-1 3 1-100 262v2h-2-37-2v-2l-101-262-15-46-9-30 2-1h3l1 30 1 52v256 3h-3-46-3v-3-385-3h3 68 2l1 2 102 267c4 11 7 23 11 35 3 12 5 21 7 27h-3-3c1-7 5-19 9-34 5-14 8-24 10-28l2 1-2-1 100-267 1-2h2 67 2v3 385 3h-2-47-3zM4018 405h47v3h-3v-385h3v3h-67v-3l2 1-100 267c-2 4-5 13-9 28-5 15-8 26-9 33l-3 14-3-14c-1-5-3-14-7-26-3-13-6-24-10-35l3-1-3 1-102-267 2-1v3h-68v-3h3v385h-3v-3h46v3h-3v-256h3-3l-1-52h3-3v-30l-1-22 6 21 9 30-3 1 3-1 15 47h-2l2-1 101 262-3 1v-3h37v3l-3-1 99-262c7-18 15-43 24-76l6-22h1l-1 23c-2 26-3 54-3 82v256h-2zM4398 260c0 52-12 92-35 118-23 25-57 39-101 39s-78-14-100-41-34-66-34-116c0-102 46-155 135-155 46 0 80 13 102 38s33 65 33 117zM4392 260c0-51-10-89-31-113-21-25-53-36-98-36-86 0-129 49-129 149 0 50 11 87 32 112 22 26 53 39 96 39s74-12 97-37c22-25 33-62 33-114zM4341 260c0-40-6-69-18-87s-31-26-59-26-47 9-60 27c-12 18-18 47-18 86s6 67 18 87c12 18 31 28 57 28 29 0 49-9 61-28 12-18 19-47 19-87zM4346 260c0 41-6 71-19 91-13 19-36 29-66 29-27 0-49-10-62-30s-19-50-19-90 6-70 20-89c13-20 35-30 64-30s51 10 64 29c12 19 18 49 18 90zM4506 113v187c0 19 2 34 6 45 4 10 9 17 17 21 8 5 20 7 35 7 24 0 41-8 54-23 14-16 20-38 20-66v-171-3h3 49 3v3 232c0 35 0 55 1 63l1 3h-3-47-2l-1-2c0-1 0-4 0-8s-1-9-1-14 0-15-1-29h3v3h-1v-3l3 1c-12 21-25 36-41 44-15 9-34 14-56 14-33 0-58-9-73-26-16-16-24-44-24-81v-197-3h3 50 2zM4504 116h-50v-3h3v197c0 36 7 62 22 78 14 15 37 23 69 23 22 0 39-4 54-12 14-9 27-23 38-43l1-1h1 1 3v3c0 14 1 24 1 29s0 10 0 14c1 4 1 6 1 7h-3v-3h47v3l-3 1c-1-8-2-29-2-64v-232h3v3h-49v-3h3v171c0 29-7 53-21 69-14 17-34 26-59 26-16 0-29-3-38-8s-15-13-19-25c-4-11-6-26-6-46v-187h3zM4950 408v-187c0-19-1-34-5-44s-9-17-17-22c-8-4-20-7-36-7-23 0-40 8-53 24-14 15-20 37-20 65v171 3h-3-49-3v-3-232c0-34 0-55-1-62l-1-4h3 47 2l1 3c0 1 0 3 0 7s1 9 1 14 0 15 1 30h-3v-3h1v3l-3-2c12-20 25-35 41-44 15-9 34-13 56-13 33 0 58 8 73 25 16 16 23 44 23 82v196 3h-2-50-3zM4953 405h50v3h-3v-196c0-37-7-63-22-78-14-16-37-23-69-23-22 0-39 4-54 12-14 8-27 22-38 42l-1 1h-1-1-3v-2c0-15-1-24-1-30 0-5 0-9 0-13-1-4-1-7-1-7l3-1v3h-47v-3h3c1 8 2 29 2 63v232h-3v-3h49v3h-3v-171c0-29 7-52 21-69s34-25 58-25c17 0 30 2 39 7s15 14 19 25 6 27 6 46v187h-3zM5190 409c-16 4-33 6-50 6-40 0-62-24-62-69v-197h3v3h-34-3v-3-36-3h3 36v3h-3l15-67v-3h3 32 3v3 67h-3v-3h55 3v3 36 3h-3-55v-3h3v186c0 14 2 23 6 28 5 5 11 8 22 8 7 0 16-1 28-4l4-1v4 36 2zM5187 406v-36h3v3c-12 2-22 3-29 3-12 0-21-3-26-9s-7-17-7-32v-186-3h2 55v3h-3v-36h3v3h-55-2v-3-67h2v3h-32v-3l2 1-14 67-1 2h-2-36v-3h3v36h-3v-3h34 3v3 197c0 43 18 64 56 64 17 0 33-2 49-7l1 3zM5403 408v-385-3h3 52 3v3 385 3h-3-52-3zM5406 405h52v3h-3v-385h3v3h-52v-3h3v385h-3zM5735 408v-187c0-19-2-34-6-44s-9-17-17-22c-8-4-19-7-35-7-23 0-41 8-54 24-13 15-20 37-20 65v171 3h-3-49-3v-3-232c0-34 0-55-1-62l-1-4h4 46 2l1 3c0 1 0 3 0 7 1 4 1 9 1 14s1 15 1 30h-3v-3h1v3l-2-2c11-20 25-35 40-44s34-13 56-13c33 0 58 8 73 25 16 16 24 44 24 82v196 3h-3-49-3zM5738 405h49v3h-3v-196c0-37-7-63-22-78-14-16-37-23-69-23-21 0-39 4-53 12-15 8-27 22-38 42l-1 1h-2-1-3v-2c0-15 0-24-1-30 0-5 0-9 0-13s-1-7-1-7l3-1v3h-46v-3h2c2 8 2 29 2 63v232h-3v-3h49v3h-2v-171c0-29 7-52 21-69s34-25 58-25c16 0 29 2 38 7s15 14 19 25 6 27 6 46v187h-2zM6086 327c0 28-11 51-33 66-21 16-52 24-90 24s-67-7-87-19c-21-12-34-32-40-58l-1-3 3-1 43-8 3-1v3c5 15 12 26 25 33s30 10 54 10c25 0 42-3 53-11 11-7 16-17 16-32 0-11-3-19-11-26-7-7-20-12-37-17l1-3-1 3-36-9v-3 3c-29-8-49-15-61-22s-22-16-29-26c-7-11-11-24-11-39 0-27 10-49 30-64 20-14 49-21 87-21 33 0 59 6 79 17 20 12 32 31 38 57v3l-3 1-44 5h-3v-2c-3-13-9-22-21-28-11-7-27-11-46-11-23 0-39 4-49 10s-14 15-14 28c0 8 2 14 6 19s10 10 18 13c8 4 26 9 54 16 27 6 46 13 57 18 12 6 21 12 28 19s12 15 16 24c4 10 6 20 6 32zM6080 327c0-11-2-21-5-29-4-9-8-16-15-23-6-6-15-12-26-18-12-5-30-11-56-18l1-2-1 2c-28-6-47-12-55-16-9-3-16-9-21-14-4-6-7-14-7-23 0-14 6-26 17-33s28-10 52-10c20 0 37 3 49 11 13 7 21 18 23 32h-2l-1-3 44-5 1 3h-3c-5-24-16-42-35-53s-44-17-76-17c-38 0-65 7-83 21-19 14-28 33-28 59 0 14 3 26 10 35 6 10 15 18 27 25 11 7 31 14 59 21l36 9c18 5 32 11 40 19 9 8 13 18 13 30 0 16-6 29-18 37s-32 12-57 12c-24 0-43-4-57-11-13-8-23-20-27-37l3-1v3l-43 9-1-3 3-1c6 25 18 43 38 55 19 12 47 18 84 18 38 0 66-7 87-22 20-15 30-35 30-62zM6184 271c0 33 7 59 20 77 14 17 33 26 60 26 21 0 37-4 49-12 13-9 21-19 25-31l1-3 3 1 43 12 3 1-1 3c-18 47-60 72-123 72-45 0-79-14-102-40-23-27-35-67-35-118 0-49 12-88 35-114 23-27 57-40 100-40 88 0 133 54 133 160v6 3h-3-211v-3zM6181 268h211v3h-3v-6c0-104-42-154-127-154-42 0-74 12-96 38-22 25-33 61-33 110 0 51 11 88 33 114 22 25 55 38 98 38 61 0 100-23 117-68l3 1-1 3-43-13 1-2 2 1c-4 13-14 25-27 33-13 9-31 14-52 14-28 0-50-10-64-29s-22-46-22-80v-3zM6338 234c-2-31-10-53-23-67-12-14-30-20-54-20-23 0-41 7-55 23-13 15-20 36-21 64l-3-1v-2h159v2zM6341 236h-159-3v-3c1-28 9-51 23-67 15-16 34-25 59-25s45 8 58 22c14 15 22 39 25 70v3zM6452 408v-226c0-21 0-44-1-69l-1-3h3 47 2l1 3c1 33 2 54 2 60h-3v-2h1v2h-3c8-26 18-44 28-54 11-9 26-14 45-14 7 0 14 1 21 3h2v2 45 4l-4-1c-6-2-14-3-25-3-20 0-34 9-44 25-11 18-16 42-16 74v154 3h-3-49-3zM6455 405h49v3h-3v-154c0-33 6-59 17-77s28-27 49-27c11 0 20 1 27 3l-1 2h-3v-45h3l-1 3c-6-2-13-2-19-2-18 0-31 4-41 13s-19 25-26 50l-1 2h-2-1-3v-3c0-6-1-26-2-60h3v3h-47v-3h3c1 25 2 48 2 69v226h-3zM6754 409c-16 4-33 6-50 6-41 0-62-24-62-69v-197h3v3h-34-3v-3-36-3h3 36v3h-3l15-67v-3h2 33 3v3 67h-3v-3h55 2v3 36 3h-2-55v-3h3v186c0 14 2 23 6 28s11 8 22 8c7 0 16-1 28-4l3-1v4 36 2zM6751 406v-36h3v3c-12 2-22 3-29 3-12 0-21-3-26-9s-8-17-8-32v-186-3h3 55v3h-3v-36h3v3h-55-3v-3-67h3v3h-33v-3l3 1-14 67-1 2h-2-36v-3h3v36h-3v-3h34 3v3 197c0 43 18 64 56 64 17 0 33-2 49-7l1 3zM7022 327c0 28-11 51-32 66-22 16-52 24-90 24-37 0-66-7-87-19-20-12-34-32-40-58v-3l2-1 44-8 2-1 1 3c4 15 12 26 25 33 12 7 30 10 53 10 24 0 42-3 53-11 11-7 16-17 16-32 0-11-4-19-11-26-8-7-20-12-38-17l1-3-1 3-35-9 1-3-1 3c-28-8-48-15-61-22-12-7-22-16-29-26-7-11-10-24-10-39 0-27 10-49 30-64 19-14 48-21 85-21 33 0 60 6 79 17 20 12 33 31 38 57l1 3-3 1-44 5h-3l-1-2c-2-13-9-22-20-28-12-7-27-11-47-11-22 0-37 4-47 10s-15 15-15 28c0 8 2 14 6 19s10 10 19 13c8 4 26 9 53 16 26 6 45 13 57 18 11 6 21 12 28 19 6 7 12 15 16 24 3 10 5 20 5 32zM7017 327c0-11-2-21-6-29-3-9-8-16-14-23-7-6-15-12-27-18-11-5-29-11-55-18v-2 2c-28-6-46-12-55-16-9-3-16-9-20-14-5-6-7-14-7-23 0-14 6-26 17-33s28-10 50-10c21 0 37 3 50 11 12 7 20 18 23 32h-3v-3l44-5v3h-2c-5-24-17-42-35-53-19-11-44-17-77-17-36 0-63 7-82 21-18 14-27 33-27 59 0 14 3 26 9 35 7 10 16 18 27 25 12 7 32 14 60 21l35 9c18 5 31 11 40 19 8 8 13 18 13 30 0 16-7 29-19 37s-31 12-56 12c-24 0-43-4-56-11-14-8-23-20-27-37l2-1 1 3-43 9-1-3 3-1c6 25 18 43 37 55 20 12 47 18 84 18s66-7 86-22c21-15 31-35 31-62z">
          <text:p/>
        </draw:path>
        <draw:path draw:style-name="gr2" draw:text-style-name="P2" draw:layer="layout" svg:width="2.357cm" svg:height="0.368cm" svg:x="18.617cm" svg:y="16.28cm" svg:viewBox="0 0 2358 369" svg:d="M131 287l-70-95-26 21v74h-35v-287h35v180l92-103h41l-85 91 89 119zM251 291c-21 0-37-6-47-17-11-11-16-26-16-45 0-22 7-38 21-50 15-12 38-18 69-19h47v-12c0-17-4-29-11-36-7-8-18-11-34-11-15 0-27 2-34 8-7 5-11 13-12 25l-37-3c6-39 34-58 84-58 26 0 46 6 59 18 14 13 20 31 20 54v89c0 11 1 19 4 24s8 8 16 8c3 0 7-1 11-2v22c-9 2-18 3-27 3-13 0-22-4-28-10-6-7-9-18-10-32h-1c-9 16-19 27-31 34s-26 10-43 10zM259 265c13 0 24-3 34-9s18-14 23-24c6-10 9-20 9-31v-17l-38 1c-16 0-29 2-37 5s-15 8-19 14c-5 6-7 15-7 25 0 12 3 20 9 27 6 6 15 9 26 9zM552 287v-132c0-14-2-25-4-32-3-8-7-13-13-17-6-3-15-5-26-5-17 0-30 6-40 17-10 12-14 28-14 48v121h-35v-164c0-24 0-40-1-46h33c0 1 0 3 0 5 0 3 0 7 0 10 1 5 1 12 1 22h1c8-14 17-26 27-32 11-6 24-9 39-9 23 0 40 6 51 17 10 13 16 32 16 58v139zM719 369c-22 0-41-5-54-14-14-8-22-21-26-38l35-5c2 10 7 17 15 23 8 5 18 7 31 7 35 0 52-20 52-60v-34c-7 14-16 24-27 30-12 7-25 10-40 10-26 0-45-8-57-25s-18-44-18-80c0-37 7-64 20-82s32-27 59-27c14 0 27 3 38 10s19 18 25 30h1c0-4 0-11 0-21 1-10 1-15 2-16h33c-1 7-1 23-1 44v160c0 59-29 88-88 88zM772 183c0-17-2-32-7-44-4-13-11-22-19-28-9-7-18-10-29-10-18 0-31 6-39 19s-12 34-12 63c0 28 4 49 12 61 7 13 20 19 38 19 11 0 21-3 30-10 8-6 15-15 19-27 5-13 7-27 7-43zM915 291c-21 0-37-6-48-17-10-11-15-26-15-45 0-22 7-38 21-50s37-18 69-19h47v-12c0-17-4-29-11-36-7-8-19-11-34-11-16 0-27 2-34 8-7 5-11 13-13 25l-36-3c6-39 34-58 84-58 26 0 46 6 59 18 13 13 20 31 20 54v89c0 11 1 19 4 24 2 5 8 8 15 8 3 0 7-1 11-2v22c-8 2-17 3-26 3-13 0-22-4-28-10-6-7-10-18-10-32h-1c-9 16-20 27-31 34-12 7-26 10-43 10zM923 265c12 0 24-3 34-9 9-6 17-14 23-24s9-20 9-31v-17l-38 1c-17 0-29 2-38 5-8 3-14 8-19 14-4 6-7 15-7 25 0 12 3 20 9 27 7 6 15 9 27 9zM1083 287v-160c0-15 0-32-1-50h33c1 25 2 39 2 44 6-18 12-31 19-38 8-6 18-10 31-10 5 0 9 1 14 2v33c-5-1-11-2-19-2-14 0-25 6-33 19-7 12-11 30-11 53v109zM1389 182c0 37-8 64-24 82s-39 27-70 27c-30 0-53-9-69-28-15-19-23-46-23-81 0-72 31-109 93-109 32 0 56 9 71 28 15 17 22 44 22 81zM1353 182c0-28-4-49-13-62-8-13-23-20-43-20s-35 7-44 20-14 34-14 62 5 49 14 62c9 14 23 21 42 21 21 0 36-7 45-20 8-13 13-34 13-63zM1612 182c0 37-8 64-25 82-16 18-39 27-70 27-30 0-53-9-69-28-15-19-23-46-23-81 0-72 31-109 94-109 31 0 55 9 70 28 15 17 23 44 23 81zM1575 182c0-28-4-49-13-62-8-13-23-20-43-20s-35 7-44 20-13 34-13 62 4 49 13 62c9 14 23 21 42 21 21 0 36-7 45-20s13-34 13-63zM1833 182c0 72-26 109-77 109-32 0-54-12-65-36h-1c1 1 1 11 1 32v82h-35v-248c0-22 0-37-1-44h34c0 1 0 3 0 6 1 3 1 8 1 15s1 11 1 14c7-13 15-23 25-29s23-9 40-9c26 0 45 8 58 26 12 18 19 45 19 82zM1796 182c0-29-4-49-11-62-8-12-21-19-38-19-14 0-24 3-32 9s-14 15-18 27-6 28-6 48c0 28 4 48 13 61s23 19 43 19c17 0 30-6 37-19 8-13 12-34 12-64zM1931 291c-21 0-37-6-48-17-10-11-15-26-15-45 0-22 7-38 21-50s37-18 69-19h47v-12c0-17-4-29-11-36-7-8-19-11-34-11-16 0-27 2-34 8-7 5-11 13-13 25l-36-3c6-39 34-58 84-58 26 0 46 6 59 18 13 13 20 31 20 54v89c0 11 1 19 4 24 2 5 8 8 15 8 3 0 7-1 11-2v22c-8 2-17 3-26 3-13 0-22-4-28-10-6-7-10-18-10-32h-1c-9 16-20 27-31 34-12 7-26 10-43 10zM1939 265c12 0 24-3 34-9 9-6 17-14 23-24s9-20 9-31v-17l-38 1c-17 0-29 2-38 5-8 3-14 8-19 14-4 6-7 15-7 25 0 12 3 20 9 27 7 6 15 9 27 9zM2298 287h-40l-36-148-7-32c-1 6-3 14-6 25-2 11-15 62-39 155h-40l-59-210h35l35 143c1 3 4 16 8 38l4-14 43-167h37l37 145 9 36 6-27 39-154h34z">
          <text:p/>
        </draw:path>
        <draw:path draw:style-name="gr2" draw:text-style-name="P2" draw:layer="layout" svg:width="2.362cm" svg:height="0.372cm" svg:x="18.615cm" svg:y="16.278cm" svg:viewBox="0 0 2363 373" svg:d="M132 290l-71-96 2-1 1 1-26 21-1-1h2v75 2h-2-35-2v-2-287-2h2 35 2v2 179h-2l-1-2 91-101 1-1h1 41 4l-3 4-85 89-1-1 1-1 89 120 3 3h-4-41-1zM133 287h41v2l-2 1-89-120-1-1 1-1 85-90 2 1v2h-41v-2l1 2-91 101-4 4v-5-179h2v2h-35v-2h2v287h-2v-2h35v2h-2v-75-1l1-1 25-21 2-1 1 1 71 97-2 1zM253 295c-21 0-38-6-49-17-10-13-16-29-16-48 0-22 8-40 22-52 15-11 38-18 70-19h47v2h-2v-12c0-16-3-28-10-35s-18-10-33-10-26 2-32 7c-7 5-11 13-12 24l-1 2h-2l-36-3h-2v-3c6-38 36-58 86-58 27 0 47 7 61 19 13 12 20 31 20 54v89c0 11 1 18 4 23 2 4 7 7 14 7 3 0 6-1 11-2h2v2 23 1l-2 1c-8 2-18 3-27 3-13 0-23-4-29-11-6-8-10-19-11-34h2v2h-1v-2l2 1c-9 16-20 29-32 36-12 6-27 10-44 10zM253 291c17 0 31-3 42-10 12-7 22-18 30-34l1-1h1 1 2v2c1 14 4 24 10 31 5 7 14 10 26 10 9 0 18-1 27-3v2h-2v-23h2v2c-4 1-8 1-11 1-8 0-15-3-18-8-2-6-4-14-4-25v-89c0-23-6-39-19-51s-32-18-58-18c-49 0-76 18-82 55h-2l1-2 36 3v2h-2c1-12 6-21 13-27 8-5 20-8 35-8 16 0 28 4 36 11 7 8 11 21 11 38v12 2h-2-47v-2 2c-31 1-53 7-67 18-14 12-21 27-21 49 0 19 5 33 15 44 11 12 26 17 46 17zM261 264c13 0 23-3 33-9 10-5 17-13 23-23 5-10 8-19 8-30v-17h2v2l-38 1c-16 0-28 2-36 5-9 3-15 7-19 13s-6 14-6 24c0 11 3 19 8 25 6 6 14 9 25 9zM261 268c-12 0-21-4-27-10-7-7-10-16-10-28 0-10 2-19 7-26s12-12 20-15c9-3 22-5 38-5v2-2l38-1h2v2 17c0 11-3 22-9 32-6 11-14 19-24 25s-22 9-35 9zM552 289v-133c0-14-2-24-4-32-3-7-7-12-12-15-6-3-14-5-25-5-17 0-29 6-38 17-10 11-14 26-14 46v122 2h-2-35-2v-2-165c0-24 0-39-1-44l-1-3h3 33 1v2c1 1 1 3 1 5 0 3 0 6 0 10 1 4 1 11 1 21h-2v-2h1v2l-2-1c8-15 18-25 28-31 11-6 25-10 40-10 24 0 41 6 52 18s17 31 17 58v140 2h-2-35-2zM554 287h35v2h-2v-140c0-26-6-44-16-55s-26-17-49-17c-15 0-27 3-38 9-10 6-19 16-27 30v1h-1-1-2v-2c0-10 0-17-1-21 0-3 0-7 0-9 0-3 0-5 0-5l2-1v2h-33v-2h2c0 6 1 21 1 45v165h-2v-2h35v2h-2v-122c0-21 5-37 15-49s23-18 41-18c11 0 20 2 27 6 6 3 11 9 13 17 3 8 5 19 5 33v133h-2zM721 373c-23 0-41-5-55-14s-23-22-27-39v-2l2-1 35-5h1l1 2c2 9 7 16 14 21 8 5 18 8 30 8 34 0 50-19 50-59v-35h2v2-2l2 1c-7 14-16 24-28 32-12 7-26 10-41 10-26 0-46-8-58-27-13-17-19-44-19-81s7-65 20-83 34-27 61-27c15 0 28 4 39 10 11 7 20 17 26 30l-2 1v-2h1v2h-2c0-4 0-11 0-20 1-10 1-15 2-17l1-1h1 33 2v3c-1 6-1 21-1 42v161c0 59-31 90-90 90zM721 369c58 0 86-28 86-86v-161c0-21 0-36 1-43h2v2h-33v-2l2 1c-1 1-1 6-2 15 0 10 0 16 0 20v2h-2-1-1l-1-1c-5-12-13-22-24-28-11-7-23-10-37-10-26 0-45 8-58 26-12 17-19 43-19 80 0 36 6 62 18 79s30 26 55 26c15 0 28-4 39-10 11-8 20-18 26-31l1-1h1 2v2 35c0 41-18 62-54 62-13 0-24-2-32-8-8-5-14-13-16-23l2-1v2l-35 5v-2h2c4 16 12 28 25 37s31 13 53 13zM772 184c0-17-2-31-7-44-4-12-10-21-19-27-8-6-17-9-27-9-17 0-29 6-37 18-8 13-12 33-12 62 0 28 4 48 11 60s20 18 37 18c11 0 20-3 28-9 9-7 15-15 19-27 5-12 7-26 7-42zM776 184c0 16-2 31-7 43s-11 22-20 29c-9 6-19 10-31 10-18 0-32-7-40-20s-12-34-12-62c0-29 4-51 13-64 8-13 22-20 40-20 11 0 21 3 30 10s15 17 20 29c5 13 7 27 7 45zM917 295c-22 0-38-6-49-17-11-13-16-29-16-48 0-22 7-40 22-52 14-11 38-18 70-19h47v2h-2v-12c0-16-4-28-11-35s-17-10-32-10-26 2-33 7-11 13-12 24v2h-2l-36-3h-2v-3c6-38 35-58 86-58 26 0 47 7 60 19 14 12 21 31 21 54v89c0 11 1 18 3 23 3 4 7 7 14 7 3 0 7-1 11-2h2v2 23 1l-1 1c-9 2-18 3-27 3-13 0-24-4-30-11-6-8-9-19-10-34h2v2h-1v-2l1 1c-9 16-19 29-31 36-12 6-27 10-44 10zM917 291c16 0 30-3 42-10 11-7 21-18 30-34v-1h2 1 2v2c0 14 4 24 9 31 6 7 14 10 27 10 9 0 17-1 26-3v2h-2v-23h2l1 2c-4 1-8 1-12 1-8 0-14-3-17-8-3-6-4-14-4-25v-89c0-23-7-39-20-51-12-12-31-18-57-18-50 0-76 18-82 55h-2v-2l36 3v2h-2c2-12 6-21 14-27 7-5 19-8 35-8s28 4 35 11c8 8 12 21 12 38v12 2h-2-47v-2 2c-32 1-54 7-68 18-14 12-20 27-20 49 0 19 5 33 15 44 10 12 25 17 46 17zM925 264c12 0 23-3 33-9 9-5 17-13 22-23 6-10 9-19 9-30v-17h2v2l-38 1c-17 0-29 2-37 5s-14 7-18 13c-5 6-7 14-7 24 0 11 3 19 9 25s14 9 25 9zM925 268c-12 0-22-4-28-10-6-7-10-16-10-28 0-10 3-19 7-26 5-7 12-12 21-15 8-3 21-5 38-5v2-2l38-1h2v2 17c0 11-3 22-9 32-6 11-14 19-24 25-11 6-22 9-35 9zM1083 289v-161c0-15 0-31-1-49v-2h2 33 2v2c1 24 2 38 2 43h-2v-2 2l-2-1c6-18 13-30 20-37 8-7 18-11 32-11 5 0 10 1 14 2l2 1v1 32 3l-3-1c-4-1-10-2-18-2-13 0-24 6-31 18s-11 29-11 52v110 2h-2-35-2zM1085 287h35v2h-2v-110c0-23 4-41 12-54s20-20 34-20c8 0 15 1 20 2l-1 2h-2v-32h2l-1 2c-4-1-9-2-13-2-13 0-22 3-29 10-7 6-13 18-19 35v2h-2-2v-2c0-5-1-19-2-43h2v2h-33v-2h2c1 18 1 34 1 49v161h-2zM1393 183c0 37-8 65-24 83-17 20-41 29-72 29s-54-10-70-30c-16-19-24-46-24-82 0-72 32-110 95-110 33 0 57 10 72 27 16 18 23 46 23 83zM1389 183c0-36-7-63-22-80-14-17-37-26-69-26-61 0-91 35-91 106 0 35 8 61 23 80s37 28 67 28c31 0 53-9 69-27s23-44 23-81zM1353 183c0-28-4-49-13-61-8-13-21-19-41-19s-34 6-42 19c-9 13-14 33-14 61s5 48 13 61c9 14 22 20 41 20 20 0 34-6 43-19s13-33 13-62zM1357 183c0 29-5 51-14 64-9 14-25 21-46 21-20 0-35-7-44-22-9-14-14-35-14-63s5-49 14-63c10-14 25-21 46-21s36 7 45 21c9 13 13 34 13 63zM1616 183c0 37-9 65-25 83-16 20-41 29-72 29-30 0-54-10-71-30-16-19-24-46-24-82 0-72 33-110 97-110 32 0 56 10 72 27 15 18 23 46 23 83zM1612 183c0-36-8-63-22-80-15-17-38-26-69-26-62 0-93 35-93 106 0 35 8 61 23 80 16 19 38 28 68 28 31 0 53-9 69-27s24-44 24-81zM1575 183c0-28-4-49-12-61-9-13-22-19-42-19s-33 6-42 19-14 33-14 61 5 48 14 61c8 14 21 20 40 20 20 0 34-6 43-19s13-33 13-62zM1579 183c0 29-4 51-14 64-9 14-25 21-46 21-20 0-34-7-44-22-9-14-13-35-13-63s4-49 13-63c10-14 25-21 46-21s36 7 45 21c9 13 13 34 13 63zM1837 183c0 73-27 112-79 112-33 0-55-13-67-39h2v2h-1v-2l2-1c1 1 1 12 1 34v82 2h-2-35-2v-2-249c0-22 0-36-1-42v-3h2 34 1l1 2c0 0 0 2 0 6 0 3 1 8 1 14 0 7 1 11 1 14h-2v-2 2l-1-1c6-13 14-23 25-29 10-6 24-9 41-9 26 0 46 9 59 26 13 18 20 46 20 83zM1833 183c0-37-6-63-19-80-12-17-31-25-56-25-16 0-29 2-39 8s-18 15-24 28v1h-2-2v-2c0-3 0-7-1-14 0-6 0-11-1-14 0-3 0-5 0-5l2-1v2h-34v-2h2c1 7 1 21 1 43v249h-2v-2h35v2h-2v-82c0-21 0-32-1-33l-1-2h3 1 1l1 1c11 24 31 36 63 36 50 0 75-36 75-108zM1796 183c0-28-3-49-11-61s-19-18-36-18c-13 0-24 3-31 9-7 5-13 14-17 26s-6 28-6 47c0 27 4 47 13 60 8 12 22 18 41 18 17 0 28-6 36-18 7-12 11-33 11-63zM1800 183c0 30-4 52-12 65s-22 20-39 20c-20 0-35-7-45-20-8-14-13-34-13-62 0-20 2-36 6-48 4-13 11-22 19-28s19-10 33-10c18 0 31 7 39 20s12 34 12 63zM1933 295c-22 0-38-6-49-17-11-13-16-29-16-48 0-22 7-40 22-52 14-11 38-18 70-19h47v2h-2v-12c0-16-4-28-11-35s-17-10-32-10-26 2-33 7-11 13-12 24v2h-2l-36-3h-2v-3c6-38 35-58 86-58 26 0 47 7 60 19 14 12 21 31 21 54v89c0 11 1 18 3 23 3 4 7 7 14 7 3 0 7-1 11-2h2v2 23 1l-1 1c-9 2-18 3-27 3-13 0-24-4-30-11-6-8-9-19-10-34h2v2h-1v-2l1 1c-9 16-19 29-31 36-12 6-27 10-44 10zM1933 291c16 0 30-3 42-10 11-7 21-18 30-34v-1h2 1 2v2c0 14 4 24 9 31 6 7 14 10 27 10 9 0 17-1 26-3v2h-2v-23h2l1 2c-4 1-8 1-12 1-8 0-14-3-17-8-3-6-4-14-4-25v-89c0-23-7-39-20-51-12-12-31-18-57-18-50 0-76 18-82 55h-2v-2l36 3v2h-2c2-12 6-21 14-27 7-5 19-8 35-8s28 4 35 11c8 8 12 21 12 38v12 2h-2-47v-2 2c-32 1-54 7-68 18-14 12-20 27-20 49 0 19 5 33 15 44 10 12 25 17 46 17zM1941 264c12 0 23-3 33-9 9-5 17-13 22-23 6-10 9-19 9-30v-17h2v2l-38 1c-17 0-29 2-37 5s-14 7-18 13c-5 6-7 14-7 24 0 11 3 19 9 25s14 9 25 9zM1941 268c-12 0-22-4-28-10-6-7-10-16-10-28 0-10 3-19 7-26 5-7 12-12 21-15 8-3 21-5 38-5v2-2l38-1h2v2 17c0 11-3 22-9 32-6 11-14 19-24 25-11 6-22 9-35 9zM2300 291h-40-1l-1-2-36-148-7-33h2 2c-2 6-3 14-6 25-2 11-15 63-39 156v2h-2-40-2v-2l-58-209-1-3h2 35 1l1 2 35 142h-2l2-1c1 4 4 16 8 39h-2-2l4-15 43-165 1-2h1 37 2v2l37 143 9 37h-2-2l6-27 39-153 1-2h1 34 3l-1 3-60 209v2zM2299 288l59-209h2v2h-34v-2l2 1-39 153-2-1 2 1-6 27-2 8-2-8-9-37h2-2l-36-143 1-1v2h-37v-2l2 1-43 165h-2 2l-4 15-2 8-2-8c-4-23-7-35-8-38l-35-142 2-1v2h-35v-2h2l59 209-2 1v-2h40v2l-2-1c24-93 37-145 39-156 3-10 5-19 6-25l2-9 2 9 7 33h-2 2l36 148-2 1v-2h40v2z">
          <text:p/>
        </draw:path>
        <draw:path draw:style-name="gr2" draw:text-style-name="P2" draw:layer="layout" svg:width="1.87cm" svg:height="0.28cm" svg:x="18.593cm" svg:y="18.847cm" svg:viewBox="0 0 1871 281" svg:d="M210 86c0 26-8 46-25 61-17 16-39 23-68 23h-80v107h-37v-273h115c30 0 54 7 70 22 17 14 25 34 25 60zM173 86c0-35-21-52-63-52h-73v107h75c41 0 61-18 61-55zM475 86c0 26-8 46-25 61-17 16-40 23-69 23h-79v107h-37v-273h114c31 0 54 7 71 22 17 14 25 34 25 60zM438 86c0-35-21-52-63-52h-73v107h74c41 0 62-18 62-55zM515 187v-31h96v31zM664 277v-273h37v273zM983 201c0 25-10 44-29 58-20 15-47 22-83 22-66 0-105-24-115-70l36-7c4 16 12 28 26 36 13 7 31 11 54 11 24 0 42-4 55-12s20-20 20-36c0-9-2-16-6-22-4-5-10-10-17-13-8-4-16-7-27-9-10-3-21-6-33-8-22-5-38-10-49-15-11-4-20-10-27-16-6-5-11-12-14-20-4-8-5-17-5-27 0-23 8-41 26-54 18-12 44-19 77-19 31 0 54 5 71 14 16 10 27 26 34 49l-36 6c-4-14-12-25-23-31-11-7-27-10-47-10-21 0-38 4-49 11-12 7-18 18-18 32 0 8 3 15 7 21 5 5 11 10 19 14 9 3 25 8 50 14 9 2 17 3 25 5 9 2 16 5 24 8 8 2 15 6 21 9 7 4 13 9 18 14 4 5 8 12 11 19s4 16 4 26zM1208 140c0 45-8 80-24 104-16 25-40 37-71 37s-55-12-72-37c-15-24-23-58-23-104 0-47 8-82 23-105 16-23 40-35 73-35 32 0 56 12 71 36 15 23 23 58 23 104zM1172 140c0-39-4-68-13-85-9-18-24-27-45-27s-37 9-46 26c-9 18-14 46-14 86 0 39 5 67 14 85 10 18 25 26 45 26 21 0 36-9 45-27 10-18 14-46 14-84zM1255 277v-30h69v-210l-61 44v-33l64-44h32v243h66v30zM1466 277v-26c6-15 14-28 24-39 9-12 19-22 30-32 10-9 20-18 30-26 11-7 20-15 28-23s15-17 20-25c5-9 8-19 8-30 0-15-5-27-13-35-9-8-21-12-37-12-15 0-27 4-36 12-10 8-16 19-17 34l-36-4c3-21 12-39 28-51 16-13 36-20 61-20 28 0 49 7 63 20 15 13 22 31 22 55 0 10-2 21-7 31-5 11-12 21-21 31-10 11-28 27-55 49-15 12-26 23-35 32-9 10-15 19-19 29h142v30zM1871 140c0 45-8 80-24 104-16 25-39 37-71 37-31 0-54-12-70-37-16-24-24-58-24-104 0-47 8-82 23-105 16-23 40-35 73-35 32 0 55 12 70 36 16 23 23 58 23 104zM1836 140c0-39-5-68-14-85-9-18-24-27-44-27-22 0-37 9-46 26-10 18-14 46-14 86 0 39 4 67 14 85 9 18 24 26 45 26 20 0 35-9 45-27 9-18 14-46 14-84z">
          <text:p/>
        </draw:path>
        <draw:path draw:style-name="gr2" draw:text-style-name="P2" draw:layer="layout" svg:width="1.874cm" svg:height="0.284cm" svg:x="18.591cm" svg:y="18.845cm" svg:viewBox="0 0 1875 285" svg:d="M214 88c0 26-8 47-25 63-18 15-41 23-70 23h-80v-2h2v107 2h-2-37-2v-2-273-2h2 115c30 0 55 8 72 22 17 15 25 36 25 62zM210 88c0-26-8-45-24-59s-39-21-69-21h-115v-2h2v273h-2v-2h37v2h-2v-107-2h2 80c28 0 50-7 67-22 16-15 24-35 24-60zM173 88c0-34-19-50-61-50h-73v-2h2v107h-2v-2h75c40 0 59-17 59-53zM177 88c0 38-22 57-63 57h-75-2v-2-107-2h2 73c43 0 65 18 65 54zM479 88c0 26-9 47-26 63-17 15-40 23-70 23h-79v-2h2v107 2h-2-37-2v-2-273-2h2 114c31 0 55 8 72 22 17 15 26 36 26 62zM475 88c0-26-8-45-24-59-17-14-40-21-70-21h-114v-2h2v273h-2v-2h37v2h-2v-107-2h2 79c29 0 51-7 67-22 17-15 25-35 25-60zM438 88c0-34-20-50-61-50h-73v-2h2v107h-2v-2h74c41 0 60-17 60-53zM442 88c0 38-22 57-64 57h-74-2v-2-107-2h2 73c43 0 65 18 65 54zM515 189v-31-2h2 96 2v2 31 1h-2-96-2zM517 187h96v2h-2v-31h2v2h-96v-2h1v31h-1zM664 279v-273-2h2 37 2v2 273 2h-2-37-2zM666 277h37v2h-2v-273h2v2h-37v-2h2v273h-2zM987 203c0 26-10 46-30 61-20 14-48 21-84 21-67 0-106-24-117-72l-1-2h2l36-7 2-1v2c4 16 13 27 26 35 13 7 31 11 53 11 24 0 42-4 54-12 13-8 19-19 19-34 0-9-2-15-6-21-4-5-9-9-16-13-7-3-16-6-26-9-10-2-21-5-34-7l1-2-1 2c-21-5-38-10-49-15s-20-10-27-16c-6-6-12-13-15-21-4-8-5-18-5-28 0-24 9-43 27-55 18-13 44-20 78-20 31 0 55 5 72 15 16 9 28 26 35 49v2l-2 1-36 6h-2v-1c-4-14-11-24-22-31-11-6-26-9-46-9-21 0-37 3-48 10s-17 17-17 31c0 8 2 14 7 19 4 6 10 10 18 14s25 8 50 14c8 2 16 4 25 6 8 2 16 4 24 7 7 3 15 6 21 10 7 3 13 8 18 14 5 5 9 12 12 19 3 8 4 17 4 27zM983 203c0-10-1-18-4-25-2-7-6-13-11-19-5-5-10-9-17-13-6-4-13-7-21-10-7-2-15-5-23-7-9-2-17-4-25-5v-2 2c-25-6-42-11-51-15-8-3-15-8-19-14-5-6-8-13-8-22 0-15 7-26 19-34 11-7 28-11 50-11 20 0 36 3 48 10 11 7 19 18 23 33h-1l-1-2 36-6 1 2h-2c-7-22-18-38-33-47-17-9-40-14-70-14-33 0-58 6-76 19-17 12-25 29-25 52 0 10 1 18 5 26 3 8 8 14 14 20s15 11 26 16c11 4 27 9 48 14 12 3 24 5 34 8 10 2 19 5 26 9 8 4 14 8 18 14 5 6 7 14 7 23 0 16-7 29-21 38-13 8-32 12-56 12-23 0-42-4-55-12-14-7-23-20-27-37h2v2l-36 7v-2l2-1c10 47 47 69 113 69 35 0 62-7 82-20 19-15 28-33 28-58zM1212 142c0 46-8 81-25 105-16 25-40 38-72 38s-57-12-73-38c-16-24-24-59-24-105 0-47 8-82 23-106 16-24 42-36 75-36s57 12 73 36c15 24 23 60 23 106zM1208 142c0-46-8-80-23-103s-37-35-69-35-57 11-72 34-22 58-22 104c0 45 8 80 23 103 16 24 39 36 70 36s53-12 69-36 24-58 24-103zM1172 142c0-39-4-67-13-84s-23-26-43-26c-21 0-35 8-45 25-9 17-14 45-14 85 0 38 5 66 14 84 10 17 24 26 44 26s34-9 43-27c10-18 14-45 14-83zM1176 142c0 38-4 67-14 85-10 19-26 28-47 28s-37-9-48-27c-9-19-14-47-14-86 0-40 5-69 14-87 11-17 27-27 49-27 21 0 37 10 47 28 9 18 13 47 13 86zM1255 279v-30-2h2 69v2h-2v-210h2l1 2-61 44-3 2v-4-33-1h1l64-44v-1h1 32 2v2 243h-2v-2h66 2v2 30 2h-2-170-2zM1257 277h170v2h-2v-30h2v1h-66-2v-1-243h2v2h-32v-2l1 2-64 44-1-2h2v33h-2l-1-1 61-44 3-2v3 210 1h-2-69v-1h2v30h-2zM1466 279v-26c6-15 15-29 24-41 10-11 20-22 30-31 11-9 21-18 31-26s20-16 28-24 14-16 19-24c5-9 8-18 8-29 0-15-4-26-13-33-8-8-20-12-35-12-14 0-26 4-35 11-9 8-15 19-16 33l-1 2h-1l-36-4h-2v-2c3-22 12-40 29-53 16-13 37-20 62-20 28 0 50 7 65 20s22 32 22 57c0 10-2 21-7 32s-12 21-22 32c-9 10-28 26-55 48l-1-1 1 1c-14 12-26 23-35 33-8 9-15 18-18 27h-2v-2h142 2v2 30 2h-2-180-2zM1468 277h180v2h-2v-30h2v1h-142-3l1-2c4-9 10-19 19-29s21-21 36-33c27-22 45-38 54-48 10-10 17-20 21-31 5-10 7-20 7-30 0-24-7-41-21-54s-35-19-62-19c-24 0-44 6-60 19-15 13-24 29-27 51l-2-1v-2l36 4v2l-2-1c2-14 7-26 17-35 10-8 23-12 38-12 16 0 29 4 38 13 9 8 14 21 14 36 0 11-3 22-8 31-5 8-12 17-20 25-9 8-18 16-28 24-11 8-21 17-31 26-11 9-20 19-30 31-9 11-17 24-23 39l-2-1h2v26h-2zM1875 142c0 46-8 81-24 105-16 25-41 38-73 38-31 0-56-12-72-38-16-24-24-59-24-105 0-47 8-82 24-106 15-24 40-36 74-36 32 0 57 12 72 36s23 60 23 106zM1871 142c0-46-7-80-22-103s-38-35-69-35c-33 0-56 11-71 34s-23 58-23 104c0 45 8 80 24 103 15 24 38 36 68 36 31 0 54-12 70-36 15-24 23-58 23-103zM1836 142c0-39-4-67-13-84s-23-26-43-26c-21 0-36 8-45 25s-13 45-13 85c0 38 4 66 13 84 10 17 24 26 44 26s34-9 43-27 14-45 14-83zM1840 142c0 38-5 67-15 85-9 19-25 28-46 28s-37-9-47-27c-10-19-14-47-14-86 0-40 4-69 14-87 9-17 26-27 48-27 21 0 37 10 46 28s14 47 14 86z">
          <text:p/>
        </draw:path>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polygon draw:style-name="gr6" draw:text-style-name="P3" draw:layer="layout" svg:width="6.82cm" svg:height="4.774cm" svg:x="1.896cm" svg:y="2.52cm" svg:viewBox="0 0 6821 4775" draw:points="6821,2550 6821,3203 5231,4121 3605,4121 2474,4775 132,3423 0,2040 0,1387 2404,0 3464,612 3464,1265 3278,1373 4557,2111 5308,1677">
          <text:p/>
        </draw:polygon>
        <draw:polygon draw:style-name="gr7" draw:text-style-name="P1" draw:layer="layout" svg:width="0cm" svg:height="0cm" svg:x="5.609cm" svg:y="4.474cm" svg:viewBox="0 0 0 0" draw:points="0,0">
          <text:p/>
        </draw:polygon>
        <draw:path draw:style-name="gr6" draw:text-style-name="P3" draw:layer="layout" svg:width="6.82cm" svg:height="4.121cm" svg:x="1.896cm" svg:y="3.173cm" svg:viewBox="0 0 6821 4122" svg:d="M6821 2550l-1513-873-525 303-14 8-309-178c60 73 16 160-102 203s-274 28-361-36c-87-63-78-154 20-211 7-3 13-7 20-10 8-4 16-7 24-10 80-31 183-35 270-11l-1406-811 14-9 339-195 186-108-1060-612-2404 1387 132 1383 2342 1352 1131-653h1626z">
          <text:p/>
        </draw:path>
        <draw:polygon draw:style-name="gr7" draw:text-style-name="P1" draw:layer="layout" svg:width="0cm" svg:height="0cm" svg:x="5.609cm" svg:y="4.474cm" svg:viewBox="0 0 0 0" draw:points="0,0">
          <text:p/>
        </draw:polygon>
        <draw:polygon draw:style-name="gr6" draw:text-style-name="P3" draw:layer="layout" svg:width="2.403cm" svg:height="2.04cm" svg:x="1.896cm" svg:y="2.52cm" svg:viewBox="0 0 2404 2041" draw:points="2404,654 2404,0 0,1388 0,2041">
          <text:p/>
        </draw:polygon>
        <draw:polygon draw:style-name="gr7" draw:text-style-name="P1" draw:layer="layout" svg:width="0cm" svg:height="0cm" svg:x="5.609cm" svg:y="4.474cm" svg:viewBox="0 0 0 0" draw:points="0,0">
          <text:p/>
        </draw:polygon>
        <draw:polygon draw:style-name="gr6" draw:text-style-name="P3" draw:layer="layout" svg:width="1.513cm" svg:height="1.526cm" svg:x="7.203cm" svg:y="4.197cm" svg:viewBox="0 0 1514 1527" draw:points="1514,873 1514,1527 0,653 0,0">
          <text:p/>
        </draw:polygon>
        <draw:polygon draw:style-name="gr7" draw:text-style-name="P1" draw:layer="layout" svg:width="0cm" svg:height="0cm" svg:x="5.609cm" svg:y="4.474cm" svg:viewBox="0 0 0 0" draw:points="0,0">
          <text:p/>
        </draw:polygon>
        <draw:polygon draw:style-name="gr6" draw:text-style-name="P3" draw:layer="layout" svg:width="1.06cm" svg:height="1.265cm" svg:x="4.299cm" svg:y="2.52cm" svg:viewBox="0 0 1061 1266" draw:points="1061,612 1061,1266 0,654 0,0">
          <text:p/>
        </draw:polygon>
        <draw:polygon draw:style-name="gr7" draw:text-style-name="P1" draw:layer="layout" svg:width="0cm" svg:height="0cm" svg:x="5.609cm" svg:y="4.474cm" svg:viewBox="0 0 0 0" draw:points="0,0">
          <text:p/>
        </draw:polygon>
        <draw:path draw:style-name="gr6" draw:text-style-name="P3" draw:layer="layout" svg:width="1.844cm" svg:height="1.268cm" svg:x="4.82cm" svg:y="3.893cm" svg:viewBox="0 0 1845 1269" svg:d="M1845 861v408l-310-178c-22-21-44-38-65-50s-42-20-64-25l-1406-812 14-9 339-195 1280 739z">
          <text:p/>
        </draw:path>
        <draw:polygon draw:style-name="gr7" draw:text-style-name="P1" draw:layer="layout" svg:width="0cm" svg:height="0cm" svg:x="5.609cm" svg:y="4.474cm" svg:viewBox="0 0 0 0" draw:points="0,0">
          <text:p/>
        </draw:polygon>
        <draw:polygon draw:style-name="gr6" draw:text-style-name="P3" draw:layer="layout" svg:width="0.751cm" svg:height="0.956cm" svg:x="6.452cm" svg:y="4.197cm" svg:viewBox="0 0 752 957" draw:points="226,549 212,557 0,435 752,0 752,654 226,957">
          <text:p/>
        </draw:polygon>
        <draw:polygon draw:style-name="gr7" draw:text-style-name="P1" draw:layer="layout" svg:width="0cm" svg:height="0cm" svg:x="5.609cm" svg:y="4.474cm" svg:viewBox="0 0 0 0" draw:points="0,0">
          <text:p/>
        </draw:polygon>
        <draw:path draw:style-name="gr6" draw:text-style-name="P3" draw:layer="layout" svg:width="1.608cm" svg:height="1.067cm" svg:x="4.546cm" svg:y="1.902cm" svg:viewBox="0 0 1609 1068" svg:d="M1552 489c-56 32-139 3-212-74-72-77-120-186-120-277 0-59 21-104 57-125 76-44 199 27 275 158 76 132 76 274 0 318-56 32-139 3-212-74-72-77-120-186-120-277 0-59 21-104 57-125 76-44 199 27 275 158 76 132 76 274 0 318l-35 20c-20 12-44 15-70 12l-35 20c-8 12-18 21-30 28l-36 21c-71 41-187-26-259-150l-1087 628 1087-628c-35-60-55-125-55-181s20-99 55-119l35-20c12-7 25-11 40-12-15 1-28 5-40 12l-35 20c-35 20-55 63-55 119s20 121 55 181c72 124 188 191 259 150l36-21c-53 30-132 3-200-69-69-73-114-176-114-261 0-57 20-99 54-119-34 20-54 62-54 119 0 85 45 188 114 261 68 72 147 99 200 69 12-7 22-16 30-28l-28 16c-50 29-126 3-192-67s-110-169-110-252c0-54 19-95 52-114l28-16 35-20c10-25 25-44 45-55l35-20-35 20c-20 11-35 30-45 55-8 20-12 44-12 71 0 73 31 160 83 232 53 72 119 121 179 130 26 3 50 0 70-12z">
          <text:p/>
        </draw:path>
        <draw:polygon draw:style-name="gr7" draw:text-style-name="P1" draw:layer="layout" svg:width="0cm" svg:height="0cm" svg:x="5.609cm" svg:y="4.474cm" svg:viewBox="0 0 0 0" draw:points="0,0">
          <text:p/>
        </draw:polygon>
        <draw:path draw:style-name="gr6" draw:text-style-name="P3" draw:layer="layout" svg:width="1.608cm" svg:height="1.068cm" svg:x="7.939cm" svg:y="3.86cm" svg:viewBox="0 0 1609 1069" svg:d="M1552 489c-56 33-139 3-212-73-73-77-120-186-120-277 0-59 20-105 57-126 76-43 199 28 275 159 76 132 76 274 0 317-56 33-139 3-212-73-73-77-120-186-120-277 0-59 20-105 57-126 76-43 199 28 275 159 76 132 76 274 0 317l-36 21c-19 11-43 15-69 11-60-9-127-57-179-129s-83-159-83-232c0-27 4-51 12-72 9-24 25-43 45-54l35-21-35 21c-20 11-36 30-45 54l-35 21-28 16c-33 19-52 60-52 114 0 83 43 182 109 252 66 69 142 96 193 67l27-16c-8 12-18 21-30 28l-35 20c-72 42-188-25-259-149-35-60-54-125-54-181s19-99 54-119l35-20c12-7 25-11 40-12-15 1-28 5-40 12l-35 20c-35 20-54 63-54 119s19 121 54 181l-1087 628 1087-628c71 124 187 191 259 149l35-20c-52 30-131 3-199-70-69-72-114-175-114-261 0-56 20-99 54-118-34 19-54 62-54 118 0 86 45 189 114 261 68 73 147 100 199 70 12-7 22-16 30-28l36-21c26 4 50 0 69-11z">
          <text:p/>
        </draw:path>
        <draw:polygon draw:style-name="gr7" draw:text-style-name="P1" draw:layer="layout" svg:width="0cm" svg:height="0cm" svg:x="5.609cm" svg:y="4.474cm" svg:viewBox="0 0 0 0" draw:points="0,0">
          <text:p/>
        </draw:polygon>
        <draw:path draw:style-name="gr6" draw:text-style-name="P3" draw:layer="layout" svg:width="0.67cm" svg:height="0.386cm" svg:x="6.91cm" svg:y="5.414cm" svg:viewBox="0 0 671 387" svg:d="M573 57c-13-8-27-15-42-21-117-48-274-48-390 0-14 6-29 12-41 19-1 1-1 1-2 2-131 75-131 198 0 274 132 75 344 75 475 0 130-76 130-199 0-274z">
          <text:p/>
        </draw:path>
        <draw:polygon draw:style-name="gr7" draw:text-style-name="P1" draw:layer="layout" svg:width="0cm" svg:height="0cm" svg:x="5.609cm" svg:y="4.474cm" svg:viewBox="0 0 0 0" draw:points="0,0">
          <text:p/>
        </draw:polygon>
        <draw:path draw:style-name="gr6" draw:text-style-name="P3" draw:layer="layout" svg:width="0.459cm" svg:height="0.593cm" svg:x="7.709cm" svg:y="4.631cm" svg:viewBox="0 0 460 594" svg:d="M230 563c128 73 230 14 230-133 0-85-34-184-93-268s-135-142-204-158c-47-10-89-1-118 28s-45 76-45 132c0 15 1 30 3 46 7 53 26 109 54 162 28 54 65 103 106 140 9 9 18 17 28 25 13 10 26 18 39 26z">
          <text:p/>
        </draw:path>
        <draw:polygon draw:style-name="gr7" draw:text-style-name="P1" draw:layer="layout" svg:width="0cm" svg:height="0cm" svg:x="5.609cm" svg:y="4.474cm" svg:viewBox="0 0 0 0" draw:points="0,0">
          <text:p/>
        </draw:polygon>
        <draw:path draw:style-name="gr6" draw:text-style-name="P3" draw:layer="layout" svg:width="0.46cm" svg:height="0.593cm" svg:x="4.316cm" svg:y="2.672cm" svg:viewBox="0 0 461 594" svg:d="M413 563c31-28 48-75 48-134 0-58-17-124-48-188-28-60-69-117-115-159-46-43-96-71-141-79-45-10-85 3-114 31-27 29-43 75-43 130 0 15 1 31 4 47 7 58 30 122 65 180 33 57 77 109 123 145 13 10 26 19 39 26 35 20 70 32 102 32 31 1 59-11 80-31z">
          <text:p/>
        </draw:path>
        <draw:polygon draw:style-name="gr7" draw:text-style-name="P1" draw:layer="layout" svg:width="0cm" svg:height="0cm" svg:x="5.609cm" svg:y="4.474cm" svg:viewBox="0 0 0 0" draw:points="0,0">
          <text:p/>
        </draw:polygon>
        <draw:path draw:style-name="gr6" draw:text-style-name="P3" draw:layer="layout" svg:width="0.55cm" svg:height="0.317cm" svg:x="3.527cm" svg:y="4.831cm" svg:viewBox="0 0 551 318" svg:d="M427 26c16 6 30 12 44 20 107 63 107 163 0 225-108 62-282 62-389 0-109-62-109-162 0-225 6-4 13-7 19-10 8-4 16-7 24-10 92-35 211-35 302 0z">
          <text:p/>
        </draw:path>
        <draw:polygon draw:style-name="gr7" draw:text-style-name="P1" draw:layer="layout" svg:width="0cm" svg:height="0cm" svg:x="5.609cm" svg:y="4.474cm" svg:viewBox="0 0 0 0" draw:points="0,0">
          <text:p/>
        </draw:polygon>
        <draw:path draw:style-name="gr6" draw:text-style-name="P3" draw:layer="layout" svg:width="0.55cm" svg:height="0.318cm" svg:x="4.555cm" svg:y="4.237cm" svg:viewBox="0 0 551 319" svg:d="M427 26c16 6 30 13 43 22 108 62 108 162 0 224-107 62-281 62-389 0s-108-162 0-224c6-4 12-8 19-12 8-3 17-7 25-10 92-35 210-35 302 0z">
          <text:p/>
        </draw:path>
        <draw:polygon draw:style-name="gr7" draw:text-style-name="P1" draw:layer="layout" svg:width="0cm" svg:height="0cm" svg:x="5.609cm" svg:y="4.474cm" svg:viewBox="0 0 0 0" draw:points="0,0">
          <text:p/>
        </draw:polygon>
        <draw:path draw:style-name="gr6" draw:text-style-name="P3" draw:layer="layout" svg:width="0.55cm" svg:height="0.318cm" svg:x="5.832cm" svg:y="4.893cm" svg:viewBox="0 0 551 319" svg:d="M524 91c-22-21-45-38-66-50s-42-21-64-26c-87-24-190-20-270 12-16 15-24 33-24 51v-41c-7 3-13 7-20 10-98 57-107 148-20 211 87 64 243 79 361 36 119-43 163-130 103-203z">
          <text:p/>
        </draw:path>
        <draw:polygon draw:style-name="gr7" draw:text-style-name="P1" draw:layer="layout" svg:width="0cm" svg:height="0cm" svg:x="5.609cm" svg:y="4.474cm" svg:viewBox="0 0 0 0" draw:points="0,0">
          <text:p/>
        </draw:polygon>
        <draw:path draw:style-name="gr6" draw:text-style-name="P3" draw:layer="layout" svg:width="0.67cm" svg:height="0.35cm" svg:x="6.91cm" svg:y="5.45cm" svg:viewBox="0 0 671 351" svg:d="M98 20l2 56c0 75 106 135 236 135s235-60 235-135c0-27-14-54-40-76 15 6 29 13 42 21 130 75 130 197 0 273-131 76-343 76-475 0-131-76-131-198 0-273 1-1 1-1 2-2z">
          <text:p/>
        </draw:path>
        <draw:polygon draw:style-name="gr7" draw:text-style-name="P1" draw:layer="layout" svg:width="0cm" svg:height="0cm" svg:x="5.609cm" svg:y="4.474cm" svg:viewBox="0 0 0 0" draw:points="0,0">
          <text:p/>
        </draw:polygon>
        <draw:path draw:style-name="gr6" draw:text-style-name="P3" draw:layer="layout" svg:width="0.459cm" svg:height="0.593cm" svg:x="7.709cm" svg:y="4.631cm" svg:viewBox="0 0 460 594" svg:d="M191 537c31 10 58 9 80-4 30-17 47-54 47-103 0-59-24-128-64-186-41-58-93-98-141-109-25-6-48-3-66 8-22 12-38 36-44 67-2-16-3-31-3-46 0-56 16-103 45-132s71-38 118-28c69 16 145 74 204 158s93 183 93 268c0 147-102 206-230 133-13-8-26-16-39-26z">
          <text:p/>
        </draw:path>
        <draw:polygon draw:style-name="gr7" draw:text-style-name="P1" draw:layer="layout" svg:width="0cm" svg:height="0cm" svg:x="5.609cm" svg:y="4.474cm" svg:viewBox="0 0 0 0" draw:points="0,0">
          <text:p/>
        </draw:polygon>
        <draw:path draw:style-name="gr6" draw:text-style-name="P3" draw:layer="layout" svg:width="0.46cm" svg:height="0.593cm" svg:x="4.316cm" svg:y="2.672cm" svg:viewBox="0 0 461 594" svg:d="M192 536c13 10 26 19 39 26 35 20 70 32 102 32 31 1 59-11 80-31 31-28 48-75 48-134 0-58-17-124-48-188-28-60-69-117-115-159-46-43-96-71-141-79-45-10-85 3-114 31-27 29-43 75-43 130 0 15 1 31 4 47 6-32 21-56 44-68 32-19 78-12 123 17 45 30 88 82 116 139 21 44 32 90 32 130 0 41-11 73-32 93-5 4-9 8-14 10-22 13-50 14-81 4z">
          <text:p/>
        </draw:path>
        <draw:polygon draw:style-name="gr7" draw:text-style-name="P1" draw:layer="layout" svg:width="0cm" svg:height="0cm" svg:x="5.609cm" svg:y="4.474cm" svg:viewBox="0 0 0 0" draw:points="0,0">
          <text:p/>
        </draw:polygon>
        <draw:path draw:style-name="gr6" draw:text-style-name="P3" draw:layer="layout" svg:width="0.47cm" svg:height="0.247cm" svg:x="7.01cm" svg:y="5.414cm" svg:viewBox="0 0 471 248" svg:d="M471 112c0-27-14-54-40-76-117-48-275-48-391 0-26 22-40 49-40 76 0 76 105 136 235 136 131 0 236-60 236-136z">
          <text:p/>
        </draw:path>
        <draw:polygon draw:style-name="gr7" draw:text-style-name="P1" draw:layer="layout" svg:width="0cm" svg:height="0cm" svg:x="5.609cm" svg:y="4.474cm" svg:viewBox="0 0 0 0" draw:points="0,0">
          <text:p/>
        </draw:polygon>
        <draw:path draw:style-name="gr6" draw:text-style-name="P3" draw:layer="layout" svg:width="0.45cm" svg:height="0.259cm" svg:x="3.877cm" svg:y="5.725cm" svg:viewBox="0 0 451 260" svg:d="M66 38c64-37 161-48 245-28 85 20 140 67 140 121 0 71-102 129-226 129s-225-58-225-129c0-36 24-69 66-93z">
          <text:p/>
        </draw:path>
        <draw:polygon draw:style-name="gr7" draw:text-style-name="P1" draw:layer="layout" svg:width="0cm" svg:height="0cm" svg:x="5.609cm" svg:y="4.474cm" svg:viewBox="0 0 0 0" draw:points="0,0">
          <text:p/>
        </draw:polygon>
        <draw:path draw:style-name="gr6" draw:text-style-name="P3" draw:layer="layout" svg:width="0.315cm" svg:height="0.411cm" svg:x="7.712cm" svg:y="4.763cm" svg:viewBox="0 0 316 412" svg:d="M268 401c31-17 48-55 48-104 0-58-25-127-65-185-41-58-93-98-141-109-25-6-48-3-66 8-22 12-38 36-44 67 7 53 26 109 54 162s65 102 106 140c9 9 18 17 28 25 31 10 58 9 80-4z">
          <text:p/>
        </draw:path>
        <draw:polygon draw:style-name="gr7" draw:text-style-name="P1" draw:layer="layout" svg:width="0cm" svg:height="0cm" svg:x="5.609cm" svg:y="4.474cm" svg:viewBox="0 0 0 0" draw:points="0,0">
          <text:p/>
        </draw:polygon>
        <draw:path draw:style-name="gr6" draw:text-style-name="P3" draw:layer="layout" svg:width="0.314cm" svg:height="0.41cm" svg:x="4.32cm" svg:y="2.804cm" svg:viewBox="0 0 315 411" svg:d="M283 391c21-20 32-52 32-93s-11-87-32-131c-28-57-72-109-117-139-45-29-91-36-123-17-22 12-37 36-43 68 7 58 30 122 64 180 33 58 77 110 123 146 31 10 60 9 82-4 5-2 9-6 14-10z">
          <text:p/>
        </draw:path>
        <draw:polygon draw:style-name="gr7" draw:text-style-name="P1" draw:layer="layout" svg:width="0cm" svg:height="0cm" svg:x="5.609cm" svg:y="4.474cm" svg:viewBox="0 0 0 0" draw:points="0,0">
          <text:p/>
        </draw:polygon>
        <draw:path draw:style-name="gr6" draw:text-style-name="P3" draw:layer="layout" svg:width="0.365cm" svg:height="0.481cm" svg:x="5.627cm" svg:y="1.99cm" svg:viewBox="0 0 366 482" svg:d="M366 434l-35 20-28 16c-50 29-126 3-192-67s-111-169-111-253c0-54 20-95 53-114l28-16 35-20c-8 20-12 44-12 71 0 73 31 161 83 233 53 72 119 121 179 130z">
          <text:p/>
        </draw:path>
        <draw:polygon draw:style-name="gr7" draw:text-style-name="P1" draw:layer="layout" svg:width="0cm" svg:height="0cm" svg:x="5.609cm" svg:y="4.474cm" svg:viewBox="0 0 0 0" draw:points="0,0">
          <text:p/>
        </draw:polygon>
        <draw:path draw:style-name="gr6" draw:text-style-name="P3" draw:layer="layout" svg:width="0.365cm" svg:height="0.482cm" svg:x="9.02cm" svg:y="3.948cm" svg:viewBox="0 0 366 483" svg:d="M366 434l-36 21-27 16c-52 29-128 2-194-67-66-70-109-169-109-252 0-55 19-96 52-115l28-16 35-21c-8 21-12 45-12 72 0 74 31 161 83 233s120 120 180 129z">
          <text:p/>
        </draw:path>
        <draw:polygon draw:style-name="gr7" draw:text-style-name="P1" draw:layer="layout" svg:width="0cm" svg:height="0cm" svg:x="5.609cm" svg:y="4.474cm" svg:viewBox="0 0 0 0" draw:points="0,0">
          <text:p/>
        </draw:polygon>
        <draw:path draw:style-name="gr6" draw:text-style-name="P3" draw:layer="layout" svg:width="0.212cm" svg:height="0.274cm" svg:x="9.246cm" svg:y="3.975cm" svg:viewBox="0 0 213 275" svg:d="M181 268c-41 24-108-16-150-87-20-35-31-72-31-105 0-32 11-57 31-68 42-25 109 14 150 86 43 72 43 149 0 174z">
          <text:p/>
        </draw:path>
        <draw:polygon draw:style-name="gr7" draw:text-style-name="P1" draw:layer="layout" svg:width="0cm" svg:height="0cm" svg:x="5.609cm" svg:y="4.474cm" svg:viewBox="0 0 0 0" draw:points="0,0">
          <text:p/>
        </draw:polygon>
        <draw:path draw:style-name="gr6" draw:text-style-name="P3" draw:layer="layout" svg:width="0.212cm" svg:height="0.274cm" svg:x="9.246cm" svg:y="3.975cm" svg:viewBox="0 0 213 275" svg:d="M31 181c-20-35-31-72-31-105 0-32 11-57 31-68 42-25 109 14 150 86 43 72 43 149 0 174-41 24-108-16-150-87l75-44z">
          <text:p/>
        </draw:path>
        <draw:polygon draw:style-name="gr7" draw:text-style-name="P1" draw:layer="layout" svg:width="0cm" svg:height="0cm" svg:x="5.609cm" svg:y="4.474cm" svg:viewBox="0 0 0 0" draw:points="0,0">
          <text:p/>
        </draw:polygon>
        <draw:path draw:style-name="gr6" draw:text-style-name="P3" draw:layer="layout" svg:width="0.212cm" svg:height="0.273cm" svg:x="5.854cm" svg:y="2.016cm" svg:viewBox="0 0 213 274" svg:d="M31 181c-20-35-31-72-31-105 0-32 11-58 31-69 41-24 108 15 150 87s42 150 0 173c-42 24-109-14-150-86l75-43z">
          <text:p/>
        </draw:path>
        <draw:polygon draw:style-name="gr7" draw:text-style-name="P1" draw:layer="layout" svg:width="0cm" svg:height="0cm" svg:x="5.609cm" svg:y="4.474cm" svg:viewBox="0 0 0 0" draw:points="0,0">
          <text:p/>
        </draw:polygon>
        <draw:path draw:style-name="gr6" draw:text-style-name="P3" draw:layer="layout" svg:width="0.212cm" svg:height="0.273cm" svg:x="5.854cm" svg:y="2.016cm" svg:viewBox="0 0 213 274" svg:d="M181 267c-42 24-109-14-150-86-20-35-31-72-31-105 0-32 11-58 31-69 41-24 108 15 150 87s42 150 0 173z">
          <text:p/>
        </draw:path>
        <draw:polygon draw:style-name="gr7" draw:text-style-name="P1" draw:layer="layout" svg:width="0cm" svg:height="0cm" svg:x="5.609cm" svg:y="4.474cm" svg:viewBox="0 0 0 0" draw:points="0,0">
          <text:p/>
        </draw:polygon>
        <draw:path draw:style-name="gr6" draw:text-style-name="P3" draw:layer="layout" svg:width="0.55cm" svg:height="0.317cm" svg:x="3.527cm" svg:y="4.831cm" svg:viewBox="0 0 551 318" svg:d="M427 26c16 15 24 33 24 51 0 56-78 102-175 102-96 0-175-46-175-102 0-18 9-36 24-51 92-35 211-35 302 0 16 15 24 33 24 51 0 56-78 102-175 102-96 0-175-46-175-102 0-18 9-36 24-51-8 3-16 6-24 10v41-41c-6 3-13 6-19 10-109 63-109 163 0 225 107 62 281 62 389 0 107-62 107-162 0-225-14-8-28-14-44-20z">
          <text:p/>
        </draw:path>
        <draw:polygon draw:style-name="gr7" draw:text-style-name="P1" draw:layer="layout" svg:width="0cm" svg:height="0cm" svg:x="5.609cm" svg:y="4.474cm" svg:viewBox="0 0 0 0" draw:points="0,0">
          <text:p/>
        </draw:polygon>
        <draw:path draw:style-name="gr6" draw:text-style-name="P3" draw:layer="layout" svg:width="0.55cm" svg:height="0.318cm" svg:x="4.555cm" svg:y="4.237cm" svg:viewBox="0 0 551 319" svg:d="M427 26c16 16 24 34 24 52 0 56-78 101-175 101s-176-45-176-101v-42c8-3 17-7 25-10 92-35 210-35 302 0 16 16 24 34 24 52 0 56-78 101-175 101s-176-45-176-101c0-18 8-36 25-52-17 16-25 34-25 52v-42c-7 4-13 8-19 12-108 62-108 162 0 224s282 62 389 0c108-62 108-162 0-224-13-9-27-16-43-22z">
          <text:p/>
        </draw:path>
        <draw:polygon draw:style-name="gr7" draw:text-style-name="P1" draw:layer="layout" svg:width="0cm" svg:height="0cm" svg:x="5.609cm" svg:y="4.474cm" svg:viewBox="0 0 0 0" draw:points="0,0">
          <text:p/>
        </draw:polygon>
        <draw:polygon draw:style-name="gr6" draw:text-style-name="P3" draw:layer="layout" svg:width="0.014cm" svg:height="0.416cm" svg:x="6.664cm" svg:y="4.745cm" svg:viewBox="0 0 15 417" draw:points="15,0 15,409 0,417 0,8">
          <text:p/>
        </draw:polygon>
        <draw:polygon draw:style-name="gr7" draw:text-style-name="P1" draw:layer="layout" svg:width="0cm" svg:height="0cm" svg:x="5.609cm" svg:y="4.474cm" svg:viewBox="0 0 0 0" draw:points="0,0">
          <text:p/>
        </draw:polygon>
        <draw:path draw:style-name="gr6" draw:text-style-name="P3" draw:layer="layout" svg:width="0.041cm" svg:height="0.076cm" svg:x="7.009cm" svg:y="5.45cm" svg:viewBox="0 0 42 77" svg:d="M42 0c-14 6-28 12-41 19l41-19c-26 22-41 49-41 77l-1-57z">
          <text:p/>
        </draw:path>
        <draw:polygon draw:style-name="gr7" draw:text-style-name="P1" draw:layer="layout" svg:width="0cm" svg:height="0cm" svg:x="5.609cm" svg:y="4.474cm" svg:viewBox="0 0 0 0" draw:points="0,0">
          <text:p/>
        </draw:polygon>
        <draw:path draw:style-name="gr6" draw:text-style-name="P3" draw:layer="layout" svg:width="0.35cm" svg:height="0.154cm" svg:x="5.932cm" svg:y="4.917cm" svg:viewBox="0 0 351 155" svg:d="M325 0c17 16 26 34 26 53 0 57-79 102-176 102s-175-45-175-102c0-18 8-36 24-51-8 3-16 6-24 10v41c0 57 78 102 175 102s176-45 176-102c0-19-9-37-26-53z">
          <text:p/>
        </draw:path>
        <draw:polygon draw:style-name="gr7" draw:text-style-name="P1" draw:layer="layout" svg:width="0cm" svg:height="0cm" svg:x="5.609cm" svg:y="4.474cm" svg:viewBox="0 0 0 0" draw:points="0,0">
          <text:p/>
        </draw:polygon>
        <draw:path draw:style-name="gr8" draw:text-style-name="P1" draw:layer="layout" svg:width="0.031cm" svg:height="0.068cm" svg:x="9.246cm" svg:y="3.982cm" svg:viewBox="0 0 32 69" svg:d="M0 69c0-33 12-58 32-69">
          <text:p/>
        </draw:path>
        <draw:path draw:style-name="gr8" draw:text-style-name="P1" draw:layer="layout" svg:width="0.181cm" svg:height="0.266cm" svg:x="9.277cm" svg:y="3.975cm" svg:viewBox="0 0 182 267" svg:d="M0 7c42-24 109 14 150 86 43 73 43 150 0 174">
          <text:p/>
        </draw:path>
        <draw:path draw:style-name="gr8" draw:text-style-name="P1" draw:layer="layout" svg:width="0.181cm" svg:height="0.199cm" svg:x="9.246cm" svg:y="4.05cm" svg:viewBox="0 0 182 200" svg:d="M182 192c-30 19-76 2-115-40-40-42-67-101-67-152">
          <text:p/>
        </draw:path>
        <draw:path draw:style-name="gr8" draw:text-style-name="P1" draw:layer="layout" svg:width="0.057cm" svg:height="0.126cm" svg:x="9.158cm" svg:y="3.873cm" svg:viewBox="0 0 58 127" svg:d="M0 127c0-59 20-106 58-127">
          <text:p/>
        </draw:path>
        <draw:path draw:style-name="gr8" draw:text-style-name="P1" draw:layer="layout" svg:width="0.332cm" svg:height="0.489cm" svg:x="9.215cm" svg:y="3.86cm" svg:viewBox="0 0 333 490" svg:d="M0 13c76-43 199 28 276 159 76 133 76 275 0 318">
          <text:p/>
        </draw:path>
        <draw:path draw:style-name="gr8" draw:text-style-name="P1" draw:layer="layout" svg:width="0.332cm" svg:height="0.363cm" svg:x="9.158cm" svg:y="3.999cm" svg:viewBox="0 0 333 364" svg:d="M333 351c-56 33-140 3-213-73-73-77-120-187-120-278">
          <text:p/>
        </draw:path>
        <draw:path draw:style-name="gr8" draw:text-style-name="P1" draw:layer="layout" svg:width="0.057cm" svg:height="0.126cm" svg:x="9.123cm" svg:y="3.894cm" svg:viewBox="0 0 58 127" svg:d="M0 127c0-60 20-106 58-127">
          <text:p/>
        </draw:path>
        <draw:path draw:style-name="gr8" draw:text-style-name="P1" draw:layer="layout" svg:width="0.331cm" svg:height="0.363cm" svg:x="9.123cm" svg:y="4.02cm" svg:viewBox="0 0 332 364" svg:d="M332 351c-56 32-140 3-212-74-73-76-120-187-120-277">
          <text:p/>
        </draw:path>
        <draw:path draw:style-name="gr8" draw:text-style-name="P1" draw:layer="layout" svg:width="0.052cm" svg:height="0.114cm" svg:x="9.02cm" svg:y="3.985cm" svg:viewBox="0 0 53 115" svg:d="M0 115c0-55 19-96 53-115">
          <text:p/>
        </draw:path>
        <draw:path draw:style-name="gr8" draw:text-style-name="P1" draw:layer="layout" svg:width="0.302cm" svg:height="0.331cm" svg:x="9.02cm" svg:y="4.099cm" svg:viewBox="0 0 303 332" svg:d="M303 320c-51 29-127 2-194-67-66-70-109-169-109-253">
          <text:p/>
        </draw:path>
        <draw:path draw:style-name="gr8" draw:text-style-name="P1" draw:layer="layout" svg:width="0.054cm" svg:height="0.118cm" svg:x="9.006cm" svg:y="3.981cm" svg:viewBox="0 0 55 119" svg:d="M0 119c0-57 20-100 55-119">
          <text:p/>
        </draw:path>
        <draw:path draw:style-name="gr8" draw:text-style-name="P1" draw:layer="layout" svg:width="0.04cm" svg:height="0.012cm" svg:x="9.06cm" svg:y="3.969cm" svg:viewBox="0 0 41 13" svg:d="M0 13c13-8 26-12 41-13">
          <text:p/>
        </draw:path>
        <draw:path draw:style-name="gr8" draw:text-style-name="P1" draw:layer="layout" svg:width="0.03cm" svg:height="0.028cm" svg:x="9.319cm" svg:y="4.402cm" svg:viewBox="0 0 31 29" svg:d="M31 0c-9 13-19 22-31 29">
          <text:p/>
        </draw:path>
        <draw:path draw:style-name="gr8" draw:text-style-name="P1" draw:layer="layout" svg:width="0.313cm" svg:height="0.343cm" svg:x="9.006cm" svg:y="4.099cm" svg:viewBox="0 0 314 344" svg:d="M314 332c-52 30-132 3-200-70-69-72-114-176-114-262">
          <text:p/>
        </draw:path>
        <draw:path draw:style-name="gr8" draw:text-style-name="P1" draw:layer="layout" svg:width="0.054cm" svg:height="0.119cm" svg:x="8.971cm" svg:y="4.001cm" svg:viewBox="0 0 55 120" svg:d="M0 120c0-57 20-100 55-120">
          <text:p/>
        </draw:path>
        <draw:path draw:style-name="gr8" draw:text-style-name="P1" draw:layer="layout" svg:width="0.313cm" svg:height="0.343cm" svg:x="8.971cm" svg:y="4.12cm" svg:viewBox="0 0 314 344" svg:d="M314 331c-53 31-132 3-201-69-68-73-113-177-113-262">
          <text:p/>
        </draw:path>
        <draw:path draw:style-name="gr8" draw:text-style-name="P1" draw:layer="layout" svg:width="0.031cm" svg:height="0.068cm" svg:x="5.854cm" svg:y="2.023cm" svg:viewBox="0 0 32 69" svg:d="M0 69c0-33 11-58 32-69">
          <text:p/>
        </draw:path>
        <draw:path draw:style-name="gr8" draw:text-style-name="P1" draw:layer="layout" svg:width="0.181cm" svg:height="0.266cm" svg:x="5.885cm" svg:y="2.016cm" svg:viewBox="0 0 182 267" svg:d="M0 7c41-24 108 15 151 86 41 72 41 150 0 174">
          <text:p/>
        </draw:path>
        <draw:path draw:style-name="gr8" draw:text-style-name="P1" draw:layer="layout" svg:width="0.181cm" svg:height="0.198cm" svg:x="5.854cm" svg:y="2.091cm" svg:viewBox="0 0 182 199" svg:d="M182 192c-32 18-77 2-117-41-40-41-65-101-65-151">
          <text:p/>
        </draw:path>
        <draw:path draw:style-name="gr8" draw:text-style-name="P1" draw:layer="layout" svg:width="0.057cm" svg:height="0.125cm" svg:x="5.765cm" svg:y="1.915cm" svg:viewBox="0 0 58 126" svg:d="M0 126c0-59 21-105 58-126">
          <text:p/>
        </draw:path>
        <draw:path draw:style-name="gr8" draw:text-style-name="P1" draw:layer="layout" svg:width="0.332cm" svg:height="0.489cm" svg:x="5.822cm" svg:y="1.902cm" svg:viewBox="0 0 333 490" svg:d="M0 13c76-44 199 27 275 158 77 133 77 275 0 319">
          <text:p/>
        </draw:path>
        <draw:path draw:style-name="gr8" draw:text-style-name="P1" draw:layer="layout" svg:width="0.332cm" svg:height="0.364cm" svg:x="5.765cm" svg:y="2.04cm" svg:viewBox="0 0 333 365" svg:d="M333 352c-56 32-139 3-212-75-72-77-121-186-121-277">
          <text:p/>
        </draw:path>
        <draw:path draw:style-name="gr8" draw:text-style-name="P1" draw:layer="layout" svg:width="0.057cm" svg:height="0.126cm" svg:x="5.73cm" svg:y="1.935cm" svg:viewBox="0 0 58 127" svg:d="M0 127c0-60 21-105 58-127">
          <text:p/>
        </draw:path>
        <draw:path draw:style-name="gr8" draw:text-style-name="P1" draw:layer="layout" svg:width="0.332cm" svg:height="0.363cm" svg:x="5.73cm" svg:y="2.061cm" svg:viewBox="0 0 333 364" svg:d="M333 351c-56 32-139 3-212-75-74-76-121-185-121-276">
          <text:p/>
        </draw:path>
        <draw:path draw:style-name="gr8" draw:text-style-name="P1" draw:layer="layout" svg:width="0.052cm" svg:height="0.114cm" svg:x="5.627cm" svg:y="2.026cm" svg:viewBox="0 0 53 115" svg:d="M0 115c0-55 20-96 53-115">
          <text:p/>
        </draw:path>
        <draw:path draw:style-name="gr8" draw:text-style-name="P1" draw:layer="layout" svg:width="0.302cm" svg:height="0.331cm" svg:x="5.627cm" svg:y="2.14cm" svg:viewBox="0 0 303 332" svg:d="M303 320c-50 30-127 3-193-67s-110-169-110-253">
          <text:p/>
        </draw:path>
        <draw:path draw:style-name="gr8" draw:text-style-name="P1" draw:layer="layout" svg:width="0.053cm" svg:height="0.119cm" svg:x="5.614cm" svg:y="2.022cm" svg:viewBox="0 0 54 120" svg:d="M0 120c0-57 19-100 54-120">
          <text:p/>
        </draw:path>
        <draw:path draw:style-name="gr8" draw:text-style-name="P1" draw:layer="layout" svg:width="0.04cm" svg:height="0.012cm" svg:x="5.667cm" svg:y="2.01cm" svg:viewBox="0 0 41 13" svg:d="M0 13c13-8 26-12 41-13">
          <text:p/>
        </draw:path>
        <draw:path draw:style-name="gr8" draw:text-style-name="P1" draw:layer="layout" svg:width="0.03cm" svg:height="0.028cm" svg:x="5.927cm" svg:y="2.443cm" svg:viewBox="0 0 31 29" svg:d="M31 0c-9 13-19 22-31 29">
          <text:p/>
        </draw:path>
        <draw:path draw:style-name="gr8" draw:text-style-name="P1" draw:layer="layout" svg:width="0.313cm" svg:height="0.342cm" svg:x="5.614cm" svg:y="2.141cm" svg:viewBox="0 0 314 343" svg:d="M314 331c-53 30-132 3-201-69-69-73-113-176-113-262">
          <text:p/>
        </draw:path>
        <draw:path draw:style-name="gr8" draw:text-style-name="P1" draw:layer="layout" svg:width="0.054cm" svg:height="0.119cm" svg:x="5.578cm" svg:y="2.042cm" svg:viewBox="0 0 55 120" svg:d="M0 120c0-56 21-100 55-120">
          <text:p/>
        </draw:path>
        <draw:path draw:style-name="gr8" draw:text-style-name="P1" draw:layer="layout" svg:width="0.313cm" svg:height="0.343cm" svg:x="5.578cm" svg:y="2.161cm" svg:viewBox="0 0 314 344" svg:d="M314 332c-52 30-132 2-200-70-69-72-114-175-114-262">
          <text:p/>
        </draw:path>
        <draw:path draw:style-name="gr8" draw:text-style-name="P1" draw:layer="layout" svg:width="0.048cm" svg:height="0.134cm" svg:x="4.728cm" svg:y="3.101cm" svg:viewBox="0 0 49 135" svg:d="M0 135c31-28 49-75 49-135">
          <text:p/>
        </draw:path>
        <draw:path draw:style-name="gr8" draw:text-style-name="P1" draw:layer="layout" svg:width="0.412cm" svg:height="0.241cm" svg:x="4.316cm" svg:y="2.672cm" svg:viewBox="0 0 413 242" svg:d="M413 242c-28-60-69-117-115-160s-96-71-141-79c-45-9-85 3-113 31-27 29-44 76-44 131">
          <text:p/>
        </draw:path>
        <draw:path draw:style-name="gr8" draw:text-style-name="P1" draw:layer="layout" svg:width="0.23cm" svg:height="0.398cm" svg:x="4.316cm" svg:y="2.836cm" svg:viewBox="0 0 231 399" svg:d="M0 0c0 70 25 154 68 228 42 73 103 137 163 171">
          <text:p/>
        </draw:path>
        <draw:path draw:style-name="gr8" draw:text-style-name="P1" draw:layer="layout" svg:width="0.182cm" svg:height="0.031cm" svg:x="4.546cm" svg:y="3.234cm" svg:viewBox="0 0 183 32" svg:d="M0 0c35 21 70 32 103 32 31 1 59-10 80-31">
          <text:p/>
        </draw:path>
        <draw:path draw:style-name="gr8" draw:text-style-name="P1" draw:layer="layout" svg:width="0.048cm" svg:height="0.188cm" svg:x="4.728cm" svg:y="2.913cm" svg:viewBox="0 0 49 189" svg:d="M49 189c0-58-18-124-49-189">
          <text:p/>
        </draw:path>
        <draw:line draw:style-name="gr8" draw:text-style-name="P1" draw:layer="layout" svg:x1="4.299cm" svg:y1="3.173cm" svg:x2="4.299cm" svg:y2="2.52cm">
          <text:p/>
        </draw:line>
        <draw:line draw:style-name="gr8" draw:text-style-name="P1" draw:layer="layout" svg:x1="5.36cm" svg:y1="3.786cm" svg:x2="4.299cm" svg:y2="3.173cm">
          <text:p/>
        </draw:line>
        <draw:line draw:style-name="gr8" draw:text-style-name="P1" draw:layer="layout" svg:x1="5.359cm" svg:y1="3.132cm" svg:x2="5.359cm" svg:y2="3.785cm">
          <text:p/>
        </draw:line>
        <draw:line draw:style-name="gr8" draw:text-style-name="P1" draw:layer="layout" svg:x1="4.299cm" svg:y1="2.52cm" svg:x2="5.36cm" svg:y2="3.133cm">
          <text:p/>
        </draw:line>
        <draw:path draw:style-name="gr8" draw:text-style-name="P1" draw:layer="layout" svg:width="0.032cm" svg:height="0.093cm" svg:x="4.602cm" svg:y="3.101cm" svg:viewBox="0 0 33 94" svg:d="M0 94c21-20 33-53 33-94">
          <text:p/>
        </draw:path>
        <draw:path draw:style-name="gr8" draw:text-style-name="P1" draw:layer="layout" svg:width="0.239cm" svg:height="0.167cm" svg:x="4.363cm" svg:y="2.804cm" svg:viewBox="0 0 240 168" svg:d="M240 168c-28-57-71-110-116-140-45-29-92-36-124-17">
          <text:p/>
        </draw:path>
        <draw:path draw:style-name="gr8" draw:text-style-name="P1" draw:layer="layout" svg:width="0.043cm" svg:height="0.068cm" svg:x="4.32cm" svg:y="2.815cm" svg:viewBox="0 0 44 69" svg:d="M44 0c-22 12-37 37-44 69">
          <text:p/>
        </draw:path>
        <draw:path draw:style-name="gr8" draw:text-style-name="P1" draw:layer="layout" svg:width="0.081cm" svg:height="0.011cm" svg:x="4.507cm" svg:y="3.204cm" svg:viewBox="0 0 82 12" svg:d="M0 5c32 11 60 10 82-5">
          <text:p/>
        </draw:path>
        <draw:path draw:style-name="gr8" draw:text-style-name="P1" draw:layer="layout" svg:width="0.014cm" svg:height="0.01cm" svg:x="4.588cm" svg:y="3.194cm" svg:viewBox="0 0 15 11" svg:d="M0 11c5-2 10-6 15-11">
          <text:p/>
        </draw:path>
        <draw:path draw:style-name="gr8" draw:text-style-name="P1" draw:layer="layout" svg:width="0.032cm" svg:height="0.13cm" svg:x="4.602cm" svg:y="2.971cm" svg:viewBox="0 0 33 131" svg:d="M33 131c0-40-12-87-33-131">
          <text:p/>
        </draw:path>
        <draw:line draw:style-name="gr8" draw:text-style-name="P1" draw:layer="layout" svg:x1="4.3cm" svg:y1="2.52cm" svg:x2="1.896cm" svg:y2="3.908cm">
          <text:p/>
        </draw:line>
        <draw:line draw:style-name="gr8" draw:text-style-name="P1" draw:layer="layout" svg:x1="1.896cm" svg:y1="3.907cm" svg:x2="1.896cm" svg:y2="4.56cm">
          <text:p/>
        </draw:line>
        <draw:line draw:style-name="gr8" draw:text-style-name="P1" draw:layer="layout" svg:x1="4.3cm" svg:y1="3.173cm" svg:x2="1.896cm" svg:y2="4.561cm">
          <text:p/>
        </draw:line>
        <draw:line draw:style-name="gr8" draw:text-style-name="P1" draw:layer="layout" svg:x1="8.717cm" svg:y1="5.723cm" svg:x2="7.126cm" svg:y2="6.642cm">
          <text:p/>
        </draw:line>
        <draw:line draw:style-name="gr8" draw:text-style-name="P1" draw:layer="layout" svg:x1="5.5cm" svg:y1="6.641cm" svg:x2="7.126cm" svg:y2="6.641cm">
          <text:p/>
        </draw:line>
        <draw:line draw:style-name="gr8" draw:text-style-name="P1" draw:layer="layout" svg:x1="4.369cm" svg:y1="7.295cm" svg:x2="5.501cm" svg:y2="6.641cm">
          <text:p/>
        </draw:line>
        <draw:line draw:style-name="gr8" draw:text-style-name="P1" draw:layer="layout" svg:x1="2.028cm" svg:y1="5.943cm" svg:x2="4.37cm" svg:y2="7.295cm">
          <text:p/>
        </draw:line>
        <draw:line draw:style-name="gr8" draw:text-style-name="P1" draw:layer="layout" svg:x1="1.896cm" svg:y1="4.56cm" svg:x2="2.029cm" svg:y2="5.944cm">
          <text:p/>
        </draw:line>
        <draw:line draw:style-name="gr8" draw:text-style-name="P1" draw:layer="layout" svg:x1="4.834cm" svg:y1="4.089cm" svg:x2="5.36cm" svg:y2="3.785cm">
          <text:p/>
        </draw:line>
        <draw:line draw:style-name="gr8" draw:text-style-name="P1" draw:layer="layout" svg:x1="4.835cm" svg:y1="4.088cm" svg:x2="4.82cm" svg:y2="4.098cm">
          <text:p/>
        </draw:line>
        <draw:line draw:style-name="gr8" draw:text-style-name="P1" draw:layer="layout" svg:x1="6.227cm" svg:y1="4.909cm" svg:x2="4.82cm" svg:y2="4.097cm">
          <text:p/>
        </draw:line>
        <draw:path draw:style-name="gr8" draw:text-style-name="P1" draw:layer="layout" svg:width="0.314cm" svg:height="0.046cm" svg:x="5.912cm" svg:y="4.893cm" svg:viewBox="0 0 315 47" svg:d="M0 47c83-48 210-61 315-31">
          <text:p/>
        </draw:path>
        <draw:path draw:style-name="gr8" draw:text-style-name="P1" draw:layer="layout" svg:width="0.55cm" svg:height="0.271cm" svg:x="5.832cm" svg:y="4.939cm" svg:viewBox="0 0 551 272" svg:d="M524 44c60 74 16 161-103 204-118 43-274 28-361-36-87-63-78-154 20-212">
          <text:p/>
        </draw:path>
        <draw:line draw:style-name="gr8" draw:text-style-name="P1" draw:layer="layout" svg:x1="6.665cm" svg:y1="5.162cm" svg:x2="6.355cm" svg:y2="4.983cm">
          <text:p/>
        </draw:line>
        <draw:line draw:style-name="gr8" draw:text-style-name="P1" draw:layer="layout" svg:x1="6.679cm" svg:y1="5.153cm" svg:x2="6.664cm" svg:y2="5.162cm">
          <text:p/>
        </draw:line>
        <draw:line draw:style-name="gr8" draw:text-style-name="P1" draw:layer="layout" svg:x1="7.204cm" svg:y1="4.85cm" svg:x2="6.678cm" svg:y2="5.154cm">
          <text:p/>
        </draw:line>
        <draw:line draw:style-name="gr8" draw:text-style-name="P1" draw:layer="layout" svg:x1="8.717cm" svg:y1="5.724cm" svg:x2="7.203cm" svg:y2="4.85cm">
          <text:p/>
        </draw:line>
        <draw:path draw:style-name="gr8" draw:text-style-name="P1" draw:layer="layout" svg:width="0.388cm" svg:height="0.046cm" svg:x="4.636cm" svg:y="4.237cm" svg:viewBox="0 0 389 47" svg:d="M0 47c107-63 282-63 389 0">
          <text:p/>
        </draw:path>
        <draw:path draw:style-name="gr8" draw:text-style-name="P1" draw:layer="layout" svg:width="0.55cm" svg:height="0.271cm" svg:x="4.555cm" svg:y="4.284cm" svg:viewBox="0 0 551 272" svg:d="M470 0c108 62 108 162 0 225-107 62-281 62-389 0-108-63-108-163 0-225">
          <text:p/>
        </draw:path>
        <draw:path draw:style-name="gr8" draw:text-style-name="P1" draw:layer="layout" svg:width="0.67cm" svg:height="0.329cm" svg:x="6.91cm" svg:y="5.471cm" svg:viewBox="0 0 671 330" svg:d="M98 0c-131 75-131 197 0 273 132 76 344 76 475 0 130-76 130-198 0-273">
          <text:p/>
        </draw:path>
        <draw:path draw:style-name="gr8" draw:text-style-name="P1" draw:layer="layout" svg:width="0.474cm" svg:height="0.058cm" svg:x="7.008cm" svg:y="5.414cm" svg:viewBox="0 0 475 59" svg:d="M475 59c-131-79-344-79-475 0">
          <text:p/>
        </draw:path>
        <draw:path draw:style-name="gr8" draw:text-style-name="P1" draw:layer="layout" svg:width="0.389cm" svg:height="0.046cm" svg:x="3.608cm" svg:y="4.831cm" svg:viewBox="0 0 390 47" svg:d="M0 47c108-63 282-63 390 0">
          <text:p/>
        </draw:path>
        <draw:path draw:style-name="gr8" draw:text-style-name="P1" draw:layer="layout" svg:width="0.55cm" svg:height="0.271cm" svg:x="3.527cm" svg:y="4.877cm" svg:viewBox="0 0 551 272" svg:d="M471 0c107 62 107 163 0 225-108 62-282 62-389 0-109-62-109-163 0-225">
          <text:p/>
        </draw:path>
        <draw:path draw:style-name="gr8" draw:text-style-name="P1" draw:layer="layout" svg:width="0.384cm" svg:height="0.13cm" svg:x="3.943cm" svg:y="5.725cm" svg:viewBox="0 0 385 131" svg:d="M0 39c64-38 162-49 246-29 84 21 139 68 139 121">
          <text:p/>
        </draw:path>
        <draw:path draw:style-name="gr8" draw:text-style-name="P1" draw:layer="layout" svg:width="0.45cm" svg:height="0.129cm" svg:x="3.877cm" svg:y="5.855cm" svg:viewBox="0 0 451 130" svg:d="M451 0c0 72-102 130-226 130s-225-58-225-130">
          <text:p/>
        </draw:path>
        <draw:path draw:style-name="gr8" draw:text-style-name="P1" draw:layer="layout" svg:width="0.066cm" svg:height="0.092cm" svg:x="3.877cm" svg:y="5.763cm" svg:viewBox="0 0 67 93" svg:d="M0 93c0-35 24-68 67-93">
          <text:p/>
        </draw:path>
        <draw:line draw:style-name="gr8" draw:text-style-name="P1" draw:layer="layout" svg:x1="8.717cm" svg:y1="5.071cm" svg:x2="7.203cm" svg:y2="4.197cm">
          <text:p/>
        </draw:line>
        <draw:line draw:style-name="gr8" draw:text-style-name="P1" draw:layer="layout" svg:x1="6.452cm" svg:y1="4.632cm" svg:x2="7.204cm" svg:y2="4.197cm">
          <text:p/>
        </draw:line>
        <draw:line draw:style-name="gr8" draw:text-style-name="P1" draw:layer="layout" svg:x1="8.716cm" svg:y1="5.07cm" svg:x2="8.716cm" svg:y2="5.723cm">
          <text:p/>
        </draw:line>
        <draw:path draw:style-name="gr8" draw:text-style-name="P1" draw:layer="layout" svg:width="0.065cm" svg:height="0.05cm" svg:x="6.29cm" svg:y="4.933cm" svg:viewBox="0 0 66 51" svg:d="M66 51c-22-22-44-39-66-51">
          <text:p/>
        </draw:path>
        <draw:path draw:style-name="gr8" draw:text-style-name="P1" draw:layer="layout" svg:width="0.064cm" svg:height="0.025cm" svg:x="6.226cm" svg:y="4.908cm" svg:viewBox="0 0 65 26" svg:d="M65 26c-21-13-42-21-65-26">
          <text:p/>
        </draw:path>
        <draw:line draw:style-name="gr8" draw:text-style-name="P1" draw:layer="layout" svg:x1="6.664cm" svg:y1="4.753cm" svg:x2="6.664cm" svg:y2="5.161cm">
          <text:p/>
        </draw:line>
        <draw:line draw:style-name="gr8" draw:text-style-name="P1" draw:layer="layout" svg:x1="6.665cm" svg:y1="4.754cm" svg:x2="5.173cm" svg:y2="3.893cm">
          <text:p/>
        </draw:line>
        <draw:path draw:style-name="gr8" draw:text-style-name="P1" draw:layer="layout" svg:width="0.026cm" svg:height="0.053cm" svg:x="6.256cm" svg:y="4.917cm" svg:viewBox="0 0 27 54" svg:d="M0 0c17 16 27 34 27 54">
          <text:p/>
        </draw:path>
        <draw:path draw:style-name="gr8" draw:text-style-name="P1" draw:layer="layout" svg:width="0.35cm" svg:height="0.101cm" svg:x="5.932cm" svg:y="4.97cm" svg:viewBox="0 0 351 102" svg:d="M351 0c0 56-79 102-176 102s-175-46-175-102">
          <text:p/>
        </draw:path>
        <draw:path draw:style-name="gr8" draw:text-style-name="P1" draw:layer="layout" svg:width="0.024cm" svg:height="0.051cm" svg:x="5.932cm" svg:y="4.919cm" svg:viewBox="0 0 25 52" svg:d="M0 52c0-18 8-36 25-52">
          <text:p/>
        </draw:path>
        <draw:line draw:style-name="gr8" draw:text-style-name="P1" draw:layer="layout" svg:x1="6.679cm" svg:y1="4.745cm" svg:x2="6.664cm" svg:y2="4.754cm">
          <text:p/>
        </draw:line>
        <draw:line draw:style-name="gr8" draw:text-style-name="P1" draw:layer="layout" svg:x1="6.678cm" svg:y1="4.745cm" svg:x2="6.678cm" svg:y2="5.153cm">
          <text:p/>
        </draw:line>
        <draw:line draw:style-name="gr8" draw:text-style-name="P1" draw:layer="layout" svg:x1="7.203cm" svg:y1="4.197cm" svg:x2="7.203cm" svg:y2="4.85cm">
          <text:p/>
        </draw:line>
        <draw:path draw:style-name="gr8" draw:text-style-name="P1" draw:layer="layout" svg:width="0.067cm" svg:height="0.051cm" svg:x="7.872cm" svg:y="5.142cm" svg:viewBox="0 0 68 52" svg:d="M0 0c22 21 45 39 68 52">
          <text:p/>
        </draw:path>
        <draw:path draw:style-name="gr8" draw:text-style-name="P1" draw:layer="layout" svg:width="0.229cm" svg:height="0.164cm" svg:x="7.939cm" svg:y="5.06cm" svg:viewBox="0 0 230 165" svg:d="M0 134c127 73 230 14 230-134">
          <text:p/>
        </draw:path>
        <draw:path draw:style-name="gr8" draw:text-style-name="P1" draw:layer="layout" svg:width="0.163cm" svg:height="0.164cm" svg:x="7.709cm" svg:y="4.631cm" svg:viewBox="0 0 164 165" svg:d="M164 4c-48-10-90-1-119 29-29 29-45 76-45 132">
          <text:p/>
        </draw:path>
        <draw:path draw:style-name="gr8" draw:text-style-name="P1" draw:layer="layout" svg:width="0.163cm" svg:height="0.347cm" svg:x="7.709cm" svg:y="4.795cm" svg:viewBox="0 0 164 348" svg:d="M0 0c0 56 16 122 45 184 29 63 71 121 119 164">
          <text:p/>
        </draw:path>
        <draw:path draw:style-name="gr8" draw:text-style-name="P1" draw:layer="layout" svg:width="0.296cm" svg:height="0.425cm" svg:x="7.872cm" svg:y="4.635cm" svg:viewBox="0 0 297 426" svg:d="M297 426c0-84-35-184-94-268-58-84-134-142-203-158">
          <text:p/>
        </draw:path>
        <draw:path draw:style-name="gr8" draw:text-style-name="P1" draw:layer="layout" svg:width="0.024cm" svg:height="0.051cm" svg:x="4.981cm" svg:y="4.263cm" svg:viewBox="0 0 25 52" svg:d="M0 0c16 16 25 33 25 52">
          <text:p/>
        </draw:path>
        <draw:path draw:style-name="gr8" draw:text-style-name="P1" draw:layer="layout" svg:width="0.35cm" svg:height="0.101cm" svg:x="4.655cm" svg:y="4.314cm" svg:viewBox="0 0 351 102" svg:d="M351 0c0 57-78 102-175 102s-176-45-176-102">
          <text:p/>
        </draw:path>
        <draw:path draw:style-name="gr8" draw:text-style-name="P1" draw:layer="layout" svg:width="0.024cm" svg:height="0.051cm" svg:x="4.655cm" svg:y="4.263cm" svg:viewBox="0 0 25 52" svg:d="M0 52c0-19 9-36 25-52">
          <text:p/>
        </draw:path>
        <draw:path draw:style-name="gr8" draw:text-style-name="P1" draw:layer="layout" svg:width="0.04cm" svg:height="0.076cm" svg:x="7.01cm" svg:y="5.45cm" svg:viewBox="0 0 41 77" svg:d="M41 0c-27 22-41 49-41 77">
          <text:p/>
        </draw:path>
        <draw:path draw:style-name="gr8" draw:text-style-name="P1" draw:layer="layout" svg:width="0.47cm" svg:height="0.135cm" svg:x="7.01cm" svg:y="5.526cm" svg:viewBox="0 0 471 136" svg:d="M0 0c0 75 105 136 235 136 131 0 236-61 236-136">
          <text:p/>
        </draw:path>
        <draw:path draw:style-name="gr8" draw:text-style-name="P1" draw:layer="layout" svg:width="0.04cm" svg:height="0.076cm" svg:x="7.44cm" svg:y="5.45cm" svg:viewBox="0 0 41 77" svg:d="M41 77c0-28-15-55-41-77">
          <text:p/>
        </draw:path>
        <draw:path draw:style-name="gr8" draw:text-style-name="P1" draw:layer="layout" svg:width="0.024cm" svg:height="0.051cm" svg:x="3.953cm" svg:y="4.857cm" svg:viewBox="0 0 25 52" svg:d="M0 0c17 16 25 34 25 52">
          <text:p/>
        </draw:path>
        <draw:path draw:style-name="gr8" draw:text-style-name="P1" draw:layer="layout" svg:width="0.35cm" svg:height="0.101cm" svg:x="3.627cm" svg:y="4.908cm" svg:viewBox="0 0 351 102" svg:d="M351 0c0 56-78 102-175 102-96 0-176-46-176-102">
          <text:p/>
        </draw:path>
        <draw:path draw:style-name="gr8" draw:text-style-name="P1" draw:layer="layout" svg:width="0.024cm" svg:height="0.051cm" svg:x="3.627cm" svg:y="4.857cm" svg:viewBox="0 0 25 52" svg:d="M0 52c0-18 9-36 25-52">
          <text:p/>
        </draw:path>
        <draw:path draw:style-name="gr8" draw:text-style-name="P1" draw:layer="layout" svg:width="0.08cm" svg:height="0.011cm" svg:x="7.9cm" svg:y="5.163cm" svg:viewBox="0 0 81 12" svg:d="M0 5c31 11 58 10 81-5">
          <text:p/>
        </draw:path>
        <draw:path draw:style-name="gr8" draw:text-style-name="P1" draw:layer="layout" svg:width="0.048cm" svg:height="0.103cm" svg:x="7.98cm" svg:y="5.06cm" svg:viewBox="0 0 49 104" svg:d="M0 104c31-18 49-55 49-104">
          <text:p/>
        </draw:path>
        <draw:path draw:style-name="gr8" draw:text-style-name="P1" draw:layer="layout" svg:width="0.066cm" svg:height="0.011cm" svg:x="7.756cm" svg:y="4.763cm" svg:viewBox="0 0 67 12" svg:d="M67 4c-25-7-48-4-67 8">
          <text:p/>
        </draw:path>
        <draw:path draw:style-name="gr8" draw:text-style-name="P1" draw:layer="layout" svg:width="0.044cm" svg:height="0.067cm" svg:x="7.712cm" svg:y="4.774cm" svg:viewBox="0 0 45 68" svg:d="M45 0c-22 12-39 37-45 68">
          <text:p/>
        </draw:path>
        <draw:path draw:style-name="gr8" draw:text-style-name="P1" draw:layer="layout" svg:width="0.205cm" svg:height="0.294cm" svg:x="7.822cm" svg:y="4.766cm" svg:viewBox="0 0 206 295" svg:d="M206 295c0-58-24-127-64-185-41-59-94-99-142-110">
          <text:p/>
        </draw:path>
        <draw:line draw:style-name="gr8" draw:text-style-name="P1" draw:layer="layout" svg:x1="4.546cm" svg:y1="2.97cm" svg:x2="5.633cm" svg:y2="2.342cm">
          <text:p/>
        </draw:line>
        <draw:line draw:style-name="gr8" draw:text-style-name="P1" draw:layer="layout" svg:x1="5.885cm" svg:y1="2.197cm" svg:x2="5.961cm" svg:y2="2.153cm">
          <text:p/>
        </draw:line>
        <draw:line draw:style-name="gr8" draw:text-style-name="P1" draw:layer="layout" svg:x1="7.939cm" svg:y1="4.929cm" svg:x2="9.026cm" svg:y2="4.301cm">
          <text:p/>
        </draw:line>
        <draw:line draw:style-name="gr8" draw:text-style-name="P1" draw:layer="layout" svg:x1="9.277cm" svg:y1="4.156cm" svg:x2="9.353cm" svg:y2="4.111cm">
          <text:p/>
        </draw:line>
        <draw:line draw:style-name="gr8" draw:text-style-name="P1" draw:layer="layout" svg:x1="9.491cm" svg:y1="4.349cm" svg:x2="9.454cm" svg:y2="4.372cm">
          <text:p/>
        </draw:line>
        <draw:line draw:style-name="gr8" draw:text-style-name="P1" draw:layer="layout" svg:x1="9.216cm" svg:y1="3.873cm" svg:x2="9.18cm" svg:y2="3.895cm">
          <text:p/>
        </draw:line>
        <draw:line draw:style-name="gr8" draw:text-style-name="P1" draw:layer="layout" svg:x1="9.386cm" svg:y1="4.381cm" svg:x2="9.322cm" svg:y2="4.419cm">
          <text:p/>
        </draw:line>
        <draw:line draw:style-name="gr8" draw:text-style-name="P1" draw:layer="layout" svg:x1="9.136cm" svg:y1="3.948cm" svg:x2="9.072cm" svg:y2="3.986cm">
          <text:p/>
        </draw:line>
        <draw:line draw:style-name="gr8" draw:text-style-name="P1" draw:layer="layout" svg:x1="9.32cm" svg:y1="4.43cm" svg:x2="9.284cm" svg:y2="4.451cm">
          <text:p/>
        </draw:line>
        <draw:line draw:style-name="gr8" draw:text-style-name="P1" draw:layer="layout" svg:x1="9.061cm" svg:y1="3.981cm" svg:x2="9.025cm" svg:y2="4.002cm">
          <text:p/>
        </draw:line>
        <draw:line draw:style-name="gr8" draw:text-style-name="P1" draw:layer="layout" svg:x1="6.098cm" svg:y1="2.391cm" svg:x2="6.062cm" svg:y2="2.412cm">
          <text:p/>
        </draw:line>
        <draw:line draw:style-name="gr8" draw:text-style-name="P1" draw:layer="layout" svg:x1="5.823cm" svg:y1="1.915cm" svg:x2="5.787cm" svg:y2="1.936cm">
          <text:p/>
        </draw:line>
        <draw:line draw:style-name="gr8" draw:text-style-name="P1" draw:layer="layout" svg:x1="5.993cm" svg:y1="2.423cm" svg:x2="5.929cm" svg:y2="2.46cm">
          <text:p/>
        </draw:line>
        <draw:line draw:style-name="gr8" draw:text-style-name="P1" draw:layer="layout" svg:x1="5.743cm" svg:y1="1.99cm" svg:x2="5.679cm" svg:y2="2.027cm">
          <text:p/>
        </draw:line>
        <draw:line draw:style-name="gr8" draw:text-style-name="P1" draw:layer="layout" svg:x1="5.928cm" svg:y1="2.471cm" svg:x2="5.891cm" svg:y2="2.493cm">
          <text:p/>
        </draw:line>
        <draw:line draw:style-name="gr8" draw:text-style-name="P1" draw:layer="layout" svg:x1="5.668cm" svg:y1="2.022cm" svg:x2="5.632cm" svg:y2="2.043cm">
          <text:p/>
        </draw:line>
        <draw:line draw:style-name="gr8" draw:text-style-name="P1" draw:layer="layout" svg:x1="7.01cm" svg:y1="5.469cm" svg:x2="7.01cm" svg:y2="5.526cm">
          <text:p/>
        </draw:line>
        <draw:line draw:style-name="gr8" draw:text-style-name="P1" draw:layer="layout" svg:x1="5.932cm" svg:y1="4.97cm" svg:x2="5.932cm" svg:y2="4.929cm">
          <text:p/>
        </draw:line>
        <draw:line draw:style-name="gr8" draw:text-style-name="P1" draw:layer="layout" svg:x1="4.655cm" svg:y1="4.314cm" svg:x2="4.655cm" svg:y2="4.273cm">
          <text:p/>
        </draw:line>
        <draw:line draw:style-name="gr8" draw:text-style-name="P1" draw:layer="layout" svg:x1="3.627cm" svg:y1="4.908cm" svg:x2="3.627cm" svg:y2="4.867cm">
          <text:p/>
        </draw:line>
        <draw:polygon draw:style-name="gr6" draw:text-style-name="P3" draw:layer="layout" svg:width="6.82cm" svg:height="4.775cm" svg:x="10.848cm" svg:y="2cm" svg:viewBox="0 0 6821 4776" draw:points="6821,2552 6821,3205 5230,4123 3605,4123 2474,4776 132,3424 0,2042 0,1389 2403,0 3464,614 3464,1267 3278,1374 4556,2112 5308,1678">
          <text:p/>
        </draw:polygon>
        <draw:polygon draw:style-name="gr7" draw:text-style-name="P1" draw:layer="layout" svg:width="0cm" svg:height="0cm" svg:x="14.534cm" svg:y="4.688cm" svg:viewBox="0 0 0 0" draw:points="0,0">
          <text:p/>
        </draw:polygon>
        <draw:path draw:style-name="gr6" draw:text-style-name="P3" draw:layer="layout" svg:width="6.82cm" svg:height="4.122cm" svg:x="10.848cm" svg:y="2.653cm" svg:viewBox="0 0 6821 4123" svg:d="M6821 2551l-1513-874-526 304-14 8-309-179c61 73 17 160-102 203-118 43-274 28-361-35s-78-154 21-211c6-4 12-7 19-10 8-4 16-8 24-11 81-30 183-34 270-10l-1406-812 14-8 340-196 186-107-1061-613-2403 1388 132 1382 2342 1353 1131-654h1625z">
          <text:p/>
        </draw:path>
        <draw:polygon draw:style-name="gr7" draw:text-style-name="P1" draw:layer="layout" svg:width="0cm" svg:height="0cm" svg:x="14.534cm" svg:y="4.688cm" svg:viewBox="0 0 0 0" draw:points="0,0">
          <text:p/>
        </draw:polygon>
        <draw:polygon draw:style-name="gr6" draw:text-style-name="P3" draw:layer="layout" svg:width="2.403cm" svg:height="2.041cm" svg:x="10.848cm" svg:y="2cm" svg:viewBox="0 0 2404 2042" draw:points="2404,653 2404,0 0,1389 0,2042">
          <text:p/>
        </draw:polygon>
        <draw:polygon draw:style-name="gr7" draw:text-style-name="P1" draw:layer="layout" svg:width="0cm" svg:height="0cm" svg:x="14.534cm" svg:y="4.688cm" svg:viewBox="0 0 0 0" draw:points="0,0">
          <text:p/>
        </draw:polygon>
        <draw:polygon draw:style-name="gr6" draw:text-style-name="P3" draw:layer="layout" svg:width="1.512cm" svg:height="1.527cm" svg:x="16.156cm" svg:y="3.677cm" svg:viewBox="0 0 1513 1528" draw:points="1513,875 1513,1528 0,654 0,0">
          <text:p/>
        </draw:polygon>
        <draw:polygon draw:style-name="gr7" draw:text-style-name="P1" draw:layer="layout" svg:width="0cm" svg:height="0cm" svg:x="14.534cm" svg:y="4.688cm" svg:viewBox="0 0 0 0" draw:points="0,0">
          <text:p/>
        </draw:polygon>
        <draw:polygon draw:style-name="gr6" draw:text-style-name="P3" draw:layer="layout" svg:width="1.061cm" svg:height="1.266cm" svg:x="13.251cm" svg:y="2cm" svg:viewBox="0 0 1062 1267" draw:points="1062,613 1062,1267 0,653 0,0">
          <text:p/>
        </draw:polygon>
        <draw:polygon draw:style-name="gr7" draw:text-style-name="P1" draw:layer="layout" svg:width="0cm" svg:height="0cm" svg:x="14.534cm" svg:y="4.688cm" svg:viewBox="0 0 0 0" draw:points="0,0">
          <text:p/>
        </draw:polygon>
        <draw:path draw:style-name="gr6" draw:text-style-name="P3" draw:layer="layout" svg:width="1.844cm" svg:height="1.269cm" svg:x="13.772cm" svg:y="3.373cm" svg:viewBox="0 0 1845 1270" svg:d="M1845 861v409l-309-179c-22-21-44-39-64-51-21-12-43-20-65-24l-1407-812 14-8 341-196 1278 738z">
          <text:p/>
        </draw:path>
        <draw:polygon draw:style-name="gr7" draw:text-style-name="P1" draw:layer="layout" svg:width="0cm" svg:height="0cm" svg:x="14.534cm" svg:y="4.688cm" svg:viewBox="0 0 0 0" draw:points="0,0">
          <text:p/>
        </draw:polygon>
        <draw:polygon draw:style-name="gr6" draw:text-style-name="P3" draw:layer="layout" svg:width="0.752cm" svg:height="0.957cm" svg:x="15.404cm" svg:y="3.677cm" svg:viewBox="0 0 753 958" draw:points="226,548 212,557 0,434 753,0 753,654 226,958">
          <text:p/>
        </draw:polygon>
        <draw:polygon draw:style-name="gr7" draw:text-style-name="P1" draw:layer="layout" svg:width="0cm" svg:height="0cm" svg:x="14.534cm" svg:y="4.688cm" svg:viewBox="0 0 0 0" draw:points="0,0">
          <text:p/>
        </draw:polygon>
        <draw:path draw:style-name="gr6" draw:text-style-name="P3" draw:layer="layout" svg:width="0.55cm" svg:height="1.791cm" svg:x="15.922cm" svg:y="5.088cm" svg:viewBox="0 0 551 1792" svg:d="M551 1633v-41c0-23-9-45-25-66v-41c6-13 10-26 10-40v-41c0-82-117-149-260-149v-1255 1255c-144 0-260 67-260 149v41c0 14 3 27 9 40v41c-16 21-25 43-25 66v41c0 64 67 122 170 147 103 24 222 11 300-35 52-30 81-70 81-112z">
          <text:p/>
        </draw:path>
        <draw:polygon draw:style-name="gr7" draw:text-style-name="P1" draw:layer="layout" svg:width="0cm" svg:height="0cm" svg:x="14.534cm" svg:y="4.688cm" svg:viewBox="0 0 0 0" draw:points="0,0">
          <text:p/>
        </draw:polygon>
        <draw:path draw:style-name="gr6" draw:text-style-name="P3" draw:layer="layout" svg:width="0.67cm" svg:height="0.387cm" svg:x="15.862cm" svg:y="4.894cm" svg:viewBox="0 0 671 388" svg:d="M573 57c-13-7-27-14-42-20-117-49-274-49-391 0-14 5-27 12-40 19 0 0-1 1-2 1-131 76-131 198 0 274s343 76 475 0c131-76 131-198 0-274z">
          <text:p/>
        </draw:path>
        <draw:polygon draw:style-name="gr7" draw:text-style-name="P1" draw:layer="layout" svg:width="0cm" svg:height="0cm" svg:x="14.534cm" svg:y="4.688cm" svg:viewBox="0 0 0 0" draw:points="0,0">
          <text:p/>
        </draw:polygon>
        <draw:path draw:style-name="gr6" draw:text-style-name="P3" draw:layer="layout" svg:width="0.46cm" svg:height="0.593cm" svg:x="16.661cm" svg:y="4.111cm" svg:viewBox="0 0 461 594" svg:d="M231 562c127 74 230 14 230-132 0-84-35-185-93-268-59-84-134-143-204-158-47-11-90-1-119 28-29 28-45 75-45 131 0 15 1 31 4 47 7 52 26 109 54 163 27 52 65 101 106 139 9 9 19 17 28 24 13 10 26 19 39 26z">
          <text:p/>
        </draw:path>
        <draw:polygon draw:style-name="gr7" draw:text-style-name="P1" draw:layer="layout" svg:width="0cm" svg:height="0cm" svg:x="14.534cm" svg:y="4.688cm" svg:viewBox="0 0 0 0" draw:points="0,0">
          <text:p/>
        </draw:polygon>
        <draw:path draw:style-name="gr6" draw:text-style-name="P3" draw:layer="layout" svg:width="0.459cm" svg:height="0.594cm" svg:x="13.269cm" svg:y="2.153cm" svg:viewBox="0 0 460 595" svg:d="M413 565c30-29 47-77 47-135s-17-125-47-189c-29-60-70-117-116-159s-96-70-141-79c-46-8-86 3-113 32-28 29-43 75-43 130 0 15 1 30 3 46 8 58 30 122 64 180 33 58 77 109 124 146 13 10 25 19 38 27 36 20 72 31 103 31 32 0 59-10 81-30z">
          <text:p/>
        </draw:path>
        <draw:polygon draw:style-name="gr7" draw:text-style-name="P1" draw:layer="layout" svg:width="0cm" svg:height="0cm" svg:x="14.534cm" svg:y="4.688cm" svg:viewBox="0 0 0 0" draw:points="0,0">
          <text:p/>
        </draw:polygon>
        <draw:path draw:style-name="gr6" draw:text-style-name="P3" draw:layer="layout" svg:width="0.55cm" svg:height="0.318cm" svg:x="15.922cm" svg:y="6.561cm" svg:viewBox="0 0 551 319" svg:d="M551 159c0 42-29 82-81 113-78 46-197 59-300 35-103-25-170-84-170-148 0-88 123-159 276-159 152 0 275 71 275 159z">
          <text:p/>
        </draw:path>
        <draw:polygon draw:style-name="gr7" draw:text-style-name="P1" draw:layer="layout" svg:width="0cm" svg:height="0cm" svg:x="14.534cm" svg:y="4.688cm" svg:viewBox="0 0 0 0" draw:points="0,0">
          <text:p/>
        </draw:polygon>
        <draw:path draw:style-name="gr6" draw:text-style-name="P3" draw:layer="layout" svg:width="0.549cm" svg:height="0.318cm" svg:x="13.507cm" svg:y="3.718cm" svg:viewBox="0 0 550 319" svg:d="M425 26c16 6 30 12 44 20 108 62 108 163 0 226-108 62-282 62-389 0-107-63-107-164 0-226 6-3 13-7 19-10 8-4 16-7 24-10 92-35 211-35 302 0z">
          <text:p/>
        </draw:path>
        <draw:polygon draw:style-name="gr7" draw:text-style-name="P1" draw:layer="layout" svg:width="0cm" svg:height="0cm" svg:x="14.534cm" svg:y="4.688cm" svg:viewBox="0 0 0 0" draw:points="0,0">
          <text:p/>
        </draw:polygon>
        <draw:path draw:style-name="gr6" draw:text-style-name="P3" draw:layer="layout" svg:width="0.55cm" svg:height="0.318cm" svg:x="12.48cm" svg:y="4.311cm" svg:viewBox="0 0 551 319" svg:d="M426 26c16 6 31 13 44 20 107 62 107 163 0 225-108 63-283 63-390 0-107-62-107-163 0-225 6-3 13-6 20-10 7-3 15-7 24-10 91-35 210-35 302 0z">
          <text:p/>
        </draw:path>
        <draw:polygon draw:style-name="gr7" draw:text-style-name="P1" draw:layer="layout" svg:width="0cm" svg:height="0cm" svg:x="14.534cm" svg:y="4.688cm" svg:viewBox="0 0 0 0" draw:points="0,0">
          <text:p/>
        </draw:polygon>
        <draw:path draw:style-name="gr6" draw:text-style-name="P3" draw:layer="layout" svg:width="0.55cm" svg:height="0.317cm" svg:x="14.784cm" svg:y="4.374cm" svg:viewBox="0 0 551 318" svg:d="M524 90c-22-21-44-38-64-50-21-12-43-20-65-24-88-24-190-20-271 10-15 16-24 33-24 51v-40c-7 3-13 6-19 10-99 57-108 148-21 212 87 63 243 78 362 35s163-131 102-204z">
          <text:p/>
        </draw:path>
        <draw:polygon draw:style-name="gr7" draw:text-style-name="P1" draw:layer="layout" svg:width="0cm" svg:height="0cm" svg:x="14.534cm" svg:y="4.688cm" svg:viewBox="0 0 0 0" draw:points="0,0">
          <text:p/>
        </draw:polygon>
        <draw:path draw:style-name="gr6" draw:text-style-name="P3" draw:layer="layout" svg:width="0.67cm" svg:height="0.35cm" svg:x="15.862cm" svg:y="4.931cm" svg:viewBox="0 0 671 351" svg:d="M99 20l1 55c0 76 105 137 235 137s236-61 236-137c0-27-14-53-40-75 15 6 29 13 42 20 131 76 131 199 0 274-132 76-344 76-475 0-131-75-131-198 0-274 1 0 2-1 2-1z">
          <text:p/>
        </draw:path>
        <draw:polygon draw:style-name="gr7" draw:text-style-name="P1" draw:layer="layout" svg:width="0cm" svg:height="0cm" svg:x="14.534cm" svg:y="4.688cm" svg:viewBox="0 0 0 0" draw:points="0,0">
          <text:p/>
        </draw:polygon>
        <draw:path draw:style-name="gr6" draw:text-style-name="P3" draw:layer="layout" svg:width="0.46cm" svg:height="0.593cm" svg:x="16.661cm" svg:y="4.111cm" svg:viewBox="0 0 461 594" svg:d="M192 536c31 11 59 9 81-3 30-18 46-55 46-103 0-59-24-128-64-186-41-58-93-99-141-110-26-5-49-3-67 8-22 13-37 36-43 68-3-16-4-32-4-47 0-56 16-103 45-131 29-29 72-39 119-28 70 15 145 74 204 158 58 83 93 184 93 268 0 146-103 206-230 132-13-7-26-16-39-26z">
          <text:p/>
        </draw:path>
        <draw:polygon draw:style-name="gr7" draw:text-style-name="P1" draw:layer="layout" svg:width="0cm" svg:height="0cm" svg:x="14.534cm" svg:y="4.688cm" svg:viewBox="0 0 0 0" draw:points="0,0">
          <text:p/>
        </draw:polygon>
        <draw:path draw:style-name="gr6" draw:text-style-name="P3" draw:layer="layout" svg:width="0.459cm" svg:height="0.594cm" svg:x="13.269cm" svg:y="2.153cm" svg:viewBox="0 0 460 595" svg:d="M191 537c13 10 25 19 38 27 36 20 72 31 103 31 32 0 59-10 81-30 30-29 47-77 47-135s-17-125-47-189c-29-60-70-117-116-159s-96-70-141-79c-46-8-86 3-113 32-28 29-43 75-43 130 0 15 1 30 3 46 6-31 21-55 43-68 32-18 78-12 123 18 45 29 89 81 117 138 21 45 33 91 33 131s-12 73-33 94c-4 4-9 7-15 10-22 12-50 14-80 3z">
          <text:p/>
        </draw:path>
        <draw:polygon draw:style-name="gr7" draw:text-style-name="P1" draw:layer="layout" svg:width="0cm" svg:height="0cm" svg:x="14.534cm" svg:y="4.688cm" svg:viewBox="0 0 0 0" draw:points="0,0">
          <text:p/>
        </draw:polygon>
        <draw:path draw:style-name="gr6" draw:text-style-name="P3" draw:layer="layout" svg:width="0.47cm" svg:height="0.248cm" svg:x="15.962cm" svg:y="4.894cm" svg:viewBox="0 0 471 249" svg:d="M471 112c0-27-14-53-40-75-116-49-274-49-391 0-26 22-40 48-40 75 0 76 105 137 236 137 130 0 235-61 235-137z">
          <text:p/>
        </draw:path>
        <draw:polygon draw:style-name="gr7" draw:text-style-name="P1" draw:layer="layout" svg:width="0cm" svg:height="0cm" svg:x="14.534cm" svg:y="4.688cm" svg:viewBox="0 0 0 0" draw:points="0,0">
          <text:p/>
        </draw:polygon>
        <draw:path draw:style-name="gr6" draw:text-style-name="P3" draw:layer="layout" svg:width="0.45cm" svg:height="0.26cm" svg:x="12.829cm" svg:y="5.205cm" svg:viewBox="0 0 451 261" svg:d="M66 38c65-37 161-48 245-28s140 68 140 121c0 72-101 130-226 130-124 0-225-58-225-130 0-35 24-68 66-93z">
          <text:p/>
        </draw:path>
        <draw:polygon draw:style-name="gr7" draw:text-style-name="P1" draw:layer="layout" svg:width="0cm" svg:height="0cm" svg:x="14.534cm" svg:y="4.688cm" svg:viewBox="0 0 0 0" draw:points="0,0">
          <text:p/>
        </draw:polygon>
        <draw:path draw:style-name="gr6" draw:text-style-name="P3" draw:layer="layout" svg:width="0.314cm" svg:height="0.411cm" svg:x="16.665cm" svg:y="4.244cm" svg:viewBox="0 0 315 412" svg:d="M269 402c30-18 46-55 46-103 0-59-24-127-64-185-41-59-93-100-142-111-25-5-48-3-66 8-22 13-37 36-43 69 7 52 26 109 54 162 27 52 64 101 106 139 9 9 19 17 28 24 31 11 59 9 81-3z">
          <text:p/>
        </draw:path>
        <draw:polygon draw:style-name="gr7" draw:text-style-name="P1" draw:layer="layout" svg:width="0cm" svg:height="0cm" svg:x="14.534cm" svg:y="4.688cm" svg:viewBox="0 0 0 0" draw:points="0,0">
          <text:p/>
        </draw:polygon>
        <draw:path draw:style-name="gr6" draw:text-style-name="P3" draw:layer="layout" svg:width="0.315cm" svg:height="0.41cm" svg:x="13.272cm" svg:y="2.285cm" svg:viewBox="0 0 316 411" svg:d="M283 391c21-21 33-54 33-94s-12-86-33-131c-27-57-71-109-116-138-45-30-91-36-124-18-22 13-37 37-43 68 8 58 30 122 64 180s78 109 125 146c30 11 58 9 80-3 5-3 10-6 14-10z">
          <text:p/>
        </draw:path>
        <draw:polygon draw:style-name="gr7" draw:text-style-name="P1" draw:layer="layout" svg:width="0cm" svg:height="0cm" svg:x="14.534cm" svg:y="4.688cm" svg:viewBox="0 0 0 0" draw:points="0,0">
          <text:p/>
        </draw:polygon>
        <draw:path draw:style-name="gr6" draw:text-style-name="P3" draw:layer="layout" svg:width="0.5cm" svg:height="0.217cm" svg:x="15.947cm" svg:y="6.396cm" svg:viewBox="0 0 501 218" svg:d="M0 218c45-57 143-93 250-93 109 0 206 36 251 93v-42-32c0-79-112-144-251-144-138 0-250 65-250 144v32z">
          <text:p/>
        </draw:path>
        <draw:polygon draw:style-name="gr7" draw:text-style-name="P1" draw:layer="layout" svg:width="0cm" svg:height="0cm" svg:x="14.534cm" svg:y="4.688cm" svg:viewBox="0 0 0 0" draw:points="0,0">
          <text:p/>
        </draw:polygon>
        <draw:path draw:style-name="gr6" draw:text-style-name="P3" draw:layer="layout" svg:width="0.3cm" svg:height="0.173cm" svg:x="16.047cm" svg:y="6.633cm" svg:viewBox="0 0 301 174" svg:d="M301 88c0 23-16 45-44 61-44 25-108 32-164 19s-93-45-93-80c0-48 67-88 150-88s151 40 151 88z">
          <text:p/>
        </draw:path>
        <draw:polygon draw:style-name="gr7" draw:text-style-name="P1" draw:layer="layout" svg:width="0cm" svg:height="0cm" svg:x="14.534cm" svg:y="4.688cm" svg:viewBox="0 0 0 0" draw:points="0,0">
          <text:p/>
        </draw:polygon>
        <draw:path draw:style-name="gr6" draw:text-style-name="P3" draw:layer="layout" svg:width="0.3cm" svg:height="0.173cm" svg:x="16.047cm" svg:y="6.633cm" svg:viewBox="0 0 301 174" svg:d="M150 0c83 0 151 40 151 88 0 23-16 45-44 61-44 25-108 32-164 19s-93-45-93-80c0-48 67-88 150-88v88z">
          <text:p/>
        </draw:path>
        <draw:polygon draw:style-name="gr7" draw:text-style-name="P1" draw:layer="layout" svg:width="0cm" svg:height="0cm" svg:x="14.534cm" svg:y="4.688cm" svg:viewBox="0 0 0 0" draw:points="0,0">
          <text:p/>
        </draw:polygon>
        <draw:path draw:style-name="gr6" draw:text-style-name="P3" draw:layer="layout" svg:width="0.55cm" svg:height="0.318cm" svg:x="12.48cm" svg:y="4.311cm" svg:viewBox="0 0 551 319" svg:d="M426 26c16 16 24 33 24 51 0 56-79 101-175 101-97 0-175-45-175-101 0-18 8-35 24-51 91-35 210-35 302 0 16 16 24 33 24 51 0 56-79 101-175 101-97 0-175-45-175-101 0-18 8-35 24-51-9 3-17 7-24 10v41-41c-7 4-14 7-20 10-107 62-107 163 0 225 107 63 282 63 390 0 107-62 107-163 0-225-13-7-28-14-44-20z">
          <text:p/>
        </draw:path>
        <draw:polygon draw:style-name="gr7" draw:text-style-name="P1" draw:layer="layout" svg:width="0cm" svg:height="0cm" svg:x="14.534cm" svg:y="4.688cm" svg:viewBox="0 0 0 0" draw:points="0,0">
          <text:p/>
        </draw:polygon>
        <draw:path draw:style-name="gr6" draw:text-style-name="P3" draw:layer="layout" svg:width="0.549cm" svg:height="0.318cm" svg:x="13.507cm" svg:y="3.718cm" svg:viewBox="0 0 550 319" svg:d="M425 26c16 15 24 33 24 51 0 55-78 101-175 101-96 0-175-46-175-101v-41c8-4 16-7 24-10 92-35 211-35 302 0 16 15 24 33 24 51 0 55-78 101-175 101-96 0-175-46-175-101 0-18 9-36 24-51-15 15-24 33-24 51v-41c-6 3-13 7-19 10-107 62-107 163 0 226 107 62 281 62 389 0 108-63 108-164 0-226-14-8-28-14-44-20z">
          <text:p/>
        </draw:path>
        <draw:polygon draw:style-name="gr7" draw:text-style-name="P1" draw:layer="layout" svg:width="0cm" svg:height="0cm" svg:x="14.534cm" svg:y="4.688cm" svg:viewBox="0 0 0 0" draw:points="0,0">
          <text:p/>
        </draw:polygon>
        <draw:path draw:style-name="gr6" draw:text-style-name="P3" draw:layer="layout" svg:width="0.55cm" svg:height="0.199cm" svg:x="15.922cm" svg:y="6.521cm" svg:viewBox="0 0 551 200" svg:d="M0 200c0-89 123-160 276-160 152 0 275 71 275 160v-41c0-24-9-46-25-67-45-56-142-92-250-92s-206 36-251 92c-16 21-25 43-25 67z">
          <text:p/>
        </draw:path>
        <draw:polygon draw:style-name="gr7" draw:text-style-name="P1" draw:layer="layout" svg:width="0cm" svg:height="0cm" svg:x="14.534cm" svg:y="4.688cm" svg:viewBox="0 0 0 0" draw:points="0,0">
          <text:p/>
        </draw:polygon>
        <draw:path draw:style-name="gr6" draw:text-style-name="P3" draw:layer="layout" svg:width="0.519cm" svg:height="0.19cm" svg:x="15.938cm" svg:y="6.342cm" svg:viewBox="0 0 520 191" svg:d="M0 191c0-82 116-149 259-149 144 0 261 67 261 149v-41c0-82-117-150-261-150-143 0-259 68-259 150z">
          <text:p/>
        </draw:path>
        <draw:polygon draw:style-name="gr7" draw:text-style-name="P1" draw:layer="layout" svg:width="0cm" svg:height="0cm" svg:x="14.534cm" svg:y="4.688cm" svg:viewBox="0 0 0 0" draw:points="0,0">
          <text:p/>
        </draw:polygon>
        <draw:path draw:style-name="gr6" draw:text-style-name="P3" draw:layer="layout" svg:width="0.519cm" svg:height="0.189cm" svg:x="15.938cm" svg:y="6.383cm" svg:viewBox="0 0 520 190" svg:d="M9 190c-6-13-9-26-9-40 0-83 116-150 259-150 144 0 261 67 261 150 0 14-4 27-10 40v-32c0-80-112-145-251-145-138 0-250 65-250 145z">
          <text:p/>
        </draw:path>
        <draw:polygon draw:style-name="gr7" draw:text-style-name="P1" draw:layer="layout" svg:width="0cm" svg:height="0cm" svg:x="14.534cm" svg:y="4.688cm" svg:viewBox="0 0 0 0" draw:points="0,0">
          <text:p/>
        </draw:polygon>
        <draw:polygon draw:style-name="gr6" draw:text-style-name="P3" draw:layer="layout" svg:width="0.014cm" svg:height="0.417cm" svg:x="15.616cm" svg:y="4.225cm" svg:viewBox="0 0 15 418" draw:points="15,0 15,410 0,418 0,9">
          <text:p/>
        </draw:polygon>
        <draw:polygon draw:style-name="gr7" draw:text-style-name="P1" draw:layer="layout" svg:width="0cm" svg:height="0cm" svg:x="14.534cm" svg:y="4.688cm" svg:viewBox="0 0 0 0" draw:points="0,0">
          <text:p/>
        </draw:polygon>
        <draw:path draw:style-name="gr6" draw:text-style-name="P3" draw:layer="layout" svg:width="0.04cm" svg:height="0.075cm" svg:x="15.962cm" svg:y="4.931cm" svg:viewBox="0 0 41 76" svg:d="M41 0c-14 5-28 12-41 19l41-19c-27 22-41 48-41 76v-57z">
          <text:p/>
        </draw:path>
        <draw:polygon draw:style-name="gr7" draw:text-style-name="P1" draw:layer="layout" svg:width="0cm" svg:height="0cm" svg:x="14.534cm" svg:y="4.688cm" svg:viewBox="0 0 0 0" draw:points="0,0">
          <text:p/>
        </draw:polygon>
        <draw:path draw:style-name="gr6" draw:text-style-name="P3" draw:layer="layout" svg:width="0.35cm" svg:height="0.154cm" svg:x="14.884cm" svg:y="4.397cm" svg:viewBox="0 0 351 155" svg:d="M325 0c17 16 26 35 26 53 0 56-79 102-176 102-96 0-175-46-175-102 0-18 9-35 24-51-8 3-16 7-24 11v40c0 56 79 102 175 102 97 0 176-46 176-102 0-18-9-37-26-53z">
          <text:p/>
        </draw:path>
        <draw:polygon draw:style-name="gr7" draw:text-style-name="P1" draw:layer="layout" svg:width="0cm" svg:height="0cm" svg:x="14.534cm" svg:y="4.688cm" svg:viewBox="0 0 0 0" draw:points="0,0">
          <text:p/>
        </draw:polygon>
        <draw:path draw:style-name="gr8" draw:text-style-name="P1" draw:layer="layout" svg:width="0.256cm" svg:height="0.086cm" svg:x="16.047cm" svg:y="6.72cm" svg:viewBox="0 0 257 87" svg:d="M257 62c-43 25-107 32-164 19-56-13-93-45-93-81">
          <text:p/>
        </draw:path>
        <draw:path draw:style-name="gr8" draw:text-style-name="P1" draw:layer="layout" svg:width="0.3cm" svg:height="0.087cm" svg:x="16.047cm" svg:y="6.633cm" svg:viewBox="0 0 301 88" svg:d="M0 88c0-48 67-88 150-88s151 40 151 88">
          <text:p/>
        </draw:path>
        <draw:path draw:style-name="gr8" draw:text-style-name="P1" draw:layer="layout" svg:width="0.044cm" svg:height="0.061cm" svg:x="16.303cm" svg:y="6.72cm" svg:viewBox="0 0 45 62" svg:d="M45 0c0 24-16 46-45 62">
          <text:p/>
        </draw:path>
        <draw:path draw:style-name="gr8" draw:text-style-name="P1" draw:layer="layout" svg:width="0.469cm" svg:height="0.158cm" svg:x="15.922cm" svg:y="6.72cm" svg:viewBox="0 0 470 159" svg:d="M470 112c-78 47-196 60-300 35-103-25-170-83-170-147">
          <text:p/>
        </draw:path>
        <draw:path draw:style-name="gr8" draw:text-style-name="P1" draw:layer="layout" svg:width="0.55cm" svg:height="0.159cm" svg:x="15.922cm" svg:y="6.561cm" svg:viewBox="0 0 551 160" svg:d="M0 160c0-89 123-160 276-160 152 0 275 71 275 160">
          <text:p/>
        </draw:path>
        <draw:path draw:style-name="gr8" draw:text-style-name="P1" draw:layer="layout" svg:width="0.081cm" svg:height="0.112cm" svg:x="16.391cm" svg:y="6.72cm" svg:viewBox="0 0 82 113" svg:d="M82 0c0 42-29 83-82 113">
          <text:p/>
        </draw:path>
        <draw:path draw:style-name="gr8" draw:text-style-name="P1" draw:layer="layout" svg:width="0.55cm" svg:height="0.158cm" svg:x="15.922cm" svg:y="6.521cm" svg:viewBox="0 0 551 159" svg:d="M0 159c0-87 123-159 276-159 152 0 275 72 275 159">
          <text:p/>
        </draw:path>
        <draw:path draw:style-name="gr8" draw:text-style-name="P1" draw:layer="layout" svg:width="0.5cm" svg:height="0.144cm" svg:x="15.947cm" svg:y="6.396cm" svg:viewBox="0 0 501 145" svg:d="M0 145c0-79 112-145 250-145 139 0 251 66 251 145">
          <text:p/>
        </draw:path>
        <draw:path draw:style-name="gr8" draw:text-style-name="P1" draw:layer="layout" svg:width="0.009cm" svg:height="0.04cm" svg:x="15.938cm" svg:y="6.532cm" svg:viewBox="0 0 10 41" svg:d="M10 41c-7-13-10-26-10-41">
          <text:p/>
        </draw:path>
        <draw:path draw:style-name="gr8" draw:text-style-name="P1" draw:layer="layout" svg:width="0.519cm" svg:height="0.149cm" svg:x="15.938cm" svg:y="6.383cm" svg:viewBox="0 0 520 150" svg:d="M0 150c0-83 116-150 259-150 144 0 261 67 261 150">
          <text:p/>
        </draw:path>
        <draw:path draw:style-name="gr8" draw:text-style-name="P1" draw:layer="layout" svg:width="0.011cm" svg:height="0.04cm" svg:x="16.447cm" svg:y="6.532cm" svg:viewBox="0 0 12 41" svg:d="M12 0c0 15-5 28-12 41">
          <text:p/>
        </draw:path>
        <draw:path draw:style-name="gr8" draw:text-style-name="P1" draw:layer="layout" svg:width="0.519cm" svg:height="0.149cm" svg:x="15.938cm" svg:y="6.342cm" svg:viewBox="0 0 520 150" svg:d="M0 150c0-83 116-150 259-150 144 0 261 67 261 150">
          <text:p/>
        </draw:path>
        <draw:path draw:style-name="gr8" draw:text-style-name="P1" draw:layer="layout" svg:width="0.047cm" svg:height="0.134cm" svg:x="13.681cm" svg:y="2.582cm" svg:viewBox="0 0 48 135" svg:d="M0 135c31-29 48-76 48-135">
          <text:p/>
        </draw:path>
        <draw:path draw:style-name="gr8" draw:text-style-name="P1" draw:layer="layout" svg:width="0.412cm" svg:height="0.241cm" svg:x="13.269cm" svg:y="2.153cm" svg:viewBox="0 0 413 242" svg:d="M413 242c-29-60-70-118-116-160-45-42-95-70-140-79-47-8-87 3-114 32-28 29-43 75-43 131">
          <text:p/>
        </draw:path>
        <draw:path draw:style-name="gr8" draw:text-style-name="P1" draw:layer="layout" svg:width="0.229cm" svg:height="0.398cm" svg:x="13.269cm" svg:y="2.317cm" svg:viewBox="0 0 230 399" svg:d="M0 0c-1 69 24 152 67 226 42 75 103 138 163 173">
          <text:p/>
        </draw:path>
        <draw:path draw:style-name="gr8" draw:text-style-name="P1" draw:layer="layout" svg:width="0.183cm" svg:height="0.031cm" svg:x="13.498cm" svg:y="2.715cm" svg:viewBox="0 0 184 32" svg:d="M0 0c36 20 72 32 103 32 32 0 59-11 81-31">
          <text:p/>
        </draw:path>
        <draw:path draw:style-name="gr8" draw:text-style-name="P1" draw:layer="layout" svg:width="0.047cm" svg:height="0.189cm" svg:x="13.681cm" svg:y="2.393cm" svg:viewBox="0 0 48 190" svg:d="M48 190c0-59-17-126-48-190">
          <text:p/>
        </draw:path>
        <draw:line draw:style-name="gr8" draw:text-style-name="P1" draw:layer="layout" svg:x1="13.251cm" svg:y1="2.653cm" svg:x2="13.251cm" svg:y2="2cm">
          <text:p/>
        </draw:line>
        <draw:line draw:style-name="gr8" draw:text-style-name="P1" draw:layer="layout" svg:x1="14.313cm" svg:y1="3.267cm" svg:x2="13.251cm" svg:y2="2.653cm">
          <text:p/>
        </draw:line>
        <draw:line draw:style-name="gr8" draw:text-style-name="P1" draw:layer="layout" svg:x1="14.312cm" svg:y1="2.613cm" svg:x2="14.312cm" svg:y2="3.266cm">
          <text:p/>
        </draw:line>
        <draw:line draw:style-name="gr8" draw:text-style-name="P1" draw:layer="layout" svg:x1="13.251cm" svg:y1="2cm" svg:x2="14.313cm" svg:y2="2.614cm">
          <text:p/>
        </draw:line>
        <draw:path draw:style-name="gr8" draw:text-style-name="P1" draw:layer="layout" svg:width="0.033cm" svg:height="0.093cm" svg:x="13.554cm" svg:y="2.582cm" svg:viewBox="0 0 34 94" svg:d="M0 94c21-20 34-53 34-94">
          <text:p/>
        </draw:path>
        <draw:path draw:style-name="gr8" draw:text-style-name="P1" draw:layer="layout" svg:width="0.239cm" svg:height="0.166cm" svg:x="13.315cm" svg:y="2.285cm" svg:viewBox="0 0 240 167" svg:d="M240 167c-27-58-71-110-117-139-45-30-91-36-123-18">
          <text:p/>
        </draw:path>
        <draw:path draw:style-name="gr8" draw:text-style-name="P1" draw:layer="layout" svg:width="0.043cm" svg:height="0.068cm" svg:x="13.272cm" svg:y="2.295cm" svg:viewBox="0 0 44 69" svg:d="M44 0c-23 13-38 38-44 69">
          <text:p/>
        </draw:path>
        <draw:path draw:style-name="gr8" draw:text-style-name="P1" draw:layer="layout" svg:width="0.08cm" svg:height="0.01cm" svg:x="13.46cm" svg:y="2.685cm" svg:viewBox="0 0 81 11" svg:d="M0 3c31 12 59 10 81-3">
          <text:p/>
        </draw:path>
        <draw:path draw:style-name="gr8" draw:text-style-name="P1" draw:layer="layout" svg:width="0.014cm" svg:height="0.01cm" svg:x="13.54cm" svg:y="2.675cm" svg:viewBox="0 0 15 11" svg:d="M0 11c5-4 10-7 15-11">
          <text:p/>
        </draw:path>
        <draw:path draw:style-name="gr8" draw:text-style-name="P1" draw:layer="layout" svg:width="0.033cm" svg:height="0.131cm" svg:x="13.554cm" svg:y="2.451cm" svg:viewBox="0 0 34 132" svg:d="M34 132c0-40-13-87-34-132">
          <text:p/>
        </draw:path>
        <draw:line draw:style-name="gr8" draw:text-style-name="P1" draw:layer="layout" svg:x1="13.252cm" svg:y1="2cm" svg:x2="10.848cm" svg:y2="3.389cm">
          <text:p/>
        </draw:line>
        <draw:line draw:style-name="gr8" draw:text-style-name="P1" draw:layer="layout" svg:x1="10.848cm" svg:y1="3.388cm" svg:x2="10.848cm" svg:y2="4.041cm">
          <text:p/>
        </draw:line>
        <draw:line draw:style-name="gr8" draw:text-style-name="P1" draw:layer="layout" svg:x1="13.252cm" svg:y1="2.653cm" svg:x2="10.848cm" svg:y2="4.042cm">
          <text:p/>
        </draw:line>
        <draw:line draw:style-name="gr8" draw:text-style-name="P1" draw:layer="layout" svg:x1="17.669cm" svg:y1="5.204cm" svg:x2="16.078cm" svg:y2="6.123cm">
          <text:p/>
        </draw:line>
        <draw:line draw:style-name="gr8" draw:text-style-name="P1" draw:layer="layout" svg:x1="14.453cm" svg:y1="6.122cm" svg:x2="16.078cm" svg:y2="6.122cm">
          <text:p/>
        </draw:line>
        <draw:line draw:style-name="gr8" draw:text-style-name="P1" draw:layer="layout" svg:x1="13.322cm" svg:y1="6.776cm" svg:x2="14.454cm" svg:y2="6.122cm">
          <text:p/>
        </draw:line>
        <draw:line draw:style-name="gr8" draw:text-style-name="P1" draw:layer="layout" svg:x1="10.98cm" svg:y1="5.423cm" svg:x2="13.323cm" svg:y2="6.776cm">
          <text:p/>
        </draw:line>
        <draw:line draw:style-name="gr8" draw:text-style-name="P1" draw:layer="layout" svg:x1="10.848cm" svg:y1="4.041cm" svg:x2="10.981cm" svg:y2="5.424cm">
          <text:p/>
        </draw:line>
        <draw:line draw:style-name="gr8" draw:text-style-name="P1" draw:layer="layout" svg:x1="13.786cm" svg:y1="3.57cm" svg:x2="14.313cm" svg:y2="3.266cm">
          <text:p/>
        </draw:line>
        <draw:line draw:style-name="gr8" draw:text-style-name="P1" draw:layer="layout" svg:x1="13.787cm" svg:y1="3.569cm" svg:x2="13.772cm" svg:y2="3.578cm">
          <text:p/>
        </draw:line>
        <draw:line draw:style-name="gr8" draw:text-style-name="P1" draw:layer="layout" svg:x1="15.179cm" svg:y1="4.39cm" svg:x2="13.772cm" svg:y2="3.577cm">
          <text:p/>
        </draw:line>
        <draw:path draw:style-name="gr8" draw:text-style-name="P1" draw:layer="layout" svg:width="0.313cm" svg:height="0.047cm" svg:x="14.865cm" svg:y="4.373cm" svg:viewBox="0 0 314 48" svg:d="M0 48c83-49 209-61 314-32">
          <text:p/>
        </draw:path>
        <draw:path draw:style-name="gr8" draw:text-style-name="P1" draw:layer="layout" svg:width="0.55cm" svg:height="0.27cm" svg:x="14.784cm" svg:y="4.42cm" svg:viewBox="0 0 551 271" svg:d="M524 44c61 73 17 160-102 203s-275 28-362-35-78-154 21-212">
          <text:p/>
        </draw:path>
        <draw:line draw:style-name="gr8" draw:text-style-name="P1" draw:layer="layout" svg:x1="15.617cm" svg:y1="4.643cm" svg:x2="15.307cm" svg:y2="4.463cm">
          <text:p/>
        </draw:line>
        <draw:line draw:style-name="gr8" draw:text-style-name="P1" draw:layer="layout" svg:x1="15.631cm" svg:y1="4.634cm" svg:x2="15.616cm" svg:y2="4.643cm">
          <text:p/>
        </draw:line>
        <draw:line draw:style-name="gr8" draw:text-style-name="P1" draw:layer="layout" svg:x1="16.157cm" svg:y1="4.33cm" svg:x2="15.63cm" svg:y2="4.635cm">
          <text:p/>
        </draw:line>
        <draw:line draw:style-name="gr8" draw:text-style-name="P1" draw:layer="layout" svg:x1="17.669cm" svg:y1="5.205cm" svg:x2="16.156cm" svg:y2="4.33cm">
          <text:p/>
        </draw:line>
        <draw:path draw:style-name="gr8" draw:text-style-name="P1" draw:layer="layout" svg:width="0.389cm" svg:height="0.047cm" svg:x="13.588cm" svg:y="3.718cm" svg:viewBox="0 0 390 48" svg:d="M0 48c107-64 282-64 390 0">
          <text:p/>
        </draw:path>
        <draw:path draw:style-name="gr8" draw:text-style-name="P1" draw:layer="layout" svg:width="0.549cm" svg:height="0.272cm" svg:x="13.507cm" svg:y="3.764cm" svg:viewBox="0 0 550 273" svg:d="M469 0c108 62 108 164 0 226s-282 62-389 0-107-164 0-226">
          <text:p/>
        </draw:path>
        <draw:path draw:style-name="gr8" draw:text-style-name="P1" draw:layer="layout" svg:width="0.67cm" svg:height="0.33cm" svg:x="15.862cm" svg:y="4.951cm" svg:viewBox="0 0 671 331" svg:d="M98 0c-131 76-131 199 0 274 131 76 343 76 475 0 131-75 131-198 0-274">
          <text:p/>
        </draw:path>
        <draw:path draw:style-name="gr8" draw:text-style-name="P1" draw:layer="layout" svg:width="0.474cm" svg:height="0.056cm" svg:x="15.96cm" svg:y="4.894cm" svg:viewBox="0 0 475 57" svg:d="M475 57c-132-76-344-76-475 0">
          <text:p/>
        </draw:path>
        <draw:path draw:style-name="gr8" draw:text-style-name="P1" draw:layer="layout" svg:width="0.389cm" svg:height="0.046cm" svg:x="12.56cm" svg:y="4.311cm" svg:viewBox="0 0 390 47" svg:d="M0 47c108-63 283-63 390 0">
          <text:p/>
        </draw:path>
        <draw:path draw:style-name="gr8" draw:text-style-name="P1" draw:layer="layout" svg:width="0.55cm" svg:height="0.272cm" svg:x="12.48cm" svg:y="4.357cm" svg:viewBox="0 0 551 273" svg:d="M470 0c107 62 107 164 0 226-108 62-283 62-390 0s-107-164 0-226">
          <text:p/>
        </draw:path>
        <draw:path draw:style-name="gr8" draw:text-style-name="P1" draw:layer="layout" svg:width="0.384cm" svg:height="0.13cm" svg:x="12.895cm" svg:y="5.205cm" svg:viewBox="0 0 385 131" svg:d="M0 39c65-38 161-49 245-29 85 21 140 69 140 121">
          <text:p/>
        </draw:path>
        <draw:path draw:style-name="gr8" draw:text-style-name="P1" draw:layer="layout" svg:width="0.45cm" svg:height="0.13cm" svg:x="12.829cm" svg:y="5.335cm" svg:viewBox="0 0 451 131" svg:d="M451 0c0 73-101 131-226 131-124 0-225-58-225-131">
          <text:p/>
        </draw:path>
        <draw:path draw:style-name="gr8" draw:text-style-name="P1" draw:layer="layout" svg:width="0.066cm" svg:height="0.092cm" svg:x="12.829cm" svg:y="5.243cm" svg:viewBox="0 0 67 93" svg:d="M0 93c0-35 25-68 67-93">
          <text:p/>
        </draw:path>
        <draw:line draw:style-name="gr8" draw:text-style-name="P1" draw:layer="layout" svg:x1="17.669cm" svg:y1="4.552cm" svg:x2="16.156cm" svg:y2="3.677cm">
          <text:p/>
        </draw:line>
        <draw:line draw:style-name="gr8" draw:text-style-name="P1" draw:layer="layout" svg:x1="15.404cm" svg:y1="4.112cm" svg:x2="16.157cm" svg:y2="3.677cm">
          <text:p/>
        </draw:line>
        <draw:line draw:style-name="gr8" draw:text-style-name="P1" draw:layer="layout" svg:x1="17.668cm" svg:y1="4.551cm" svg:x2="17.668cm" svg:y2="5.204cm">
          <text:p/>
        </draw:line>
        <draw:path draw:style-name="gr8" draw:text-style-name="P1" draw:layer="layout" svg:width="0.064cm" svg:height="0.05cm" svg:x="15.243cm" svg:y="4.413cm" svg:viewBox="0 0 65 51" svg:d="M65 51c-22-21-45-39-65-51">
          <text:p/>
        </draw:path>
        <draw:path draw:style-name="gr8" draw:text-style-name="P1" draw:layer="layout" svg:width="0.065cm" svg:height="0.024cm" svg:x="15.178cm" svg:y="4.389cm" svg:viewBox="0 0 66 25" svg:d="M66 25c-21-13-43-21-66-25">
          <text:p/>
        </draw:path>
        <draw:line draw:style-name="gr8" draw:text-style-name="P1" draw:layer="layout" svg:x1="15.616cm" svg:y1="4.234cm" svg:x2="15.616cm" svg:y2="4.642cm">
          <text:p/>
        </draw:line>
        <draw:line draw:style-name="gr8" draw:text-style-name="P1" draw:layer="layout" svg:x1="15.617cm" svg:y1="4.235cm" svg:x2="14.126cm" svg:y2="3.373cm">
          <text:p/>
        </draw:line>
        <draw:path draw:style-name="gr8" draw:text-style-name="P1" draw:layer="layout" svg:width="0.026cm" svg:height="0.053cm" svg:x="15.208cm" svg:y="4.397cm" svg:viewBox="0 0 27 54" svg:d="M0 0c18 16 27 36 27 54">
          <text:p/>
        </draw:path>
        <draw:path draw:style-name="gr8" draw:text-style-name="P1" draw:layer="layout" svg:width="0.35cm" svg:height="0.101cm" svg:x="14.884cm" svg:y="4.45cm" svg:viewBox="0 0 351 102" svg:d="M351 0c0 56-79 102-176 102-96 0-175-46-175-102">
          <text:p/>
        </draw:path>
        <draw:path draw:style-name="gr8" draw:text-style-name="P1" draw:layer="layout" svg:width="0.024cm" svg:height="0.051cm" svg:x="14.884cm" svg:y="4.399cm" svg:viewBox="0 0 25 52" svg:d="M0 52c0-18 10-35 25-52">
          <text:p/>
        </draw:path>
        <draw:line draw:style-name="gr8" draw:text-style-name="P1" draw:layer="layout" svg:x1="15.631cm" svg:y1="4.225cm" svg:x2="15.616cm" svg:y2="4.235cm">
          <text:p/>
        </draw:line>
        <draw:line draw:style-name="gr8" draw:text-style-name="P1" draw:layer="layout" svg:x1="15.63cm" svg:y1="4.225cm" svg:x2="15.63cm" svg:y2="4.634cm">
          <text:p/>
        </draw:line>
        <draw:line draw:style-name="gr8" draw:text-style-name="P1" draw:layer="layout" svg:x1="16.156cm" svg:y1="3.677cm" svg:x2="16.156cm" svg:y2="4.33cm">
          <text:p/>
        </draw:line>
        <draw:path draw:style-name="gr8" draw:text-style-name="P1" draw:layer="layout" svg:width="0.067cm" svg:height="0.05cm" svg:x="16.824cm" svg:y="4.623cm" svg:viewBox="0 0 68 51" svg:d="M0 0c22 21 45 38 68 51">
          <text:p/>
        </draw:path>
        <draw:path draw:style-name="gr8" draw:text-style-name="P1" draw:layer="layout" svg:width="0.23cm" svg:height="0.164cm" svg:x="16.891cm" svg:y="4.541cm" svg:viewBox="0 0 231 165" svg:d="M0 133c127 74 231 14 231-133">
          <text:p/>
        </draw:path>
        <draw:path draw:style-name="gr8" draw:text-style-name="P1" draw:layer="layout" svg:width="0.163cm" svg:height="0.163cm" svg:x="16.661cm" svg:y="4.111cm" svg:viewBox="0 0 164 164" svg:d="M164 4c-47-11-90-1-119 28s-45 76-45 132">
          <text:p/>
        </draw:path>
        <draw:path draw:style-name="gr8" draw:text-style-name="P1" draw:layer="layout" svg:width="0.163cm" svg:height="0.348cm" svg:x="16.661cm" svg:y="4.275cm" svg:viewBox="0 0 164 349" svg:d="M0 0c0 57 16 123 45 185s72 121 119 164">
          <text:p/>
        </draw:path>
        <draw:path draw:style-name="gr8" draw:text-style-name="P1" draw:layer="layout" svg:width="0.297cm" svg:height="0.425cm" svg:x="16.824cm" svg:y="4.116cm" svg:viewBox="0 0 298 426" svg:d="M298 426c0-85-35-185-93-268-60-84-135-143-205-158">
          <text:p/>
        </draw:path>
        <draw:path draw:style-name="gr8" draw:text-style-name="P1" draw:layer="layout" svg:width="0.024cm" svg:height="0.051cm" svg:x="13.933cm" svg:y="3.744cm" svg:viewBox="0 0 25 52" svg:d="M0 0c16 16 25 34 25 52">
          <text:p/>
        </draw:path>
        <draw:path draw:style-name="gr8" draw:text-style-name="P1" draw:layer="layout" svg:width="0.35cm" svg:height="0.101cm" svg:x="13.607cm" svg:y="3.795cm" svg:viewBox="0 0 351 102" svg:d="M351 0c0 56-78 102-176 102-96 0-175-46-175-102">
          <text:p/>
        </draw:path>
        <draw:path draw:style-name="gr8" draw:text-style-name="P1" draw:layer="layout" svg:width="0.024cm" svg:height="0.051cm" svg:x="13.607cm" svg:y="3.744cm" svg:viewBox="0 0 25 52" svg:d="M0 52c0-18 9-36 25-52">
          <text:p/>
        </draw:path>
        <draw:path draw:style-name="gr8" draw:text-style-name="P1" draw:layer="layout" svg:width="0.04cm" svg:height="0.075cm" svg:x="15.962cm" svg:y="4.931cm" svg:viewBox="0 0 41 76" svg:d="M41 0c-26 22-41 48-41 76">
          <text:p/>
        </draw:path>
        <draw:path draw:style-name="gr8" draw:text-style-name="P1" draw:layer="layout" svg:width="0.47cm" svg:height="0.136cm" svg:x="15.962cm" svg:y="5.006cm" svg:viewBox="0 0 471 137" svg:d="M0 0c0 76 105 137 236 137 130 0 235-61 235-137">
          <text:p/>
        </draw:path>
        <draw:path draw:style-name="gr8" draw:text-style-name="P1" draw:layer="layout" svg:width="0.04cm" svg:height="0.075cm" svg:x="16.392cm" svg:y="4.931cm" svg:viewBox="0 0 41 76" svg:d="M41 76c0-28-14-54-41-76">
          <text:p/>
        </draw:path>
        <draw:path draw:style-name="gr8" draw:text-style-name="P1" draw:layer="layout" svg:width="0.024cm" svg:height="0.051cm" svg:x="12.905cm" svg:y="4.337cm" svg:viewBox="0 0 25 52" svg:d="M0 0c17 16 25 34 25 52">
          <text:p/>
        </draw:path>
        <draw:path draw:style-name="gr8" draw:text-style-name="P1" draw:layer="layout" svg:width="0.349cm" svg:height="0.101cm" svg:x="12.58cm" svg:y="4.388cm" svg:viewBox="0 0 350 102" svg:d="M350 0c0 56-78 102-174 102-98 0-176-46-176-102">
          <text:p/>
        </draw:path>
        <draw:path draw:style-name="gr8" draw:text-style-name="P1" draw:layer="layout" svg:width="0.024cm" svg:height="0.051cm" svg:x="12.58cm" svg:y="4.337cm" svg:viewBox="0 0 25 52" svg:d="M0 52c0-18 8-36 25-52">
          <text:p/>
        </draw:path>
        <draw:path draw:style-name="gr8" draw:text-style-name="P1" draw:layer="layout" svg:width="0.081cm" svg:height="0.011cm" svg:x="16.852cm" svg:y="4.644cm" svg:viewBox="0 0 82 12" svg:d="M0 4c31 12 59 10 82-4">
          <text:p/>
        </draw:path>
        <draw:path draw:style-name="gr8" draw:text-style-name="P1" draw:layer="layout" svg:width="0.046cm" svg:height="0.103cm" svg:x="16.933cm" svg:y="4.541cm" svg:viewBox="0 0 47 104" svg:d="M0 104c31-19 47-56 47-104">
          <text:p/>
        </draw:path>
        <draw:path draw:style-name="gr8" draw:text-style-name="P1" draw:layer="layout" svg:width="0.066cm" svg:height="0.01cm" svg:x="16.708cm" svg:y="4.244cm" svg:viewBox="0 0 67 11" svg:d="M67 3c-25-6-49-4-67 8">
          <text:p/>
        </draw:path>
        <draw:path draw:style-name="gr8" draw:text-style-name="P1" draw:layer="layout" svg:width="0.043cm" svg:height="0.069cm" svg:x="16.665cm" svg:y="4.254cm" svg:viewBox="0 0 44 70" svg:d="M44 0c-23 14-38 37-44 70">
          <text:p/>
        </draw:path>
        <draw:path draw:style-name="gr8" draw:text-style-name="P1" draw:layer="layout" svg:width="0.205cm" svg:height="0.295cm" svg:x="16.774cm" svg:y="4.246cm" svg:viewBox="0 0 206 296" svg:d="M206 296c0-59-24-127-64-185-42-58-94-100-142-111">
          <text:p/>
        </draw:path>
        <draw:line draw:style-name="gr8" draw:text-style-name="P1" draw:layer="layout" svg:x1="16.197cm" svg:y1="5.088cm" svg:x2="16.197cm" svg:y2="6.342cm">
          <text:p/>
        </draw:line>
        <draw:line draw:style-name="gr8" draw:text-style-name="P1" draw:layer="layout" svg:x1="16.197cm" svg:y1="6.633cm" svg:x2="16.197cm" svg:y2="6.72cm">
          <text:p/>
        </draw:line>
        <draw:line draw:style-name="gr8" draw:text-style-name="P1" draw:layer="layout" svg:x1="15.922cm" svg:y1="6.72cm" svg:x2="15.922cm" svg:y2="6.679cm">
          <text:p/>
        </draw:line>
        <draw:line draw:style-name="gr8" draw:text-style-name="P1" draw:layer="layout" svg:x1="16.472cm" svg:y1="6.72cm" svg:x2="16.472cm" svg:y2="6.679cm">
          <text:p/>
        </draw:line>
        <draw:line draw:style-name="gr8" draw:text-style-name="P1" draw:layer="layout" svg:x1="15.947cm" svg:y1="6.613cm" svg:x2="15.947cm" svg:y2="6.54cm">
          <text:p/>
        </draw:line>
        <draw:line draw:style-name="gr8" draw:text-style-name="P1" draw:layer="layout" svg:x1="16.447cm" svg:y1="6.613cm" svg:x2="16.447cm" svg:y2="6.54cm">
          <text:p/>
        </draw:line>
        <draw:line draw:style-name="gr8" draw:text-style-name="P1" draw:layer="layout" svg:x1="15.938cm" svg:y1="6.532cm" svg:x2="15.938cm" svg:y2="6.491cm">
          <text:p/>
        </draw:line>
        <draw:line draw:style-name="gr8" draw:text-style-name="P1" draw:layer="layout" svg:x1="16.457cm" svg:y1="6.532cm" svg:x2="16.457cm" svg:y2="6.491cm">
          <text:p/>
        </draw:line>
        <draw:line draw:style-name="gr8" draw:text-style-name="P1" draw:layer="layout" svg:x1="15.962cm" svg:y1="4.95cm" svg:x2="15.962cm" svg:y2="5.006cm">
          <text:p/>
        </draw:line>
        <draw:line draw:style-name="gr8" draw:text-style-name="P1" draw:layer="layout" svg:x1="14.884cm" svg:y1="4.45cm" svg:x2="14.884cm" svg:y2="4.41cm">
          <text:p/>
        </draw:line>
        <draw:line draw:style-name="gr8" draw:text-style-name="P1" draw:layer="layout" svg:x1="13.607cm" svg:y1="3.795cm" svg:x2="13.607cm" svg:y2="3.754cm">
          <text:p/>
        </draw:line>
        <draw:line draw:style-name="gr8" draw:text-style-name="P1" draw:layer="layout" svg:x1="12.58cm" svg:y1="4.388cm" svg:x2="12.58cm" svg:y2="4.347cm">
          <text:p/>
        </draw:line>
        <draw:path draw:style-name="gr6" draw:text-style-name="P3" draw:layer="layout" svg:width="6.82cm" svg:height="5.126cm" svg:x="19.525cm" svg:y="1.67cm" svg:viewBox="0 0 6821 5127" svg:d="M2805 788l247-102 552 319h1627l1590 918v653l-1513 874-525-304-14-8-309 179c-45 9-85 31-130 74l-867 500v623l-1060 613-2403-1388v-653l74-776 23-4 16-405 19-197 2024-1170c-50-6-97-20-133-41-49-28-76-66-76-106v-41c0-13 3-27 9-40v-40c-16-21-25-44-25-67v-40c0-88 123-159 275-159s275 71 275 159v40c0 23-9 46-25 67v40c6 13 9 27 9 40l2 5 26 12 247 387z">
          <text:p/>
        </draw:path>
        <draw:polygon draw:style-name="gr7" draw:text-style-name="P1" draw:layer="layout" svg:width="0cm" svg:height="0cm" svg:x="22.935cm" svg:y="4.426cm" svg:viewBox="0 0 0 0" draw:points="0,0">
          <text:p/>
        </draw:polygon>
        <draw:path draw:style-name="gr6" draw:text-style-name="P3" draw:layer="layout" svg:width="6.82cm" svg:height="4.122cm" svg:x="19.525cm" svg:y="2.021cm" svg:viewBox="0 0 6821 4123" svg:d="M1843 1921l870 503-1436-176 566-327-354 449-212-122 465 268-253-146 477 276-224-130 1028 594-804-464 1028 593-224-129 366 211-142-82 469 271-327-189-733 802 1060-613-1060 613-2403-1388 74-776 23-4 1689-243 95-14-164-379-1604 231 19-197 2024-1169c17 2 33 3 50 3v1254-1254c143 0 259-67 259-151l2-36 26 12-493 1144 389 56 77 11 191 27 395-914 552 318h1627l1590 918-1513 874-906-523-889 513c-230 119-581 114-800-12z">
          <text:p/>
        </draw:path>
        <draw:polygon draw:style-name="gr7" draw:text-style-name="P1" draw:layer="layout" svg:width="0cm" svg:height="0cm" svg:x="22.935cm" svg:y="4.426cm" svg:viewBox="0 0 0 0" draw:points="0,0">
          <text:p/>
        </draw:polygon>
        <draw:polygon draw:style-name="gr6" draw:text-style-name="P3" draw:layer="layout" svg:width="2.403cm" svg:height="2.041cm" svg:x="19.525cm" svg:y="4.755cm" svg:viewBox="0 0 2404 2042" draw:points="2404,2042 2404,1389 0,0 0,654">
          <text:p/>
        </draw:polygon>
        <draw:polygon draw:style-name="gr7" draw:text-style-name="P1" draw:layer="layout" svg:width="0cm" svg:height="0cm" svg:x="22.935cm" svg:y="4.426cm" svg:viewBox="0 0 0 0" draw:points="0,0">
          <text:p/>
        </draw:polygon>
        <draw:path draw:style-name="gr6" draw:text-style-name="P3" draw:layer="layout" svg:width="3.279cm" svg:height="1.155cm" svg:x="21.014cm" svg:y="4.186cm" svg:viewBox="0 0 3280 1156" svg:d="M3280 213l-367-211-888 513c-230 119-581 114-800-12l-870-503-355 204 253 146c29-46 112-73 196-64 83 8 144 50 144 99 0 42-46 80-115 95l804 464c29-46 111-74 194-65 84 9 145 50 145 99 0 44-46 82-115 96l142 82z">
          <text:p/>
        </draw:path>
        <draw:polygon draw:style-name="gr7" draw:text-style-name="P1" draw:layer="layout" svg:width="0cm" svg:height="0cm" svg:x="22.935cm" svg:y="4.426cm" svg:viewBox="0 0 0 0" draw:points="0,0">
          <text:p/>
        </draw:polygon>
        <draw:polygon draw:style-name="gr6" draw:text-style-name="P3" draw:layer="layout" svg:width="1.513cm" svg:height="1.527cm" svg:x="24.832cm" svg:y="3.592cm" svg:viewBox="0 0 1514 1528" draw:points="1514,0 1514,654 0,1528 0,875">
          <text:p/>
        </draw:polygon>
        <draw:polygon draw:style-name="gr7" draw:text-style-name="P1" draw:layer="layout" svg:width="0cm" svg:height="0cm" svg:x="22.935cm" svg:y="4.426cm" svg:viewBox="0 0 0 0" draw:points="0,0">
          <text:p/>
        </draw:polygon>
        <draw:polygon draw:style-name="gr6" draw:text-style-name="P3" draw:layer="layout" svg:width="1.06cm" svg:height="1.266cm" svg:x="21.928cm" svg:y="5.53cm" svg:viewBox="0 0 1061 1267" draw:points="1061,30 1061,654 0,1267 0,614 1061,0">
          <text:p/>
        </draw:polygon>
        <draw:polygon draw:style-name="gr7" draw:text-style-name="P1" draw:layer="layout" svg:width="0cm" svg:height="0cm" svg:x="22.935cm" svg:y="4.426cm" svg:viewBox="0 0 0 0" draw:points="0,0">
          <text:p/>
        </draw:polygon>
        <draw:polygon draw:style-name="gr6" draw:text-style-name="P3" draw:layer="layout" svg:width="1.59cm" svg:height="0.919cm" svg:x="21.716cm" svg:y="3.449cm" svg:viewBox="0 0 1591 920" draw:points="1591,592 1590,592 1167,838 1025,920 212,449 0,327 565,0">
          <text:p/>
        </draw:polygon>
        <draw:polygon draw:style-name="gr7" draw:text-style-name="P1" draw:layer="layout" svg:width="0cm" svg:height="0cm" svg:x="22.935cm" svg:y="4.426cm" svg:viewBox="0 0 0 0" draw:points="0,0">
          <text:p/>
        </draw:polygon>
        <draw:polygon draw:style-name="gr6" draw:text-style-name="P3" draw:layer="layout" svg:width="1.689cm" svg:height="0.635cm" svg:x="19.622cm" svg:y="3.34cm" svg:viewBox="0 0 1690 636" draw:points="16,232 1621,0 1690,393 0,636">
          <text:p/>
        </draw:polygon>
        <draw:polygon draw:style-name="gr7" draw:text-style-name="P1" draw:layer="layout" svg:width="0cm" svg:height="0cm" svg:x="22.935cm" svg:y="4.426cm" svg:viewBox="0 0 0 0" draw:points="0,0">
          <text:p/>
        </draw:polygon>
        <draw:path draw:style-name="gr6" draw:text-style-name="P3" draw:layer="layout" svg:width="1.632cm" svg:height="1.161cm" svg:x="22.661cm" svg:y="4.399cm" svg:viewBox="0 0 1633 1162" svg:d="M1633 0v408l-309 179c-45 9-85 31-129 74l-868 501v-30l-327-189z">
          <text:p/>
        </draw:path>
        <draw:polygon draw:style-name="gr7" draw:text-style-name="P1" draw:layer="layout" svg:width="0cm" svg:height="0cm" svg:x="22.935cm" svg:y="4.426cm" svg:viewBox="0 0 0 0" draw:points="0,0">
          <text:p/>
        </draw:polygon>
        <draw:polygon draw:style-name="gr6" draw:text-style-name="P3" draw:layer="layout" svg:width="1.235cm" svg:height="0.836cm" svg:x="22.07cm" svg:y="3.45cm" svg:viewBox="0 0 1236 837" draw:points="1236,592 814,837 0,367 211,0">
          <text:p/>
        </draw:polygon>
        <draw:polygon draw:style-name="gr7" draw:text-style-name="P1" draw:layer="layout" svg:width="0cm" svg:height="0cm" svg:x="22.935cm" svg:y="4.426cm" svg:viewBox="0 0 0 0" draw:points="0,0">
          <text:p/>
        </draw:polygon>
        <draw:polygon draw:style-name="gr6" draw:text-style-name="P3" draw:layer="layout" svg:width="0.906cm" svg:height="1.176cm" svg:x="23.926cm" svg:y="3.943cm" svg:viewBox="0 0 907 1177" draw:points="382,465 368,457 0,246 0,0 907,524 907,1177 382,873">
          <text:p/>
        </draw:polygon>
        <draw:polygon draw:style-name="gr7" draw:text-style-name="P1" draw:layer="layout" svg:width="0cm" svg:height="0cm" svg:x="22.935cm" svg:y="4.426cm" svg:viewBox="0 0 0 0" draw:points="0,0">
          <text:p/>
        </draw:polygon>
        <draw:path draw:style-name="gr6" draw:text-style-name="P3" draw:layer="layout" svg:width="1.67cm" svg:height="0.846cm" svg:x="21.368cm" svg:y="3.941cm" svg:viewBox="0 0 1671 847" svg:d="M0 0l870 503-870-258v-245l870 749-870-504 870 504c219 126 571 131 801 12v-246c-230 119-582 114-801-12z">
          <text:p/>
        </draw:path>
        <draw:polygon draw:style-name="gr7" draw:text-style-name="P1" draw:layer="layout" svg:width="0cm" svg:height="0cm" svg:x="22.935cm" svg:y="4.426cm" svg:viewBox="0 0 0 0" draw:points="0,0">
          <text:p/>
        </draw:polygon>
        <draw:polygon draw:style-name="gr6" draw:text-style-name="P3" draw:layer="layout" svg:width="0.74cm" svg:height="1.199cm" svg:x="21.525cm" svg:y="2.033cm" svg:viewBox="0 0 741 1200" draw:points="0,1144 494,0 741,387 390,1200">
          <text:p/>
        </draw:polygon>
        <draw:polygon draw:style-name="gr7" draw:text-style-name="P1" draw:layer="layout" svg:width="0cm" svg:height="0cm" svg:x="22.935cm" svg:y="4.426cm" svg:viewBox="0 0 0 0" draw:points="0,0">
          <text:p/>
        </draw:polygon>
        <draw:polygon draw:style-name="gr6" draw:text-style-name="P3" draw:layer="layout" svg:width="0.888cm" svg:height="0.758cm" svg:x="23.038cm" svg:y="3.943cm" svg:viewBox="0 0 889 759" draw:points="889,246 889,0 0,514 0,759">
          <text:p/>
        </draw:polygon>
        <draw:polygon draw:style-name="gr7" draw:text-style-name="P1" draw:layer="layout" svg:width="0cm" svg:height="0cm" svg:x="22.935cm" svg:y="4.426cm" svg:viewBox="0 0 0 0" draw:points="0,0">
          <text:p/>
        </draw:polygon>
        <draw:path draw:style-name="gr6" draw:text-style-name="P3" draw:layer="layout" svg:width="0.651cm" svg:height="0.375cm" svg:x="21.406cm" svg:y="3.273cm" svg:viewBox="0 0 652 376" svg:d="M514 342c15-6 29-13 42-21 127-74 127-193 0-266s-334-73-461 0-127 192 0 266c2 1 4 2 5 3 12 7 24 13 37 18 113 46 264 46 377 0z">
          <text:p/>
        </draw:path>
        <draw:polygon draw:style-name="gr7" draw:text-style-name="P1" draw:layer="layout" svg:width="0cm" svg:height="0cm" svg:x="22.935cm" svg:y="4.426cm" svg:viewBox="0 0 0 0" draw:points="0,0">
          <text:p/>
        </draw:polygon>
        <draw:path draw:style-name="gr6" draw:text-style-name="P3" draw:layer="layout" svg:width="0.651cm" svg:height="0.375cm" svg:x="21.406cm" svg:y="3.273cm" svg:viewBox="0 0 652 376" svg:d="M514 342c15-6 29-13 42-21 127-74 127-193 0-266s-334-73-461 0-127 192 0 266c2 1 4 2 5 3l-2-1 2-54-2 54 2 1c12 7 24 13 37 18 113 46 264 46 377 0 24-21 37-46 37-73 0-71-101-129-226-129-124 0-225 58-225 129 0 27 13 52 37 73-24-21-37-46-37-73 0-71 101-129 225-129 125 0 226 58 226 129 0 27-13 52-37 73z">
          <text:p/>
        </draw:path>
        <draw:polygon draw:style-name="gr7" draw:text-style-name="P1" draw:layer="layout" svg:width="0cm" svg:height="0cm" svg:x="22.935cm" svg:y="4.426cm" svg:viewBox="0 0 0 0" draw:points="0,0">
          <text:p/>
        </draw:polygon>
        <draw:path draw:style-name="gr6" draw:text-style-name="P3" draw:layer="layout" svg:width="0.459cm" svg:height="0.593cm" svg:x="25.338cm" svg:y="4.051cm" svg:viewBox="0 0 460 594" svg:d="M460 164c0-147-102-206-229-133-13 7-26 16-39 26-10 7-19 16-28 24-42 38-79 87-107 140-28 52-47 109-54 161-2 17-3 33-3 48 0 56 16 103 45 132 29 28 71 38 119 28 69-16 145-75 203-159 59-84 93-183 93-267z">
          <text:p/>
        </draw:path>
        <draw:polygon draw:style-name="gr7" draw:text-style-name="P1" draw:layer="layout" svg:width="0cm" svg:height="0cm" svg:x="22.935cm" svg:y="4.426cm" svg:viewBox="0 0 0 0" draw:points="0,0">
          <text:p/>
        </draw:polygon>
        <draw:path draw:style-name="gr6" draw:text-style-name="P3" draw:layer="layout" svg:width="0.46cm" svg:height="0.594cm" svg:x="21.945cm" svg:y="6.009cm" svg:viewBox="0 0 461 595" svg:d="M413 354c31-64 48-130 48-190 0-58-17-105-48-134-21-20-49-30-80-30-33 0-68 11-103 32-13 7-26 16-39 26-46 36-90 87-123 145-34 59-57 123-64 181-3 16-4 32-4 46 0 56 16 102 43 130 28 29 68 40 113 32 45-9 95-37 141-79 47-42 88-99 116-159z">
          <text:p/>
        </draw:path>
        <draw:polygon draw:style-name="gr7" draw:text-style-name="P1" draw:layer="layout" svg:width="0cm" svg:height="0cm" svg:x="22.935cm" svg:y="4.426cm" svg:viewBox="0 0 0 0" draw:points="0,0">
          <text:p/>
        </draw:polygon>
        <draw:polygon draw:style-name="gr6" draw:text-style-name="P3" draw:layer="layout" svg:width="0.586cm" svg:height="0.914cm" svg:x="21.991cm" svg:y="2.356cm" svg:viewBox="0 0 587 915" draw:points="0,888 339,102 587,0 191,915">
          <text:p/>
        </draw:polygon>
        <draw:polygon draw:style-name="gr7" draw:text-style-name="P1" draw:layer="layout" svg:width="0cm" svg:height="0cm" svg:x="22.935cm" svg:y="4.426cm" svg:viewBox="0 0 0 0" draw:points="0,0">
          <text:p/>
        </draw:polygon>
        <draw:path draw:style-name="gr6" draw:text-style-name="P3" draw:layer="layout" svg:width="0.55cm" svg:height="0.317cm" svg:x="21.456cm" svg:y="1.67cm" svg:viewBox="0 0 551 318" svg:d="M551 160c0 64-67 122-170 146-102 25-222 11-300-34-52-30-81-70-81-112 0-89 123-160 276-160 152 0 275 71 275 160z">
          <text:p/>
        </draw:path>
        <draw:polygon draw:style-name="gr7" draw:text-style-name="P1" draw:layer="layout" svg:width="0cm" svg:height="0cm" svg:x="22.935cm" svg:y="4.426cm" svg:viewBox="0 0 0 0" draw:points="0,0">
          <text:p/>
        </draw:polygon>
        <draw:polygon draw:style-name="gr6" draw:text-style-name="P3" draw:layer="layout" svg:width="0.955cm" svg:height="0.552cm" svg:x="21.928cm" svg:y="3.816cm" svg:viewBox="0 0 956 553" draw:points="142,0 956,471 814,553 0,82">
          <text:p/>
        </draw:polygon>
        <draw:polygon draw:style-name="gr7" draw:text-style-name="P1" draw:layer="layout" svg:width="0cm" svg:height="0cm" svg:x="22.935cm" svg:y="4.426cm" svg:viewBox="0 0 0 0" draw:points="0,0">
          <text:p/>
        </draw:polygon>
        <draw:polygon draw:style-name="gr6" draw:text-style-name="P3" draw:layer="layout" svg:width="0.566cm" svg:height="0.449cm" svg:x="20.802cm" svg:y="3.941cm" svg:viewBox="0 0 567 450" draw:points="567,245 567,0 0,328 212,450">
          <text:p/>
        </draw:polygon>
        <draw:polygon draw:style-name="gr7" draw:text-style-name="P1" draw:layer="layout" svg:width="0cm" svg:height="0cm" svg:x="22.935cm" svg:y="4.426cm" svg:viewBox="0 0 0 0" draw:points="0,0">
          <text:p/>
        </draw:polygon>
        <draw:path draw:style-name="gr6" draw:text-style-name="P3" draw:layer="layout" svg:width="0.459cm" svg:height="0.593cm" svg:x="25.338cm" svg:y="4.051cm" svg:viewBox="0 0 460 594" svg:d="M3 382c6 33 22 57 44 69 18 11 41 13 66 8 49-11 101-52 142-111 40-58 64-126 64-184 0-49-17-86-47-103-21-13-49-14-80-4 13-10 26-19 39-26 127-73 229-14 229 133 0 84-34 183-93 267-58 84-134 143-203 159-48 10-90 0-119-28-29-29-45-76-45-132 0-15 1-31 3-48z">
          <text:p/>
        </draw:path>
        <draw:polygon draw:style-name="gr7" draw:text-style-name="P1" draw:layer="layout" svg:width="0cm" svg:height="0cm" svg:x="22.935cm" svg:y="4.426cm" svg:viewBox="0 0 0 0" draw:points="0,0">
          <text:p/>
        </draw:polygon>
        <draw:path draw:style-name="gr6" draw:text-style-name="P3" draw:layer="layout" svg:width="0.46cm" svg:height="0.594cm" svg:x="21.945cm" svg:y="6.009cm" svg:viewBox="0 0 461 595" svg:d="M4 384c-3 16-4 32-4 46 0 56 16 102 43 130 28 29 68 40 113 32 45-9 95-37 141-79 47-42 88-99 116-159 31-64 48-130 48-190 0-58-17-105-48-134-21-20-49-30-80-30-33 0-68 11-103 32-13 7-26 16-39 26 31-11 59-9 81 3 5 3 9 7 14 11 21 19 33 52 33 92 0 41-12 88-33 132-28 57-71 109-116 138-45 30-91 37-123 18-22-13-37-37-43-68z">
          <text:p/>
        </draw:path>
        <draw:polygon draw:style-name="gr7" draw:text-style-name="P1" draw:layer="layout" svg:width="0cm" svg:height="0cm" svg:x="22.935cm" svg:y="4.426cm" svg:viewBox="0 0 0 0" draw:points="0,0">
          <text:p/>
        </draw:polygon>
        <draw:path draw:style-name="gr6" draw:text-style-name="P3" draw:layer="layout" svg:width="0.47cm" svg:height="0.271cm" svg:x="24.639cm" svg:y="3.573cm" svg:viewBox="0 0 471 272" svg:d="M471 136c0 55-58 105-146 126s-189 9-256-30c-44-25-69-60-69-96 0-76 105-136 235-136s236 60 236 136z">
          <text:p/>
        </draw:path>
        <draw:polygon draw:style-name="gr7" draw:text-style-name="P1" draw:layer="layout" svg:width="0cm" svg:height="0cm" svg:x="22.935cm" svg:y="4.426cm" svg:viewBox="0 0 0 0" draw:points="0,0">
          <text:p/>
        </draw:polygon>
        <draw:polygon draw:style-name="gr6" draw:text-style-name="P3" draw:layer="layout" svg:width="0.565cm" svg:height="0.449cm" svg:x="21.716cm" svg:y="3.449cm" svg:viewBox="0 0 566 450" draw:points="566,1 566,0 0,327 213,450 355,368">
          <text:p/>
        </draw:polygon>
        <draw:polygon draw:style-name="gr7" draw:text-style-name="P1" draw:layer="layout" svg:width="0cm" svg:height="0cm" svg:x="22.935cm" svg:y="4.426cm" svg:viewBox="0 0 0 0" draw:points="0,0">
          <text:p/>
        </draw:polygon>
        <draw:path draw:style-name="gr6" draw:text-style-name="P3" draw:layer="layout" svg:width="0.315cm" svg:height="0.41cm" svg:x="25.341cm" svg:y="4.101cm" svg:viewBox="0 0 316 411" svg:d="M316 114c0-49-17-86-47-103-22-13-50-14-81-4-10 7-19 16-28 24-41 38-78 87-106 140s-47 110-54 162c6 32 22 56 44 68 18 11 41 13 66 8 48-11 100-52 142-110 40-58 64-127 64-185z">
          <text:p/>
        </draw:path>
        <draw:polygon draw:style-name="gr7" draw:text-style-name="P1" draw:layer="layout" svg:width="0cm" svg:height="0cm" svg:x="22.935cm" svg:y="4.426cm" svg:viewBox="0 0 0 0" draw:points="0,0">
          <text:p/>
        </draw:polygon>
        <draw:path draw:style-name="gr6" draw:text-style-name="P3" draw:layer="layout" svg:width="0.314cm" svg:height="0.411cm" svg:x="21.949cm" svg:y="6.06cm" svg:viewBox="0 0 315 412" svg:d="M283 244c21-44 32-90 32-131 0-40-11-73-32-92-5-4-9-8-14-11-22-12-50-14-82-3-46 36-90 87-123 145-34 58-57 122-64 181 6 31 21 55 43 68 32 19 78 12 123-18 46-29 89-81 117-139z">
          <text:p/>
        </draw:path>
        <draw:polygon draw:style-name="gr7" draw:text-style-name="P1" draw:layer="layout" svg:width="0cm" svg:height="0cm" svg:x="22.935cm" svg:y="4.426cm" svg:viewBox="0 0 0 0" draw:points="0,0">
          <text:p/>
        </draw:polygon>
        <draw:polygon draw:style-name="gr6" draw:text-style-name="P3" draw:layer="layout" svg:width="0.416cm" svg:height="0.823cm" svg:x="21.914cm" svg:y="2.42cm" svg:viewBox="0 0 417 824" draw:points="0,813 77,824 417,38 352,0">
          <text:p/>
        </draw:polygon>
        <draw:polygon draw:style-name="gr7" draw:text-style-name="P1" draw:layer="layout" svg:width="0cm" svg:height="0cm" svg:x="22.935cm" svg:y="4.426cm" svg:viewBox="0 0 0 0" draw:points="0,0">
          <text:p/>
        </draw:polygon>
        <draw:path draw:style-name="gr6" draw:text-style-name="P3" draw:layer="layout" svg:width="0.5cm" svg:height="0.216cm" svg:x="21.481cm" svg:y="1.936cm" svg:viewBox="0 0 501 217" svg:d="M501 0v40 32c0 59-61 112-154 134-94 23-202 10-274-31-47-27-73-65-73-103v-32-40c14 17 33 32 56 46 63 36 154 53 244 44 88-10 163-43 201-90z">
          <text:p/>
        </draw:path>
        <draw:polygon draw:style-name="gr7" draw:text-style-name="P1" draw:layer="layout" svg:width="0cm" svg:height="0cm" svg:x="22.935cm" svg:y="4.426cm" svg:viewBox="0 0 0 0" draw:points="0,0">
          <text:p/>
        </draw:polygon>
        <draw:path draw:style-name="gr6" draw:text-style-name="P3" draw:layer="layout" svg:width="0.35cm" svg:height="0.202cm" svg:x="23.561cm" svg:y="4.408cm" svg:viewBox="0 0 351 203" svg:d="M51 173c50 29 125 38 191 22 65-15 109-52 109-94 0-56-80-101-176-101-97 0-175 45-175 101 0 28 18 53 51 72z">
          <text:p/>
        </draw:path>
        <draw:polygon draw:style-name="gr7" draw:text-style-name="P1" draw:layer="layout" svg:width="0cm" svg:height="0cm" svg:x="22.935cm" svg:y="4.426cm" svg:viewBox="0 0 0 0" draw:points="0,0">
          <text:p/>
        </draw:polygon>
        <draw:path draw:style-name="gr6" draw:text-style-name="P3" draw:layer="layout" svg:width="0.339cm" svg:height="0.196cm" svg:x="21.267cm" svg:y="4.47cm" svg:viewBox="0 0 340 197" svg:d="M224 197c70-15 116-53 116-96 0-49-61-91-145-99-84-9-166 18-195 64z">
          <text:p/>
        </draw:path>
        <draw:polygon draw:style-name="gr7" draw:text-style-name="P1" draw:layer="layout" svg:width="0cm" svg:height="0cm" svg:x="22.935cm" svg:y="4.426cm" svg:viewBox="0 0 0 0" draw:points="0,0">
          <text:p/>
        </draw:polygon>
        <draw:path draw:style-name="gr6" draw:text-style-name="P3" draw:layer="layout" svg:width="0.339cm" svg:height="0.196cm" svg:x="22.295cm" svg:y="5.063cm" svg:viewBox="0 0 340 197" svg:d="M224 197c70-14 116-52 116-96 0-49-61-90-146-99-83-9-165 19-194 65z">
          <text:p/>
        </draw:path>
        <draw:polygon draw:style-name="gr7" draw:text-style-name="P1" draw:layer="layout" svg:width="0cm" svg:height="0cm" svg:x="22.935cm" svg:y="4.426cm" svg:viewBox="0 0 0 0" draw:points="0,0">
          <text:p/>
        </draw:polygon>
        <draw:path draw:style-name="gr6" draw:text-style-name="P3" draw:layer="layout" svg:width="0.3cm" svg:height="0.173cm" svg:x="21.581cm" svg:y="1.742cm" svg:viewBox="0 0 301 174" svg:d="M151 174c-40 0-79-9-107-25s-44-38-44-61c0-49 67-88 151-88 83 0 150 39 150 88 0 47-67 86-150 86v-86z">
          <text:p/>
        </draw:path>
        <draw:polygon draw:style-name="gr7" draw:text-style-name="P1" draw:layer="layout" svg:width="0cm" svg:height="0cm" svg:x="22.935cm" svg:y="4.426cm" svg:viewBox="0 0 0 0" draw:points="0,0">
          <text:p/>
        </draw:polygon>
        <draw:path draw:style-name="gr6" draw:text-style-name="P3" draw:layer="layout" svg:width="0.3cm" svg:height="0.173cm" svg:x="21.581cm" svg:y="1.742cm" svg:viewBox="0 0 301 174" svg:d="M301 88c0 47-67 86-150 86-40 0-79-9-107-25s-44-38-44-61c0-49 67-88 151-88 83 0 150 39 150 88z">
          <text:p/>
        </draw:path>
        <draw:polygon draw:style-name="gr7" draw:text-style-name="P1" draw:layer="layout" svg:width="0cm" svg:height="0cm" svg:x="22.935cm" svg:y="4.426cm" svg:viewBox="0 0 0 0" draw:points="0,0">
          <text:p/>
        </draw:polygon>
        <draw:path draw:style-name="gr6" draw:text-style-name="P3" draw:layer="layout" svg:width="0.55cm" svg:height="0.199cm" svg:x="21.456cm" svg:y="1.829cm" svg:viewBox="0 0 551 200" svg:d="M551 0v40c0 24-9 47-25 68-38 47-113 80-201 90-89 9-181-8-244-44-23-14-42-29-56-46-16-21-25-44-25-68v-40c0 42 29 83 81 113 78 45 198 59 300 34 103-24 170-82 170-147z">
          <text:p/>
        </draw:path>
        <draw:polygon draw:style-name="gr7" draw:text-style-name="P1" draw:layer="layout" svg:width="0cm" svg:height="0cm" svg:x="22.935cm" svg:y="4.426cm" svg:viewBox="0 0 0 0" draw:points="0,0">
          <text:p/>
        </draw:polygon>
        <draw:path draw:style-name="gr6" draw:text-style-name="P3" draw:layer="layout" svg:width="0.52cm" svg:height="0.191cm" svg:x="21.472cm" svg:y="2.016cm" svg:viewBox="0 0 521 192" svg:d="M521 5l-2 36c0 83-116 151-259 151-17 0-33-1-50-3-50-6-97-21-134-42-49-28-76-66-76-106v-41c0 40 27 78 76 106 75 43 186 56 283 33 97-24 160-78 160-139z">
          <text:p/>
        </draw:path>
        <draw:polygon draw:style-name="gr7" draw:text-style-name="P1" draw:layer="layout" svg:width="0cm" svg:height="0cm" svg:x="22.935cm" svg:y="4.426cm" svg:viewBox="0 0 0 0" draw:points="0,0">
          <text:p/>
        </draw:polygon>
        <draw:polygon draw:style-name="gr6" draw:text-style-name="P3" draw:layer="layout" svg:width="0.164cm" svg:height="0.392cm" svg:x="21.242cm" svg:y="3.34cm" svg:viewBox="0 0 165 393" draw:points="165,378 70,393 0,0">
          <text:p/>
        </draw:polygon>
        <draw:polygon draw:style-name="gr7" draw:text-style-name="P1" draw:layer="layout" svg:width="0cm" svg:height="0cm" svg:x="22.935cm" svg:y="4.426cm" svg:viewBox="0 0 0 0" draw:points="0,0">
          <text:p/>
        </draw:polygon>
        <draw:path draw:style-name="gr6" draw:text-style-name="P3" draw:layer="layout" svg:width="0.518cm" svg:height="0.191cm" svg:x="21.472cm" svg:y="1.976cm" svg:viewBox="0 0 519 192" svg:d="M510 0v33c0 58-61 111-154 133-94 23-201 10-273-31-47-27-74-64-74-102v-33c-6 14-9 28-9 41 0 40 28 78 77 106 74 43 185 57 282 33s160-78 160-139c0-13-3-27-9-41z">
          <text:p/>
        </draw:path>
        <draw:polygon draw:style-name="gr7" draw:text-style-name="P1" draw:layer="layout" svg:width="0cm" svg:height="0cm" svg:x="22.935cm" svg:y="4.426cm" svg:viewBox="0 0 0 0" draw:points="0,0">
          <text:p/>
        </draw:polygon>
        <draw:polygon draw:style-name="gr6" draw:text-style-name="P3" draw:layer="layout" svg:width="0.014cm" svg:height="0.416cm" svg:x="24.293cm" svg:y="4.399cm" svg:viewBox="0 0 15 417" draw:points="15,8 15,417 0,409 0,0">
          <text:p/>
        </draw:polygon>
        <draw:polygon draw:style-name="gr7" draw:text-style-name="P1" draw:layer="layout" svg:width="0cm" svg:height="0cm" svg:x="22.935cm" svg:y="4.426cm" svg:viewBox="0 0 0 0" draw:points="0,0">
          <text:p/>
        </draw:polygon>
        <draw:polygon draw:style-name="gr6" draw:text-style-name="P3" draw:layer="layout" svg:width="1.604cm" svg:height="0.231cm" svg:x="19.638cm" svg:y="3.34cm" svg:viewBox="0 0 1605 232" draw:points="0,231 0,232 1605,0">
          <text:p/>
        </draw:polygon>
        <draw:polygon draw:style-name="gr7" draw:text-style-name="P1" draw:layer="layout" svg:width="0cm" svg:height="0cm" svg:x="22.935cm" svg:y="4.426cm" svg:viewBox="0 0 0 0" draw:points="0,0">
          <text:p/>
        </draw:polygon>
        <draw:polygon draw:style-name="gr6" draw:text-style-name="P3" draw:layer="layout" svg:width="1.025cm" svg:height="0.591cm" svg:x="22.281cm" svg:y="3.45cm" svg:viewBox="0 0 1026 592" draw:points="1026,592 1025,592 0,0">
          <text:p/>
        </draw:polygon>
        <draw:polygon draw:style-name="gr7" draw:text-style-name="P1" draw:layer="layout" svg:width="0cm" svg:height="0cm" svg:x="22.935cm" svg:y="4.426cm" svg:viewBox="0 0 0 0" draw:points="0,0">
          <text:p/>
        </draw:polygon>
        <draw:path draw:style-name="gr8" draw:text-style-name="P1" draw:layer="layout" svg:width="0.044cm" svg:height="0.061cm" svg:x="21.581cm" svg:y="1.829cm" svg:viewBox="0 0 45 62" svg:d="M45 62c-29-16-45-39-45-62">
          <text:p/>
        </draw:path>
        <draw:path draw:style-name="gr8" draw:text-style-name="P1" draw:layer="layout" svg:width="0.3cm" svg:height="0.087cm" svg:x="21.581cm" svg:y="1.742cm" svg:viewBox="0 0 301 88" svg:d="M0 88c0-48 67-88 151-88 83 0 150 40 150 88">
          <text:p/>
        </draw:path>
        <draw:path draw:style-name="gr8" draw:text-style-name="P1" draw:layer="layout" svg:width="0.256cm" svg:height="0.086cm" svg:x="21.625cm" svg:y="1.829cm" svg:viewBox="0 0 257 87" svg:d="M257 0c0 36-37 67-94 81-56 13-120 6-163-19">
          <text:p/>
        </draw:path>
        <draw:path draw:style-name="gr8" draw:text-style-name="P1" draw:layer="layout" svg:width="0.081cm" svg:height="0.112cm" svg:x="21.456cm" svg:y="1.829cm" svg:viewBox="0 0 82 113" svg:d="M82 113c-52-30-82-70-82-113">
          <text:p/>
        </draw:path>
        <draw:path draw:style-name="gr8" draw:text-style-name="P1" draw:layer="layout" svg:width="0.55cm" svg:height="0.159cm" svg:x="21.456cm" svg:y="1.67cm" svg:viewBox="0 0 551 160" svg:d="M0 160c0-89 123-160 276-160 152 0 275 71 275 160">
          <text:p/>
        </draw:path>
        <draw:path draw:style-name="gr8" draw:text-style-name="P1" draw:layer="layout" svg:width="0.469cm" svg:height="0.158cm" svg:x="21.537cm" svg:y="1.829cm" svg:viewBox="0 0 470 159" svg:d="M470 0c0 64-67 122-170 147s-222 11-300-35">
          <text:p/>
        </draw:path>
        <draw:path draw:style-name="gr8" draw:text-style-name="P1" draw:layer="layout" svg:width="0.081cm" svg:height="0.113cm" svg:x="21.456cm" svg:y="1.869cm" svg:viewBox="0 0 82 114" svg:d="M82 114c-52-31-82-72-82-114">
          <text:p/>
        </draw:path>
        <draw:path draw:style-name="gr8" draw:text-style-name="P1" draw:layer="layout" svg:width="0.469cm" svg:height="0.159cm" svg:x="21.537cm" svg:y="1.869cm" svg:viewBox="0 0 470 160" svg:d="M470 0c0 65-67 123-170 148s-222 11-300-34">
          <text:p/>
        </draw:path>
        <draw:path draw:style-name="gr8" draw:text-style-name="P1" draw:layer="layout" svg:width="0.073cm" svg:height="0.102cm" svg:x="21.481cm" svg:y="2.008cm" svg:viewBox="0 0 74 103" svg:d="M74 103c-47-28-74-65-74-103">
          <text:p/>
        </draw:path>
        <draw:path draw:style-name="gr8" draw:text-style-name="P1" draw:layer="layout" svg:width="0.427cm" svg:height="0.144cm" svg:x="21.554cm" svg:y="2.008cm" svg:viewBox="0 0 428 145" svg:d="M428 0c0 58-62 112-155 134-94 23-201 10-273-31">
          <text:p/>
        </draw:path>
        <draw:path draw:style-name="gr8" draw:text-style-name="P1" draw:layer="layout" svg:width="0.076cm" svg:height="0.106cm" svg:x="21.472cm" svg:y="2.016cm" svg:viewBox="0 0 77 107" svg:d="M77 107c-49-28-77-66-77-107">
          <text:p/>
        </draw:path>
        <draw:path draw:style-name="gr8" draw:text-style-name="P1" draw:layer="layout" svg:width="0.009cm" svg:height="0.04cm" svg:x="21.472cm" svg:y="1.976cm" svg:viewBox="0 0 10 41" svg:d="M0 41c0-13 3-27 10-41">
          <text:p/>
        </draw:path>
        <draw:path draw:style-name="gr8" draw:text-style-name="P1" draw:layer="layout" svg:width="0.009cm" svg:height="0.04cm" svg:x="21.981cm" svg:y="1.976cm" svg:viewBox="0 0 10 41" svg:d="M0 0c7 14 10 28 10 41">
          <text:p/>
        </draw:path>
        <draw:path draw:style-name="gr8" draw:text-style-name="P1" draw:layer="layout" svg:width="0.442cm" svg:height="0.15cm" svg:x="21.548cm" svg:y="2.016cm" svg:viewBox="0 0 443 151" svg:d="M443 0c0 61-63 115-161 139-97 24-208 11-282-33">
          <text:p/>
        </draw:path>
        <draw:path draw:style-name="gr8" draw:text-style-name="P1" draw:layer="layout" svg:width="0.076cm" svg:height="0.106cm" svg:x="21.472cm" svg:y="2.057cm" svg:viewBox="0 0 77 107" svg:d="M77 107c-49-29-77-67-77-107">
          <text:p/>
        </draw:path>
        <draw:path draw:style-name="gr8" draw:text-style-name="P1" draw:layer="layout" svg:width="0.442cm" svg:height="0.15cm" svg:x="21.548cm" svg:y="2.057cm" svg:viewBox="0 0 443 151" svg:d="M443 0c0 61-63 116-161 139-97 24-208 11-282-32">
          <text:p/>
        </draw:path>
        <draw:path draw:style-name="gr8" draw:text-style-name="P1" draw:layer="layout" svg:width="0.048cm" svg:height="0.189cm" svg:x="22.357cm" svg:y="6.173cm" svg:viewBox="0 0 49 190" svg:d="M0 190c31-64 49-131 49-190">
          <text:p/>
        </draw:path>
        <draw:path draw:style-name="gr8" draw:text-style-name="P1" draw:layer="layout" svg:width="0.182cm" svg:height="0.032cm" svg:x="22.175cm" svg:y="6.009cm" svg:viewBox="0 0 183 33" svg:d="M183 31c-21-21-49-31-81-31s-67 11-102 33">
          <text:p/>
        </draw:path>
        <draw:path draw:style-name="gr8" draw:text-style-name="P1" draw:layer="layout" svg:width="0.23cm" svg:height="0.397cm" svg:x="21.945cm" svg:y="6.041cm" svg:viewBox="0 0 231 398" svg:d="M231 0c-60 34-121 97-163 172-43 74-68 157-68 226">
          <text:p/>
        </draw:path>
        <draw:path draw:style-name="gr8" draw:text-style-name="P1" draw:layer="layout" svg:width="0.412cm" svg:height="0.24cm" svg:x="21.945cm" svg:y="6.362cm" svg:viewBox="0 0 413 241" svg:d="M0 76c0 56 16 102 43 130 28 29 69 41 114 33 45-10 95-38 141-80s87-99 115-159">
          <text:p/>
        </draw:path>
        <draw:path draw:style-name="gr8" draw:text-style-name="P1" draw:layer="layout" svg:width="0.048cm" svg:height="0.134cm" svg:x="22.357cm" svg:y="6.039cm" svg:viewBox="0 0 49 135" svg:d="M49 135c0-58-18-105-49-135">
          <text:p/>
        </draw:path>
        <draw:line draw:style-name="gr8" draw:text-style-name="P1" draw:layer="layout" svg:x1="21.928cm" svg:y1="6.796cm" svg:x2="21.928cm" svg:y2="6.143cm">
          <text:p/>
        </draw:line>
        <draw:line draw:style-name="gr8" draw:text-style-name="P1" draw:layer="layout" svg:x1="22.989cm" svg:y1="6.183cm" svg:x2="21.928cm" svg:y2="6.797cm">
          <text:p/>
        </draw:line>
        <draw:line draw:style-name="gr8" draw:text-style-name="P1" draw:layer="layout" svg:x1="22.988cm" svg:y1="5.53cm" svg:x2="22.988cm" svg:y2="6.183cm">
          <text:p/>
        </draw:line>
        <draw:line draw:style-name="gr8" draw:text-style-name="P1" draw:layer="layout" svg:x1="21.928cm" svg:y1="6.144cm" svg:x2="22.989cm" svg:y2="5.53cm">
          <text:p/>
        </draw:line>
        <draw:path draw:style-name="gr8" draw:text-style-name="P1" draw:layer="layout" svg:width="0.032cm" svg:height="0.131cm" svg:x="22.231cm" svg:y="6.173cm" svg:viewBox="0 0 33 132" svg:d="M0 132c21-44 33-90 33-132">
          <text:p/>
        </draw:path>
        <draw:path draw:style-name="gr8" draw:text-style-name="P1" draw:layer="layout" svg:width="0.014cm" svg:height="0.011cm" svg:x="22.217cm" svg:y="6.07cm" svg:viewBox="0 0 15 12" svg:d="M15 12c-5-4-10-9-15-12">
          <text:p/>
        </draw:path>
        <draw:path draw:style-name="gr8" draw:text-style-name="P1" draw:layer="layout" svg:width="0.081cm" svg:height="0.01cm" svg:x="22.136cm" svg:y="6.06cm" svg:viewBox="0 0 82 11" svg:d="M82 11c-23-13-51-15-82-3">
          <text:p/>
        </draw:path>
        <draw:path draw:style-name="gr8" draw:text-style-name="P1" draw:layer="layout" svg:width="0.043cm" svg:height="0.068cm" svg:x="21.949cm" svg:y="6.392cm" svg:viewBox="0 0 44 69" svg:d="M0 0c7 32 22 56 44 69">
          <text:p/>
        </draw:path>
        <draw:path draw:style-name="gr8" draw:text-style-name="P1" draw:layer="layout" svg:width="0.239cm" svg:height="0.167cm" svg:x="21.992cm" svg:y="6.304cm" svg:viewBox="0 0 240 168" svg:d="M0 157c33 19 79 12 124-18 45-29 88-82 116-139">
          <text:p/>
        </draw:path>
        <draw:path draw:style-name="gr8" draw:text-style-name="P1" draw:layer="layout" svg:width="0.032cm" svg:height="0.092cm" svg:x="22.231cm" svg:y="6.081cm" svg:viewBox="0 0 33 93" svg:d="M33 93c0-40-12-74-33-93">
          <text:p/>
        </draw:path>
        <draw:line draw:style-name="gr8" draw:text-style-name="P1" draw:layer="layout" svg:x1="21.929cm" svg:y1="6.144cm" svg:x2="19.525cm" svg:y2="4.755cm">
          <text:p/>
        </draw:line>
        <draw:line draw:style-name="gr8" draw:text-style-name="P1" draw:layer="layout" svg:x1="19.525cm" svg:y1="4.755cm" svg:x2="19.525cm" svg:y2="5.408cm">
          <text:p/>
        </draw:line>
        <draw:line draw:style-name="gr8" draw:text-style-name="P1" draw:layer="layout" svg:x1="21.929cm" svg:y1="6.797cm" svg:x2="19.525cm" svg:y2="5.408cm">
          <text:p/>
        </draw:line>
        <draw:line draw:style-name="gr8" draw:text-style-name="P1" draw:layer="layout" svg:x1="23.856cm" svg:y1="5.06cm" svg:x2="22.988cm" svg:y2="5.561cm">
          <text:p/>
        </draw:line>
        <draw:line draw:style-name="gr8" draw:text-style-name="P1" draw:layer="layout" svg:x1="24.294cm" svg:y1="4.807cm" svg:x2="23.984cm" svg:y2="4.987cm">
          <text:p/>
        </draw:line>
        <draw:line draw:style-name="gr8" draw:text-style-name="P1" draw:layer="layout" svg:x1="24.308cm" svg:y1="4.816cm" svg:x2="24.293cm" svg:y2="4.807cm">
          <text:p/>
        </draw:line>
        <draw:line draw:style-name="gr8" draw:text-style-name="P1" draw:layer="layout" svg:x1="24.833cm" svg:y1="5.12cm" svg:x2="24.307cm" svg:y2="4.815cm">
          <text:p/>
        </draw:line>
        <draw:line draw:style-name="gr8" draw:text-style-name="P1" draw:layer="layout" svg:x1="26.346cm" svg:y1="4.245cm" svg:x2="24.832cm" svg:y2="5.12cm">
          <text:p/>
        </draw:line>
        <draw:line draw:style-name="gr8" draw:text-style-name="P1" draw:layer="layout" svg:x1="22.989cm" svg:y1="5.531cm" svg:x2="20.802cm" svg:y2="4.268cm">
          <text:p/>
        </draw:line>
        <draw:line draw:style-name="gr8" draw:text-style-name="P1" draw:layer="layout" svg:x1="19.525cm" svg:y1="4.756cm" svg:x2="19.6cm" svg:y2="3.979cm">
          <text:p/>
        </draw:line>
        <draw:line draw:style-name="gr8" draw:text-style-name="P1" draw:layer="layout" svg:x1="21.407cm" svg:y1="3.718cm" svg:x2="19.599cm" svg:y2="3.98cm">
          <text:p/>
        </draw:line>
        <draw:line draw:style-name="gr8" draw:text-style-name="P1" draw:layer="layout" svg:x1="21.407cm" svg:y1="3.719cm" svg:x2="21.242cm" svg:y2="3.339cm">
          <text:p/>
        </draw:line>
        <draw:line draw:style-name="gr8" draw:text-style-name="P1" draw:layer="layout" svg:x1="19.638cm" svg:y1="3.571cm" svg:x2="21.243cm" svg:y2="3.339cm">
          <text:p/>
        </draw:line>
        <draw:line draw:style-name="gr8" draw:text-style-name="P1" draw:layer="layout" svg:x1="19.638cm" svg:y1="3.571cm" svg:x2="19.658cm" svg:y2="3.373cm">
          <text:p/>
        </draw:line>
        <draw:line draw:style-name="gr8" draw:text-style-name="P1" draw:layer="layout" svg:x1="19.657cm" svg:y1="3.374cm" svg:x2="21.682cm" svg:y2="2.204cm">
          <text:p/>
        </draw:line>
        <draw:line draw:style-name="gr8" draw:text-style-name="P1" draw:layer="layout" svg:x1="21.99cm" svg:y1="2.028cm" svg:x2="22cm" svg:y2="2.021cm">
          <text:p/>
        </draw:line>
        <draw:line draw:style-name="gr8" draw:text-style-name="P1" draw:layer="layout" svg:x1="21.998cm" svg:y1="2.021cm" svg:x2="22.019cm" svg:y2="2.034cm">
          <text:p/>
        </draw:line>
        <draw:line draw:style-name="gr8" draw:text-style-name="P1" draw:layer="layout" svg:x1="21.525cm" svg:y1="3.177cm" svg:x2="22.019cm" svg:y2="2.033cm">
          <text:p/>
        </draw:line>
        <draw:line draw:style-name="gr8" draw:text-style-name="P1" draw:layer="layout" svg:x1="21.525cm" svg:y1="3.176cm" svg:x2="22.183cm" svg:y2="3.271cm">
          <text:p/>
        </draw:line>
        <draw:line draw:style-name="gr8" draw:text-style-name="P1" draw:layer="layout" svg:x1="22.182cm" svg:y1="3.271cm" svg:x2="22.578cm" svg:y2="2.355cm">
          <text:p/>
        </draw:line>
        <draw:line draw:style-name="gr8" draw:text-style-name="P1" draw:layer="layout" svg:x1="22.577cm" svg:y1="2.355cm" svg:x2="23.13cm" svg:y2="2.675cm">
          <text:p/>
        </draw:line>
        <draw:line draw:style-name="gr8" draw:text-style-name="P1" draw:layer="layout" svg:x1="23.129cm" svg:y1="2.674cm" svg:x2="24.755cm" svg:y2="2.674cm">
          <text:p/>
        </draw:line>
        <draw:line draw:style-name="gr8" draw:text-style-name="P1" draw:layer="layout" svg:x1="24.755cm" svg:y1="2.674cm" svg:x2="26.346cm" svg:y2="3.593cm">
          <text:p/>
        </draw:line>
        <draw:line draw:style-name="gr8" draw:text-style-name="P1" draw:layer="layout" svg:x1="26.346cm" svg:y1="3.592cm" svg:x2="24.832cm" svg:y2="4.467cm">
          <text:p/>
        </draw:line>
        <draw:line draw:style-name="gr8" draw:text-style-name="P1" draw:layer="layout" svg:x1="23.926cm" svg:y1="3.943cm" svg:x2="24.833cm" svg:y2="4.467cm">
          <text:p/>
        </draw:line>
        <draw:line draw:style-name="gr8" draw:text-style-name="P1" draw:layer="layout" svg:x1="23.038cm" svg:y1="4.457cm" svg:x2="23.927cm" svg:y2="3.943cm">
          <text:p/>
        </draw:line>
        <draw:path draw:style-name="gr8" draw:text-style-name="P1" draw:layer="layout" svg:width="0.8cm" svg:height="0.098cm" svg:x="22.238cm" svg:y="4.444cm" svg:viewBox="0 0 801 99" svg:d="M801 12c-230 121-582 116-801-12">
          <text:p/>
        </draw:path>
        <draw:line draw:style-name="gr8" draw:text-style-name="P1" draw:layer="layout" svg:x1="21.368cm" svg:y1="3.941cm" svg:x2="22.239cm" svg:y2="4.445cm">
          <text:p/>
        </draw:line>
        <draw:line draw:style-name="gr8" draw:text-style-name="P1" draw:layer="layout" svg:x1="20.802cm" svg:y1="4.269cm" svg:x2="21.369cm" svg:y2="3.941cm">
          <text:p/>
        </draw:line>
        <draw:path draw:style-name="gr8" draw:text-style-name="P1" draw:layer="layout" svg:width="0.46cm" svg:height="0.055cm" svg:x="21.501cm" svg:y="3.593cm" svg:viewBox="0 0 461 56" svg:d="M0 0c127 75 334 75 461 0">
          <text:p/>
        </draw:path>
        <draw:path draw:style-name="gr8" draw:text-style-name="P1" draw:layer="layout" svg:width="0.651cm" svg:height="0.32cm" svg:x="21.406cm" svg:y="3.273cm" svg:viewBox="0 0 652 321" svg:d="M556 321c127-73 127-192 0-266-127-73-334-73-461 0-127 74-127 193 0 266">
          <text:p/>
        </draw:path>
        <draw:line draw:style-name="gr8" draw:text-style-name="P1" draw:layer="layout" svg:x1="23.307cm" svg:y1="4.042cm" svg:x2="22.281cm" svg:y2="3.449cm">
          <text:p/>
        </draw:line>
        <draw:line draw:style-name="gr8" draw:text-style-name="P1" draw:layer="layout" svg:x1="23.307cm" svg:y1="4.041cm" svg:x2="22.741cm" svg:y2="4.369cm">
          <text:p/>
        </draw:line>
        <draw:line draw:style-name="gr8" draw:text-style-name="P1" draw:layer="layout" svg:x1="22.282cm" svg:y1="3.449cm" svg:x2="21.716cm" svg:y2="3.777cm">
          <text:p/>
        </draw:line>
        <draw:line draw:style-name="gr8" draw:text-style-name="P1" draw:layer="layout" svg:x1="21.716cm" svg:y1="3.776cm" svg:x2="22.742cm" svg:y2="4.369cm">
          <text:p/>
        </draw:line>
        <draw:path draw:style-name="gr8" draw:text-style-name="P1" draw:layer="layout" svg:width="0.069cm" svg:height="0.096cm" svg:x="24.639cm" svg:y="3.708cm" svg:viewBox="0 0 70 97" svg:d="M70 97c-44-25-70-61-70-97">
          <text:p/>
        </draw:path>
        <draw:path draw:style-name="gr8" draw:text-style-name="P1" draw:layer="layout" svg:width="0.47cm" svg:height="0.135cm" svg:x="24.639cm" svg:y="3.573cm" svg:viewBox="0 0 471 136" svg:d="M0 136c0-75 105-136 235-136s236 61 236 136">
          <text:p/>
        </draw:path>
        <draw:path draw:style-name="gr8" draw:text-style-name="P1" draw:layer="layout" svg:width="0.401cm" svg:height="0.137cm" svg:x="24.708cm" svg:y="3.708cm" svg:viewBox="0 0 402 138" svg:d="M402 0c0 56-57 106-146 127-88 22-189 9-256-30">
          <text:p/>
        </draw:path>
        <draw:line draw:style-name="gr8" draw:text-style-name="P1" draw:layer="layout" svg:x1="19.639cm" svg:y1="3.571cm" svg:x2="19.622cm" svg:y2="3.976cm">
          <text:p/>
        </draw:line>
        <draw:line draw:style-name="gr8" draw:text-style-name="P1" draw:layer="layout" svg:x1="19.638cm" svg:y1="3.57cm" svg:x2="19.638cm" svg:y2="3.571cm">
          <text:p/>
        </draw:line>
        <draw:line draw:style-name="gr8" draw:text-style-name="P1" draw:layer="layout" svg:x1="26.345cm" svg:y1="3.592cm" svg:x2="26.345cm" svg:y2="4.245cm">
          <text:p/>
        </draw:line>
        <draw:line draw:style-name="gr8" draw:text-style-name="P1" draw:layer="layout" svg:x1="22.018cm" svg:y1="2.033cm" svg:x2="22.266cm" svg:y2="2.421cm">
          <text:p/>
        </draw:line>
        <draw:line draw:style-name="gr8" draw:text-style-name="P1" draw:layer="layout" svg:x1="22.331cm" svg:y1="2.459cm" svg:x2="22.265cm" svg:y2="2.42cm">
          <text:p/>
        </draw:line>
        <draw:line draw:style-name="gr8" draw:text-style-name="P1" draw:layer="layout" svg:x1="22.33cm" svg:y1="2.459cm" svg:x2="22.578cm" svg:y2="2.356cm">
          <text:p/>
        </draw:line>
        <draw:polyline draw:style-name="gr8" draw:text-style-name="P1" draw:layer="layout" svg:width="0cm" svg:height="0cm" svg:x="22.018cm" svg:y="2.033cm" svg:viewBox="0 0 0 0" draw:points="0,0">
          <text:p/>
        </draw:polyline>
        <draw:path draw:style-name="gr8" draw:text-style-name="P1" draw:layer="layout" svg:width="0.129cm" svg:height="0.074cm" svg:x="23.855cm" svg:y="4.986cm" svg:viewBox="0 0 130 75" svg:d="M130 0c-45 10-85 32-130 75">
          <text:p/>
        </draw:path>
        <draw:line draw:style-name="gr8" draw:text-style-name="P1" draw:layer="layout" svg:x1="24.293cm" svg:y1="4.399cm" svg:x2="24.293cm" svg:y2="4.807cm">
          <text:p/>
        </draw:line>
        <draw:line draw:style-name="gr8" draw:text-style-name="P1" draw:layer="layout" svg:x1="24.294cm" svg:y1="4.399cm" svg:x2="22.661cm" svg:y2="5.342cm">
          <text:p/>
        </draw:line>
        <draw:line draw:style-name="gr8" draw:text-style-name="P1" draw:layer="layout" svg:x1="24.308cm" svg:y1="4.408cm" svg:x2="24.293cm" svg:y2="4.399cm">
          <text:p/>
        </draw:line>
        <draw:line draw:style-name="gr8" draw:text-style-name="P1" draw:layer="layout" svg:x1="24.307cm" svg:y1="4.407cm" svg:x2="24.307cm" svg:y2="4.815cm">
          <text:p/>
        </draw:line>
        <draw:line draw:style-name="gr8" draw:text-style-name="P1" draw:layer="layout" svg:x1="24.832cm" svg:y1="4.466cm" svg:x2="24.832cm" svg:y2="5.119cm">
          <text:p/>
        </draw:line>
        <draw:line draw:style-name="gr8" draw:text-style-name="P1" draw:layer="layout" svg:x1="23.926cm" svg:y1="4.188cm" svg:x2="23.926cm" svg:y2="3.943cm">
          <text:p/>
        </draw:line>
        <draw:line draw:style-name="gr8" draw:text-style-name="P1" draw:layer="layout" svg:x1="24.294cm" svg:y1="4.4cm" svg:x2="23.926cm" svg:y2="4.188cm">
          <text:p/>
        </draw:line>
        <draw:path draw:style-name="gr8" draw:text-style-name="P1" draw:layer="layout" svg:width="0.296cm" svg:height="0.425cm" svg:x="25.501cm" svg:y="4.215cm" svg:viewBox="0 0 297 426" svg:d="M0 426c69-16 146-75 204-159 59-84 93-183 93-267">
          <text:p/>
        </draw:path>
        <draw:path draw:style-name="gr8" draw:text-style-name="P1" draw:layer="layout" svg:width="0.163cm" svg:height="0.348cm" svg:x="25.338cm" svg:y="4.132cm" svg:viewBox="0 0 164 349" svg:d="M164 0c-47 44-89 102-118 164-29 63-46 128-46 185">
          <text:p/>
        </draw:path>
        <draw:path draw:style-name="gr8" draw:text-style-name="P1" draw:layer="layout" svg:width="0.163cm" svg:height="0.164cm" svg:x="25.338cm" svg:y="4.48cm" svg:viewBox="0 0 164 165" svg:d="M0 0c0 57 17 104 46 133 29 28 71 39 118 28">
          <text:p/>
        </draw:path>
        <draw:path draw:style-name="gr8" draw:text-style-name="P1" draw:layer="layout" svg:width="0.229cm" svg:height="0.164cm" svg:x="25.568cm" svg:y="4.051cm" svg:viewBox="0 0 230 165" svg:d="M230 165c0-148-103-207-230-134">
          <text:p/>
        </draw:path>
        <draw:path draw:style-name="gr8" draw:text-style-name="P1" draw:layer="layout" svg:width="0.067cm" svg:height="0.05cm" svg:x="25.501cm" svg:y="4.082cm" svg:viewBox="0 0 68 51" svg:d="M68 0c-24 13-47 30-68 51">
          <text:p/>
        </draw:path>
        <draw:path draw:style-name="gr8" draw:text-style-name="P1" draw:layer="layout" svg:width="0.037cm" svg:height="0.072cm" svg:x="21.919cm" svg:y="3.542cm" svg:viewBox="0 0 38 73" svg:d="M0 73c25-21 38-47 38-73">
          <text:p/>
        </draw:path>
        <draw:path draw:style-name="gr8" draw:text-style-name="P1" draw:layer="layout" svg:width="0.45cm" svg:height="0.129cm" svg:x="21.506cm" svg:y="3.413cm" svg:viewBox="0 0 451 130" svg:d="M451 130c0-71-101-130-226-130-124 0-225 59-225 130">
          <text:p/>
        </draw:path>
        <draw:path draw:style-name="gr8" draw:text-style-name="P1" draw:layer="layout" svg:width="0.037cm" svg:height="0.072cm" svg:x="21.506cm" svg:y="3.542cm" svg:viewBox="0 0 38 73" svg:d="M0 0c0 26 14 52 38 73">
          <text:p/>
        </draw:path>
        <draw:path draw:style-name="gr8" draw:text-style-name="P1" draw:layer="layout" svg:width="0.8cm" svg:height="0.098cm" svg:x="22.238cm" svg:y="4.689cm" svg:viewBox="0 0 801 99" svg:d="M0 0c219 127 571 132 801 12">
          <text:p/>
        </draw:path>
        <draw:line draw:style-name="gr8" draw:text-style-name="P1" draw:layer="layout" svg:x1="23.927cm" svg:y1="4.188cm" svg:x2="23.038cm" svg:y2="4.702cm">
          <text:p/>
        </draw:line>
        <draw:line draw:style-name="gr8" draw:text-style-name="P1" draw:layer="layout" svg:x1="21.369cm" svg:y1="4.186cm" svg:x2="21.014cm" svg:y2="4.391cm">
          <text:p/>
        </draw:line>
        <draw:line draw:style-name="gr8" draw:text-style-name="P1" draw:layer="layout" svg:x1="22.239cm" svg:y1="4.69cm" svg:x2="21.368cm" svg:y2="4.186cm">
          <text:p/>
        </draw:line>
        <draw:path draw:style-name="gr8" draw:text-style-name="P1" draw:layer="layout" svg:width="0.115cm" svg:height="0.095cm" svg:x="22.519cm" svg:y="5.164cm" svg:viewBox="0 0 116 96" svg:d="M0 96c69-14 116-53 116-96">
          <text:p/>
        </draw:path>
        <draw:path draw:style-name="gr8" draw:text-style-name="P1" draw:layer="layout" svg:width="0.339cm" svg:height="0.101cm" svg:x="22.295cm" svg:y="5.063cm" svg:viewBox="0 0 340 102" svg:d="M340 102c0-49-61-91-146-100-83-9-165 19-194 66">
          <text:p/>
        </draw:path>
        <draw:path draw:style-name="gr8" draw:text-style-name="P1" draw:layer="layout" svg:width="0.299cm" svg:height="0.101cm" svg:x="23.612cm" svg:y="4.509cm" svg:viewBox="0 0 300 102" svg:d="M0 72c50 29 126 38 192 22 65-15 108-52 108-94">
          <text:p/>
        </draw:path>
        <draw:path draw:style-name="gr8" draw:text-style-name="P1" draw:layer="layout" svg:width="0.35cm" svg:height="0.101cm" svg:x="23.561cm" svg:y="4.408cm" svg:viewBox="0 0 351 102" svg:d="M351 102c0-56-80-102-176-102-97 0-175 46-175 102">
          <text:p/>
        </draw:path>
        <draw:path draw:style-name="gr8" draw:text-style-name="P1" draw:layer="layout" svg:width="0.051cm" svg:height="0.071cm" svg:x="23.561cm" svg:y="4.509cm" svg:viewBox="0 0 52 72" svg:d="M0 0c0 27 18 52 52 72">
          <text:p/>
        </draw:path>
        <draw:path draw:style-name="gr8" draw:text-style-name="P1" draw:layer="layout" svg:width="0.115cm" svg:height="0.095cm" svg:x="21.491cm" svg:y="4.571cm" svg:viewBox="0 0 116 96" svg:d="M0 96c69-16 116-54 116-96">
          <text:p/>
        </draw:path>
        <draw:path draw:style-name="gr8" draw:text-style-name="P1" draw:layer="layout" svg:width="0.339cm" svg:height="0.101cm" svg:x="21.267cm" svg:y="4.47cm" svg:viewBox="0 0 340 102" svg:d="M340 102c0-49-61-92-145-100-84-9-166 18-195 65">
          <text:p/>
        </draw:path>
        <draw:line draw:style-name="gr8" draw:text-style-name="P1" draw:layer="layout" svg:x1="21.368cm" svg:y1="4.186cm" svg:x2="21.368cm" svg:y2="3.941cm">
          <text:p/>
        </draw:line>
        <draw:line draw:style-name="gr8" draw:text-style-name="P1" draw:layer="layout" svg:x1="21.242cm" svg:y1="3.34cm" svg:x2="21.242cm" svg:y2="3.339cm">
          <text:p/>
        </draw:line>
        <draw:line draw:style-name="gr8" draw:text-style-name="P1" draw:layer="layout" svg:x1="21.242cm" svg:y1="3.34cm" svg:x2="21.312cm" svg:y2="3.733cm">
          <text:p/>
        </draw:line>
        <draw:line draw:style-name="gr8" draw:text-style-name="P1" draw:layer="layout" svg:x1="19.638cm" svg:y1="3.572cm" svg:x2="21.243cm" svg:y2="3.34cm">
          <text:p/>
        </draw:line>
        <draw:line draw:style-name="gr8" draw:text-style-name="P1" draw:layer="layout" svg:x1="21.525cm" svg:y1="3.177cm" svg:x2="22.019cm" svg:y2="2.033cm">
          <text:p/>
        </draw:line>
        <draw:line draw:style-name="gr8" draw:text-style-name="P1" draw:layer="layout" svg:x1="23.038cm" svg:y1="4.701cm" svg:x2="23.038cm" svg:y2="4.456cm">
          <text:p/>
        </draw:line>
        <draw:line draw:style-name="gr8" draw:text-style-name="P1" draw:layer="layout" svg:x1="22.281cm" svg:y1="3.45cm" svg:x2="22.281cm" svg:y2="3.449cm">
          <text:p/>
        </draw:line>
        <draw:line draw:style-name="gr8" draw:text-style-name="P1" draw:layer="layout" svg:x1="23.306cm" svg:y1="4.042cm" svg:x2="22.281cm" svg:y2="3.45cm">
          <text:p/>
        </draw:line>
        <draw:line draw:style-name="gr8" draw:text-style-name="P1" draw:layer="layout" svg:x1="22.071cm" svg:y1="3.816cm" svg:x2="21.928cm" svg:y2="3.899cm">
          <text:p/>
        </draw:line>
        <draw:line draw:style-name="gr8" draw:text-style-name="P1" draw:layer="layout" svg:x1="22.282cm" svg:y1="3.45cm" svg:x2="22.07cm" svg:y2="3.817cm">
          <text:p/>
        </draw:line>
        <draw:line draw:style-name="gr8" draw:text-style-name="P1" draw:layer="layout" svg:x1="21.914cm" svg:y1="3.233cm" svg:x2="22.266cm" svg:y2="2.42cm">
          <text:p/>
        </draw:line>
        <draw:line draw:style-name="gr8" draw:text-style-name="P1" draw:layer="layout" svg:x1="21.991cm" svg:y1="3.244cm" svg:x2="22.331cm" svg:y2="2.458cm">
          <text:p/>
        </draw:line>
        <draw:path draw:style-name="gr8" draw:text-style-name="P1" draw:layer="layout" svg:width="0.205cm" svg:height="0.294cm" svg:x="25.451cm" svg:y="4.215cm" svg:viewBox="0 0 206 295" svg:d="M0 295c48-11 101-52 142-110 40-58 64-126 64-185">
          <text:p/>
        </draw:path>
        <draw:path draw:style-name="gr8" draw:text-style-name="P1" draw:layer="layout" svg:width="0.044cm" svg:height="0.068cm" svg:x="25.341cm" svg:y="4.433cm" svg:viewBox="0 0 45 69" svg:d="M0 0c6 33 23 57 45 69">
          <text:p/>
        </draw:path>
        <draw:path draw:style-name="gr8" draw:text-style-name="P1" draw:layer="layout" svg:width="0.066cm" svg:height="0.011cm" svg:x="25.385cm" svg:y="4.501cm" svg:viewBox="0 0 67 12" svg:d="M0 0c18 12 41 14 67 9">
          <text:p/>
        </draw:path>
        <draw:path draw:style-name="gr8" draw:text-style-name="P1" draw:layer="layout" svg:width="0.047cm" svg:height="0.103cm" svg:x="25.609cm" svg:y="4.112cm" svg:viewBox="0 0 48 104" svg:d="M48 104c0-49-18-87-48-104">
          <text:p/>
        </draw:path>
        <draw:path draw:style-name="gr8" draw:text-style-name="P1" draw:layer="layout" svg:width="0.08cm" svg:height="0.01cm" svg:x="25.529cm" svg:y="4.101cm" svg:viewBox="0 0 81 11" svg:d="M81 11c-21-14-49-15-81-4">
          <text:p/>
        </draw:path>
        <draw:line draw:style-name="gr8" draw:text-style-name="P1" draw:layer="layout" svg:x1="22.07cm" svg:y1="3.816cm" svg:x2="22.884cm" svg:y2="4.287cm">
          <text:p/>
        </draw:line>
        <draw:line draw:style-name="gr8" draw:text-style-name="P1" draw:layer="layout" svg:x1="21.731cm" svg:y1="3.461cm" svg:x2="21.731cm" svg:y2="2.207cm">
          <text:p/>
        </draw:line>
        <draw:line draw:style-name="gr8" draw:text-style-name="P1" draw:layer="layout" svg:x1="21.731cm" svg:y1="1.915cm" svg:x2="21.731cm" svg:y2="1.829cm">
          <text:p/>
        </draw:line>
        <draw:line draw:style-name="gr8" draw:text-style-name="P1" draw:layer="layout" svg:x1="22.006cm" svg:y1="1.829cm" svg:x2="22.006cm" svg:y2="1.869cm">
          <text:p/>
        </draw:line>
        <draw:line draw:style-name="gr8" draw:text-style-name="P1" draw:layer="layout" svg:x1="21.456cm" svg:y1="1.829cm" svg:x2="21.456cm" svg:y2="1.869cm">
          <text:p/>
        </draw:line>
        <draw:line draw:style-name="gr8" draw:text-style-name="P1" draw:layer="layout" svg:x1="21.981cm" svg:y1="1.936cm" svg:x2="21.981cm" svg:y2="2.008cm">
          <text:p/>
        </draw:line>
        <draw:line draw:style-name="gr8" draw:text-style-name="P1" draw:layer="layout" svg:x1="21.481cm" svg:y1="1.936cm" svg:x2="21.481cm" svg:y2="2.008cm">
          <text:p/>
        </draw:line>
        <draw:line draw:style-name="gr8" draw:text-style-name="P1" draw:layer="layout" svg:x1="21.99cm" svg:y1="2.016cm" svg:x2="21.99cm" svg:y2="2.057cm">
          <text:p/>
        </draw:line>
        <draw:line draw:style-name="gr8" draw:text-style-name="P1" draw:layer="layout" svg:x1="21.472cm" svg:y1="2.016cm" svg:x2="21.472cm" svg:y2="2.057cm">
          <text:p/>
        </draw:line>
        <draw:line draw:style-name="gr8" draw:text-style-name="P1" draw:layer="layout" svg:x1="21.506cm" svg:y1="3.596cm" svg:x2="21.506cm" svg:y2="3.542cm">
          <text:p/>
        </draw:line>
        <draw:polygon draw:style-name="gr6" draw:text-style-name="P3" draw:layer="layout" svg:width="6.821cm" svg:height="4.774cm" svg:x="11.052cm" svg:y="7.602cm" svg:viewBox="0 0 6822 4775" draw:points="6822,2550 6822,3203 5230,4122 3605,4122 2474,4775 133,3423 0,2040 0,1387 2403,0 3464,612 3464,1265 3278,1373 4556,2111 5308,1677">
          <text:p/>
        </draw:polygon>
        <draw:polygon draw:style-name="gr7" draw:text-style-name="P1" draw:layer="layout" svg:width="0cm" svg:height="0cm" svg:x="14.462cm" svg:y="9.971cm" svg:viewBox="0 0 0 0" draw:points="0,0">
          <text:p/>
        </draw:polygon>
        <draw:path draw:style-name="gr6" draw:text-style-name="P3" draw:layer="layout" svg:width="6.821cm" svg:height="4.121cm" svg:x="11.052cm" svg:y="8.255cm" svg:viewBox="0 0 6822 4122" svg:d="M6822 2551l-1514-874-526 303-14 8-309-178c61 73 17 160-102 203-118 44-273 28-361-36-87-63-78-154 21-211 6-3 13-7 19-10 8-3 16-7 24-10 81-31 183-35 270-10l-1406-812 14-8 340-196 186-108-1061-612-2403 1387 133 1384 2341 1351 1131-652h1625z">
          <text:p/>
        </draw:path>
        <draw:polygon draw:style-name="gr7" draw:text-style-name="P1" draw:layer="layout" svg:width="0cm" svg:height="0cm" svg:x="14.462cm" svg:y="9.971cm" svg:viewBox="0 0 0 0" draw:points="0,0">
          <text:p/>
        </draw:polygon>
        <draw:polygon draw:style-name="gr6" draw:text-style-name="P3" draw:layer="layout" svg:width="2.403cm" svg:height="2.04cm" svg:x="11.052cm" svg:y="7.602cm" svg:viewBox="0 0 2404 2041" draw:points="2404,653 2404,0 0,1387 0,2041">
          <text:p/>
        </draw:polygon>
        <draw:polygon draw:style-name="gr7" draw:text-style-name="P1" draw:layer="layout" svg:width="0cm" svg:height="0cm" svg:x="14.462cm" svg:y="9.971cm" svg:viewBox="0 0 0 0" draw:points="0,0">
          <text:p/>
        </draw:polygon>
        <draw:polygon draw:style-name="gr6" draw:text-style-name="P3" draw:layer="layout" svg:width="1.513cm" svg:height="1.526cm" svg:x="16.36cm" svg:y="9.279cm" svg:viewBox="0 0 1514 1527" draw:points="1514,874 1514,1527 0,654 0,0">
          <text:p/>
        </draw:polygon>
        <draw:polygon draw:style-name="gr7" draw:text-style-name="P1" draw:layer="layout" svg:width="0cm" svg:height="0cm" svg:x="14.462cm" svg:y="9.971cm" svg:viewBox="0 0 0 0" draw:points="0,0">
          <text:p/>
        </draw:polygon>
        <draw:polygon draw:style-name="gr6" draw:text-style-name="P3" draw:layer="layout" svg:width="1.061cm" svg:height="1.265cm" svg:x="13.455cm" svg:y="7.602cm" svg:viewBox="0 0 1062 1266" draw:points="1062,612 1062,1266 0,654 0,0">
          <text:p/>
        </draw:polygon>
        <draw:polygon draw:style-name="gr7" draw:text-style-name="P1" draw:layer="layout" svg:width="0cm" svg:height="0cm" svg:x="14.462cm" svg:y="9.971cm" svg:viewBox="0 0 0 0" draw:points="0,0">
          <text:p/>
        </draw:polygon>
        <draw:path draw:style-name="gr6" draw:text-style-name="P3" draw:layer="layout" svg:width="1.844cm" svg:height="1.268cm" svg:x="13.976cm" svg:y="8.975cm" svg:viewBox="0 0 1845 1269" svg:d="M1845 861v408l-310-178c-22-21-43-38-64-50s-43-20-65-24l-1406-813 14-8 340-196 1278 739z">
          <text:p/>
        </draw:path>
        <draw:polygon draw:style-name="gr7" draw:text-style-name="P1" draw:layer="layout" svg:width="0cm" svg:height="0cm" svg:x="14.462cm" svg:y="9.971cm" svg:viewBox="0 0 0 0" draw:points="0,0">
          <text:p/>
        </draw:polygon>
        <draw:polygon draw:style-name="gr6" draw:text-style-name="P3" draw:layer="layout" svg:width="0.752cm" svg:height="0.956cm" svg:x="15.608cm" svg:y="9.279cm" svg:viewBox="0 0 753 957" draw:points="226,548 212,556 0,434 753,0 753,653 226,957">
          <text:p/>
        </draw:polygon>
        <draw:polygon draw:style-name="gr7" draw:text-style-name="P1" draw:layer="layout" svg:width="0cm" svg:height="0cm" svg:x="14.462cm" svg:y="9.971cm" svg:viewBox="0 0 0 0" draw:points="0,0">
          <text:p/>
        </draw:polygon>
        <draw:path draw:style-name="gr6" draw:text-style-name="P3" draw:layer="layout" svg:width="0.67cm" svg:height="0.387cm" svg:x="16.066cm" svg:y="10.496cm" svg:viewBox="0 0 671 388" svg:d="M572 57c-13-8-27-15-42-21-116-48-274-48-391 0-14 6-27 13-40 20 0 0-1 0-1 1-131 76-131 199 0 274 130 76 343 76 474 0 131-75 131-198 0-274z">
          <text:p/>
        </draw:path>
        <draw:polygon draw:style-name="gr7" draw:text-style-name="P1" draw:layer="layout" svg:width="0cm" svg:height="0cm" svg:x="14.462cm" svg:y="9.971cm" svg:viewBox="0 0 0 0" draw:points="0,0">
          <text:p/>
        </draw:polygon>
        <draw:path draw:style-name="gr6" draw:text-style-name="P3" draw:layer="layout" svg:width="0.46cm" svg:height="0.593cm" svg:x="16.865cm" svg:y="9.713cm" svg:viewBox="0 0 461 594" svg:d="M230 563c128 73 231 14 231-133 0-84-35-183-93-267-60-84-135-143-205-159-47-10-89 0-117 28-30 29-46 77-46 133 0 15 2 30 4 46 7 53 26 109 54 162s65 102 105 140c9 8 19 16 29 24 12 10 25 18 38 26z">
          <text:p/>
        </draw:path>
        <draw:polygon draw:style-name="gr7" draw:text-style-name="P1" draw:layer="layout" svg:width="0cm" svg:height="0cm" svg:x="14.462cm" svg:y="9.971cm" svg:viewBox="0 0 0 0" draw:points="0,0">
          <text:p/>
        </draw:polygon>
        <draw:path draw:style-name="gr6" draw:text-style-name="P3" draw:layer="layout" svg:width="0.459cm" svg:height="0.593cm" svg:x="13.473cm" svg:y="7.754cm" svg:viewBox="0 0 460 594" svg:d="M413 564c31-28 47-75 47-133 0-59-16-125-47-190-29-60-70-117-116-159-45-43-95-71-140-79s-85 3-114 32c-28 28-43 74-43 129 0 15 1 31 3 47 8 59 31 123 64 181 34 58 78 109 125 145 13 10 26 19 39 26 35 20 70 31 101 31 32 1 60-10 81-30z">
          <text:p/>
        </draw:path>
        <draw:polygon draw:style-name="gr7" draw:text-style-name="P1" draw:layer="layout" svg:width="0cm" svg:height="0cm" svg:x="14.462cm" svg:y="9.971cm" svg:viewBox="0 0 0 0" draw:points="0,0">
          <text:p/>
        </draw:polygon>
        <draw:path draw:style-name="gr6" draw:text-style-name="P3" draw:layer="layout" svg:width="0.55cm" svg:height="0.317cm" svg:x="13.712cm" svg:y="9.319cm" svg:viewBox="0 0 551 318" svg:d="M426 26c16 6 31 14 44 22 107 62 107 162 0 224-108 62-283 62-390 0s-107-162 0-224c6-4 13-7 20-10 7-4 15-9 23-12 92-35 212-35 303 0z">
          <text:p/>
        </draw:path>
        <draw:polygon draw:style-name="gr7" draw:text-style-name="P1" draw:layer="layout" svg:width="0cm" svg:height="0cm" svg:x="14.462cm" svg:y="9.971cm" svg:viewBox="0 0 0 0" draw:points="0,0">
          <text:p/>
        </draw:polygon>
        <draw:path draw:style-name="gr6" draw:text-style-name="P3" draw:layer="layout" svg:width="0.55cm" svg:height="0.318cm" svg:x="12.684cm" svg:y="9.913cm" svg:viewBox="0 0 551 319" svg:d="M427 26c15 6 30 12 43 20 107 63 107 164 0 226s-282 62-390 0c-107-62-107-163 0-226 7-3 13-7 20-10 7-4 15-7 24-10 91-35 211-35 303 0z">
          <text:p/>
        </draw:path>
        <draw:polygon draw:style-name="gr7" draw:text-style-name="P1" draw:layer="layout" svg:width="0cm" svg:height="0cm" svg:x="14.462cm" svg:y="9.971cm" svg:viewBox="0 0 0 0" draw:points="0,0">
          <text:p/>
        </draw:polygon>
        <draw:path draw:style-name="gr6" draw:text-style-name="P3" draw:layer="layout" svg:width="0.55cm" svg:height="0.318cm" svg:x="14.989cm" svg:y="9.975cm" svg:viewBox="0 0 551 319" svg:d="M524 91c-22-21-43-38-64-50s-43-20-65-24c-87-26-189-22-270 10-16 15-25 33-25 51v-41c-6 3-13 7-19 10-99 57-108 148-21 211 89 64 244 80 362 36 119-43 163-130 102-203z">
          <text:p/>
        </draw:path>
        <draw:polygon draw:style-name="gr7" draw:text-style-name="P1" draw:layer="layout" svg:width="0cm" svg:height="0cm" svg:x="14.462cm" svg:y="9.971cm" svg:viewBox="0 0 0 0" draw:points="0,0">
          <text:p/>
        </draw:polygon>
        <draw:path draw:style-name="gr6" draw:text-style-name="P3" draw:layer="layout" svg:width="0.67cm" svg:height="0.351cm" svg:x="16.066cm" svg:y="10.532cm" svg:viewBox="0 0 671 352" svg:d="M98 20l1 56c0 76 106 136 236 136s235-60 235-136c0-27-14-53-40-76 15 6 29 13 42 21 131 75 131 199 0 274-131 76-344 76-474 0-131-75-131-199 0-274 0-1 1-1 1-1z">
          <text:p/>
        </draw:path>
        <draw:polygon draw:style-name="gr7" draw:text-style-name="P1" draw:layer="layout" svg:width="0cm" svg:height="0cm" svg:x="14.462cm" svg:y="9.971cm" svg:viewBox="0 0 0 0" draw:points="0,0">
          <text:p/>
        </draw:polygon>
        <draw:path draw:style-name="gr6" draw:text-style-name="P3" draw:layer="layout" svg:width="0.46cm" svg:height="0.593cm" svg:x="16.865cm" svg:y="9.713cm" svg:viewBox="0 0 461 594" svg:d="M192 537c30 10 58 9 80-4 30-17 47-54 47-103 0-58-24-127-65-185-40-58-93-98-141-109-25-6-48-3-66 8-22 12-37 36-43 67-2-16-4-31-4-46 0-56 16-104 46-133 28-28 70-38 117-28 70 16 145 75 205 159 58 84 93 183 93 267 0 147-103 206-231 133-13-8-26-16-38-26z">
          <text:p/>
        </draw:path>
        <draw:polygon draw:style-name="gr7" draw:text-style-name="P1" draw:layer="layout" svg:width="0cm" svg:height="0cm" svg:x="14.462cm" svg:y="9.971cm" svg:viewBox="0 0 0 0" draw:points="0,0">
          <text:p/>
        </draw:polygon>
        <draw:path draw:style-name="gr6" draw:text-style-name="P3" draw:layer="layout" svg:width="0.459cm" svg:height="0.593cm" svg:x="13.473cm" svg:y="7.754cm" svg:viewBox="0 0 460 594" svg:d="M192 537c13 10 26 19 39 26 35 20 70 31 101 31 32 1 60-10 81-30 31-28 47-75 47-133 0-59-16-125-47-190-29-60-70-117-116-159-45-43-95-71-140-79s-85 3-114 32c-28 28-43 74-43 129 0 15 1 31 3 47 6-32 22-56 43-68 33-19 79-12 124 18 46 29 89 81 116 139 21 44 33 90 33 131 0 40-12 72-33 92-4 4-9 8-14 10-21 13-50 14-80 4z">
          <text:p/>
        </draw:path>
        <draw:polygon draw:style-name="gr7" draw:text-style-name="P1" draw:layer="layout" svg:width="0cm" svg:height="0cm" svg:x="14.462cm" svg:y="9.971cm" svg:viewBox="0 0 0 0" draw:points="0,0">
          <text:p/>
        </draw:polygon>
        <draw:path draw:style-name="gr6" draw:text-style-name="P3" draw:layer="layout" svg:width="0.47cm" svg:height="0.247cm" svg:x="16.166cm" svg:y="10.496cm" svg:viewBox="0 0 471 248" svg:d="M471 113c0-27-14-53-40-76-116-49-273-49-390 0-27 23-41 49-41 76 0 75 107 135 236 135 130 0 235-60 235-135z">
          <text:p/>
        </draw:path>
        <draw:polygon draw:style-name="gr7" draw:text-style-name="P1" draw:layer="layout" svg:width="0cm" svg:height="0cm" svg:x="14.462cm" svg:y="9.971cm" svg:viewBox="0 0 0 0" draw:points="0,0">
          <text:p/>
        </draw:polygon>
        <draw:path draw:style-name="gr6" draw:text-style-name="P3" draw:layer="layout" svg:width="0.449cm" svg:height="0.26cm" svg:x="13.034cm" svg:y="10.807cm" svg:viewBox="0 0 450 261" svg:d="M65 38c65-37 163-48 247-28s138 67 138 120c0 72-100 131-224 131-126 0-226-59-226-131 0-35 23-68 65-92z">
          <text:p/>
        </draw:path>
        <draw:polygon draw:style-name="gr7" draw:text-style-name="P1" draw:layer="layout" svg:width="0cm" svg:height="0cm" svg:x="14.462cm" svg:y="9.971cm" svg:viewBox="0 0 0 0" draw:points="0,0">
          <text:p/>
        </draw:polygon>
        <draw:path draw:style-name="gr6" draw:text-style-name="P3" draw:layer="layout" svg:width="0.315cm" svg:height="0.411cm" svg:x="16.869cm" svg:y="9.845cm" svg:viewBox="0 0 316 412" svg:d="M269 401c30-17 47-54 47-103 0-58-24-128-65-186s-94-98-142-109c-25-6-48-3-66 8-22 12-37 36-43 67 7 53 26 109 54 163 28 53 65 102 105 140 9 8 19 16 29 24 30 10 59 9 81-4z">
          <text:p/>
        </draw:path>
        <draw:polygon draw:style-name="gr7" draw:text-style-name="P1" draw:layer="layout" svg:width="0cm" svg:height="0cm" svg:x="14.462cm" svg:y="9.971cm" svg:viewBox="0 0 0 0" draw:points="0,0">
          <text:p/>
        </draw:polygon>
        <draw:path draw:style-name="gr6" draw:text-style-name="P3" draw:layer="layout" svg:width="0.315cm" svg:height="0.41cm" svg:x="13.476cm" svg:y="7.886cm" svg:viewBox="0 0 316 411" svg:d="M283 391c21-20 33-52 33-92 0-41-12-87-33-131-27-57-70-110-117-139-45-30-91-37-123-18-21 12-37 36-43 68 8 59 31 123 64 181s77 109 125 145c30 10 59 9 80-4 5-2 10-6 14-10z">
          <text:p/>
        </draw:path>
        <draw:polygon draw:style-name="gr7" draw:text-style-name="P1" draw:layer="layout" svg:width="0cm" svg:height="0cm" svg:x="14.462cm" svg:y="9.971cm" svg:viewBox="0 0 0 0" draw:points="0,0">
          <text:p/>
        </draw:polygon>
        <draw:path draw:style-name="gr6" draw:text-style-name="P3" draw:layer="layout" svg:width="0.55cm" svg:height="0.318cm" svg:x="12.684cm" svg:y="9.913cm" svg:viewBox="0 0 551 319" svg:d="M427 26c15 15 24 33 24 52 0 56-79 101-175 101-98 0-176-45-176-101 0-19 8-37 24-52 91-35 211-35 303 0 15 15 24 33 24 52 0 56-79 101-175 101-98 0-176-45-176-101 0-19 8-37 24-52-9 3-17 6-24 10v42-42c-7 3-13 7-20 10-107 63-107 164 0 226 108 62 283 62 390 0s107-163 0-226c-13-8-28-14-43-20z">
          <text:p/>
        </draw:path>
        <draw:polygon draw:style-name="gr7" draw:text-style-name="P1" draw:layer="layout" svg:width="0cm" svg:height="0cm" svg:x="14.462cm" svg:y="9.971cm" svg:viewBox="0 0 0 0" draw:points="0,0">
          <text:p/>
        </draw:polygon>
        <draw:path draw:style-name="gr6" draw:text-style-name="P3" draw:layer="layout" svg:width="0.55cm" svg:height="0.317cm" svg:x="13.712cm" svg:y="9.319cm" svg:viewBox="0 0 551 318" svg:d="M426 26c16 17 24 34 24 52 0 56-78 101-176 101-96 0-174-45-174-101v-40c7-4 15-9 23-12 92-35 212-35 303 0 16 17 24 34 24 52 0 56-78 101-176 101-96 0-174-45-174-101 0-18 8-35 23-52-15 17-23 34-23 52v-40c-7 3-14 6-20 10-107 62-107 162 0 224s282 62 390 0c107-62 107-162 0-224-13-8-28-16-44-22z">
          <text:p/>
        </draw:path>
        <draw:polygon draw:style-name="gr7" draw:text-style-name="P1" draw:layer="layout" svg:width="0cm" svg:height="0cm" svg:x="14.462cm" svg:y="9.971cm" svg:viewBox="0 0 0 0" draw:points="0,0">
          <text:p/>
        </draw:polygon>
        <draw:polygon draw:style-name="gr6" draw:text-style-name="P3" draw:layer="layout" svg:width="0.014cm" svg:height="0.416cm" svg:x="15.82cm" svg:y="9.827cm" svg:viewBox="0 0 15 417" draw:points="15,0 15,409 0,417 0,8">
          <text:p/>
        </draw:polygon>
        <draw:polygon draw:style-name="gr7" draw:text-style-name="P1" draw:layer="layout" svg:width="0cm" svg:height="0cm" svg:x="14.462cm" svg:y="9.971cm" svg:viewBox="0 0 0 0" draw:points="0,0">
          <text:p/>
        </draw:polygon>
        <draw:path draw:style-name="gr6" draw:text-style-name="P3" draw:layer="layout" svg:width="0.04cm" svg:height="0.076cm" svg:x="16.166cm" svg:y="10.532cm" svg:viewBox="0 0 41 77" svg:d="M41 0c-14 7-28 14-41 21l41-21c-27 24-41 50-41 77v-56z">
          <text:p/>
        </draw:path>
        <draw:polygon draw:style-name="gr7" draw:text-style-name="P1" draw:layer="layout" svg:width="0cm" svg:height="0cm" svg:x="14.462cm" svg:y="9.971cm" svg:viewBox="0 0 0 0" draw:points="0,0">
          <text:p/>
        </draw:polygon>
        <draw:path draw:style-name="gr6" draw:text-style-name="P3" draw:layer="layout" svg:width="0.35cm" svg:height="0.154cm" svg:x="15.088cm" svg:y="9.999cm" svg:viewBox="0 0 351 155" svg:d="M325 0c17 16 26 34 26 53 0 57-78 102-175 102s-176-45-176-102c0-18 9-36 24-51-8 3-16 7-24 10v41c0 57 79 102 176 102s175-45 175-102c0-19-9-37-26-53z">
          <text:p/>
        </draw:path>
        <draw:polygon draw:style-name="gr7" draw:text-style-name="P1" draw:layer="layout" svg:width="0cm" svg:height="0cm" svg:x="14.462cm" svg:y="9.971cm" svg:viewBox="0 0 0 0" draw:points="0,0">
          <text:p/>
        </draw:polygon>
        <draw:path draw:style-name="gr8" draw:text-style-name="P1" draw:layer="layout" svg:width="0.047cm" svg:height="0.133cm" svg:x="13.885cm" svg:y="8.184cm" svg:viewBox="0 0 48 134" svg:d="M0 134c32-29 48-76 48-134">
          <text:p/>
        </draw:path>
        <draw:path draw:style-name="gr8" draw:text-style-name="P1" draw:layer="layout" svg:width="0.412cm" svg:height="0.241cm" svg:x="13.473cm" svg:y="7.754cm" svg:viewBox="0 0 413 242" svg:d="M413 242c-29-60-70-117-117-159-45-44-95-72-140-80s-85 3-113 32-43 75-43 130">
          <text:p/>
        </draw:path>
        <draw:path draw:style-name="gr8" draw:text-style-name="P1" draw:layer="layout" svg:width="0.23cm" svg:height="0.398cm" svg:x="13.473cm" svg:y="7.918cm" svg:viewBox="0 0 231 399" svg:d="M0 0c0 70 24 153 67 228 42 73 103 137 164 171">
          <text:p/>
        </draw:path>
        <draw:path draw:style-name="gr8" draw:text-style-name="P1" draw:layer="layout" svg:width="0.182cm" svg:height="0.031cm" svg:x="13.703cm" svg:y="8.316cm" svg:viewBox="0 0 183 32" svg:d="M0 0c35 21 71 32 102 32 32 1 60-10 81-31">
          <text:p/>
        </draw:path>
        <draw:path draw:style-name="gr8" draw:text-style-name="P1" draw:layer="layout" svg:width="0.047cm" svg:height="0.189cm" svg:x="13.885cm" svg:y="7.995cm" svg:viewBox="0 0 48 190" svg:d="M48 190c0-60-16-126-48-190">
          <text:p/>
        </draw:path>
        <draw:line draw:style-name="gr8" draw:text-style-name="P1" draw:layer="layout" svg:x1="13.455cm" svg:y1="8.255cm" svg:x2="13.455cm" svg:y2="7.602cm">
          <text:p/>
        </draw:line>
        <draw:line draw:style-name="gr8" draw:text-style-name="P1" draw:layer="layout" svg:x1="14.517cm" svg:y1="8.868cm" svg:x2="13.455cm" svg:y2="8.255cm">
          <text:p/>
        </draw:line>
        <draw:line draw:style-name="gr8" draw:text-style-name="P1" draw:layer="layout" svg:x1="14.516cm" svg:y1="8.214cm" svg:x2="14.516cm" svg:y2="8.867cm">
          <text:p/>
        </draw:line>
        <draw:line draw:style-name="gr8" draw:text-style-name="P1" draw:layer="layout" svg:x1="13.455cm" svg:y1="7.602cm" svg:x2="14.517cm" svg:y2="8.215cm">
          <text:p/>
        </draw:line>
        <draw:path draw:style-name="gr8" draw:text-style-name="P1" draw:layer="layout" svg:width="0.033cm" svg:height="0.092cm" svg:x="13.758cm" svg:y="8.184cm" svg:viewBox="0 0 34 93" svg:d="M0 93c22-20 34-53 34-93">
          <text:p/>
        </draw:path>
        <draw:path draw:style-name="gr8" draw:text-style-name="P1" draw:layer="layout" svg:width="0.239cm" svg:height="0.167cm" svg:x="13.519cm" svg:y="7.886cm" svg:viewBox="0 0 240 168" svg:d="M240 168c-27-58-70-110-117-139-45-30-91-38-123-18">
          <text:p/>
        </draw:path>
        <draw:path draw:style-name="gr8" draw:text-style-name="P1" draw:layer="layout" svg:width="0.043cm" svg:height="0.068cm" svg:x="13.476cm" svg:y="7.897cm" svg:viewBox="0 0 44 69" svg:d="M44 0c-21 12-37 36-44 69">
          <text:p/>
        </draw:path>
        <draw:path draw:style-name="gr8" draw:text-style-name="P1" draw:layer="layout" svg:width="0.08cm" svg:height="0.01cm" svg:x="13.664cm" svg:y="8.286cm" svg:viewBox="0 0 81 11" svg:d="M0 4c30 11 60 10 81-4">
          <text:p/>
        </draw:path>
        <draw:path draw:style-name="gr8" draw:text-style-name="P1" draw:layer="layout" svg:width="0.014cm" svg:height="0.01cm" svg:x="13.744cm" svg:y="8.276cm" svg:viewBox="0 0 15 11" svg:d="M0 11c6-3 11-7 15-11">
          <text:p/>
        </draw:path>
        <draw:path draw:style-name="gr8" draw:text-style-name="P1" draw:layer="layout" svg:width="0.033cm" svg:height="0.131cm" svg:x="13.758cm" svg:y="8.053cm" svg:viewBox="0 0 34 132" svg:d="M34 132c0-41-12-88-34-132">
          <text:p/>
        </draw:path>
        <draw:line draw:style-name="gr8" draw:text-style-name="P1" draw:layer="layout" svg:x1="13.456cm" svg:y1="7.602cm" svg:x2="11.052cm" svg:y2="8.99cm">
          <text:p/>
        </draw:line>
        <draw:line draw:style-name="gr8" draw:text-style-name="P1" draw:layer="layout" svg:x1="11.052cm" svg:y1="8.989cm" svg:x2="11.052cm" svg:y2="9.642cm">
          <text:p/>
        </draw:line>
        <draw:line draw:style-name="gr8" draw:text-style-name="P1" draw:layer="layout" svg:x1="13.456cm" svg:y1="8.255cm" svg:x2="11.052cm" svg:y2="9.643cm">
          <text:p/>
        </draw:line>
        <draw:line draw:style-name="gr8" draw:text-style-name="P1" draw:layer="layout" svg:x1="17.874cm" svg:y1="10.805cm" svg:x2="16.282cm" svg:y2="11.725cm">
          <text:p/>
        </draw:line>
        <draw:line draw:style-name="gr8" draw:text-style-name="P1" draw:layer="layout" svg:x1="14.657cm" svg:y1="11.724cm" svg:x2="16.282cm" svg:y2="11.724cm">
          <text:p/>
        </draw:line>
        <draw:line draw:style-name="gr8" draw:text-style-name="P1" draw:layer="layout" svg:x1="13.526cm" svg:y1="12.377cm" svg:x2="14.658cm" svg:y2="11.724cm">
          <text:p/>
        </draw:line>
        <draw:line draw:style-name="gr8" draw:text-style-name="P1" draw:layer="layout" svg:x1="11.185cm" svg:y1="11.025cm" svg:x2="13.527cm" svg:y2="12.377cm">
          <text:p/>
        </draw:line>
        <draw:line draw:style-name="gr8" draw:text-style-name="P1" draw:layer="layout" svg:x1="11.052cm" svg:y1="9.642cm" svg:x2="11.186cm" svg:y2="11.026cm">
          <text:p/>
        </draw:line>
        <draw:line draw:style-name="gr8" draw:text-style-name="P1" draw:layer="layout" svg:x1="13.99cm" svg:y1="9.172cm" svg:x2="14.517cm" svg:y2="8.867cm">
          <text:p/>
        </draw:line>
        <draw:line draw:style-name="gr8" draw:text-style-name="P1" draw:layer="layout" svg:x1="13.991cm" svg:y1="9.171cm" svg:x2="13.976cm" svg:y2="9.18cm">
          <text:p/>
        </draw:line>
        <draw:line draw:style-name="gr8" draw:text-style-name="P1" draw:layer="layout" svg:x1="15.383cm" svg:y1="9.992cm" svg:x2="13.976cm" svg:y2="9.179cm">
          <text:p/>
        </draw:line>
        <draw:path draw:style-name="gr8" draw:text-style-name="P1" draw:layer="layout" svg:width="0.313cm" svg:height="0.046cm" svg:x="15.069cm" svg:y="9.975cm" svg:viewBox="0 0 314 47" svg:d="M0 47c83-48 209-61 314-31">
          <text:p/>
        </draw:path>
        <draw:path draw:style-name="gr8" draw:text-style-name="P1" draw:layer="layout" svg:width="0.55cm" svg:height="0.271cm" svg:x="14.989cm" svg:y="10.021cm" svg:viewBox="0 0 551 272" svg:d="M524 44c61 74 17 161-102 204-118 43-273 28-362-36-87-63-78-155 21-212">
          <text:p/>
        </draw:path>
        <draw:line draw:style-name="gr8" draw:text-style-name="P1" draw:layer="layout" svg:x1="15.821cm" svg:y1="10.244cm" svg:x2="15.511cm" svg:y2="10.065cm">
          <text:p/>
        </draw:line>
        <draw:line draw:style-name="gr8" draw:text-style-name="P1" draw:layer="layout" svg:x1="15.835cm" svg:y1="10.235cm" svg:x2="15.82cm" svg:y2="10.244cm">
          <text:p/>
        </draw:line>
        <draw:line draw:style-name="gr8" draw:text-style-name="P1" draw:layer="layout" svg:x1="16.361cm" svg:y1="9.932cm" svg:x2="15.834cm" svg:y2="10.236cm">
          <text:p/>
        </draw:line>
        <draw:line draw:style-name="gr8" draw:text-style-name="P1" draw:layer="layout" svg:x1="17.874cm" svg:y1="10.806cm" svg:x2="16.36cm" svg:y2="9.932cm">
          <text:p/>
        </draw:line>
        <draw:path draw:style-name="gr8" draw:text-style-name="P1" draw:layer="layout" svg:width="0.389cm" svg:height="0.047cm" svg:x="13.792cm" svg:y="9.319cm" svg:viewBox="0 0 390 48" svg:d="M0 48c107-64 281-64 390 0">
          <text:p/>
        </draw:path>
        <draw:path draw:style-name="gr8" draw:text-style-name="P1" draw:layer="layout" svg:width="0.55cm" svg:height="0.271cm" svg:x="13.712cm" svg:y="9.366cm" svg:viewBox="0 0 551 272" svg:d="M470 0c107 62 107 162 0 225-108 62-283 62-390 0-107-63-107-163 0-225">
          <text:p/>
        </draw:path>
        <draw:path draw:style-name="gr8" draw:text-style-name="P1" draw:layer="layout" svg:width="0.67cm" svg:height="0.33cm" svg:x="16.066cm" svg:y="10.553cm" svg:viewBox="0 0 671 331" svg:d="M98 0c-131 75-131 199 0 274 130 76 343 76 474 0 131-75 131-199 0-274">
          <text:p/>
        </draw:path>
        <draw:path draw:style-name="gr8" draw:text-style-name="P1" draw:layer="layout" svg:width="0.473cm" svg:height="0.057cm" svg:x="16.165cm" svg:y="10.496cm" svg:viewBox="0 0 474 58" svg:d="M474 58c-131-77-344-77-474 0">
          <text:p/>
        </draw:path>
        <draw:path draw:style-name="gr8" draw:text-style-name="P1" draw:layer="layout" svg:width="0.389cm" svg:height="0.047cm" svg:x="12.764cm" svg:y="9.913cm" svg:viewBox="0 0 390 48" svg:d="M0 48c108-64 283-64 390 0">
          <text:p/>
        </draw:path>
        <draw:path draw:style-name="gr8" draw:text-style-name="P1" draw:layer="layout" svg:width="0.55cm" svg:height="0.272cm" svg:x="12.684cm" svg:y="9.959cm" svg:viewBox="0 0 551 273" svg:d="M470 0c107 62 107 163 0 226-107 62-282 62-390 0-107-63-107-164 0-226">
          <text:p/>
        </draw:path>
        <draw:path draw:style-name="gr8" draw:text-style-name="P1" draw:layer="layout" svg:width="0.384cm" svg:height="0.13cm" svg:x="13.099cm" svg:y="10.807cm" svg:viewBox="0 0 385 131" svg:d="M0 38c65-37 163-48 247-28s138 67 138 121">
          <text:p/>
        </draw:path>
        <draw:path draw:style-name="gr8" draw:text-style-name="P1" draw:layer="layout" svg:width="0.449cm" svg:height="0.13cm" svg:x="13.034cm" svg:y="10.937cm" svg:viewBox="0 0 450 131" svg:d="M450 0c0 71-100 131-224 131-126 0-226-60-226-131">
          <text:p/>
        </draw:path>
        <draw:path draw:style-name="gr8" draw:text-style-name="P1" draw:layer="layout" svg:width="0.065cm" svg:height="0.092cm" svg:x="13.034cm" svg:y="10.845cm" svg:viewBox="0 0 66 93" svg:d="M0 93c0-35 23-69 66-93">
          <text:p/>
        </draw:path>
        <draw:line draw:style-name="gr8" draw:text-style-name="P1" draw:layer="layout" svg:x1="17.874cm" svg:y1="10.153cm" svg:x2="16.36cm" svg:y2="9.279cm">
          <text:p/>
        </draw:line>
        <draw:line draw:style-name="gr8" draw:text-style-name="P1" draw:layer="layout" svg:x1="15.608cm" svg:y1="9.714cm" svg:x2="16.361cm" svg:y2="9.279cm">
          <text:p/>
        </draw:line>
        <draw:line draw:style-name="gr8" draw:text-style-name="P1" draw:layer="layout" svg:x1="17.873cm" svg:y1="10.152cm" svg:x2="17.873cm" svg:y2="10.805cm">
          <text:p/>
        </draw:line>
        <draw:path draw:style-name="gr8" draw:text-style-name="P1" draw:layer="layout" svg:width="0.064cm" svg:height="0.05cm" svg:x="15.447cm" svg:y="10.015cm" svg:viewBox="0 0 65 51" svg:d="M65 51c-22-21-43-38-65-51">
          <text:p/>
        </draw:path>
        <draw:path draw:style-name="gr8" draw:text-style-name="P1" draw:layer="layout" svg:width="0.065cm" svg:height="0.024cm" svg:x="15.382cm" svg:y="9.991cm" svg:viewBox="0 0 66 25" svg:d="M66 25c-21-12-43-21-66-25">
          <text:p/>
        </draw:path>
        <draw:line draw:style-name="gr8" draw:text-style-name="P1" draw:layer="layout" svg:x1="15.82cm" svg:y1="9.835cm" svg:x2="15.82cm" svg:y2="10.243cm">
          <text:p/>
        </draw:line>
        <draw:line draw:style-name="gr8" draw:text-style-name="P1" draw:layer="layout" svg:x1="15.821cm" svg:y1="9.836cm" svg:x2="14.33cm" svg:y2="8.975cm">
          <text:p/>
        </draw:line>
        <draw:path draw:style-name="gr8" draw:text-style-name="P1" draw:layer="layout" svg:width="0.026cm" svg:height="0.053cm" svg:x="15.412cm" svg:y="9.999cm" svg:viewBox="0 0 27 54" svg:d="M0 0c17 16 27 34 27 54">
          <text:p/>
        </draw:path>
        <draw:path draw:style-name="gr8" draw:text-style-name="P1" draw:layer="layout" svg:width="0.35cm" svg:height="0.101cm" svg:x="15.088cm" svg:y="10.052cm" svg:viewBox="0 0 351 102" svg:d="M351 0c0 56-78 102-175 102s-176-46-176-102">
          <text:p/>
        </draw:path>
        <draw:path draw:style-name="gr8" draw:text-style-name="P1" draw:layer="layout" svg:width="0.024cm" svg:height="0.051cm" svg:x="15.088cm" svg:y="10.001cm" svg:viewBox="0 0 25 52" svg:d="M0 52c0-18 9-37 25-52">
          <text:p/>
        </draw:path>
        <draw:line draw:style-name="gr8" draw:text-style-name="P1" draw:layer="layout" svg:x1="15.835cm" svg:y1="9.827cm" svg:x2="15.82cm" svg:y2="9.836cm">
          <text:p/>
        </draw:line>
        <draw:line draw:style-name="gr8" draw:text-style-name="P1" draw:layer="layout" svg:x1="15.834cm" svg:y1="9.827cm" svg:x2="15.834cm" svg:y2="10.235cm">
          <text:p/>
        </draw:line>
        <draw:line draw:style-name="gr8" draw:text-style-name="P1" draw:layer="layout" svg:x1="16.36cm" svg:y1="9.279cm" svg:x2="16.36cm" svg:y2="9.932cm">
          <text:p/>
        </draw:line>
        <draw:path draw:style-name="gr8" draw:text-style-name="P1" draw:layer="layout" svg:width="0.067cm" svg:height="0.05cm" svg:x="17.028cm" svg:y="10.225cm" svg:viewBox="0 0 68 51" svg:d="M0 0c22 20 45 37 68 51">
          <text:p/>
        </draw:path>
        <draw:path draw:style-name="gr8" draw:text-style-name="P1" draw:layer="layout" svg:width="0.23cm" svg:height="0.164cm" svg:x="17.095cm" svg:y="10.142cm" svg:viewBox="0 0 231 165" svg:d="M0 134c127 73 231 14 231-134">
          <text:p/>
        </draw:path>
        <draw:path draw:style-name="gr8" draw:text-style-name="P1" draw:layer="layout" svg:width="0.163cm" svg:height="0.164cm" svg:x="16.865cm" svg:y="9.713cm" svg:viewBox="0 0 164 165" svg:d="M164 4c-47-10-89 0-118 28-30 29-46 76-46 133">
          <text:p/>
        </draw:path>
        <draw:path draw:style-name="gr8" draw:text-style-name="P1" draw:layer="layout" svg:width="0.163cm" svg:height="0.348cm" svg:x="16.865cm" svg:y="9.877cm" svg:viewBox="0 0 164 349" svg:d="M0 0c0 57 16 123 46 185 29 62 71 120 118 164">
          <text:p/>
        </draw:path>
        <draw:path draw:style-name="gr8" draw:text-style-name="P1" draw:layer="layout" svg:width="0.297cm" svg:height="0.425cm" svg:x="17.028cm" svg:y="9.717cm" svg:viewBox="0 0 298 426" svg:d="M298 426c0-84-36-184-94-268-59-84-134-142-204-158">
          <text:p/>
        </draw:path>
        <draw:path draw:style-name="gr8" draw:text-style-name="P1" draw:layer="layout" svg:width="0.024cm" svg:height="0.051cm" svg:x="14.137cm" svg:y="9.345cm" svg:viewBox="0 0 25 52" svg:d="M0 0c16 17 25 34 25 52">
          <text:p/>
        </draw:path>
        <draw:path draw:style-name="gr8" draw:text-style-name="P1" draw:layer="layout" svg:width="0.349cm" svg:height="0.101cm" svg:x="13.812cm" svg:y="9.396cm" svg:viewBox="0 0 350 102" svg:d="M350 0c0 57-79 102-176 102-96 0-174-45-174-102">
          <text:p/>
        </draw:path>
        <draw:path draw:style-name="gr8" draw:text-style-name="P1" draw:layer="layout" svg:width="0.023cm" svg:height="0.051cm" svg:x="13.812cm" svg:y="9.345cm" svg:viewBox="0 0 24 52" svg:d="M0 52c0-18 8-35 24-52">
          <text:p/>
        </draw:path>
        <draw:path draw:style-name="gr8" draw:text-style-name="P1" draw:layer="layout" svg:width="0.04cm" svg:height="0.076cm" svg:x="16.166cm" svg:y="10.532cm" svg:viewBox="0 0 41 77" svg:d="M41 0c-27 24-41 50-41 77">
          <text:p/>
        </draw:path>
        <draw:path draw:style-name="gr8" draw:text-style-name="P1" draw:layer="layout" svg:width="0.47cm" svg:height="0.135cm" svg:x="16.166cm" svg:y="10.608cm" svg:viewBox="0 0 471 136" svg:d="M0 0c0 75 107 136 236 136 130 0 235-61 235-136">
          <text:p/>
        </draw:path>
        <draw:path draw:style-name="gr8" draw:text-style-name="P1" draw:layer="layout" svg:width="0.04cm" svg:height="0.076cm" svg:x="16.596cm" svg:y="10.532cm" svg:viewBox="0 0 41 77" svg:d="M41 77c0-27-15-53-41-77">
          <text:p/>
        </draw:path>
        <draw:path draw:style-name="gr8" draw:text-style-name="P1" draw:layer="layout" svg:width="0.024cm" svg:height="0.051cm" svg:x="13.11cm" svg:y="9.939cm" svg:viewBox="0 0 25 52" svg:d="M0 0c16 15 25 34 25 52">
          <text:p/>
        </draw:path>
        <draw:path draw:style-name="gr8" draw:text-style-name="P1" draw:layer="layout" svg:width="0.35cm" svg:height="0.101cm" svg:x="12.784cm" svg:y="9.99cm" svg:viewBox="0 0 351 102" svg:d="M351 0c0 56-80 102-176 102-97 0-175-46-175-102">
          <text:p/>
        </draw:path>
        <draw:path draw:style-name="gr8" draw:text-style-name="P1" draw:layer="layout" svg:width="0.024cm" svg:height="0.051cm" svg:x="12.784cm" svg:y="9.939cm" svg:viewBox="0 0 25 52" svg:d="M0 52c0-18 8-37 25-52">
          <text:p/>
        </draw:path>
        <draw:path draw:style-name="gr8" draw:text-style-name="P1" draw:layer="layout" svg:width="0.08cm" svg:height="0.01cm" svg:x="17.057cm" svg:y="10.245cm" svg:viewBox="0 0 81 11" svg:d="M0 4c31 11 59 10 81-4">
          <text:p/>
        </draw:path>
        <draw:path draw:style-name="gr8" draw:text-style-name="P1" draw:layer="layout" svg:width="0.047cm" svg:height="0.103cm" svg:x="17.137cm" svg:y="10.142cm" svg:viewBox="0 0 48 104" svg:d="M0 104c30-17 48-54 48-104">
          <text:p/>
        </draw:path>
        <draw:path draw:style-name="gr8" draw:text-style-name="P1" draw:layer="layout" svg:width="0.066cm" svg:height="0.011cm" svg:x="16.912cm" svg:y="9.845cm" svg:viewBox="0 0 67 12" svg:d="M67 3c-25-7-49-3-67 9">
          <text:p/>
        </draw:path>
        <draw:path draw:style-name="gr8" draw:text-style-name="P1" draw:layer="layout" svg:width="0.043cm" svg:height="0.067cm" svg:x="16.869cm" svg:y="9.856cm" svg:viewBox="0 0 44 68" svg:d="M44 0c-22 12-38 37-44 68">
          <text:p/>
        </draw:path>
        <draw:path draw:style-name="gr8" draw:text-style-name="P1" draw:layer="layout" svg:width="0.206cm" svg:height="0.294cm" svg:x="16.978cm" svg:y="9.848cm" svg:viewBox="0 0 207 295" svg:d="M207 295c0-58-24-127-65-185s-94-98-142-110">
          <text:p/>
        </draw:path>
        <draw:line draw:style-name="gr8" draw:text-style-name="P1" draw:layer="layout" svg:x1="16.166cm" svg:y1="10.552cm" svg:x2="16.166cm" svg:y2="10.608cm">
          <text:p/>
        </draw:line>
        <draw:line draw:style-name="gr8" draw:text-style-name="P1" draw:layer="layout" svg:x1="15.088cm" svg:y1="10.052cm" svg:x2="15.088cm" svg:y2="10.011cm">
          <text:p/>
        </draw:line>
        <draw:line draw:style-name="gr8" draw:text-style-name="P1" draw:layer="layout" svg:x1="13.812cm" svg:y1="9.396cm" svg:x2="13.812cm" svg:y2="9.356cm">
          <text:p/>
        </draw:line>
        <draw:line draw:style-name="gr8" draw:text-style-name="P1" draw:layer="layout" svg:x1="12.784cm" svg:y1="9.99cm" svg:x2="12.784cm" svg:y2="9.949cm">
          <text:p/>
        </draw:line>
        <draw:path draw:style-name="gr6" draw:text-style-name="P3" draw:layer="layout" svg:width="2.047cm" svg:height="1.43cm" svg:x="1.682cm" svg:y="17.891cm" svg:viewBox="0 0 2048 1431" svg:d="M842 129l74-31 166 96h488l478 275v196l-454 262-160-92-96 52c-13 3-25 10-38 23l-260 150v187l-319 184-721-417v-196l26-233 8-122 6-59 706-404 76 118z">
          <text:p/>
        </draw:path>
        <draw:polygon draw:style-name="gr7" draw:text-style-name="P1" draw:layer="layout" svg:width="0cm" svg:height="0cm" svg:x="2.705cm" svg:y="18.611cm" svg:viewBox="0 0 0 0" draw:points="0,0">
          <text:p/>
        </draw:polygon>
        <draw:path draw:style-name="gr6" draw:text-style-name="P3" draw:layer="layout" svg:width="2.047cm" svg:height="1.234cm" svg:x="1.682cm" svg:y="17.891cm" svg:viewBox="0 0 2048 1235" svg:d="M553 575l262 151-431-53 169-98-106 135-63-37 139 81-76-44 143 82-67-38 308 178-241-140 309 178-68-38 110 63-42-25 141 82-99-57-220 240 319-183-319 183-721-416 26-233 510-74 29-4-49-114-482 70 6-59 706-405-146 345 117 17 23 4 58 8 118-275 166 96h488l478 275-454 262-273-156-267 153c-68 36-174 35-239-3z">
          <text:p/>
        </draw:path>
        <draw:polygon draw:style-name="gr7" draw:text-style-name="P1" draw:layer="layout" svg:width="0cm" svg:height="0cm" svg:x="2.705cm" svg:y="18.611cm" svg:viewBox="0 0 0 0" draw:points="0,0">
          <text:p/>
        </draw:polygon>
        <draw:polygon draw:style-name="gr6" draw:text-style-name="P3" draw:layer="layout" svg:width="0.721cm" svg:height="0.612cm" svg:x="1.682cm" svg:y="18.709cm" svg:viewBox="0 0 722 613" draw:points="722,613 722,416 0,0 0,196">
          <text:p/>
        </draw:polygon>
        <draw:polygon draw:style-name="gr7" draw:text-style-name="P1" draw:layer="layout" svg:width="0cm" svg:height="0cm" svg:x="2.705cm" svg:y="18.611cm" svg:viewBox="0 0 0 0" draw:points="0,0">
          <text:p/>
        </draw:polygon>
        <draw:path draw:style-name="gr6" draw:text-style-name="P3" draw:layer="layout" svg:width="0.984cm" svg:height="0.346cm" svg:x="2.129cm" svg:y="18.539cm" svg:viewBox="0 0 985 347" svg:d="M985 63l-110-63-267 154c-68 36-174 34-239-4l-263-150-106 61 76 44c9-14 33-22 59-20 25 3 43 15 43 30 0 13-14 24-35 28l242 140c9-14 34-22 59-20 25 3 43 15 43 30 0 13-14 24-34 29l42 25z">
          <text:p/>
        </draw:path>
        <draw:polygon draw:style-name="gr7" draw:text-style-name="P1" draw:layer="layout" svg:width="0cm" svg:height="0cm" svg:x="2.705cm" svg:y="18.611cm" svg:viewBox="0 0 0 0" draw:points="0,0">
          <text:p/>
        </draw:polygon>
        <draw:polygon draw:style-name="gr6" draw:text-style-name="P3" draw:layer="layout" svg:width="0.454cm" svg:height="0.458cm" svg:x="3.275cm" svg:y="18.36cm" svg:viewBox="0 0 455 459" draw:points="455,0 455,197 0,459 0,263">
          <text:p/>
        </draw:polygon>
        <draw:polygon draw:style-name="gr7" draw:text-style-name="P1" draw:layer="layout" svg:width="0cm" svg:height="0cm" svg:x="2.705cm" svg:y="18.611cm" svg:viewBox="0 0 0 0" draw:points="0,0">
          <text:p/>
        </draw:polygon>
        <draw:polygon draw:style-name="gr6" draw:text-style-name="P3" draw:layer="layout" svg:width="0.319cm" svg:height="0.377cm" svg:x="2.403cm" svg:y="18.944cm" svg:viewBox="0 0 320 378" draw:points="320,0 320,195 0,378 0,182">
          <text:p/>
        </draw:polygon>
        <draw:polygon draw:style-name="gr7" draw:text-style-name="P1" draw:layer="layout" svg:width="0cm" svg:height="0cm" svg:x="2.705cm" svg:y="18.611cm" svg:viewBox="0 0 0 0" draw:points="0,0">
          <text:p/>
        </draw:polygon>
        <draw:polygon draw:style-name="gr6" draw:text-style-name="P3" draw:layer="layout" svg:width="0.477cm" svg:height="0.275cm" svg:x="2.34cm" svg:y="18.318cm" svg:viewBox="0 0 478 276" draw:points="478,177 351,251 308,276 63,134 0,97 169,0">
          <text:p/>
        </draw:polygon>
        <draw:polygon draw:style-name="gr7" draw:text-style-name="P1" draw:layer="layout" svg:width="0cm" svg:height="0cm" svg:x="2.705cm" svg:y="18.611cm" svg:viewBox="0 0 0 0" draw:points="0,0">
          <text:p/>
        </draw:polygon>
        <draw:polygon draw:style-name="gr6" draw:text-style-name="P3" draw:layer="layout" svg:width="0.506cm" svg:height="0.19cm" svg:x="1.712cm" svg:y="18.285cm" svg:viewBox="0 0 507 191" draw:points="4,70 487,0 507,118 0,191">
          <text:p/>
        </draw:polygon>
        <draw:polygon draw:style-name="gr7" draw:text-style-name="P1" draw:layer="layout" svg:width="0cm" svg:height="0cm" svg:x="2.705cm" svg:y="18.611cm" svg:viewBox="0 0 0 0" draw:points="0,0">
          <text:p/>
        </draw:polygon>
        <draw:path draw:style-name="gr6" draw:text-style-name="P3" draw:layer="layout" svg:width="0.49cm" svg:height="0.344cm" svg:x="2.623cm" svg:y="18.602cm" svg:viewBox="0 0 491 345" svg:d="M491 0v124l-93 53c-13 3-25 10-38 23l-260 145-100-61z">
          <text:p/>
        </draw:path>
        <draw:polygon draw:style-name="gr7" draw:text-style-name="P1" draw:layer="layout" svg:width="0cm" svg:height="0cm" svg:x="2.705cm" svg:y="18.611cm" svg:viewBox="0 0 0 0" draw:points="0,0">
          <text:p/>
        </draw:polygon>
        <draw:polygon draw:style-name="gr6" draw:text-style-name="P3" draw:layer="layout" svg:width="0.371cm" svg:height="0.25cm" svg:x="2.446cm" svg:y="18.318cm" svg:viewBox="0 0 372 251" draw:points="372,178 244,251 0,111 63,0">
          <text:p/>
        </draw:polygon>
        <draw:polygon draw:style-name="gr7" draw:text-style-name="P1" draw:layer="layout" svg:width="0cm" svg:height="0cm" svg:x="2.705cm" svg:y="18.611cm" svg:viewBox="0 0 0 0" draw:points="0,0">
          <text:p/>
        </draw:polygon>
        <draw:polygon draw:style-name="gr6" draw:text-style-name="P3" draw:layer="layout" svg:width="0.272cm" svg:height="0.352cm" svg:x="3.003cm" svg:y="18.466cm" svg:viewBox="0 0 273 353" draw:points="115,140 110,137 0,74 0,0 273,157 273,353 115,262">
          <text:p/>
        </draw:polygon>
        <draw:polygon draw:style-name="gr7" draw:text-style-name="P1" draw:layer="layout" svg:width="0cm" svg:height="0cm" svg:x="2.705cm" svg:y="18.611cm" svg:viewBox="0 0 0 0" draw:points="0,0">
          <text:p/>
        </draw:polygon>
        <draw:path draw:style-name="gr6" draw:text-style-name="P3" draw:layer="layout" svg:width="0.501cm" svg:height="0.254cm" svg:x="2.235cm" svg:y="18.465cm" svg:viewBox="0 0 502 255" svg:d="M0 0l263 152-263-78v-74l263 225-263-151 263 151c65 38 171 40 239 4v-74c-68 36-174 35-239-3z">
          <text:p/>
        </draw:path>
        <draw:polygon draw:style-name="gr7" draw:text-style-name="P1" draw:layer="layout" svg:width="0cm" svg:height="0cm" svg:x="2.705cm" svg:y="18.611cm" svg:viewBox="0 0 0 0" draw:points="0,0">
          <text:p/>
        </draw:polygon>
        <draw:polygon draw:style-name="gr6" draw:text-style-name="P3" draw:layer="layout" svg:width="0.221cm" svg:height="0.359cm" svg:x="2.283cm" svg:y="17.893cm" svg:viewBox="0 0 222 360" draw:points="0,343 149,0 222,116 117,360">
          <text:p/>
        </draw:polygon>
        <draw:polygon draw:style-name="gr7" draw:text-style-name="P1" draw:layer="layout" svg:width="0cm" svg:height="0cm" svg:x="2.705cm" svg:y="18.611cm" svg:viewBox="0 0 0 0" draw:points="0,0">
          <text:p/>
        </draw:polygon>
        <draw:polygon draw:style-name="gr6" draw:text-style-name="P3" draw:layer="layout" svg:width="0.267cm" svg:height="0.227cm" svg:x="2.736cm" svg:y="18.466cm" svg:viewBox="0 0 268 228" draw:points="268,74 268,0 0,154 0,228">
          <text:p/>
        </draw:polygon>
        <draw:polygon draw:style-name="gr7" draw:text-style-name="P1" draw:layer="layout" svg:width="0cm" svg:height="0cm" svg:x="2.705cm" svg:y="18.611cm" svg:viewBox="0 0 0 0" draw:points="0,0">
          <text:p/>
        </draw:polygon>
        <draw:path draw:style-name="gr6" draw:text-style-name="P3" draw:layer="layout" svg:width="0.195cm" svg:height="0.113cm" svg:x="2.247cm" svg:y="18.265cm" svg:viewBox="0 0 196 114" svg:d="M155 104c4-2 8-4 12-6 39-22 39-59 0-81-38-23-100-23-138 0-39 22-39 59 0 81 1 0 1 0 2 1l-1-1 1-16-1 16 1 1c3 1 7 3 11 5 34 14 79 14 113 0 7-6 11-14 11-22 0-21-30-40-68-40-37 0-67 19-67 40 0 8 4 16 11 22-7-6-11-14-11-22 0-21 30-40 67-40 38 0 68 19 68 40 0 8-4 16-11 22z">
          <text:p/>
        </draw:path>
        <draw:polygon draw:style-name="gr7" draw:text-style-name="P1" draw:layer="layout" svg:width="0cm" svg:height="0cm" svg:x="2.705cm" svg:y="18.611cm" svg:viewBox="0 0 0 0" draw:points="0,0">
          <text:p/>
        </draw:polygon>
        <draw:path draw:style-name="gr6" draw:text-style-name="P3" draw:layer="layout" svg:width="0.195cm" svg:height="0.113cm" svg:x="2.247cm" svg:y="18.265cm" svg:viewBox="0 0 196 114" svg:d="M155 104c4-2 8-4 12-6 39-22 39-59 0-81-38-23-100-23-138 0-39 22-39 59 0 81 1 0 1 0 2 1 3 1 7 3 11 5 34 14 79 14 113 0z">
          <text:p/>
        </draw:path>
        <draw:polygon draw:style-name="gr7" draw:text-style-name="P1" draw:layer="layout" svg:width="0cm" svg:height="0cm" svg:x="2.705cm" svg:y="18.611cm" svg:viewBox="0 0 0 0" draw:points="0,0">
          <text:p/>
        </draw:polygon>
        <draw:path draw:style-name="gr6" draw:text-style-name="P3" draw:layer="layout" svg:width="0.138cm" svg:height="0.179cm" svg:x="3.426cm" svg:y="18.498cm" svg:viewBox="0 0 139 180" svg:d="M139 50c0-44-31-63-69-40-5 3-8 5-12 8-3 2-6 5-9 7-24 23-44 59-48 91 0 4-1 9-1 14 0 17 5 31 14 39 9 10 21 13 35 10 22-6 45-24 62-49 18-25 28-55 28-80z">
          <text:p/>
        </draw:path>
        <draw:polygon draw:style-name="gr7" draw:text-style-name="P1" draw:layer="layout" svg:width="0cm" svg:height="0cm" svg:x="2.705cm" svg:y="18.611cm" svg:viewBox="0 0 0 0" draw:points="0,0">
          <text:p/>
        </draw:polygon>
        <draw:path draw:style-name="gr6" draw:text-style-name="P3" draw:layer="layout" svg:width="0.137cm" svg:height="0.178cm" svg:x="2.409cm" svg:y="19.086cm" svg:viewBox="0 0 138 179" svg:d="M123 106c10-19 15-39 15-56 0-18-5-32-15-41-12-12-33-11-54 1-4 2-8 5-12 8-28 21-52 62-56 97-1 6-1 11-1 15 0 17 4 31 13 39 8 9 20 12 33 10 28-5 60-35 77-73z">
          <text:p/>
        </draw:path>
        <draw:polygon draw:style-name="gr7" draw:text-style-name="P1" draw:layer="layout" svg:width="0cm" svg:height="0cm" svg:x="2.705cm" svg:y="18.611cm" svg:viewBox="0 0 0 0" draw:points="0,0">
          <text:p/>
        </draw:polygon>
        <draw:polygon draw:style-name="gr6" draw:text-style-name="P3" draw:layer="layout" svg:width="0.176cm" svg:height="0.275cm" svg:x="2.422cm" svg:y="17.989cm" svg:viewBox="0 0 177 276" draw:points="58,276 177,0 0,268 58,276 0,268 102,31 177,0">
          <text:p/>
        </draw:polygon>
        <draw:polygon draw:style-name="gr7" draw:text-style-name="P1" draw:layer="layout" svg:width="0cm" svg:height="0cm" svg:x="2.705cm" svg:y="18.611cm" svg:viewBox="0 0 0 0" draw:points="0,0">
          <text:p/>
        </draw:polygon>
        <draw:polygon draw:style-name="gr6" draw:text-style-name="P3" draw:layer="layout" svg:width="0.287cm" svg:height="0.165cm" svg:x="2.403cm" svg:y="18.428cm" svg:viewBox="0 0 288 166" draw:points="44,0 288,141 245,166 0,24">
          <text:p/>
        </draw:polygon>
        <draw:polygon draw:style-name="gr7" draw:text-style-name="P1" draw:layer="layout" svg:width="0cm" svg:height="0cm" svg:x="2.705cm" svg:y="18.611cm" svg:viewBox="0 0 0 0" draw:points="0,0">
          <text:p/>
        </draw:polygon>
        <draw:polygon draw:style-name="gr6" draw:text-style-name="P3" draw:layer="layout" svg:width="0.169cm" svg:height="0.135cm" svg:x="2.066cm" svg:y="18.465cm" svg:viewBox="0 0 170 136" draw:points="170,74 170,0 0,99 64,136">
          <text:p/>
        </draw:polygon>
        <draw:polygon draw:style-name="gr7" draw:text-style-name="P1" draw:layer="layout" svg:width="0cm" svg:height="0cm" svg:x="2.705cm" svg:y="18.611cm" svg:viewBox="0 0 0 0" draw:points="0,0">
          <text:p/>
        </draw:polygon>
        <draw:path draw:style-name="gr6" draw:text-style-name="P3" draw:layer="layout" svg:width="0.138cm" svg:height="0.179cm" svg:x="3.426cm" svg:y="18.498cm" svg:viewBox="0 0 139 180" svg:d="M1 116c2 9 7 16 13 20 6 3 13 4 20 2 15-3 30-15 44-33 12-17 19-37 19-55 0-15-5-26-14-31-7-4-16-4-25-1 4-3 7-5 12-8 38-23 69-4 69 40 0 25-10 55-28 80-17 25-40 43-62 49-14 3-26 0-35-10-9-8-14-22-14-39 0-5 1-10 1-14z">
          <text:p/>
        </draw:path>
        <draw:polygon draw:style-name="gr7" draw:text-style-name="P1" draw:layer="layout" svg:width="0cm" svg:height="0cm" svg:x="2.705cm" svg:y="18.611cm" svg:viewBox="0 0 0 0" draw:points="0,0">
          <text:p/>
        </draw:polygon>
        <draw:path draw:style-name="gr6" draw:text-style-name="P3" draw:layer="layout" svg:width="0.137cm" svg:height="0.178cm" svg:x="2.409cm" svg:y="19.086cm" svg:viewBox="0 0 138 179" svg:d="M1 115c-1 6-1 11-1 15 0 17 4 31 13 39 8 9 20 12 33 10 28-5 60-35 77-73 10-19 15-39 15-56 0-18-5-32-15-41-12-12-33-11-54 1-4 2-8 5-12 8 9-3 17-3 24 1 2 1 3 2 4 3 7 6 10 16 10 28s-3 26-10 39c-8 17-21 34-35 42-13 9-27 11-36 6-7-4-11-11-13-22z">
          <text:p/>
        </draw:path>
        <draw:polygon draw:style-name="gr7" draw:text-style-name="P1" draw:layer="layout" svg:width="0cm" svg:height="0cm" svg:x="2.705cm" svg:y="18.611cm" svg:viewBox="0 0 0 0" draw:points="0,0">
          <text:p/>
        </draw:polygon>
        <draw:path draw:style-name="gr6" draw:text-style-name="P3" draw:layer="layout" svg:width="0.141cm" svg:height="0.082cm" svg:x="3.217cm" svg:y="18.354cm" svg:viewBox="0 0 142 83" svg:d="M142 41c0 17-18 31-44 39-27 6-58 3-78-10-13-8-20-18-20-29 0-22 31-41 70-41 40 0 72 19 72 41z">
          <text:p/>
        </draw:path>
        <draw:polygon draw:style-name="gr7" draw:text-style-name="P1" draw:layer="layout" svg:width="0cm" svg:height="0cm" svg:x="2.705cm" svg:y="18.611cm" svg:viewBox="0 0 0 0" draw:points="0,0">
          <text:p/>
        </draw:polygon>
        <draw:polygon draw:style-name="gr6" draw:text-style-name="P3" draw:layer="layout" svg:width="0.169cm" svg:height="0.134cm" svg:x="2.34cm" svg:y="18.318cm" svg:viewBox="0 0 170 135" draw:points="170,0 0,97 63,135 106,111">
          <text:p/>
        </draw:polygon>
        <draw:polygon draw:style-name="gr7" draw:text-style-name="P1" draw:layer="layout" svg:width="0cm" svg:height="0cm" svg:x="2.705cm" svg:y="18.611cm" svg:viewBox="0 0 0 0" draw:points="0,0">
          <text:p/>
        </draw:polygon>
        <draw:path draw:style-name="gr6" draw:text-style-name="P3" draw:layer="layout" svg:width="0.095cm" svg:height="0.123cm" svg:x="3.427cm" svg:y="18.513cm" svg:viewBox="0 0 96 124" svg:d="M96 34c0-15-5-26-14-31-7-4-15-4-24-1-3 2-6 5-9 7-24 23-44 59-49 91 2 9 8 16 14 20s13 5 20 3c15-4 30-16 43-34 12-17 19-37 19-55z">
          <text:p/>
        </draw:path>
        <draw:polygon draw:style-name="gr7" draw:text-style-name="P1" draw:layer="layout" svg:width="0cm" svg:height="0cm" svg:x="2.705cm" svg:y="18.611cm" svg:viewBox="0 0 0 0" draw:points="0,0">
          <text:p/>
        </draw:polygon>
        <draw:path draw:style-name="gr6" draw:text-style-name="P3" draw:layer="layout" svg:width="0.094cm" svg:height="0.123cm" svg:x="2.41cm" svg:y="19.101cm" svg:viewBox="0 0 95 124" svg:d="M80 3c-7-4-15-4-24-1-28 21-52 63-56 98 2 10 6 17 13 21 9 5 23 3 36-6 14-8 27-24 36-41 7-13 10-27 10-39 0-13-3-23-10-29-1-1-2-2-5-3z">
          <text:p/>
        </draw:path>
        <draw:polygon draw:style-name="gr7" draw:text-style-name="P1" draw:layer="layout" svg:width="0cm" svg:height="0cm" svg:x="2.705cm" svg:y="18.611cm" svg:viewBox="0 0 0 0" draw:points="0,0">
          <text:p/>
        </draw:polygon>
        <draw:polygon draw:style-name="gr6" draw:text-style-name="P3" draw:layer="layout" svg:width="0.125cm" svg:height="0.247cm" svg:x="2.399cm" svg:y="18.009cm" svg:viewBox="0 0 126 248" draw:points="0,244 24,248 126,11 106,0">
          <text:p/>
        </draw:polygon>
        <draw:polygon draw:style-name="gr7" draw:text-style-name="P1" draw:layer="layout" svg:width="0cm" svg:height="0cm" svg:x="2.705cm" svg:y="18.611cm" svg:viewBox="0 0 0 0" draw:points="0,0">
          <text:p/>
        </draw:polygon>
        <draw:path draw:style-name="gr6" draw:text-style-name="P3" draw:layer="layout" svg:width="0.105cm" svg:height="0.06cm" svg:x="2.893cm" svg:y="18.605cm" svg:viewBox="0 0 106 61" svg:d="M16 53c15 8 37 11 58 6 19-4 32-15 32-28 0-17-23-31-53-31-29 0-53 14-53 31 0 8 6 16 16 22z">
          <text:p/>
        </draw:path>
        <draw:polygon draw:style-name="gr7" draw:text-style-name="P1" draw:layer="layout" svg:width="0cm" svg:height="0cm" svg:x="2.705cm" svg:y="18.611cm" svg:viewBox="0 0 0 0" draw:points="0,0">
          <text:p/>
        </draw:polygon>
        <draw:path draw:style-name="gr6" draw:text-style-name="P3" draw:layer="layout" svg:width="0.102cm" svg:height="0.058cm" svg:x="2.205cm" svg:y="18.624cm" svg:viewBox="0 0 103 59" svg:d="M67 59c22-4 36-15 36-28 0-16-18-28-44-31-26-2-50 6-59 20z">
          <text:p/>
        </draw:path>
        <draw:polygon draw:style-name="gr7" draw:text-style-name="P1" draw:layer="layout" svg:width="0cm" svg:height="0cm" svg:x="2.705cm" svg:y="18.611cm" svg:viewBox="0 0 0 0" draw:points="0,0">
          <text:p/>
        </draw:polygon>
        <draw:path draw:style-name="gr6" draw:text-style-name="P3" draw:layer="layout" svg:width="0.102cm" svg:height="0.058cm" svg:x="2.513cm" svg:y="18.802cm" svg:viewBox="0 0 103 59" svg:d="M69 59c20-4 34-15 34-28 0-16-18-28-44-31-25-2-50 6-59 21z">
          <text:p/>
        </draw:path>
        <draw:polygon draw:style-name="gr7" draw:text-style-name="P1" draw:layer="layout" svg:width="0cm" svg:height="0cm" svg:x="2.705cm" svg:y="18.611cm" svg:viewBox="0 0 0 0" draw:points="0,0">
          <text:p/>
        </draw:polygon>
        <draw:polygon draw:style-name="gr6" draw:text-style-name="P3" draw:layer="layout" svg:width="0.049cm" svg:height="0.117cm" svg:x="2.198cm" svg:y="18.285cm" svg:viewBox="0 0 50 118" draw:points="50,114 20,118 0,0">
          <text:p/>
        </draw:polygon>
        <draw:polygon draw:style-name="gr7" draw:text-style-name="P1" draw:layer="layout" svg:width="0cm" svg:height="0cm" svg:x="2.705cm" svg:y="18.611cm" svg:viewBox="0 0 0 0" draw:points="0,0">
          <text:p/>
        </draw:polygon>
        <draw:polygon draw:style-name="gr6" draw:text-style-name="P3" draw:layer="layout" svg:width="0.001cm" svg:height="0.123cm" svg:x="3.114cm" svg:y="18.603cm" svg:viewBox="0 0 2 124" draw:points="0,0 2,124">
          <text:p/>
        </draw:polygon>
        <draw:polygon draw:style-name="gr7" draw:text-style-name="P1" draw:layer="layout" svg:width="0cm" svg:height="0cm" svg:x="2.705cm" svg:y="18.611cm" svg:viewBox="0 0 0 0" draw:points="0,0">
          <text:p/>
        </draw:polygon>
        <draw:polygon draw:style-name="gr6" draw:text-style-name="P3" draw:layer="layout" svg:width="0.482cm" svg:height="0.069cm" svg:x="1.716cm" svg:y="18.285cm" svg:viewBox="0 0 483 70" draw:points="0,70 483,0">
          <text:p/>
        </draw:polygon>
        <draw:polygon draw:style-name="gr7" draw:text-style-name="P1" draw:layer="layout" svg:width="0cm" svg:height="0cm" svg:x="2.705cm" svg:y="18.611cm" svg:viewBox="0 0 0 0" draw:points="0,0">
          <text:p/>
        </draw:polygon>
        <draw:polygon draw:style-name="gr6" draw:text-style-name="P3" draw:layer="layout" svg:width="0.149cm" svg:height="0.342cm" svg:x="2.282cm" svg:y="17.893cm" svg:viewBox="0 0 150 343" draw:points="0,343 1,343 150,0">
          <text:p/>
        </draw:polygon>
        <draw:polygon draw:style-name="gr7" draw:text-style-name="P1" draw:layer="layout" svg:width="0cm" svg:height="0cm" svg:x="2.705cm" svg:y="18.611cm" svg:viewBox="0 0 0 0" draw:points="0,0">
          <text:p/>
        </draw:polygon>
        <draw:path draw:style-name="gr8" draw:text-style-name="P1" draw:layer="layout" svg:width="0.014cm" svg:height="0.056cm" svg:x="2.532cm" svg:y="19.135cm" svg:viewBox="0 0 15 57" svg:d="M0 57c10-20 15-40 15-57">
          <text:p/>
        </draw:path>
        <draw:path draw:style-name="gr8" draw:text-style-name="P1" draw:layer="layout" svg:width="0.054cm" svg:height="0.01cm" svg:x="2.478cm" svg:y="19.086cm" svg:viewBox="0 0 55 11" svg:d="M55 10c-12-14-34-13-55 1">
          <text:p/>
        </draw:path>
        <draw:path draw:style-name="gr8" draw:text-style-name="P1" draw:layer="layout" svg:width="0.069cm" svg:height="0.119cm" svg:x="2.409cm" svg:y="19.095cm" svg:viewBox="0 0 70 120" svg:d="M70 0c-19 11-36 30-49 52s-21 47-21 68">
          <text:p/>
        </draw:path>
        <draw:path draw:style-name="gr8" draw:text-style-name="P1" draw:layer="layout" svg:width="0.123cm" svg:height="0.073cm" svg:x="2.409cm" svg:y="19.191cm" svg:viewBox="0 0 124 74" svg:d="M0 23c0 17 4 31 13 39 8 10 20 13 33 11 28-6 60-36 78-73">
          <text:p/>
        </draw:path>
        <draw:path draw:style-name="gr8" draw:text-style-name="P1" draw:layer="layout" svg:width="0.014cm" svg:height="0.041cm" svg:x="2.532cm" svg:y="19.094cm" svg:viewBox="0 0 15 42" svg:d="M15 42c0-18-5-32-15-42">
          <text:p/>
        </draw:path>
        <draw:line draw:style-name="gr8" draw:text-style-name="P1" draw:layer="layout" svg:x1="2.403cm" svg:y1="19.321cm" svg:x2="2.403cm" svg:y2="19.125cm">
          <text:p/>
        </draw:line>
        <draw:line draw:style-name="gr8" draw:text-style-name="P1" draw:layer="layout" svg:x1="2.723cm" svg:y1="19.138cm" svg:x2="2.403cm" svg:y2="19.322cm">
          <text:p/>
        </draw:line>
        <draw:line draw:style-name="gr8" draw:text-style-name="P1" draw:layer="layout" svg:x1="2.722cm" svg:y1="18.942cm" svg:x2="2.722cm" svg:y2="19.138cm">
          <text:p/>
        </draw:line>
        <draw:line draw:style-name="gr8" draw:text-style-name="P1" draw:layer="layout" svg:x1="2.403cm" svg:y1="19.126cm" svg:x2="2.723cm" svg:y2="18.942cm">
          <text:p/>
        </draw:line>
        <draw:path draw:style-name="gr8" draw:text-style-name="P1" draw:layer="layout" svg:width="0.01cm" svg:height="0.039cm" svg:x="2.494cm" svg:y="19.135cm" svg:viewBox="0 0 11 40" svg:d="M0 40c8-14 11-28 11-40">
          <text:p/>
        </draw:path>
        <draw:path draw:style-name="gr8" draw:text-style-name="P1" draw:layer="layout" svg:width="0.004cm" svg:height="0.003cm" svg:x="2.49cm" svg:y="19.104cm" svg:viewBox="0 0 5 4" svg:d="M5 4c-2-1-3-3-5-4">
          <text:p/>
        </draw:path>
        <draw:path draw:style-name="gr8" draw:text-style-name="P1" draw:layer="layout" svg:width="0.024cm" svg:height="0.003cm" svg:x="2.466cm" svg:y="19.101cm" svg:viewBox="0 0 25 4" svg:d="M25 4c-8-5-16-5-25-1">
          <text:p/>
        </draw:path>
        <draw:path draw:style-name="gr8" draw:text-style-name="P1" draw:layer="layout" svg:width="0.013cm" svg:height="0.021cm" svg:x="2.41cm" svg:y="19.2cm" svg:viewBox="0 0 14 22" svg:d="M0 0c2 11 6 18 14 22">
          <text:p/>
        </draw:path>
        <draw:path draw:style-name="gr8" draw:text-style-name="P1" draw:layer="layout" svg:width="0.071cm" svg:height="0.05cm" svg:x="2.423cm" svg:y="19.174cm" svg:viewBox="0 0 72 51" svg:d="M0 48c9 5 23 3 37-6 14-8 27-24 35-42">
          <text:p/>
        </draw:path>
        <draw:path draw:style-name="gr8" draw:text-style-name="P1" draw:layer="layout" svg:width="0.01cm" svg:height="0.028cm" svg:x="2.494cm" svg:y="19.107cm" svg:viewBox="0 0 11 29" svg:d="M11 29c0-13-3-23-11-29">
          <text:p/>
        </draw:path>
        <draw:line draw:style-name="gr8" draw:text-style-name="P1" draw:layer="layout" svg:x1="2.404cm" svg:y1="19.126cm" svg:x2="1.682cm" svg:y2="18.709cm">
          <text:p/>
        </draw:line>
        <draw:line draw:style-name="gr8" draw:text-style-name="P1" draw:layer="layout" svg:x1="1.682cm" svg:y1="18.709cm" svg:x2="1.682cm" svg:y2="18.905cm">
          <text:p/>
        </draw:line>
        <draw:line draw:style-name="gr8" draw:text-style-name="P1" draw:layer="layout" svg:x1="2.404cm" svg:y1="19.322cm" svg:x2="1.682cm" svg:y2="18.905cm">
          <text:p/>
        </draw:line>
        <draw:line draw:style-name="gr8" draw:text-style-name="P1" draw:layer="layout" svg:x1="2.983cm" svg:y1="18.801cm" svg:x2="2.722cm" svg:y2="18.952cm">
          <text:p/>
        </draw:line>
        <draw:line draw:style-name="gr8" draw:text-style-name="P1" draw:layer="layout" svg:x1="3.114cm" svg:y1="18.725cm" svg:x2="3.02cm" svg:y2="18.779cm">
          <text:p/>
        </draw:line>
        <draw:line draw:style-name="gr8" draw:text-style-name="P1" draw:layer="layout" svg:x1="3.118cm" svg:y1="18.728cm" svg:x2="3.113cm" svg:y2="18.725cm">
          <text:p/>
        </draw:line>
        <draw:line draw:style-name="gr8" draw:text-style-name="P1" draw:layer="layout" svg:x1="3.276cm" svg:y1="18.819cm" svg:x2="3.117cm" svg:y2="18.727cm">
          <text:p/>
        </draw:line>
        <draw:line draw:style-name="gr8" draw:text-style-name="P1" draw:layer="layout" svg:x1="3.73cm" svg:y1="18.556cm" svg:x2="3.275cm" svg:y2="18.819cm">
          <text:p/>
        </draw:line>
        <draw:line draw:style-name="gr8" draw:text-style-name="P1" draw:layer="layout" svg:x1="2.723cm" svg:y1="18.943cm" svg:x2="2.066cm" svg:y2="18.563cm">
          <text:p/>
        </draw:line>
        <draw:line draw:style-name="gr8" draw:text-style-name="P1" draw:layer="layout" svg:x1="1.682cm" svg:y1="18.71cm" svg:x2="1.707cm" svg:y2="18.476cm">
          <text:p/>
        </draw:line>
        <draw:line draw:style-name="gr8" draw:text-style-name="P1" draw:layer="layout" svg:x1="2.248cm" svg:y1="18.398cm" svg:x2="1.705cm" svg:y2="18.477cm">
          <text:p/>
        </draw:line>
        <draw:line draw:style-name="gr8" draw:text-style-name="P1" draw:layer="layout" svg:x1="2.248cm" svg:y1="18.399cm" svg:x2="2.198cm" svg:y2="18.284cm">
          <text:p/>
        </draw:line>
        <draw:line draw:style-name="gr8" draw:text-style-name="P1" draw:layer="layout" svg:x1="1.716cm" svg:y1="18.355cm" svg:x2="2.199cm" svg:y2="18.284cm">
          <text:p/>
        </draw:line>
        <draw:line draw:style-name="gr8" draw:text-style-name="P1" draw:layer="layout" svg:x1="1.716cm" svg:y1="18.355cm" svg:x2="1.723cm" svg:y2="18.295cm">
          <text:p/>
        </draw:line>
        <draw:line draw:style-name="gr8" draw:text-style-name="P1" draw:layer="layout" svg:x1="1.722cm" svg:y1="18.296cm" svg:x2="2.426cm" svg:y2="17.889cm">
          <text:p/>
        </draw:line>
        <draw:line draw:style-name="gr8" draw:text-style-name="P1" draw:layer="layout" svg:x1="2.425cm" svg:y1="17.889cm" svg:x2="2.432cm" svg:y2="17.894cm">
          <text:p/>
        </draw:line>
        <draw:line draw:style-name="gr8" draw:text-style-name="P1" draw:layer="layout" svg:x1="2.282cm" svg:y1="18.236cm" svg:x2="2.432cm" svg:y2="17.893cm">
          <text:p/>
        </draw:line>
        <draw:line draw:style-name="gr8" draw:text-style-name="P1" draw:layer="layout" svg:x1="2.282cm" svg:y1="18.235cm" svg:x2="2.481cm" svg:y2="18.265cm">
          <text:p/>
        </draw:line>
        <draw:line draw:style-name="gr8" draw:text-style-name="P1" draw:layer="layout" svg:x1="2.48cm" svg:y1="18.265cm" svg:x2="2.599cm" svg:y2="17.989cm">
          <text:p/>
        </draw:line>
        <draw:line draw:style-name="gr8" draw:text-style-name="P1" draw:layer="layout" svg:x1="2.598cm" svg:y1="17.989cm" svg:x2="2.765cm" svg:y2="18.086cm">
          <text:p/>
        </draw:line>
        <draw:line draw:style-name="gr8" draw:text-style-name="P1" draw:layer="layout" svg:x1="2.764cm" svg:y1="18.085cm" svg:x2="3.251cm" svg:y2="18.085cm">
          <text:p/>
        </draw:line>
        <draw:line draw:style-name="gr8" draw:text-style-name="P1" draw:layer="layout" svg:x1="3.251cm" svg:y1="18.085cm" svg:x2="3.73cm" svg:y2="18.361cm">
          <text:p/>
        </draw:line>
        <draw:line draw:style-name="gr8" draw:text-style-name="P1" draw:layer="layout" svg:x1="3.73cm" svg:y1="18.36cm" svg:x2="3.275cm" svg:y2="18.623cm">
          <text:p/>
        </draw:line>
        <draw:line draw:style-name="gr8" draw:text-style-name="P1" draw:layer="layout" svg:x1="3.003cm" svg:y1="18.466cm" svg:x2="3.276cm" svg:y2="18.623cm">
          <text:p/>
        </draw:line>
        <draw:line draw:style-name="gr8" draw:text-style-name="P1" draw:layer="layout" svg:x1="2.736cm" svg:y1="18.62cm" svg:x2="3.004cm" svg:y2="18.466cm">
          <text:p/>
        </draw:line>
        <draw:path draw:style-name="gr8" draw:text-style-name="P1" draw:layer="layout" svg:width="0.239cm" svg:height="0.029cm" svg:x="2.497cm" svg:y="18.616cm" svg:viewBox="0 0 240 30" svg:d="M240 3c-68 37-174 36-240-3">
          <text:p/>
        </draw:path>
        <draw:line draw:style-name="gr8" draw:text-style-name="P1" draw:layer="layout" svg:x1="2.235cm" svg:y1="18.465cm" svg:x2="2.498cm" svg:y2="18.617cm">
          <text:p/>
        </draw:line>
        <draw:line draw:style-name="gr8" draw:text-style-name="P1" draw:layer="layout" svg:x1="2.066cm" svg:y1="18.564cm" svg:x2="2.236cm" svg:y2="18.465cm">
          <text:p/>
        </draw:line>
        <draw:path draw:style-name="gr8" draw:text-style-name="P1" draw:layer="layout" svg:width="0.138cm" svg:height="0.016cm" svg:x="2.275cm" svg:y="18.361cm" svg:viewBox="0 0 139 17" svg:d="M0 0c38 23 100 23 139 0">
          <text:p/>
        </draw:path>
        <draw:path draw:style-name="gr8" draw:text-style-name="P1" draw:layer="layout" svg:width="0.195cm" svg:height="0.097cm" svg:x="2.247cm" svg:y="18.265cm" svg:viewBox="0 0 196 98" svg:d="M167 98c39-22 39-58 0-81-38-23-100-23-138 0-39 23-39 59 0 81">
          <text:p/>
        </draw:path>
        <draw:line draw:style-name="gr8" draw:text-style-name="P1" draw:layer="layout" svg:x1="2.818cm" svg:y1="18.496cm" svg:x2="2.509cm" svg:y2="18.318cm">
          <text:p/>
        </draw:line>
        <draw:line draw:style-name="gr8" draw:text-style-name="P1" draw:layer="layout" svg:x1="2.818cm" svg:y1="18.495cm" svg:x2="2.647cm" svg:y2="18.594cm">
          <text:p/>
        </draw:line>
        <draw:line draw:style-name="gr8" draw:text-style-name="P1" draw:layer="layout" svg:x1="2.51cm" svg:y1="18.318cm" svg:x2="2.34cm" svg:y2="18.416cm">
          <text:p/>
        </draw:line>
        <draw:line draw:style-name="gr8" draw:text-style-name="P1" draw:layer="layout" svg:x1="2.34cm" svg:y1="18.415cm" svg:x2="2.648cm" svg:y2="18.594cm">
          <text:p/>
        </draw:line>
        <draw:path draw:style-name="gr8" draw:text-style-name="P1" draw:layer="layout" svg:width="0.02cm" svg:height="0.029cm" svg:x="3.217cm" svg:y="18.395cm" svg:viewBox="0 0 21 30" svg:d="M21 30c-14-8-21-19-21-30">
          <text:p/>
        </draw:path>
        <draw:path draw:style-name="gr8" draw:text-style-name="P1" draw:layer="layout" svg:width="0.141cm" svg:height="0.041cm" svg:x="3.217cm" svg:y="18.354cm" svg:viewBox="0 0 142 42" svg:d="M0 42c0-23 31-42 70-42 40 0 72 19 72 42">
          <text:p/>
        </draw:path>
        <draw:path draw:style-name="gr8" draw:text-style-name="P1" draw:layer="layout" svg:width="0.121cm" svg:height="0.041cm" svg:x="3.237cm" svg:y="18.395cm" svg:viewBox="0 0 122 42" svg:d="M122 0c0 17-18 32-44 39-27 6-58 3-78-9">
          <text:p/>
        </draw:path>
        <draw:line draw:style-name="gr8" draw:text-style-name="P1" draw:layer="layout" svg:x1="1.717cm" svg:y1="18.354cm" svg:x2="1.712cm" svg:y2="18.476cm">
          <text:p/>
        </draw:line>
        <draw:polyline draw:style-name="gr8" draw:text-style-name="P1" draw:layer="layout" svg:width="0cm" svg:height="0cm" svg:x="1.716cm" svg:y="18.354cm" svg:viewBox="0 0 0 0" draw:points="0,0">
          <text:p/>
        </draw:polyline>
        <draw:line draw:style-name="gr8" draw:text-style-name="P1" draw:layer="layout" svg:x1="3.729cm" svg:y1="18.36cm" svg:x2="3.729cm" svg:y2="18.556cm">
          <text:p/>
        </draw:line>
        <draw:line draw:style-name="gr8" draw:text-style-name="P1" draw:layer="layout" svg:x1="2.431cm" svg:y1="17.893cm" svg:x2="2.505cm" svg:y2="18.01cm">
          <text:p/>
        </draw:line>
        <draw:line draw:style-name="gr8" draw:text-style-name="P1" draw:layer="layout" svg:x1="2.525cm" svg:y1="18.021cm" svg:x2="2.504cm" svg:y2="18.009cm">
          <text:p/>
        </draw:line>
        <draw:line draw:style-name="gr8" draw:text-style-name="P1" draw:layer="layout" svg:x1="2.524cm" svg:y1="18.021cm" svg:x2="2.599cm" svg:y2="17.99cm">
          <text:p/>
        </draw:line>
        <draw:polyline draw:style-name="gr8" draw:text-style-name="P1" draw:layer="layout" svg:width="0cm" svg:height="0cm" svg:x="2.431cm" svg:y="17.893cm" svg:viewBox="0 0 0 0" draw:points="0,0">
          <text:p/>
        </draw:polyline>
        <draw:path draw:style-name="gr8" draw:text-style-name="P1" draw:layer="layout" svg:width="0.038cm" svg:height="0.023cm" svg:x="2.982cm" svg:y="18.778cm" svg:viewBox="0 0 39 24" svg:d="M39 0c-13 3-25 10-39 24">
          <text:p/>
        </draw:path>
        <draw:line draw:style-name="gr8" draw:text-style-name="P1" draw:layer="layout" svg:x1="3.113cm" svg:y1="18.602cm" svg:x2="3.113cm" svg:y2="18.725cm">
          <text:p/>
        </draw:line>
        <draw:line draw:style-name="gr8" draw:text-style-name="P1" draw:layer="layout" svg:x1="3.114cm" svg:y1="18.602cm" svg:x2="2.623cm" svg:y2="18.886cm">
          <text:p/>
        </draw:line>
        <draw:line draw:style-name="gr8" draw:text-style-name="P1" draw:layer="layout" svg:x1="3.118cm" svg:y1="18.607cm" svg:x2="3.113cm" svg:y2="18.602cm">
          <text:p/>
        </draw:line>
        <draw:line draw:style-name="gr8" draw:text-style-name="P1" draw:layer="layout" svg:x1="3.117cm" svg:y1="18.605cm" svg:x2="3.117cm" svg:y2="18.727cm">
          <text:p/>
        </draw:line>
        <draw:line draw:style-name="gr8" draw:text-style-name="P1" draw:layer="layout" svg:x1="3.275cm" svg:y1="18.622cm" svg:x2="3.275cm" svg:y2="18.818cm">
          <text:p/>
        </draw:line>
        <draw:line draw:style-name="gr8" draw:text-style-name="P1" draw:layer="layout" svg:x1="3.003cm" svg:y1="18.539cm" svg:x2="3.003cm" svg:y2="18.466cm">
          <text:p/>
        </draw:line>
        <draw:line draw:style-name="gr8" draw:text-style-name="P1" draw:layer="layout" svg:x1="3.114cm" svg:y1="18.603cm" svg:x2="3.003cm" svg:y2="18.539cm">
          <text:p/>
        </draw:line>
        <draw:path draw:style-name="gr8" draw:text-style-name="P1" draw:layer="layout" svg:width="0.089cm" svg:height="0.128cm" svg:x="3.475cm" svg:y="18.547cm" svg:viewBox="0 0 90 129" svg:d="M0 129c21-5 45-23 62-48 18-26 28-56 28-81">
          <text:p/>
        </draw:path>
        <draw:path draw:style-name="gr8" draw:text-style-name="P1" draw:layer="layout" svg:width="0.049cm" svg:height="0.105cm" svg:x="3.426cm" svg:y="18.522cm" svg:viewBox="0 0 50 106" svg:d="M50 0c-28 26-50 72-50 106">
          <text:p/>
        </draw:path>
        <draw:path draw:style-name="gr8" draw:text-style-name="P1" draw:layer="layout" svg:width="0.049cm" svg:height="0.049cm" svg:x="3.426cm" svg:y="18.627cm" svg:viewBox="0 0 50 50" svg:d="M0 0c0 17 5 32 15 40 9 9 21 12 35 9">
          <text:p/>
        </draw:path>
        <draw:path draw:style-name="gr8" draw:text-style-name="P1" draw:layer="layout" svg:width="0.069cm" svg:height="0.05cm" svg:x="3.495cm" svg:y="18.498cm" svg:viewBox="0 0 70 51" svg:d="M70 51c0-45-31-64-70-41">
          <text:p/>
        </draw:path>
        <draw:path draw:style-name="gr8" draw:text-style-name="P1" draw:layer="layout" svg:width="0.02cm" svg:height="0.015cm" svg:x="3.475cm" svg:y="18.507cm" svg:viewBox="0 0 21 16" svg:d="M21 0c-7 4-14 9-21 16">
          <text:p/>
        </draw:path>
        <draw:path draw:style-name="gr8" draw:text-style-name="P1" draw:layer="layout" svg:width="0.011cm" svg:height="0.022cm" svg:x="2.401cm" svg:y="18.345cm" svg:viewBox="0 0 12 23" svg:d="M0 23c8-7 12-15 12-23">
          <text:p/>
        </draw:path>
        <draw:path draw:style-name="gr8" draw:text-style-name="P1" draw:layer="layout" svg:width="0.135cm" svg:height="0.039cm" svg:x="2.277cm" svg:y="18.306cm" svg:viewBox="0 0 136 40" svg:d="M136 40c0-22-30-40-69-40-37 0-67 18-67 40">
          <text:p/>
        </draw:path>
        <draw:path draw:style-name="gr8" draw:text-style-name="P1" draw:layer="layout" svg:width="0.011cm" svg:height="0.022cm" svg:x="2.277cm" svg:y="18.345cm" svg:viewBox="0 0 12 23" svg:d="M0 0c0 8 4 16 12 23">
          <text:p/>
        </draw:path>
        <draw:path draw:style-name="gr8" draw:text-style-name="P1" draw:layer="layout" svg:width="0.239cm" svg:height="0.03cm" svg:x="2.497cm" svg:y="18.689cm" svg:viewBox="0 0 240 31" svg:d="M0 0c66 40 172 42 240 5">
          <text:p/>
        </draw:path>
        <draw:line draw:style-name="gr8" draw:text-style-name="P1" draw:layer="layout" svg:x1="3.004cm" svg:y1="18.539cm" svg:x2="2.736cm" svg:y2="18.694cm">
          <text:p/>
        </draw:line>
        <draw:line draw:style-name="gr8" draw:text-style-name="P1" draw:layer="layout" svg:x1="2.236cm" svg:y1="18.539cm" svg:x2="2.129cm" svg:y2="18.601cm">
          <text:p/>
        </draw:line>
        <draw:line draw:style-name="gr8" draw:text-style-name="P1" draw:layer="layout" svg:x1="2.498cm" svg:y1="18.69cm" svg:x2="2.235cm" svg:y2="18.539cm">
          <text:p/>
        </draw:line>
        <draw:path draw:style-name="gr8" draw:text-style-name="P1" draw:layer="layout" svg:width="0.034cm" svg:height="0.028cm" svg:x="2.581cm" svg:y="18.832cm" svg:viewBox="0 0 35 29" svg:d="M0 29c20-5 35-16 35-29">
          <text:p/>
        </draw:path>
        <draw:path draw:style-name="gr8" draw:text-style-name="P1" draw:layer="layout" svg:width="0.102cm" svg:height="0.03cm" svg:x="2.513cm" svg:y="18.802cm" svg:viewBox="0 0 103 31" svg:d="M103 31c0-16-18-28-44-31-25-2-50 6-59 20">
          <text:p/>
        </draw:path>
        <draw:path draw:style-name="gr8" draw:text-style-name="P1" draw:layer="layout" svg:width="0.089cm" svg:height="0.03cm" svg:x="2.909cm" svg:y="18.635cm" svg:viewBox="0 0 90 31" svg:d="M0 23c15 8 37 11 57 6 20-4 33-15 33-29">
          <text:p/>
        </draw:path>
        <draw:path draw:style-name="gr8" draw:text-style-name="P1" draw:layer="layout" svg:width="0.105cm" svg:height="0.03cm" svg:x="2.893cm" svg:y="18.605cm" svg:viewBox="0 0 106 31" svg:d="M106 31c0-16-23-31-53-31-29 0-53 15-53 31">
          <text:p/>
        </draw:path>
        <draw:path draw:style-name="gr8" draw:text-style-name="P1" draw:layer="layout" svg:width="0.016cm" svg:height="0.022cm" svg:x="2.893cm" svg:y="18.635cm" svg:viewBox="0 0 17 23" svg:d="M0 0c0 9 6 17 17 23">
          <text:p/>
        </draw:path>
        <draw:path draw:style-name="gr8" draw:text-style-name="P1" draw:layer="layout" svg:width="0.035cm" svg:height="0.028cm" svg:x="2.272cm" svg:y="18.654cm" svg:viewBox="0 0 36 29" svg:d="M0 29c21-4 36-15 36-29">
          <text:p/>
        </draw:path>
        <draw:path draw:style-name="gr8" draw:text-style-name="P1" draw:layer="layout" svg:width="0.102cm" svg:height="0.03cm" svg:x="2.205cm" svg:y="18.624cm" svg:viewBox="0 0 103 31" svg:d="M103 31c0-16-18-28-44-31-26-2-50 6-59 20">
          <text:p/>
        </draw:path>
        <draw:line draw:style-name="gr8" draw:text-style-name="P1" draw:layer="layout" svg:x1="2.235cm" svg:y1="18.539cm" svg:x2="2.235cm" svg:y2="18.465cm">
          <text:p/>
        </draw:line>
        <draw:line draw:style-name="gr8" draw:text-style-name="P1" draw:layer="layout" svg:x1="2.198cm" svg:y1="18.285cm" svg:x2="2.198cm" svg:y2="18.284cm">
          <text:p/>
        </draw:line>
        <draw:line draw:style-name="gr8" draw:text-style-name="P1" draw:layer="layout" svg:x1="2.198cm" svg:y1="18.285cm" svg:x2="2.219cm" svg:y2="18.403cm">
          <text:p/>
        </draw:line>
        <draw:line draw:style-name="gr8" draw:text-style-name="P1" draw:layer="layout" svg:x1="1.716cm" svg:y1="18.355cm" svg:x2="2.199cm" svg:y2="18.285cm">
          <text:p/>
        </draw:line>
        <draw:line draw:style-name="gr8" draw:text-style-name="P1" draw:layer="layout" svg:x1="2.283cm" svg:y1="18.236cm" svg:x2="2.432cm" svg:y2="17.893cm">
          <text:p/>
        </draw:line>
        <draw:line draw:style-name="gr8" draw:text-style-name="P1" draw:layer="layout" svg:x1="2.736cm" svg:y1="18.693cm" svg:x2="2.736cm" svg:y2="18.619cm">
          <text:p/>
        </draw:line>
        <draw:polyline draw:style-name="gr8" draw:text-style-name="P1" draw:layer="layout" svg:width="0cm" svg:height="0cm" svg:x="2.509cm" svg:y="18.318cm" svg:viewBox="0 0 0 0" draw:points="0,0">
          <text:p/>
        </draw:polyline>
        <draw:line draw:style-name="gr8" draw:text-style-name="P1" draw:layer="layout" svg:x1="2.818cm" svg:y1="18.496cm" svg:x2="2.509cm" svg:y2="18.318cm">
          <text:p/>
        </draw:line>
        <draw:line draw:style-name="gr8" draw:text-style-name="P1" draw:layer="layout" svg:x1="2.447cm" svg:y1="18.428cm" svg:x2="2.403cm" svg:y2="18.453cm">
          <text:p/>
        </draw:line>
        <draw:line draw:style-name="gr8" draw:text-style-name="P1" draw:layer="layout" svg:x1="2.51cm" svg:y1="18.318cm" svg:x2="2.446cm" svg:y2="18.429cm">
          <text:p/>
        </draw:line>
        <draw:line draw:style-name="gr8" draw:text-style-name="P1" draw:layer="layout" svg:x1="2.399cm" svg:y1="18.253cm" svg:x2="2.505cm" svg:y2="18.009cm">
          <text:p/>
        </draw:line>
        <draw:line draw:style-name="gr8" draw:text-style-name="P1" draw:layer="layout" svg:x1="2.422cm" svg:y1="18.257cm" svg:x2="2.525cm" svg:y2="18.02cm">
          <text:p/>
        </draw:line>
        <draw:path draw:style-name="gr8" draw:text-style-name="P1" draw:layer="layout" svg:width="0.062cm" svg:height="0.088cm" svg:x="3.46cm" svg:y="18.547cm" svg:viewBox="0 0 63 89" svg:d="M0 89c15-3 30-15 43-34 13-17 20-37 20-55">
          <text:p/>
        </draw:path>
        <draw:path draw:style-name="gr8" draw:text-style-name="P1" draw:layer="layout" svg:width="0.013cm" svg:height="0.02cm" svg:x="3.427cm" svg:y="18.613cm" svg:viewBox="0 0 14 21" svg:d="M0 0c2 9 7 16 14 21">
          <text:p/>
        </draw:path>
        <draw:path draw:style-name="gr8" draw:text-style-name="P1" draw:layer="layout" svg:width="0.02cm" svg:height="0.003cm" svg:x="3.44cm" svg:y="18.633cm" svg:viewBox="0 0 21 4" svg:d="M0 0c6 4 14 5 21 3">
          <text:p/>
        </draw:path>
        <draw:path draw:style-name="gr8" draw:text-style-name="P1" draw:layer="layout" svg:width="0.014cm" svg:height="0.031cm" svg:x="3.508cm" svg:y="18.516cm" svg:viewBox="0 0 15 32" svg:d="M15 32c0-15-5-27-15-32">
          <text:p/>
        </draw:path>
        <draw:path draw:style-name="gr8" draw:text-style-name="P1" draw:layer="layout" svg:width="0.024cm" svg:height="0.003cm" svg:x="3.484cm" svg:y="18.513cm" svg:viewBox="0 0 25 4" svg:d="M25 4c-7-5-15-5-25-1">
          <text:p/>
        </draw:path>
        <draw:line draw:style-name="gr8" draw:text-style-name="P1" draw:layer="layout" svg:x1="2.446cm" svg:y1="18.428cm" svg:x2="2.691cm" svg:y2="18.569cm">
          <text:p/>
        </draw:line>
        <draw:line draw:style-name="gr8" draw:text-style-name="P1" draw:layer="layout" svg:x1="2.277cm" svg:y1="18.362cm" svg:x2="2.277cm" svg:y2="18.345cm">
          <text:p/>
        </draw:line>
        <draw:polygon draw:style-name="gr6" draw:text-style-name="P3" draw:layer="layout" svg:width="6.821cm" svg:height="4.774cm" svg:x="2.032cm" svg:y="8.078cm" svg:viewBox="0 0 6822 4775" draw:points="6822,2550 6822,3203 5231,4123 3606,4123 2475,4775 133,3423 0,2040 0,1387 2404,0 3465,612 3465,1265 3279,1373 4557,2111 5309,1677">
          <text:p/>
        </draw:polygon>
        <draw:polygon draw:style-name="gr7" draw:text-style-name="P1" draw:layer="layout" svg:width="0cm" svg:height="0cm" svg:x="5.442cm" svg:y="10.447cm" svg:viewBox="0 0 0 0" draw:points="0,0">
          <text:p/>
        </draw:polygon>
        <draw:path draw:style-name="gr6" draw:text-style-name="P3" draw:layer="layout" svg:width="6.821cm" svg:height="4.121cm" svg:x="2.032cm" svg:y="8.731cm" svg:viewBox="0 0 6822 4122" svg:d="M6822 2551l-1513-873-526 303-14 8-309-178c61 73 17 160-101 203-119 43-274 28-362-36-87-63-78-154 21-211 6-3 13-7 19-10 8-4 16-7 24-10 81-31 184-35 270-10l-1406-813 15-8 339-196 186-108-1061-612-2404 1387 133 1384 2342 1351 1131-652h1625z">
          <text:p/>
        </draw:path>
        <draw:polygon draw:style-name="gr7" draw:text-style-name="P1" draw:layer="layout" svg:width="0cm" svg:height="0cm" svg:x="5.442cm" svg:y="10.447cm" svg:viewBox="0 0 0 0" draw:points="0,0">
          <text:p/>
        </draw:polygon>
        <draw:polygon draw:style-name="gr6" draw:text-style-name="P3" draw:layer="layout" svg:width="2.403cm" svg:height="2.04cm" svg:x="2.032cm" svg:y="8.078cm" svg:viewBox="0 0 2404 2041" draw:points="2404,653 2404,0 0,1388 0,2041">
          <text:p/>
        </draw:polygon>
        <draw:polygon draw:style-name="gr7" draw:text-style-name="P1" draw:layer="layout" svg:width="0cm" svg:height="0cm" svg:x="5.442cm" svg:y="10.447cm" svg:viewBox="0 0 0 0" draw:points="0,0">
          <text:p/>
        </draw:polygon>
        <draw:polygon draw:style-name="gr6" draw:text-style-name="P3" draw:layer="layout" svg:width="1.513cm" svg:height="1.526cm" svg:x="7.34cm" svg:y="9.755cm" svg:viewBox="0 0 1514 1527" draw:points="1514,874 1514,1527 0,654 0,0">
          <text:p/>
        </draw:polygon>
        <draw:polygon draw:style-name="gr7" draw:text-style-name="P1" draw:layer="layout" svg:width="0cm" svg:height="0cm" svg:x="5.442cm" svg:y="10.447cm" svg:viewBox="0 0 0 0" draw:points="0,0">
          <text:p/>
        </draw:polygon>
        <draw:polygon draw:style-name="gr6" draw:text-style-name="P3" draw:layer="layout" svg:width="1.061cm" svg:height="1.265cm" svg:x="4.435cm" svg:y="8.078cm" svg:viewBox="0 0 1062 1266" draw:points="1062,613 1062,1266 0,654 0,0">
          <text:p/>
        </draw:polygon>
        <draw:polygon draw:style-name="gr7" draw:text-style-name="P1" draw:layer="layout" svg:width="0cm" svg:height="0cm" svg:x="5.442cm" svg:y="10.447cm" svg:viewBox="0 0 0 0" draw:points="0,0">
          <text:p/>
        </draw:polygon>
        <draw:path draw:style-name="gr6" draw:text-style-name="P3" draw:layer="layout" svg:width="1.844cm" svg:height="1.268cm" svg:x="4.956cm" svg:y="9.451cm" svg:viewBox="0 0 1845 1269" svg:d="M1845 861v408l-309-178c-22-21-44-38-65-50s-42-20-65-24l-1406-812 15-8 339-197 1279 739z">
          <text:p/>
        </draw:path>
        <draw:polygon draw:style-name="gr7" draw:text-style-name="P1" draw:layer="layout" svg:width="0cm" svg:height="0cm" svg:x="5.442cm" svg:y="10.447cm" svg:viewBox="0 0 0 0" draw:points="0,0">
          <text:p/>
        </draw:polygon>
        <draw:polygon draw:style-name="gr6" draw:text-style-name="P3" draw:layer="layout" svg:width="0.752cm" svg:height="0.956cm" svg:x="6.588cm" svg:y="9.755cm" svg:viewBox="0 0 753 957" draw:points="226,549 212,557 0,435 753,0 753,654 226,957">
          <text:p/>
        </draw:polygon>
        <draw:polygon draw:style-name="gr7" draw:text-style-name="P1" draw:layer="layout" svg:width="0cm" svg:height="0cm" svg:x="5.442cm" svg:y="10.447cm" svg:viewBox="0 0 0 0" draw:points="0,0">
          <text:p/>
        </draw:polygon>
        <draw:path draw:style-name="gr6" draw:text-style-name="P3" draw:layer="layout" svg:width="0.67cm" svg:height="0.387cm" svg:x="7.046cm" svg:y="10.972cm" svg:viewBox="0 0 671 388" svg:d="M572 58c-13-8-27-15-42-21-116-49-273-49-390 0-14 6-27 13-40 20 0 0-1 0-1 1-132 75-132 198 0 273 130 76 342 76 473 0 132-75 132-198 0-273z">
          <text:p/>
        </draw:path>
        <draw:polygon draw:style-name="gr7" draw:text-style-name="P1" draw:layer="layout" svg:width="0cm" svg:height="0cm" svg:x="5.442cm" svg:y="10.447cm" svg:viewBox="0 0 0 0" draw:points="0,0">
          <text:p/>
        </draw:polygon>
        <draw:path draw:style-name="gr6" draw:text-style-name="P3" draw:layer="layout" svg:width="0.459cm" svg:height="0.593cm" svg:x="7.846cm" svg:y="10.189cm" svg:viewBox="0 0 460 594" svg:d="M230 563c127 73 230 14 230-133 0-84-35-183-93-268-59-84-134-142-205-158-47-10-88 0-117 28-30 29-46 76-45 132 0 15 1 31 3 47 7 53 26 109 54 162s65 102 105 140c9 8 19 16 30 24 12 10 25 18 38 26z">
          <text:p/>
        </draw:path>
        <draw:polygon draw:style-name="gr7" draw:text-style-name="P1" draw:layer="layout" svg:width="0cm" svg:height="0cm" svg:x="5.442cm" svg:y="10.447cm" svg:viewBox="0 0 0 0" draw:points="0,0">
          <text:p/>
        </draw:polygon>
        <draw:path draw:style-name="gr6" draw:text-style-name="P3" draw:layer="layout" svg:width="0.459cm" svg:height="0.593cm" svg:x="4.453cm" svg:y="8.23cm" svg:viewBox="0 0 460 594" svg:d="M413 564c31-28 47-75 47-133 0-59-16-126-47-190-29-60-71-117-116-159-46-43-96-71-141-79s-85 3-113 32c-28 28-43 74-43 129 0 15 1 31 3 47 8 58 31 122 64 181 33 58 77 109 124 145 13 10 26 19 39 26 35 20 70 31 101 31 32 1 61-10 82-30z">
          <text:p/>
        </draw:path>
        <draw:polygon draw:style-name="gr7" draw:text-style-name="P1" draw:layer="layout" svg:width="0cm" svg:height="0cm" svg:x="5.442cm" svg:y="10.447cm" svg:viewBox="0 0 0 0" draw:points="0,0">
          <text:p/>
        </draw:polygon>
        <draw:path draw:style-name="gr6" draw:text-style-name="P3" draw:layer="layout" svg:width="0.55cm" svg:height="0.317cm" svg:x="4.692cm" svg:y="9.795cm" svg:viewBox="0 0 551 318" svg:d="M426 26c16 6 31 13 44 21 108 62 108 163 0 225-107 62-282 62-389 0-108-62-108-163 0-225 6-4 13-7 20-10 7-4 15-8 24-11 91-35 210-35 301 0z">
          <text:p/>
        </draw:path>
        <draw:polygon draw:style-name="gr7" draw:text-style-name="P1" draw:layer="layout" svg:width="0cm" svg:height="0cm" svg:x="5.442cm" svg:y="10.447cm" svg:viewBox="0 0 0 0" draw:points="0,0">
          <text:p/>
        </draw:polygon>
        <draw:path draw:style-name="gr6" draw:text-style-name="P3" draw:layer="layout" svg:width="0.55cm" svg:height="0.318cm" svg:x="3.664cm" svg:y="10.389cm" svg:viewBox="0 0 551 319" svg:d="M426 26c15 6 31 12 44 20 107 62 107 163 0 226-108 62-282 62-390 0-107-63-107-164 0-226 7-3 13-7 20-10 7-4 15-7 24-10 91-35 210-35 302 0z">
          <text:p/>
        </draw:path>
        <draw:polygon draw:style-name="gr7" draw:text-style-name="P1" draw:layer="layout" svg:width="0cm" svg:height="0cm" svg:x="5.442cm" svg:y="10.447cm" svg:viewBox="0 0 0 0" draw:points="0,0">
          <text:p/>
        </draw:polygon>
        <draw:path draw:style-name="gr6" draw:text-style-name="P3" draw:layer="layout" svg:width="0.55cm" svg:height="0.318cm" svg:x="5.969cm" svg:y="10.451cm" svg:viewBox="0 0 551 319" svg:d="M524 90c-22-21-43-38-64-50s-42-20-65-24c-87-25-190-21-271 10-15 15-24 33-24 51v-41c-6 3-13 7-19 10-99 57-108 149-21 212 88 64 243 79 363 36 118-43 162-131 101-204z">
          <text:p/>
        </draw:path>
        <draw:polygon draw:style-name="gr7" draw:text-style-name="P1" draw:layer="layout" svg:width="0cm" svg:height="0cm" svg:x="5.442cm" svg:y="10.447cm" svg:viewBox="0 0 0 0" draw:points="0,0">
          <text:p/>
        </draw:polygon>
        <draw:path draw:style-name="gr6" draw:text-style-name="P3" draw:layer="layout" svg:width="0.67cm" svg:height="0.352cm" svg:x="7.046cm" svg:y="11.008cm" svg:viewBox="0 0 671 353" svg:d="M99 21l1 56c0 75 106 135 235 135 130 0 235-60 235-135 0-27-14-53-40-77 15 6 29 13 42 22 132 75 132 198 0 273-131 77-343 77-473 0-132-75-132-198 0-273 0-1 1-1 1-1z">
          <text:p/>
        </draw:path>
        <draw:polygon draw:style-name="gr7" draw:text-style-name="P1" draw:layer="layout" svg:width="0cm" svg:height="0cm" svg:x="5.442cm" svg:y="10.447cm" svg:viewBox="0 0 0 0" draw:points="0,0">
          <text:p/>
        </draw:polygon>
        <draw:path draw:style-name="gr6" draw:text-style-name="P3" draw:layer="layout" svg:width="0.459cm" svg:height="0.593cm" svg:x="7.846cm" svg:y="10.189cm" svg:viewBox="0 0 460 594" svg:d="M192 537c30 10 58 9 80-4 30-17 47-54 47-103 0-58-24-127-65-185-40-59-94-99-142-110-25-6-48-3-66 8-22 12-37 36-43 68-2-16-3-32-3-47-1-56 15-103 45-132 29-28 70-38 117-28 71 16 146 74 205 158 58 85 93 184 93 268 0 147-103 206-230 133-13-8-26-16-38-26z">
          <text:p/>
        </draw:path>
        <draw:polygon draw:style-name="gr7" draw:text-style-name="P1" draw:layer="layout" svg:width="0cm" svg:height="0cm" svg:x="5.442cm" svg:y="10.447cm" svg:viewBox="0 0 0 0" draw:points="0,0">
          <text:p/>
        </draw:polygon>
        <draw:path draw:style-name="gr6" draw:text-style-name="P3" draw:layer="layout" svg:width="0.459cm" svg:height="0.593cm" svg:x="4.453cm" svg:y="8.23cm" svg:viewBox="0 0 460 594" svg:d="M191 537c13 10 26 19 39 26 35 20 70 31 101 31 32 1 61-10 82-30 31-28 47-75 47-133 0-59-16-126-47-190-29-60-71-117-116-159-46-43-96-71-141-79s-85 3-113 32c-28 28-43 74-43 129 0 15 1 31 3 47 6-32 22-56 43-68 32-19 78-12 123 18 46 29 89 81 116 138 21 44 33 91 33 132 0 40-12 72-33 92-4 4-9 8-14 10-21 13-50 14-80 4z">
          <text:p/>
        </draw:path>
        <draw:polygon draw:style-name="gr7" draw:text-style-name="P1" draw:layer="layout" svg:width="0cm" svg:height="0cm" svg:x="5.442cm" svg:y="10.447cm" svg:viewBox="0 0 0 0" draw:points="0,0">
          <text:p/>
        </draw:polygon>
        <draw:path draw:style-name="gr6" draw:text-style-name="P3" draw:layer="layout" svg:width="0.47cm" svg:height="0.247cm" svg:x="7.146cm" svg:y="10.972cm" svg:viewBox="0 0 471 248" svg:d="M471 113c0-27-14-53-40-76-116-49-273-49-391 0-26 23-40 49-40 76 0 75 106 135 236 135s235-60 235-135z">
          <text:p/>
        </draw:path>
        <draw:polygon draw:style-name="gr7" draw:text-style-name="P1" draw:layer="layout" svg:width="0cm" svg:height="0cm" svg:x="5.442cm" svg:y="10.447cm" svg:viewBox="0 0 0 0" draw:points="0,0">
          <text:p/>
        </draw:polygon>
        <draw:path draw:style-name="gr6" draw:text-style-name="P3" draw:layer="layout" svg:width="0.449cm" svg:height="0.26cm" svg:x="4.014cm" svg:y="11.283cm" svg:viewBox="0 0 450 261" svg:d="M66 38c64-37 161-48 246-28 84 20 138 67 138 120 0 71-100 131-225 131s-225-60-225-131c0-35 23-68 66-92z">
          <text:p/>
        </draw:path>
        <draw:polygon draw:style-name="gr7" draw:text-style-name="P1" draw:layer="layout" svg:width="0cm" svg:height="0cm" svg:x="5.442cm" svg:y="10.447cm" svg:viewBox="0 0 0 0" draw:points="0,0">
          <text:p/>
        </draw:polygon>
        <draw:path draw:style-name="gr6" draw:text-style-name="P3" draw:layer="layout" svg:width="0.315cm" svg:height="0.411cm" svg:x="7.849cm" svg:y="10.321cm" svg:viewBox="0 0 316 412" svg:d="M269 401c30-17 47-54 47-103 0-58-24-127-65-186-40-58-94-98-142-109-25-6-48-3-66 8-22 12-37 36-43 67 7 53 26 110 54 163s65 102 106 140c9 8 19 16 29 24 30 10 58 9 80-4z">
          <text:p/>
        </draw:path>
        <draw:polygon draw:style-name="gr7" draw:text-style-name="P1" draw:layer="layout" svg:width="0cm" svg:height="0cm" svg:x="5.442cm" svg:y="10.447cm" svg:viewBox="0 0 0 0" draw:points="0,0">
          <text:p/>
        </draw:polygon>
        <draw:path draw:style-name="gr6" draw:text-style-name="P3" draw:layer="layout" svg:width="0.315cm" svg:height="0.41cm" svg:x="4.456cm" svg:y="8.362cm" svg:viewBox="0 0 316 411" svg:d="M283 391c21-20 33-52 33-92 0-41-12-87-33-131-27-57-70-109-116-139-45-30-92-37-124-18-21 12-37 37-43 69 8 58 31 122 64 180 34 58 78 109 125 145 30 10 59 9 80-4 5-2 10-6 14-10z">
          <text:p/>
        </draw:path>
        <draw:polygon draw:style-name="gr7" draw:text-style-name="P1" draw:layer="layout" svg:width="0cm" svg:height="0cm" svg:x="5.442cm" svg:y="10.447cm" svg:viewBox="0 0 0 0" draw:points="0,0">
          <text:p/>
        </draw:polygon>
        <draw:path draw:style-name="gr6" draw:text-style-name="P3" draw:layer="layout" svg:width="0.55cm" svg:height="0.318cm" svg:x="3.664cm" svg:y="10.389cm" svg:viewBox="0 0 551 319" svg:d="M426 26c15 15 24 33 24 51 0 55-79 101-175 101-97 0-175-46-175-101 0-18 8-36 24-51 91-35 210-35 302 0 15 15 24 33 24 51 0 55-79 101-175 101-97 0-175-46-175-101 0-18 8-36 24-51-9 3-17 6-24 10v41-41c-7 3-13 7-20 10-107 62-107 163 0 226 108 62 282 62 390 0 107-63 107-164 0-226-13-8-29-14-44-20z">
          <text:p/>
        </draw:path>
        <draw:polygon draw:style-name="gr7" draw:text-style-name="P1" draw:layer="layout" svg:width="0cm" svg:height="0cm" svg:x="5.442cm" svg:y="10.447cm" svg:viewBox="0 0 0 0" draw:points="0,0">
          <text:p/>
        </draw:polygon>
        <draw:path draw:style-name="gr6" draw:text-style-name="P3" draw:layer="layout" svg:width="0.55cm" svg:height="0.317cm" svg:x="4.692cm" svg:y="9.795cm" svg:viewBox="0 0 551 318" svg:d="M426 26c16 16 24 33 24 51 0 56-78 101-175 101-96 0-174-45-174-101v-40c7-4 15-8 24-11 91-35 210-35 301 0 16 16 24 33 24 51 0 56-78 101-175 101-96 0-174-45-174-101 0-18 8-35 24-51-16 16-24 33-24 51v-40c-7 3-14 6-20 10-108 62-108 163 0 225 107 62 282 62 389 0 108-62 108-163 0-225-13-8-28-15-44-21z">
          <text:p/>
        </draw:path>
        <draw:polygon draw:style-name="gr7" draw:text-style-name="P1" draw:layer="layout" svg:width="0cm" svg:height="0cm" svg:x="5.442cm" svg:y="10.447cm" svg:viewBox="0 0 0 0" draw:points="0,0">
          <text:p/>
        </draw:polygon>
        <draw:polygon draw:style-name="gr6" draw:text-style-name="P3" draw:layer="layout" svg:width="0.014cm" svg:height="0.416cm" svg:x="6.8cm" svg:y="10.303cm" svg:viewBox="0 0 15 417" draw:points="15,0 15,409 0,417 0,8">
          <text:p/>
        </draw:polygon>
        <draw:polygon draw:style-name="gr7" draw:text-style-name="P1" draw:layer="layout" svg:width="0cm" svg:height="0cm" svg:x="5.442cm" svg:y="10.447cm" svg:viewBox="0 0 0 0" draw:points="0,0">
          <text:p/>
        </draw:polygon>
        <draw:path draw:style-name="gr6" draw:text-style-name="P3" draw:layer="layout" svg:width="0.04cm" svg:height="0.076cm" svg:x="7.146cm" svg:y="11.008cm" svg:viewBox="0 0 41 77" svg:d="M41 0c-15 6-28 13-41 20l41-20c-27 23-41 49-41 77v-57z">
          <text:p/>
        </draw:path>
        <draw:polygon draw:style-name="gr7" draw:text-style-name="P1" draw:layer="layout" svg:width="0cm" svg:height="0cm" svg:x="5.442cm" svg:y="10.447cm" svg:viewBox="0 0 0 0" draw:points="0,0">
          <text:p/>
        </draw:polygon>
        <draw:path draw:style-name="gr6" draw:text-style-name="P3" draw:layer="layout" svg:width="0.35cm" svg:height="0.154cm" svg:x="6.068cm" svg:y="10.475cm" svg:viewBox="0 0 351 155" svg:d="M325 0c17 16 26 34 26 53 0 57-78 102-175 102-96 0-176-45-176-102 0-18 9-36 24-51-8 3-16 6-24 10v41c0 57 80 102 176 102 97 0 175-45 175-102 0-19-9-37-26-53z">
          <text:p/>
        </draw:path>
        <draw:polygon draw:style-name="gr7" draw:text-style-name="P1" draw:layer="layout" svg:width="0cm" svg:height="0cm" svg:x="5.442cm" svg:y="10.447cm" svg:viewBox="0 0 0 0" draw:points="0,0">
          <text:p/>
        </draw:polygon>
        <draw:path draw:style-name="gr8" draw:text-style-name="P1" draw:layer="layout" svg:width="0.047cm" svg:height="0.133cm" svg:x="4.865cm" svg:y="8.66cm" svg:viewBox="0 0 48 134" svg:d="M0 134c31-28 48-75 48-134">
          <text:p/>
        </draw:path>
        <draw:path draw:style-name="gr8" draw:text-style-name="P1" draw:layer="layout" svg:width="0.412cm" svg:height="0.241cm" svg:x="4.453cm" svg:y="8.23cm" svg:viewBox="0 0 413 242" svg:d="M413 242c-29-60-70-117-115-159-47-44-97-72-142-80s-85 3-113 32-43 75-43 130">
          <text:p/>
        </draw:path>
        <draw:path draw:style-name="gr8" draw:text-style-name="P1" draw:layer="layout" svg:width="0.23cm" svg:height="0.398cm" svg:x="4.453cm" svg:y="8.394cm" svg:viewBox="0 0 231 399" svg:d="M0 0c0 70 25 154 68 228 43 73 102 137 163 171">
          <text:p/>
        </draw:path>
        <draw:path draw:style-name="gr8" draw:text-style-name="P1" draw:layer="layout" svg:width="0.182cm" svg:height="0.031cm" svg:x="4.683cm" svg:y="8.792cm" svg:viewBox="0 0 183 32" svg:d="M0 0c35 20 70 32 101 32 32 1 61-11 82-31">
          <text:p/>
        </draw:path>
        <draw:path draw:style-name="gr8" draw:text-style-name="P1" draw:layer="layout" svg:width="0.047cm" svg:height="0.189cm" svg:x="4.865cm" svg:y="8.471cm" svg:viewBox="0 0 48 190" svg:d="M48 190c0-59-17-126-48-190">
          <text:p/>
        </draw:path>
        <draw:line draw:style-name="gr8" draw:text-style-name="P1" draw:layer="layout" svg:x1="4.435cm" svg:y1="8.731cm" svg:x2="4.435cm" svg:y2="8.078cm">
          <text:p/>
        </draw:line>
        <draw:line draw:style-name="gr8" draw:text-style-name="P1" draw:layer="layout" svg:x1="5.497cm" svg:y1="9.344cm" svg:x2="4.435cm" svg:y2="8.731cm">
          <text:p/>
        </draw:line>
        <draw:line draw:style-name="gr8" draw:text-style-name="P1" draw:layer="layout" svg:x1="5.496cm" svg:y1="8.69cm" svg:x2="5.496cm" svg:y2="9.343cm">
          <text:p/>
        </draw:line>
        <draw:line draw:style-name="gr8" draw:text-style-name="P1" draw:layer="layout" svg:x1="4.435cm" svg:y1="8.078cm" svg:x2="5.497cm" svg:y2="8.691cm">
          <text:p/>
        </draw:line>
        <draw:path draw:style-name="gr8" draw:text-style-name="P1" draw:layer="layout" svg:width="0.033cm" svg:height="0.092cm" svg:x="4.738cm" svg:y="8.66cm" svg:viewBox="0 0 34 93" svg:d="M0 93c22-20 34-52 34-93">
          <text:p/>
        </draw:path>
        <draw:path draw:style-name="gr8" draw:text-style-name="P1" draw:layer="layout" svg:width="0.239cm" svg:height="0.167cm" svg:x="4.499cm" svg:y="8.362cm" svg:viewBox="0 0 240 168" svg:d="M240 168c-27-57-70-109-117-138-45-31-91-38-123-19">
          <text:p/>
        </draw:path>
        <draw:path draw:style-name="gr8" draw:text-style-name="P1" draw:layer="layout" svg:width="0.043cm" svg:height="0.068cm" svg:x="4.456cm" svg:y="8.373cm" svg:viewBox="0 0 44 69" svg:d="M44 0c-22 12-38 37-44 69">
          <text:p/>
        </draw:path>
        <draw:path draw:style-name="gr8" draw:text-style-name="P1" draw:layer="layout" svg:width="0.08cm" svg:height="0.011cm" svg:x="4.644cm" svg:y="8.762cm" svg:viewBox="0 0 81 12" svg:d="M0 5c30 11 60 10 81-5">
          <text:p/>
        </draw:path>
        <draw:path draw:style-name="gr8" draw:text-style-name="P1" draw:layer="layout" svg:width="0.014cm" svg:height="0.01cm" svg:x="4.724cm" svg:y="8.752cm" svg:viewBox="0 0 15 11" svg:d="M0 11c6-2 11-6 15-11">
          <text:p/>
        </draw:path>
        <draw:path draw:style-name="gr8" draw:text-style-name="P1" draw:layer="layout" svg:width="0.033cm" svg:height="0.131cm" svg:x="4.738cm" svg:y="8.529cm" svg:viewBox="0 0 34 132" svg:d="M34 132c0-42-12-88-34-132">
          <text:p/>
        </draw:path>
        <draw:line draw:style-name="gr8" draw:text-style-name="P1" draw:layer="layout" svg:x1="4.436cm" svg:y1="8.078cm" svg:x2="2.032cm" svg:y2="9.466cm">
          <text:p/>
        </draw:line>
        <draw:line draw:style-name="gr8" draw:text-style-name="P1" draw:layer="layout" svg:x1="2.032cm" svg:y1="9.465cm" svg:x2="2.032cm" svg:y2="10.118cm">
          <text:p/>
        </draw:line>
        <draw:line draw:style-name="gr8" draw:text-style-name="P1" draw:layer="layout" svg:x1="4.436cm" svg:y1="8.731cm" svg:x2="2.032cm" svg:y2="10.119cm">
          <text:p/>
        </draw:line>
        <draw:line draw:style-name="gr8" draw:text-style-name="P1" draw:layer="layout" svg:x1="8.854cm" svg:y1="11.281cm" svg:x2="7.262cm" svg:y2="12.201cm">
          <text:p/>
        </draw:line>
        <draw:line draw:style-name="gr8" draw:text-style-name="P1" draw:layer="layout" svg:x1="5.637cm" svg:y1="12.2cm" svg:x2="7.262cm" svg:y2="12.2cm">
          <text:p/>
        </draw:line>
        <draw:line draw:style-name="gr8" draw:text-style-name="P1" draw:layer="layout" svg:x1="4.506cm" svg:y1="12.853cm" svg:x2="5.638cm" svg:y2="12.2cm">
          <text:p/>
        </draw:line>
        <draw:line draw:style-name="gr8" draw:text-style-name="P1" draw:layer="layout" svg:x1="2.165cm" svg:y1="11.501cm" svg:x2="4.507cm" svg:y2="12.853cm">
          <text:p/>
        </draw:line>
        <draw:line draw:style-name="gr8" draw:text-style-name="P1" draw:layer="layout" svg:x1="2.032cm" svg:y1="10.118cm" svg:x2="2.166cm" svg:y2="11.502cm">
          <text:p/>
        </draw:line>
        <draw:line draw:style-name="gr8" draw:text-style-name="P1" draw:layer="layout" svg:x1="4.971cm" svg:y1="9.648cm" svg:x2="5.497cm" svg:y2="9.343cm">
          <text:p/>
        </draw:line>
        <draw:line draw:style-name="gr8" draw:text-style-name="P1" draw:layer="layout" svg:x1="4.972cm" svg:y1="9.647cm" svg:x2="4.956cm" svg:y2="9.656cm">
          <text:p/>
        </draw:line>
        <draw:line draw:style-name="gr8" draw:text-style-name="P1" draw:layer="layout" svg:x1="6.363cm" svg:y1="10.468cm" svg:x2="4.956cm" svg:y2="9.655cm">
          <text:p/>
        </draw:line>
        <draw:path draw:style-name="gr8" draw:text-style-name="P1" draw:layer="layout" svg:width="0.313cm" svg:height="0.046cm" svg:x="6.049cm" svg:y="10.451cm" svg:viewBox="0 0 314 47" svg:d="M0 47c84-48 209-61 314-30">
          <text:p/>
        </draw:path>
        <draw:path draw:style-name="gr8" draw:text-style-name="P1" draw:layer="layout" svg:width="0.55cm" svg:height="0.271cm" svg:x="5.969cm" svg:y="10.497cm" svg:viewBox="0 0 551 272" svg:d="M524 44c61 73 17 161-101 204-120 43-275 28-363-36-87-64-78-155 21-212">
          <text:p/>
        </draw:path>
        <draw:line draw:style-name="gr8" draw:text-style-name="P1" draw:layer="layout" svg:x1="6.801cm" svg:y1="10.72cm" svg:x2="6.491cm" svg:y2="10.541cm">
          <text:p/>
        </draw:line>
        <draw:line draw:style-name="gr8" draw:text-style-name="P1" draw:layer="layout" svg:x1="6.815cm" svg:y1="10.711cm" svg:x2="6.8cm" svg:y2="10.72cm">
          <text:p/>
        </draw:line>
        <draw:line draw:style-name="gr8" draw:text-style-name="P1" draw:layer="layout" svg:x1="7.341cm" svg:y1="10.408cm" svg:x2="6.814cm" svg:y2="10.712cm">
          <text:p/>
        </draw:line>
        <draw:line draw:style-name="gr8" draw:text-style-name="P1" draw:layer="layout" svg:x1="8.854cm" svg:y1="11.282cm" svg:x2="7.34cm" svg:y2="10.408cm">
          <text:p/>
        </draw:line>
        <draw:path draw:style-name="gr8" draw:text-style-name="P1" draw:layer="layout" svg:width="0.389cm" svg:height="0.046cm" svg:x="4.772cm" svg:y="9.795cm" svg:viewBox="0 0 390 47" svg:d="M0 47c108-63 283-63 390 0">
          <text:p/>
        </draw:path>
        <draw:path draw:style-name="gr8" draw:text-style-name="P1" draw:layer="layout" svg:width="0.55cm" svg:height="0.271cm" svg:x="4.692cm" svg:y="9.842cm" svg:viewBox="0 0 551 272" svg:d="M470 0c108 63 108 163 0 225-107 63-282 63-389 0-108-62-108-162 0-225">
          <text:p/>
        </draw:path>
        <draw:path draw:style-name="gr8" draw:text-style-name="P1" draw:layer="layout" svg:width="0.67cm" svg:height="0.33cm" svg:x="7.046cm" svg:y="11.029cm" svg:viewBox="0 0 671 331" svg:d="M99 0c-132 76-132 199 0 274 130 76 342 76 473 0 132-75 132-198 0-274">
          <text:p/>
        </draw:path>
        <draw:path draw:style-name="gr8" draw:text-style-name="P1" draw:layer="layout" svg:width="0.473cm" svg:height="0.057cm" svg:x="7.145cm" svg:y="10.972cm" svg:viewBox="0 0 474 58" svg:d="M474 58c-131-77-344-77-474 0">
          <text:p/>
        </draw:path>
        <draw:path draw:style-name="gr8" draw:text-style-name="P1" draw:layer="layout" svg:width="0.389cm" svg:height="0.046cm" svg:x="3.744cm" svg:y="10.389cm" svg:viewBox="0 0 390 47" svg:d="M0 47c108-63 282-63 390 0">
          <text:p/>
        </draw:path>
        <draw:path draw:style-name="gr8" draw:text-style-name="P1" draw:layer="layout" svg:width="0.55cm" svg:height="0.271cm" svg:x="3.664cm" svg:y="10.435cm" svg:viewBox="0 0 551 272" svg:d="M470 0c107 62 107 163 0 225-108 63-282 63-390 0-107-62-107-163 0-225">
          <text:p/>
        </draw:path>
        <draw:path draw:style-name="gr8" draw:text-style-name="P1" draw:layer="layout" svg:width="0.383cm" svg:height="0.13cm" svg:x="4.08cm" svg:y="11.283cm" svg:viewBox="0 0 384 131" svg:d="M0 39c64-38 161-49 245-28 85 20 139 67 139 120">
          <text:p/>
        </draw:path>
        <draw:path draw:style-name="gr8" draw:text-style-name="P1" draw:layer="layout" svg:width="0.449cm" svg:height="0.13cm" svg:x="4.014cm" svg:y="11.413cm" svg:viewBox="0 0 450 131" svg:d="M450 0c0 72-100 131-225 131s-225-59-225-131">
          <text:p/>
        </draw:path>
        <draw:path draw:style-name="gr8" draw:text-style-name="P1" draw:layer="layout" svg:width="0.066cm" svg:height="0.092cm" svg:x="4.014cm" svg:y="11.321cm" svg:viewBox="0 0 67 93" svg:d="M0 93c0-35 23-68 67-93">
          <text:p/>
        </draw:path>
        <draw:line draw:style-name="gr8" draw:text-style-name="P1" draw:layer="layout" svg:x1="8.854cm" svg:y1="10.629cm" svg:x2="7.34cm" svg:y2="9.755cm">
          <text:p/>
        </draw:line>
        <draw:line draw:style-name="gr8" draw:text-style-name="P1" draw:layer="layout" svg:x1="6.588cm" svg:y1="10.19cm" svg:x2="7.341cm" svg:y2="9.755cm">
          <text:p/>
        </draw:line>
        <draw:line draw:style-name="gr8" draw:text-style-name="P1" draw:layer="layout" svg:x1="8.853cm" svg:y1="10.628cm" svg:x2="8.853cm" svg:y2="11.281cm">
          <text:p/>
        </draw:line>
        <draw:path draw:style-name="gr8" draw:text-style-name="P1" draw:layer="layout" svg:width="0.064cm" svg:height="0.05cm" svg:x="6.427cm" svg:y="10.491cm" svg:viewBox="0 0 65 51" svg:d="M65 51c-22-21-43-39-65-51">
          <text:p/>
        </draw:path>
        <draw:path draw:style-name="gr8" draw:text-style-name="P1" draw:layer="layout" svg:width="0.065cm" svg:height="0.024cm" svg:x="6.362cm" svg:y="10.467cm" svg:viewBox="0 0 66 25" svg:d="M66 25c-21-12-42-21-66-25">
          <text:p/>
        </draw:path>
        <draw:line draw:style-name="gr8" draw:text-style-name="P1" draw:layer="layout" svg:x1="6.8cm" svg:y1="10.311cm" svg:x2="6.8cm" svg:y2="10.719cm">
          <text:p/>
        </draw:line>
        <draw:line draw:style-name="gr8" draw:text-style-name="P1" draw:layer="layout" svg:x1="6.801cm" svg:y1="10.312cm" svg:x2="5.31cm" svg:y2="9.451cm">
          <text:p/>
        </draw:line>
        <draw:path draw:style-name="gr8" draw:text-style-name="P1" draw:layer="layout" svg:width="0.026cm" svg:height="0.053cm" svg:x="6.392cm" svg:y="10.475cm" svg:viewBox="0 0 27 54" svg:d="M0 0c18 16 27 34 27 54">
          <text:p/>
        </draw:path>
        <draw:path draw:style-name="gr8" draw:text-style-name="P1" draw:layer="layout" svg:width="0.35cm" svg:height="0.101cm" svg:x="6.068cm" svg:y="10.528cm" svg:viewBox="0 0 351 102" svg:d="M351 0c0 57-78 102-175 102-96 0-176-45-176-102">
          <text:p/>
        </draw:path>
        <draw:path draw:style-name="gr8" draw:text-style-name="P1" draw:layer="layout" svg:width="0.024cm" svg:height="0.051cm" svg:x="6.068cm" svg:y="10.477cm" svg:viewBox="0 0 25 52" svg:d="M0 52c0-18 9-36 25-52">
          <text:p/>
        </draw:path>
        <draw:line draw:style-name="gr8" draw:text-style-name="P1" draw:layer="layout" svg:x1="6.815cm" svg:y1="10.303cm" svg:x2="6.8cm" svg:y2="10.312cm">
          <text:p/>
        </draw:line>
        <draw:line draw:style-name="gr8" draw:text-style-name="P1" draw:layer="layout" svg:x1="6.814cm" svg:y1="10.303cm" svg:x2="6.814cm" svg:y2="10.711cm">
          <text:p/>
        </draw:line>
        <draw:line draw:style-name="gr8" draw:text-style-name="P1" draw:layer="layout" svg:x1="7.34cm" svg:y1="9.755cm" svg:x2="7.34cm" svg:y2="10.408cm">
          <text:p/>
        </draw:line>
        <draw:path draw:style-name="gr8" draw:text-style-name="P1" draw:layer="layout" svg:width="0.067cm" svg:height="0.05cm" svg:x="8.008cm" svg:y="10.701cm" svg:viewBox="0 0 68 51" svg:d="M0 0c22 20 44 38 68 51">
          <text:p/>
        </draw:path>
        <draw:path draw:style-name="gr8" draw:text-style-name="P1" draw:layer="layout" svg:width="0.23cm" svg:height="0.164cm" svg:x="8.075cm" svg:y="10.618cm" svg:viewBox="0 0 231 165" svg:d="M0 134c128 73 231 14 231-134">
          <text:p/>
        </draw:path>
        <draw:path draw:style-name="gr8" draw:text-style-name="P1" draw:layer="layout" svg:width="0.162cm" svg:height="0.164cm" svg:x="7.846cm" svg:y="10.189cm" svg:viewBox="0 0 163 165" svg:d="M163 4c-47-11-88 0-117 28-30 29-47 76-46 133">
          <text:p/>
        </draw:path>
        <draw:path draw:style-name="gr8" draw:text-style-name="P1" draw:layer="layout" svg:width="0.162cm" svg:height="0.348cm" svg:x="7.846cm" svg:y="10.353cm" svg:viewBox="0 0 163 349" svg:d="M0 0c-1 56 16 122 46 184 29 63 70 121 117 165">
          <text:p/>
        </draw:path>
        <draw:path draw:style-name="gr8" draw:text-style-name="P1" draw:layer="layout" svg:width="0.297cm" svg:height="0.425cm" svg:x="8.008cm" svg:y="10.193cm" svg:viewBox="0 0 298 426" svg:d="M298 426c0-84-35-183-93-268-59-84-135-142-205-158">
          <text:p/>
        </draw:path>
        <draw:path draw:style-name="gr8" draw:text-style-name="P1" draw:layer="layout" svg:width="0.025cm" svg:height="0.051cm" svg:x="5.117cm" svg:y="9.821cm" svg:viewBox="0 0 26 52" svg:d="M0 0c17 16 26 33 26 52">
          <text:p/>
        </draw:path>
        <draw:path draw:style-name="gr8" draw:text-style-name="P1" draw:layer="layout" svg:width="0.349cm" svg:height="0.101cm" svg:x="4.792cm" svg:y="9.872cm" svg:viewBox="0 0 350 102" svg:d="M350 0c0 56-78 102-176 102-96 0-174-46-174-102">
          <text:p/>
        </draw:path>
        <draw:path draw:style-name="gr8" draw:text-style-name="P1" draw:layer="layout" svg:width="0.024cm" svg:height="0.051cm" svg:x="4.792cm" svg:y="9.821cm" svg:viewBox="0 0 25 52" svg:d="M0 52c0-19 9-36 25-52">
          <text:p/>
        </draw:path>
        <draw:path draw:style-name="gr8" draw:text-style-name="P1" draw:layer="layout" svg:width="0.04cm" svg:height="0.076cm" svg:x="7.146cm" svg:y="11.008cm" svg:viewBox="0 0 41 77" svg:d="M41 0c-26 23-41 49-41 77">
          <text:p/>
        </draw:path>
        <draw:path draw:style-name="gr8" draw:text-style-name="P1" draw:layer="layout" svg:width="0.47cm" svg:height="0.135cm" svg:x="7.146cm" svg:y="11.084cm" svg:viewBox="0 0 471 136" svg:d="M0 0c0 76 106 136 236 136s235-60 235-136">
          <text:p/>
        </draw:path>
        <draw:path draw:style-name="gr8" draw:text-style-name="P1" draw:layer="layout" svg:width="0.04cm" svg:height="0.076cm" svg:x="7.576cm" svg:y="11.008cm" svg:viewBox="0 0 41 77" svg:d="M41 77c0-28-14-54-41-77">
          <text:p/>
        </draw:path>
        <draw:path draw:style-name="gr8" draw:text-style-name="P1" draw:layer="layout" svg:width="0.024cm" svg:height="0.051cm" svg:x="4.09cm" svg:y="10.415cm" svg:viewBox="0 0 25 52" svg:d="M0 0c15 16 25 34 25 52">
          <text:p/>
        </draw:path>
        <draw:path draw:style-name="gr8" draw:text-style-name="P1" draw:layer="layout" svg:width="0.35cm" svg:height="0.101cm" svg:x="3.764cm" svg:y="10.466cm" svg:viewBox="0 0 351 102" svg:d="M351 0c0 55-79 102-176 102s-175-47-175-102">
          <text:p/>
        </draw:path>
        <draw:path draw:style-name="gr8" draw:text-style-name="P1" draw:layer="layout" svg:width="0.024cm" svg:height="0.051cm" svg:x="3.764cm" svg:y="10.415cm" svg:viewBox="0 0 25 52" svg:d="M0 52c0-18 8-36 25-52">
          <text:p/>
        </draw:path>
        <draw:path draw:style-name="gr8" draw:text-style-name="P1" draw:layer="layout" svg:width="0.08cm" svg:height="0.011cm" svg:x="8.037cm" svg:y="10.721cm" svg:viewBox="0 0 81 12" svg:d="M0 5c31 11 59 9 81-5">
          <text:p/>
        </draw:path>
        <draw:path draw:style-name="gr8" draw:text-style-name="P1" draw:layer="layout" svg:width="0.047cm" svg:height="0.103cm" svg:x="8.117cm" svg:y="10.618cm" svg:viewBox="0 0 48 104" svg:d="M0 104c31-17 48-54 48-104">
          <text:p/>
        </draw:path>
        <draw:path draw:style-name="gr8" draw:text-style-name="P1" draw:layer="layout" svg:width="0.066cm" svg:height="0.011cm" svg:x="7.892cm" svg:y="10.321cm" svg:viewBox="0 0 67 12" svg:d="M67 3c-25-6-48-3-67 9">
          <text:p/>
        </draw:path>
        <draw:path draw:style-name="gr8" draw:text-style-name="P1" draw:layer="layout" svg:width="0.043cm" svg:height="0.067cm" svg:x="7.849cm" svg:y="10.332cm" svg:viewBox="0 0 44 68" svg:d="M44 0c-23 12-38 37-44 68">
          <text:p/>
        </draw:path>
        <draw:path draw:style-name="gr8" draw:text-style-name="P1" draw:layer="layout" svg:width="0.206cm" svg:height="0.294cm" svg:x="7.958cm" svg:y="10.324cm" svg:viewBox="0 0 207 295" svg:d="M207 295c0-58-24-127-65-186-41-58-94-98-142-109">
          <text:p/>
        </draw:path>
        <draw:line draw:style-name="gr8" draw:text-style-name="P1" draw:layer="layout" svg:x1="7.146cm" svg:y1="11.028cm" svg:x2="7.146cm" svg:y2="11.084cm">
          <text:p/>
        </draw:line>
        <draw:line draw:style-name="gr8" draw:text-style-name="P1" draw:layer="layout" svg:x1="6.068cm" svg:y1="10.528cm" svg:x2="6.068cm" svg:y2="10.487cm">
          <text:p/>
        </draw:line>
        <draw:line draw:style-name="gr8" draw:text-style-name="P1" draw:layer="layout" svg:x1="4.792cm" svg:y1="9.872cm" svg:x2="4.792cm" svg:y2="9.832cm">
          <text:p/>
        </draw:line>
        <draw:line draw:style-name="gr8" draw:text-style-name="P1" draw:layer="layout" svg:x1="3.764cm" svg:y1="10.466cm" svg:x2="3.764cm" svg:y2="10.425cm">
          <text:p/>
        </draw:line>
        <draw:path draw:style-name="gr6" draw:text-style-name="P3" draw:layer="layout" svg:width="6.821cm" svg:height="4.774cm" svg:x="20.048cm" svg:y="8.257cm" svg:viewBox="0 0 6822 4775" svg:d="M2806 436l246-102 553 318h1626l1591 919v653l-1513 873-525-303-15-8-309 178c-44 9-84 32-128 74l-868 501v624l-1061 612-2403-1388v-653l75-777 22-3 17-405 19-198 2341-1351 20 11 247 387z">
          <text:p/>
        </draw:path>
        <draw:polygon draw:style-name="gr7" draw:text-style-name="P1" draw:layer="layout" svg:width="0cm" svg:height="0cm" svg:x="23.458cm" svg:y="10.662cm" svg:viewBox="0 0 0 0" draw:points="0,0">
          <text:p/>
        </draw:polygon>
        <draw:path draw:style-name="gr6" draw:text-style-name="P3" draw:layer="layout" svg:width="6.821cm" svg:height="4.121cm" svg:x="20.048cm" svg:y="8.257cm" svg:viewBox="0 0 6822 4122" svg:d="M1843 1920l871 503-1436-176 565-327-353 450-212-123 465 269-253-146 477 275-224-129 1027 593-803-464 1028 594-225-130 367 212-142-82 469 271-327-189-734 801 1061-612-1061 612-2403-1387 75-778 22-3 1689-243 95-14-163-379-1604 230 19-197 2341-1351 20 11-494 1143 390 56 77 11 190 28 395-915 553 318h1626l1591 919-1513 874-906-524-890 514c-229 120-580 114-799-12z">
          <text:p/>
        </draw:path>
        <draw:polygon draw:style-name="gr7" draw:text-style-name="P1" draw:layer="layout" svg:width="0cm" svg:height="0cm" svg:x="23.458cm" svg:y="10.662cm" svg:viewBox="0 0 0 0" draw:points="0,0">
          <text:p/>
        </draw:polygon>
        <draw:polygon draw:style-name="gr6" draw:text-style-name="P3" draw:layer="layout" svg:width="2.403cm" svg:height="2.04cm" svg:x="20.048cm" svg:y="10.991cm" svg:viewBox="0 0 2404 2041" draw:points="2404,2041 2404,1388 0,0 0,654">
          <text:p/>
        </draw:polygon>
        <draw:polygon draw:style-name="gr7" draw:text-style-name="P1" draw:layer="layout" svg:width="0cm" svg:height="0cm" svg:x="23.458cm" svg:y="10.662cm" svg:viewBox="0 0 0 0" draw:points="0,0">
          <text:p/>
        </draw:polygon>
        <draw:path draw:style-name="gr6" draw:text-style-name="P3" draw:layer="layout" svg:width="3.278cm" svg:height="1.155cm" svg:x="21.538cm" svg:y="10.422cm" svg:viewBox="0 0 3279 1156" svg:d="M3279 212l-367-211-889 513c-229 121-580 115-799-12l-871-502-353 204 253 146c29-46 111-73 194-65 84 9 145 51 145 99 0 43-46 81-115 95l803 465c29-46 111-73 195-65 84 9 144 51 144 100 0 42-45 80-114 95l142 82z">
          <text:p/>
        </draw:path>
        <draw:polygon draw:style-name="gr7" draw:text-style-name="P1" draw:layer="layout" svg:width="0cm" svg:height="0cm" svg:x="23.458cm" svg:y="10.662cm" svg:viewBox="0 0 0 0" draw:points="0,0">
          <text:p/>
        </draw:polygon>
        <draw:polygon draw:style-name="gr6" draw:text-style-name="P3" draw:layer="layout" svg:width="1.513cm" svg:height="1.526cm" svg:x="25.356cm" svg:y="9.828cm" svg:viewBox="0 0 1514 1527" draw:points="1514,0 1514,654 0,1527 0,874">
          <text:p/>
        </draw:polygon>
        <draw:polygon draw:style-name="gr7" draw:text-style-name="P1" draw:layer="layout" svg:width="0cm" svg:height="0cm" svg:x="23.458cm" svg:y="10.662cm" svg:viewBox="0 0 0 0" draw:points="0,0">
          <text:p/>
        </draw:polygon>
        <draw:polygon draw:style-name="gr6" draw:text-style-name="P3" draw:layer="layout" svg:width="1.061cm" svg:height="1.265cm" svg:x="22.451cm" svg:y="11.766cm" svg:viewBox="0 0 1062 1266" draw:points="1062,30 1062,654 0,1266 0,613 1062,0">
          <text:p/>
        </draw:polygon>
        <draw:polygon draw:style-name="gr7" draw:text-style-name="P1" draw:layer="layout" svg:width="0cm" svg:height="0cm" svg:x="23.458cm" svg:y="10.662cm" svg:viewBox="0 0 0 0" draw:points="0,0">
          <text:p/>
        </draw:polygon>
        <draw:polygon draw:style-name="gr6" draw:text-style-name="P3" draw:layer="layout" svg:width="1.591cm" svg:height="0.918cm" svg:x="22.239cm" svg:y="9.685cm" svg:viewBox="0 0 1592 919" draw:points="1592,591 1591,592 1168,836 1026,919 212,449 0,326 566,0">
          <text:p/>
        </draw:polygon>
        <draw:polygon draw:style-name="gr7" draw:text-style-name="P1" draw:layer="layout" svg:width="0cm" svg:height="0cm" svg:x="23.458cm" svg:y="10.662cm" svg:viewBox="0 0 0 0" draw:points="0,0">
          <text:p/>
        </draw:polygon>
        <draw:polygon draw:style-name="gr6" draw:text-style-name="P3" draw:layer="layout" svg:width="1.689cm" svg:height="0.636cm" svg:x="20.145cm" svg:y="9.575cm" svg:viewBox="0 0 1690 637" draw:points="17,231 1622,0 1690,394 0,637">
          <text:p/>
        </draw:polygon>
        <draw:polygon draw:style-name="gr7" draw:text-style-name="P1" draw:layer="layout" svg:width="0cm" svg:height="0cm" svg:x="23.458cm" svg:y="10.662cm" svg:viewBox="0 0 0 0" draw:points="0,0">
          <text:p/>
        </draw:polygon>
        <draw:path draw:style-name="gr6" draw:text-style-name="P3" draw:layer="layout" svg:width="1.631cm" svg:height="1.162cm" svg:x="23.185cm" svg:y="10.634cm" svg:viewBox="0 0 1632 1163" svg:d="M1632 0v410l-309 178c-44 9-84 32-128 74l-868 501v-30l-327-189z">
          <text:p/>
        </draw:path>
        <draw:polygon draw:style-name="gr7" draw:text-style-name="P1" draw:layer="layout" svg:width="0cm" svg:height="0cm" svg:x="23.458cm" svg:y="10.662cm" svg:viewBox="0 0 0 0" draw:points="0,0">
          <text:p/>
        </draw:polygon>
        <draw:polygon draw:style-name="gr6" draw:text-style-name="P3" draw:layer="layout" svg:width="1.236cm" svg:height="0.835cm" svg:x="22.593cm" svg:y="9.686cm" svg:viewBox="0 0 1237 836" draw:points="1237,591 814,836 0,366 212,0">
          <text:p/>
        </draw:polygon>
        <draw:polygon draw:style-name="gr7" draw:text-style-name="P1" draw:layer="layout" svg:width="0cm" svg:height="0cm" svg:x="23.458cm" svg:y="10.662cm" svg:viewBox="0 0 0 0" draw:points="0,0">
          <text:p/>
        </draw:polygon>
        <draw:polygon draw:style-name="gr6" draw:text-style-name="P3" draw:layer="layout" svg:width="0.906cm" svg:height="1.176cm" svg:x="24.45cm" svg:y="10.178cm" svg:viewBox="0 0 907 1177" draw:points="381,465 366,456 0,245 0,0 907,523 907,1177 381,873">
          <text:p/>
        </draw:polygon>
        <draw:polygon draw:style-name="gr7" draw:text-style-name="P1" draw:layer="layout" svg:width="0cm" svg:height="0cm" svg:x="23.458cm" svg:y="10.662cm" svg:viewBox="0 0 0 0" draw:points="0,0">
          <text:p/>
        </draw:polygon>
        <draw:path draw:style-name="gr6" draw:text-style-name="P3" draw:layer="layout" svg:width="1.67cm" svg:height="0.845cm" svg:x="21.891cm" svg:y="10.177cm" svg:viewBox="0 0 1671 846" svg:d="M0 0l872 503-872-258v-245l872 748-872-503 872 503c219 126 570 132 799 12v-245c-229 120-580 114-799-12z">
          <text:p/>
        </draw:path>
        <draw:polygon draw:style-name="gr7" draw:text-style-name="P1" draw:layer="layout" svg:width="0cm" svg:height="0cm" svg:x="23.458cm" svg:y="10.662cm" svg:viewBox="0 0 0 0" draw:points="0,0">
          <text:p/>
        </draw:polygon>
        <draw:polygon draw:style-name="gr6" draw:text-style-name="P3" draw:layer="layout" svg:width="0.74cm" svg:height="1.198cm" svg:x="22.049cm" svg:y="8.269cm" svg:viewBox="0 0 741 1199" draw:points="0,1143 494,0 741,386 389,1199">
          <text:p/>
        </draw:polygon>
        <draw:polygon draw:style-name="gr7" draw:text-style-name="P1" draw:layer="layout" svg:width="0cm" svg:height="0cm" svg:x="23.458cm" svg:y="10.662cm" svg:viewBox="0 0 0 0" draw:points="0,0">
          <text:p/>
        </draw:polygon>
        <draw:polygon draw:style-name="gr6" draw:text-style-name="P3" draw:layer="layout" svg:width="0.889cm" svg:height="0.758cm" svg:x="23.561cm" svg:y="10.178cm" svg:viewBox="0 0 890 759" draw:points="890,246 890,0 0,514 0,759">
          <text:p/>
        </draw:polygon>
        <draw:polygon draw:style-name="gr7" draw:text-style-name="P1" draw:layer="layout" svg:width="0cm" svg:height="0cm" svg:x="23.458cm" svg:y="10.662cm" svg:viewBox="0 0 0 0" draw:points="0,0">
          <text:p/>
        </draw:polygon>
        <draw:path draw:style-name="gr6" draw:text-style-name="P3" draw:layer="layout" svg:width="0.65cm" svg:height="0.375cm" svg:x="21.93cm" svg:y="9.509cm" svg:viewBox="0 0 651 376" svg:d="M513 341c15-6 29-13 42-20 127-73 127-192 0-265-128-75-333-75-460 0-127 73-127 192 0 265 2 1 3 2 5 3l-3-2 3-52-3 52 3 2c11 6 24 12 37 17 112 46 263 46 376 0 25-21 38-46 38-71 0-72-102-130-226-130-125 0-225 58-225 130 0 25 13 50 37 71-24-21-37-46-37-71 0-72 100-130 225-130 124 0 226 58 226 130 0 25-13 50-38 71z">
          <text:p/>
        </draw:path>
        <draw:polygon draw:style-name="gr7" draw:text-style-name="P1" draw:layer="layout" svg:width="0cm" svg:height="0cm" svg:x="23.458cm" svg:y="10.662cm" svg:viewBox="0 0 0 0" draw:points="0,0">
          <text:p/>
        </draw:polygon>
        <draw:path draw:style-name="gr6" draw:text-style-name="P3" draw:layer="layout" svg:width="0.65cm" svg:height="0.375cm" svg:x="21.93cm" svg:y="9.509cm" svg:viewBox="0 0 651 376" svg:d="M513 341c15-6 29-13 42-20 127-73 127-192 0-265-128-75-333-75-460 0-127 73-127 192 0 265 2 1 3 2 5 3 11 6 24 12 37 17 112 46 263 46 376 0z">
          <text:p/>
        </draw:path>
        <draw:polygon draw:style-name="gr7" draw:text-style-name="P1" draw:layer="layout" svg:width="0cm" svg:height="0cm" svg:x="23.458cm" svg:y="10.662cm" svg:viewBox="0 0 0 0" draw:points="0,0">
          <text:p/>
        </draw:polygon>
        <draw:path draw:style-name="gr6" draw:text-style-name="P3" draw:layer="layout" svg:width="0.459cm" svg:height="0.594cm" svg:x="25.862cm" svg:y="10.286cm" svg:viewBox="0 0 460 595" svg:d="M460 165c0-148-103-207-230-134-13 8-26 16-38 26-10 8-19 16-29 25-40 38-77 87-106 140-28 53-47 109-54 162-2 16-3 31-3 46-1 57 16 104 45 132 30 29 71 39 118 28 70-16 145-74 204-158 58-84 93-183 93-267z">
          <text:p/>
        </draw:path>
        <draw:polygon draw:style-name="gr7" draw:text-style-name="P1" draw:layer="layout" svg:width="0cm" svg:height="0cm" svg:x="23.458cm" svg:y="10.662cm" svg:viewBox="0 0 0 0" draw:points="0,0">
          <text:p/>
        </draw:polygon>
        <draw:path draw:style-name="gr6" draw:text-style-name="P3" draw:layer="layout" svg:width="0.459cm" svg:height="0.593cm" svg:x="22.469cm" svg:y="12.245cm" svg:viewBox="0 0 460 594" svg:d="M413 352c31-64 47-130 47-188 0-59-16-106-47-134-21-20-49-31-81-30-31 0-66 11-102 31-13 8-26 16-39 26-47 36-90 88-124 146-33 57-56 121-64 179-2 16-3 32-3 47 0 55 15 102 43 131 28 28 68 40 113 31 45-8 95-36 142-79 45-43 86-100 115-160z">
          <text:p/>
        </draw:path>
        <draw:polygon draw:style-name="gr7" draw:text-style-name="P1" draw:layer="layout" svg:width="0cm" svg:height="0cm" svg:x="23.458cm" svg:y="10.662cm" svg:viewBox="0 0 0 0" draw:points="0,0">
          <text:p/>
        </draw:polygon>
        <draw:polygon draw:style-name="gr6" draw:text-style-name="P3" draw:layer="layout" svg:width="0.585cm" svg:height="0.915cm" svg:x="22.515cm" svg:y="8.591cm" svg:viewBox="0 0 586 916" draw:points="0,888 340,103 586,0 191,916">
          <text:p/>
        </draw:polygon>
        <draw:polygon draw:style-name="gr7" draw:text-style-name="P1" draw:layer="layout" svg:width="0cm" svg:height="0cm" svg:x="23.458cm" svg:y="10.662cm" svg:viewBox="0 0 0 0" draw:points="0,0">
          <text:p/>
        </draw:polygon>
        <draw:polygon draw:style-name="gr6" draw:text-style-name="P3" draw:layer="layout" svg:width="0.955cm" svg:height="0.551cm" svg:x="22.451cm" svg:y="10.052cm" svg:viewBox="0 0 956 552" draw:points="142,0 956,470 813,552 0,82">
          <text:p/>
        </draw:polygon>
        <draw:polygon draw:style-name="gr7" draw:text-style-name="P1" draw:layer="layout" svg:width="0cm" svg:height="0cm" svg:x="23.458cm" svg:y="10.662cm" svg:viewBox="0 0 0 0" draw:points="0,0">
          <text:p/>
        </draw:polygon>
        <draw:polygon draw:style-name="gr6" draw:text-style-name="P3" draw:layer="layout" svg:width="0.565cm" svg:height="0.449cm" svg:x="21.326cm" svg:y="10.177cm" svg:viewBox="0 0 566 450" draw:points="566,245 566,0 0,326 212,450">
          <text:p/>
        </draw:polygon>
        <draw:polygon draw:style-name="gr7" draw:text-style-name="P1" draw:layer="layout" svg:width="0cm" svg:height="0cm" svg:x="23.458cm" svg:y="10.662cm" svg:viewBox="0 0 0 0" draw:points="0,0">
          <text:p/>
        </draw:polygon>
        <draw:path draw:style-name="gr6" draw:text-style-name="P3" draw:layer="layout" svg:width="0.459cm" svg:height="0.594cm" svg:x="25.862cm" svg:y="10.286cm" svg:viewBox="0 0 460 595" svg:d="M3 384c6 31 21 55 43 68 18 10 42 13 67 7 48-11 101-51 141-109 41-58 65-127 65-185 0-49-17-87-47-104-22-13-50-14-80-4 12-10 25-18 38-26 127-73 230-14 230 134 0 84-35 183-93 267-59 84-134 142-204 158-47 11-88 1-118-28-29-28-46-75-45-132 0-15 1-30 3-46z">
          <text:p/>
        </draw:path>
        <draw:polygon draw:style-name="gr7" draw:text-style-name="P1" draw:layer="layout" svg:width="0cm" svg:height="0cm" svg:x="23.458cm" svg:y="10.662cm" svg:viewBox="0 0 0 0" draw:points="0,0">
          <text:p/>
        </draw:polygon>
        <draw:path draw:style-name="gr6" draw:text-style-name="P3" draw:layer="layout" svg:width="0.459cm" svg:height="0.593cm" svg:x="22.469cm" svg:y="12.245cm" svg:viewBox="0 0 460 594" svg:d="M3 382c-2 16-3 32-3 47 0 55 15 102 43 131 28 28 68 40 113 31 45-8 95-36 142-79 45-43 86-100 115-160 31-64 47-130 47-188 0-59-16-106-47-134-21-20-49-31-81-30-31 0-66 11-102 31-13 8-26 16-39 26 30-10 59-9 81 4 5 3 10 6 14 10 21 20 33 52 33 93 0 40-12 86-33 130-27 57-71 109-116 139-46 29-92 36-123 17-22-12-38-36-44-68z">
          <text:p/>
        </draw:path>
        <draw:polygon draw:style-name="gr7" draw:text-style-name="P1" draw:layer="layout" svg:width="0cm" svg:height="0cm" svg:x="23.458cm" svg:y="10.662cm" svg:viewBox="0 0 0 0" draw:points="0,0">
          <text:p/>
        </draw:polygon>
        <draw:path draw:style-name="gr6" draw:text-style-name="P3" draw:layer="layout" svg:width="0.469cm" svg:height="0.271cm" svg:x="25.163cm" svg:y="9.808cm" svg:viewBox="0 0 470 272" svg:d="M470 137c0 54-57 104-146 125-87 21-188 9-256-29-44-26-68-60-68-96 0-76 105-137 234-137 130 0 236 61 236 137z">
          <text:p/>
        </draw:path>
        <draw:polygon draw:style-name="gr7" draw:text-style-name="P1" draw:layer="layout" svg:width="0cm" svg:height="0cm" svg:x="23.458cm" svg:y="10.662cm" svg:viewBox="0 0 0 0" draw:points="0,0">
          <text:p/>
        </draw:polygon>
        <draw:polygon draw:style-name="gr6" draw:text-style-name="P3" draw:layer="layout" svg:width="0.566cm" svg:height="0.449cm" svg:x="22.239cm" svg:y="9.685cm" svg:viewBox="0 0 567 450" draw:points="567,1 567,0 0,326 213,450 355,367">
          <text:p/>
        </draw:polygon>
        <draw:polygon draw:style-name="gr7" draw:text-style-name="P1" draw:layer="layout" svg:width="0cm" svg:height="0cm" svg:x="23.458cm" svg:y="10.662cm" svg:viewBox="0 0 0 0" draw:points="0,0">
          <text:p/>
        </draw:polygon>
        <draw:path draw:style-name="gr6" draw:text-style-name="P3" draw:layer="layout" svg:width="0.315cm" svg:height="0.411cm" svg:x="25.865cm" svg:y="10.336cm" svg:viewBox="0 0 316 412" svg:d="M316 114c0-49-17-86-47-103-22-13-50-14-80-4-10 8-19 16-29 25-40 37-77 86-105 140-29 53-48 109-55 162 6 31 21 55 44 68 18 10 41 13 66 7 48-11 101-51 141-109 41-58 65-127 65-186z">
          <text:p/>
        </draw:path>
        <draw:polygon draw:style-name="gr7" draw:text-style-name="P1" draw:layer="layout" svg:width="0cm" svg:height="0cm" svg:x="23.458cm" svg:y="10.662cm" svg:viewBox="0 0 0 0" draw:points="0,0">
          <text:p/>
        </draw:polygon>
        <draw:path draw:style-name="gr6" draw:text-style-name="P3" draw:layer="layout" svg:width="0.315cm" svg:height="0.41cm" svg:x="22.472cm" svg:y="12.295cm" svg:viewBox="0 0 316 411" svg:d="M282 245c22-45 34-91 34-131 0-41-12-73-34-93-4-4-9-7-14-10-21-13-50-14-80-4-47 36-90 88-124 146-33 58-56 122-64 180 6 32 22 56 44 68 31 19 77 12 123-17 45-30 88-82 115-139z">
          <text:p/>
        </draw:path>
        <draw:polygon draw:style-name="gr7" draw:text-style-name="P1" draw:layer="layout" svg:width="0cm" svg:height="0cm" svg:x="23.458cm" svg:y="10.662cm" svg:viewBox="0 0 0 0" draw:points="0,0">
          <text:p/>
        </draw:polygon>
        <draw:polygon draw:style-name="gr6" draw:text-style-name="P3" draw:layer="layout" svg:width="0.416cm" svg:height="0.823cm" svg:x="22.438cm" svg:y="8.655cm" svg:viewBox="0 0 417 824" draw:points="0,813 77,824 417,38 352,0">
          <text:p/>
        </draw:polygon>
        <draw:polygon draw:style-name="gr7" draw:text-style-name="P1" draw:layer="layout" svg:width="0cm" svg:height="0cm" svg:x="23.458cm" svg:y="10.662cm" svg:viewBox="0 0 0 0" draw:points="0,0">
          <text:p/>
        </draw:polygon>
        <draw:path draw:style-name="gr6" draw:text-style-name="P3" draw:layer="layout" svg:width="0.349cm" svg:height="0.202cm" svg:x="24.085cm" svg:y="10.643cm" svg:viewBox="0 0 350 203" svg:d="M51 174c50 29 126 37 191 22 66-16 108-53 108-95 0-56-78-101-175-101s-175 45-175 101c0 28 18 54 51 73z">
          <text:p/>
        </draw:path>
        <draw:polygon draw:style-name="gr7" draw:text-style-name="P1" draw:layer="layout" svg:width="0cm" svg:height="0cm" svg:x="23.458cm" svg:y="10.662cm" svg:viewBox="0 0 0 0" draw:points="0,0">
          <text:p/>
        </draw:polygon>
        <draw:path draw:style-name="gr6" draw:text-style-name="P3" draw:layer="layout" svg:width="0.339cm" svg:height="0.195cm" svg:x="21.791cm" svg:y="10.705cm" svg:viewBox="0 0 340 196" svg:d="M225 196c69-14 115-52 115-96 0-48-61-90-145-99-83-8-166 19-195 65z">
          <text:p/>
        </draw:path>
        <draw:polygon draw:style-name="gr7" draw:text-style-name="P1" draw:layer="layout" svg:width="0cm" svg:height="0cm" svg:x="23.458cm" svg:y="10.662cm" svg:viewBox="0 0 0 0" draw:points="0,0">
          <text:p/>
        </draw:polygon>
        <draw:path draw:style-name="gr6" draw:text-style-name="P3" draw:layer="layout" svg:width="0.339cm" svg:height="0.196cm" svg:x="22.818cm" svg:y="11.299cm" svg:viewBox="0 0 340 197" svg:d="M226 197c69-15 114-53 114-96 0-49-60-91-144-100-84-8-167 19-196 65z">
          <text:p/>
        </draw:path>
        <draw:polygon draw:style-name="gr7" draw:text-style-name="P1" draw:layer="layout" svg:width="0cm" svg:height="0cm" svg:x="23.458cm" svg:y="10.662cm" svg:viewBox="0 0 0 0" draw:points="0,0">
          <text:p/>
        </draw:polygon>
        <draw:polygon draw:style-name="gr6" draw:text-style-name="P3" draw:layer="layout" svg:width="0.163cm" svg:height="0.393cm" svg:x="21.766cm" svg:y="9.575cm" svg:viewBox="0 0 164 394" draw:points="164,380 68,394 0,0">
          <text:p/>
        </draw:polygon>
        <draw:polygon draw:style-name="gr7" draw:text-style-name="P1" draw:layer="layout" svg:width="0cm" svg:height="0cm" svg:x="23.458cm" svg:y="10.662cm" svg:viewBox="0 0 0 0" draw:points="0,0">
          <text:p/>
        </draw:polygon>
        <draw:polygon draw:style-name="gr6" draw:text-style-name="P3" draw:layer="layout" svg:width="0.015cm" svg:height="0.417cm" svg:x="24.816cm" svg:y="10.634cm" svg:viewBox="0 0 16 418" draw:points="16,9 16,418 0,410 0,0">
          <text:p/>
        </draw:polygon>
        <draw:polygon draw:style-name="gr7" draw:text-style-name="P1" draw:layer="layout" svg:width="0cm" svg:height="0cm" svg:x="23.458cm" svg:y="10.662cm" svg:viewBox="0 0 0 0" draw:points="0,0">
          <text:p/>
        </draw:polygon>
        <draw:polygon draw:style-name="gr6" draw:text-style-name="P3" draw:layer="layout" svg:width="1.604cm" svg:height="0.231cm" svg:x="20.162cm" svg:y="9.575cm" svg:viewBox="0 0 1605 232" draw:points="0,231 0,232 1605,0">
          <text:p/>
        </draw:polygon>
        <draw:polygon draw:style-name="gr7" draw:text-style-name="P1" draw:layer="layout" svg:width="0cm" svg:height="0cm" svg:x="23.458cm" svg:y="10.662cm" svg:viewBox="0 0 0 0" draw:points="0,0">
          <text:p/>
        </draw:polygon>
        <draw:polygon draw:style-name="gr6" draw:text-style-name="P3" draw:layer="layout" svg:width="1.025cm" svg:height="0.592cm" svg:x="22.805cm" svg:y="9.685cm" svg:viewBox="0 0 1026 593" draw:points="1026,592 1025,593 0,0">
          <text:p/>
        </draw:polygon>
        <draw:polygon draw:style-name="gr7" draw:text-style-name="P1" draw:layer="layout" svg:width="0cm" svg:height="0cm" svg:x="23.458cm" svg:y="10.662cm" svg:viewBox="0 0 0 0" draw:points="0,0">
          <text:p/>
        </draw:polygon>
        <draw:polygon draw:style-name="gr6" draw:text-style-name="P3" draw:layer="layout" svg:width="0.494cm" svg:height="1.143cm" svg:x="22.048cm" svg:y="8.268cm" svg:viewBox="0 0 495 1144" draw:points="0,1144 1,1144 495,0">
          <text:p/>
        </draw:polygon>
        <draw:polygon draw:style-name="gr7" draw:text-style-name="P1" draw:layer="layout" svg:width="0cm" svg:height="0cm" svg:x="23.458cm" svg:y="10.662cm" svg:viewBox="0 0 0 0" draw:points="0,0">
          <text:p/>
        </draw:polygon>
        <draw:path draw:style-name="gr8" draw:text-style-name="P1" draw:layer="layout" svg:width="0.047cm" svg:height="0.188cm" svg:x="22.881cm" svg:y="12.409cm" svg:viewBox="0 0 48 189" svg:d="M0 189c31-64 48-131 48-189">
          <text:p/>
        </draw:path>
        <draw:path draw:style-name="gr8" draw:text-style-name="P1" draw:layer="layout" svg:width="0.182cm" svg:height="0.031cm" svg:x="22.699cm" svg:y="12.245cm" svg:viewBox="0 0 183 32" svg:d="M183 31c-21-21-50-32-82-31-31 0-66 11-101 32">
          <text:p/>
        </draw:path>
        <draw:path draw:style-name="gr8" draw:text-style-name="P1" draw:layer="layout" svg:width="0.23cm" svg:height="0.398cm" svg:x="22.469cm" svg:y="12.276cm" svg:viewBox="0 0 231 399" svg:d="M231 0c-61 35-120 98-164 172-43 74-67 158-67 227">
          <text:p/>
        </draw:path>
        <draw:path draw:style-name="gr8" draw:text-style-name="P1" draw:layer="layout" svg:width="0.412cm" svg:height="0.241cm" svg:x="22.469cm" svg:y="12.597cm" svg:viewBox="0 0 413 242" svg:d="M0 78c0 55 15 101 43 130 28 28 68 41 113 31 45-8 95-36 141-79 45-42 86-99 116-160">
          <text:p/>
        </draw:path>
        <draw:path draw:style-name="gr8" draw:text-style-name="P1" draw:layer="layout" svg:width="0.047cm" svg:height="0.134cm" svg:x="22.881cm" svg:y="12.275cm" svg:viewBox="0 0 48 135" svg:d="M48 135c0-59-17-106-48-135">
          <text:p/>
        </draw:path>
        <draw:line draw:style-name="gr8" draw:text-style-name="P1" draw:layer="layout" svg:x1="22.451cm" svg:y1="13.031cm" svg:x2="22.451cm" svg:y2="12.378cm">
          <text:p/>
        </draw:line>
        <draw:line draw:style-name="gr8" draw:text-style-name="P1" draw:layer="layout" svg:x1="23.513cm" svg:y1="12.419cm" svg:x2="22.451cm" svg:y2="13.032cm">
          <text:p/>
        </draw:line>
        <draw:line draw:style-name="gr8" draw:text-style-name="P1" draw:layer="layout" svg:x1="23.512cm" svg:y1="11.766cm" svg:x2="23.512cm" svg:y2="12.419cm">
          <text:p/>
        </draw:line>
        <draw:line draw:style-name="gr8" draw:text-style-name="P1" draw:layer="layout" svg:x1="22.451cm" svg:y1="12.379cm" svg:x2="23.513cm" svg:y2="11.766cm">
          <text:p/>
        </draw:line>
        <draw:path draw:style-name="gr8" draw:text-style-name="P1" draw:layer="layout" svg:width="0.033cm" svg:height="0.13cm" svg:x="22.754cm" svg:y="12.409cm" svg:viewBox="0 0 34 131" svg:d="M0 131c22-44 34-90 34-131">
          <text:p/>
        </draw:path>
        <draw:path draw:style-name="gr8" draw:text-style-name="P1" draw:layer="layout" svg:width="0.014cm" svg:height="0.01cm" svg:x="22.74cm" svg:y="12.306cm" svg:viewBox="0 0 15 11" svg:d="M15 11c-4-5-9-8-15-11">
          <text:p/>
        </draw:path>
        <draw:path draw:style-name="gr8" draw:text-style-name="P1" draw:layer="layout" svg:width="0.08cm" svg:height="0.011cm" svg:x="22.66cm" svg:y="12.295cm" svg:viewBox="0 0 81 12" svg:d="M81 12c-21-15-50-16-81-5">
          <text:p/>
        </draw:path>
        <draw:path draw:style-name="gr8" draw:text-style-name="P1" draw:layer="layout" svg:width="0.044cm" svg:height="0.068cm" svg:x="22.472cm" svg:y="12.627cm" svg:viewBox="0 0 45 69" svg:d="M0 0c6 33 22 57 45 69">
          <text:p/>
        </draw:path>
        <draw:path draw:style-name="gr8" draw:text-style-name="P1" draw:layer="layout" svg:width="0.238cm" svg:height="0.166cm" svg:x="22.516cm" svg:y="12.539cm" svg:viewBox="0 0 239 167" svg:d="M0 156c31 20 77 13 123-17 45-30 88-82 116-139">
          <text:p/>
        </draw:path>
        <draw:path draw:style-name="gr8" draw:text-style-name="P1" draw:layer="layout" svg:width="0.033cm" svg:height="0.093cm" svg:x="22.754cm" svg:y="12.316cm" svg:viewBox="0 0 34 94" svg:d="M34 94c0-42-12-74-34-94">
          <text:p/>
        </draw:path>
        <draw:line draw:style-name="gr8" draw:text-style-name="P1" draw:layer="layout" svg:x1="22.452cm" svg:y1="12.379cm" svg:x2="20.048cm" svg:y2="10.991cm">
          <text:p/>
        </draw:line>
        <draw:line draw:style-name="gr8" draw:text-style-name="P1" draw:layer="layout" svg:x1="20.048cm" svg:y1="10.991cm" svg:x2="20.048cm" svg:y2="11.644cm">
          <text:p/>
        </draw:line>
        <draw:line draw:style-name="gr8" draw:text-style-name="P1" draw:layer="layout" svg:x1="22.452cm" svg:y1="13.032cm" svg:x2="20.048cm" svg:y2="11.644cm">
          <text:p/>
        </draw:line>
        <draw:line draw:style-name="gr8" draw:text-style-name="P1" draw:layer="layout" svg:x1="24.38cm" svg:y1="11.295cm" svg:x2="23.512cm" svg:y2="11.797cm">
          <text:p/>
        </draw:line>
        <draw:line draw:style-name="gr8" draw:text-style-name="P1" draw:layer="layout" svg:x1="24.817cm" svg:y1="11.043cm" svg:x2="24.507cm" svg:y2="11.222cm">
          <text:p/>
        </draw:line>
        <draw:line draw:style-name="gr8" draw:text-style-name="P1" draw:layer="layout" svg:x1="24.832cm" svg:y1="11.052cm" svg:x2="24.816cm" svg:y2="11.043cm">
          <text:p/>
        </draw:line>
        <draw:line draw:style-name="gr8" draw:text-style-name="P1" draw:layer="layout" svg:x1="25.357cm" svg:y1="11.355cm" svg:x2="24.831cm" svg:y2="11.051cm">
          <text:p/>
        </draw:line>
        <draw:line draw:style-name="gr8" draw:text-style-name="P1" draw:layer="layout" svg:x1="26.87cm" svg:y1="10.481cm" svg:x2="25.356cm" svg:y2="11.355cm">
          <text:p/>
        </draw:line>
        <draw:line draw:style-name="gr8" draw:text-style-name="P1" draw:layer="layout" svg:x1="23.513cm" svg:y1="11.767cm" svg:x2="21.326cm" svg:y2="10.503cm">
          <text:p/>
        </draw:line>
        <draw:line draw:style-name="gr8" draw:text-style-name="P1" draw:layer="layout" svg:x1="20.048cm" svg:y1="10.992cm" svg:x2="20.124cm" svg:y2="10.214cm">
          <text:p/>
        </draw:line>
        <draw:line draw:style-name="gr8" draw:text-style-name="P1" draw:layer="layout" svg:x1="21.93cm" svg:y1="9.954cm" svg:x2="20.123cm" svg:y2="10.215cm">
          <text:p/>
        </draw:line>
        <draw:line draw:style-name="gr8" draw:text-style-name="P1" draw:layer="layout" svg:x1="21.93cm" svg:y1="9.955cm" svg:x2="21.766cm" svg:y2="9.575cm">
          <text:p/>
        </draw:line>
        <draw:line draw:style-name="gr8" draw:text-style-name="P1" draw:layer="layout" svg:x1="20.162cm" svg:y1="9.806cm" svg:x2="21.767cm" svg:y2="9.575cm">
          <text:p/>
        </draw:line>
        <draw:line draw:style-name="gr8" draw:text-style-name="P1" draw:layer="layout" svg:x1="20.162cm" svg:y1="9.806cm" svg:x2="20.182cm" svg:y2="9.608cm">
          <text:p/>
        </draw:line>
        <draw:line draw:style-name="gr8" draw:text-style-name="P1" draw:layer="layout" svg:x1="20.181cm" svg:y1="9.609cm" svg:x2="22.523cm" svg:y2="8.257cm">
          <text:p/>
        </draw:line>
        <draw:line draw:style-name="gr8" draw:text-style-name="P1" draw:layer="layout" svg:x1="22.522cm" svg:y1="8.257cm" svg:x2="22.543cm" svg:y2="8.269cm">
          <text:p/>
        </draw:line>
        <draw:line draw:style-name="gr8" draw:text-style-name="P1" draw:layer="layout" svg:x1="22.048cm" svg:y1="9.412cm" svg:x2="22.543cm" svg:y2="8.268cm">
          <text:p/>
        </draw:line>
        <draw:line draw:style-name="gr8" draw:text-style-name="P1" draw:layer="layout" svg:x1="22.048cm" svg:y1="9.411cm" svg:x2="22.706cm" svg:y2="9.507cm">
          <text:p/>
        </draw:line>
        <draw:line draw:style-name="gr8" draw:text-style-name="P1" draw:layer="layout" svg:x1="22.705cm" svg:y1="9.507cm" svg:x2="23.102cm" svg:y2="8.591cm">
          <text:p/>
        </draw:line>
        <draw:line draw:style-name="gr8" draw:text-style-name="P1" draw:layer="layout" svg:x1="23.101cm" svg:y1="8.591cm" svg:x2="23.654cm" svg:y2="8.91cm">
          <text:p/>
        </draw:line>
        <draw:line draw:style-name="gr8" draw:text-style-name="P1" draw:layer="layout" svg:x1="23.653cm" svg:y1="8.909cm" svg:x2="25.278cm" svg:y2="8.909cm">
          <text:p/>
        </draw:line>
        <draw:line draw:style-name="gr8" draw:text-style-name="P1" draw:layer="layout" svg:x1="25.278cm" svg:y1="8.909cm" svg:x2="26.87cm" svg:y2="9.829cm">
          <text:p/>
        </draw:line>
        <draw:line draw:style-name="gr8" draw:text-style-name="P1" draw:layer="layout" svg:x1="26.87cm" svg:y1="9.828cm" svg:x2="25.356cm" svg:y2="10.702cm">
          <text:p/>
        </draw:line>
        <draw:line draw:style-name="gr8" draw:text-style-name="P1" draw:layer="layout" svg:x1="24.45cm" svg:y1="10.178cm" svg:x2="25.357cm" svg:y2="10.703cm">
          <text:p/>
        </draw:line>
        <draw:line draw:style-name="gr8" draw:text-style-name="P1" draw:layer="layout" svg:x1="23.561cm" svg:y1="10.692cm" svg:x2="24.451cm" svg:y2="10.178cm">
          <text:p/>
        </draw:line>
        <draw:path draw:style-name="gr8" draw:text-style-name="P1" draw:layer="layout" svg:width="0.799cm" svg:height="0.098cm" svg:x="22.762cm" svg:y="10.679cm" svg:viewBox="0 0 800 99" svg:d="M800 12c-229 121-580 115-800-12">
          <text:p/>
        </draw:path>
        <draw:line draw:style-name="gr8" draw:text-style-name="P1" draw:layer="layout" svg:x1="21.891cm" svg:y1="10.177cm" svg:x2="22.763cm" svg:y2="10.68cm">
          <text:p/>
        </draw:line>
        <draw:line draw:style-name="gr8" draw:text-style-name="P1" draw:layer="layout" svg:x1="21.326cm" svg:y1="10.504cm" svg:x2="21.892cm" svg:y2="10.177cm">
          <text:p/>
        </draw:line>
        <draw:path draw:style-name="gr8" draw:text-style-name="P1" draw:layer="layout" svg:width="0.459cm" svg:height="0.055cm" svg:x="22.025cm" svg:y="9.829cm" svg:viewBox="0 0 460 56" svg:d="M0 0c127 74 333 74 460 0">
          <text:p/>
        </draw:path>
        <draw:path draw:style-name="gr8" draw:text-style-name="P1" draw:layer="layout" svg:width="0.65cm" svg:height="0.321cm" svg:x="21.93cm" svg:y="9.509cm" svg:viewBox="0 0 651 322" svg:d="M555 322c127-74 127-193 0-266-128-75-333-75-460 0-127 73-127 192 0 266">
          <text:p/>
        </draw:path>
        <draw:line draw:style-name="gr8" draw:text-style-name="P1" draw:layer="layout" svg:x1="23.831cm" svg:y1="10.277cm" svg:x2="22.805cm" svg:y2="9.685cm">
          <text:p/>
        </draw:line>
        <draw:line draw:style-name="gr8" draw:text-style-name="P1" draw:layer="layout" svg:x1="23.831cm" svg:y1="10.276cm" svg:x2="23.264cm" svg:y2="10.604cm">
          <text:p/>
        </draw:line>
        <draw:line draw:style-name="gr8" draw:text-style-name="P1" draw:layer="layout" svg:x1="22.806cm" svg:y1="9.685cm" svg:x2="22.239cm" svg:y2="10.012cm">
          <text:p/>
        </draw:line>
        <draw:line draw:style-name="gr8" draw:text-style-name="P1" draw:layer="layout" svg:x1="22.239cm" svg:y1="10.011cm" svg:x2="23.265cm" svg:y2="10.604cm">
          <text:p/>
        </draw:line>
        <draw:path draw:style-name="gr8" draw:text-style-name="P1" draw:layer="layout" svg:width="0.068cm" svg:height="0.096cm" svg:x="25.163cm" svg:y="9.944cm" svg:viewBox="0 0 69 97" svg:d="M69 97c-45-27-69-61-69-97">
          <text:p/>
        </draw:path>
        <draw:path draw:style-name="gr8" draw:text-style-name="P1" draw:layer="layout" svg:width="0.469cm" svg:height="0.136cm" svg:x="25.163cm" svg:y="9.808cm" svg:viewBox="0 0 470 137" svg:d="M0 137c0-76 105-137 234-137 130 0 236 61 236 137">
          <text:p/>
        </draw:path>
        <draw:path draw:style-name="gr8" draw:text-style-name="P1" draw:layer="layout" svg:width="0.401cm" svg:height="0.135cm" svg:x="25.231cm" svg:y="9.944cm" svg:viewBox="0 0 402 136" svg:d="M402 0c0 54-57 104-145 126-87 21-189 9-257-30">
          <text:p/>
        </draw:path>
        <draw:line draw:style-name="gr8" draw:text-style-name="P1" draw:layer="layout" svg:x1="20.163cm" svg:y1="9.806cm" svg:x2="20.145cm" svg:y2="10.212cm">
          <text:p/>
        </draw:line>
        <draw:line draw:style-name="gr8" draw:text-style-name="P1" draw:layer="layout" svg:x1="20.162cm" svg:y1="9.805cm" svg:x2="20.162cm" svg:y2="9.806cm">
          <text:p/>
        </draw:line>
        <draw:line draw:style-name="gr8" draw:text-style-name="P1" draw:layer="layout" svg:x1="26.869cm" svg:y1="9.828cm" svg:x2="26.869cm" svg:y2="10.481cm">
          <text:p/>
        </draw:line>
        <draw:line draw:style-name="gr8" draw:text-style-name="P1" draw:layer="layout" svg:x1="22.542cm" svg:y1="8.269cm" svg:x2="22.79cm" svg:y2="8.656cm">
          <text:p/>
        </draw:line>
        <draw:line draw:style-name="gr8" draw:text-style-name="P1" draw:layer="layout" svg:x1="22.855cm" svg:y1="8.694cm" svg:x2="22.789cm" svg:y2="8.655cm">
          <text:p/>
        </draw:line>
        <draw:line draw:style-name="gr8" draw:text-style-name="P1" draw:layer="layout" svg:x1="22.854cm" svg:y1="8.694cm" svg:x2="23.101cm" svg:y2="8.592cm">
          <text:p/>
        </draw:line>
        <draw:line draw:style-name="gr8" draw:text-style-name="P1" draw:layer="layout" svg:x1="22.542cm" svg:y1="8.269cm" svg:x2="22.542cm" svg:y2="8.268cm">
          <text:p/>
        </draw:line>
        <draw:path draw:style-name="gr8" draw:text-style-name="P1" draw:layer="layout" svg:width="0.128cm" svg:height="0.074cm" svg:x="24.379cm" svg:y="11.221cm" svg:viewBox="0 0 129 75" svg:d="M129 0c-44 9-84 32-129 75">
          <text:p/>
        </draw:path>
        <draw:line draw:style-name="gr8" draw:text-style-name="P1" draw:layer="layout" svg:x1="24.816cm" svg:y1="10.634cm" svg:x2="24.816cm" svg:y2="11.043cm">
          <text:p/>
        </draw:line>
        <draw:line draw:style-name="gr8" draw:text-style-name="P1" draw:layer="layout" svg:x1="24.817cm" svg:y1="10.634cm" svg:x2="23.185cm" svg:y2="11.578cm">
          <text:p/>
        </draw:line>
        <draw:line draw:style-name="gr8" draw:text-style-name="P1" draw:layer="layout" svg:x1="24.832cm" svg:y1="10.644cm" svg:x2="24.816cm" svg:y2="10.634cm">
          <text:p/>
        </draw:line>
        <draw:line draw:style-name="gr8" draw:text-style-name="P1" draw:layer="layout" svg:x1="24.831cm" svg:y1="10.643cm" svg:x2="24.831cm" svg:y2="11.051cm">
          <text:p/>
        </draw:line>
        <draw:line draw:style-name="gr8" draw:text-style-name="P1" draw:layer="layout" svg:x1="25.356cm" svg:y1="10.701cm" svg:x2="25.356cm" svg:y2="11.354cm">
          <text:p/>
        </draw:line>
        <draw:line draw:style-name="gr8" draw:text-style-name="P1" draw:layer="layout" svg:x1="24.45cm" svg:y1="10.423cm" svg:x2="24.45cm" svg:y2="10.178cm">
          <text:p/>
        </draw:line>
        <draw:line draw:style-name="gr8" draw:text-style-name="P1" draw:layer="layout" svg:x1="24.817cm" svg:y1="10.635cm" svg:x2="24.45cm" svg:y2="10.423cm">
          <text:p/>
        </draw:line>
        <draw:path draw:style-name="gr8" draw:text-style-name="P1" draw:layer="layout" svg:width="0.297cm" svg:height="0.425cm" svg:x="26.024cm" svg:y="10.45cm" svg:viewBox="0 0 298 426" svg:d="M0 426c70-16 145-75 205-159 58-84 93-183 93-267">
          <text:p/>
        </draw:path>
        <draw:path draw:style-name="gr8" draw:text-style-name="P1" draw:layer="layout" svg:width="0.162cm" svg:height="0.347cm" svg:x="25.862cm" svg:y="10.368cm" svg:viewBox="0 0 163 348" svg:d="M163 0c-48 43-89 101-118 163-29 63-46 129-45 185">
          <text:p/>
        </draw:path>
        <draw:path draw:style-name="gr8" draw:text-style-name="P1" draw:layer="layout" svg:width="0.162cm" svg:height="0.164cm" svg:x="25.862cm" svg:y="10.715cm" svg:viewBox="0 0 163 165" svg:d="M0 0c-1 57 16 104 45 133s70 39 118 28">
          <text:p/>
        </draw:path>
        <draw:path draw:style-name="gr8" draw:text-style-name="P1" draw:layer="layout" svg:width="0.23cm" svg:height="0.164cm" svg:x="26.091cm" svg:y="10.286cm" svg:viewBox="0 0 231 165" svg:d="M231 165c0-148-104-207-231-134">
          <text:p/>
        </draw:path>
        <draw:path draw:style-name="gr8" draw:text-style-name="P1" draw:layer="layout" svg:width="0.067cm" svg:height="0.051cm" svg:x="26.024cm" svg:y="10.317cm" svg:viewBox="0 0 68 52" svg:d="M68 0c-22 14-45 31-68 52">
          <text:p/>
        </draw:path>
        <draw:path draw:style-name="gr8" draw:text-style-name="P1" draw:layer="layout" svg:width="0.038cm" svg:height="0.071cm" svg:x="22.442cm" svg:y="9.778cm" svg:viewBox="0 0 39 72" svg:d="M0 72c25-22 39-47 39-72">
          <text:p/>
        </draw:path>
        <draw:path draw:style-name="gr8" draw:text-style-name="P1" draw:layer="layout" svg:width="0.45cm" svg:height="0.13cm" svg:x="22.03cm" svg:y="9.648cm" svg:viewBox="0 0 451 131" svg:d="M451 131c0-73-101-131-225-131-126 0-226 58-226 131">
          <text:p/>
        </draw:path>
        <draw:path draw:style-name="gr8" draw:text-style-name="P1" draw:layer="layout" svg:width="0.037cm" svg:height="0.071cm" svg:x="22.03cm" svg:y="9.778cm" svg:viewBox="0 0 38 72" svg:d="M0 0c0 25 14 50 38 72">
          <text:p/>
        </draw:path>
        <draw:path draw:style-name="gr8" draw:text-style-name="P1" draw:layer="layout" svg:width="0.799cm" svg:height="0.099cm" svg:x="22.762cm" svg:y="10.924cm" svg:viewBox="0 0 800 100" svg:d="M0 0c220 128 571 134 800 13">
          <text:p/>
        </draw:path>
        <draw:line draw:style-name="gr8" draw:text-style-name="P1" draw:layer="layout" svg:x1="24.451cm" svg:y1="10.423cm" svg:x2="23.561cm" svg:y2="10.937cm">
          <text:p/>
        </draw:line>
        <draw:line draw:style-name="gr8" draw:text-style-name="P1" draw:layer="layout" svg:x1="21.892cm" svg:y1="10.422cm" svg:x2="21.538cm" svg:y2="10.627cm">
          <text:p/>
        </draw:line>
        <draw:line draw:style-name="gr8" draw:text-style-name="P1" draw:layer="layout" svg:x1="22.763cm" svg:y1="10.925cm" svg:x2="21.891cm" svg:y2="10.422cm">
          <text:p/>
        </draw:line>
        <draw:path draw:style-name="gr8" draw:text-style-name="P1" draw:layer="layout" svg:width="0.114cm" svg:height="0.095cm" svg:x="23.043cm" svg:y="11.4cm" svg:viewBox="0 0 115 96" svg:d="M0 96c70-15 115-53 115-96">
          <text:p/>
        </draw:path>
        <draw:path draw:style-name="gr8" draw:text-style-name="P1" draw:layer="layout" svg:width="0.339cm" svg:height="0.101cm" svg:x="22.818cm" svg:y="11.299cm" svg:viewBox="0 0 340 102" svg:d="M340 102c0-50-60-92-144-101-84-8-167 19-196 66">
          <text:p/>
        </draw:path>
        <draw:path draw:style-name="gr8" draw:text-style-name="P1" draw:layer="layout" svg:width="0.298cm" svg:height="0.102cm" svg:x="24.136cm" svg:y="10.744cm" svg:viewBox="0 0 299 103" svg:d="M0 73c50 29 125 38 191 22s108-53 108-95">
          <text:p/>
        </draw:path>
        <draw:path draw:style-name="gr8" draw:text-style-name="P1" draw:layer="layout" svg:width="0.349cm" svg:height="0.101cm" svg:x="24.085cm" svg:y="10.643cm" svg:viewBox="0 0 350 102" svg:d="M350 102c0-56-78-102-175-102s-175 46-175 102">
          <text:p/>
        </draw:path>
        <draw:path draw:style-name="gr8" draw:text-style-name="P1" draw:layer="layout" svg:width="0.051cm" svg:height="0.072cm" svg:x="24.085cm" svg:y="10.744cm" svg:viewBox="0 0 52 73" svg:d="M0 0c0 28 19 54 52 73">
          <text:p/>
        </draw:path>
        <draw:path draw:style-name="gr8" draw:text-style-name="P1" draw:layer="layout" svg:width="0.115cm" svg:height="0.095cm" svg:x="22.015cm" svg:y="10.806cm" svg:viewBox="0 0 116 96" svg:d="M0 96c70-14 116-53 116-96">
          <text:p/>
        </draw:path>
        <draw:path draw:style-name="gr8" draw:text-style-name="P1" draw:layer="layout" svg:width="0.339cm" svg:height="0.1cm" svg:x="21.791cm" svg:y="10.705cm" svg:viewBox="0 0 340 101" svg:d="M340 101c0-48-61-91-145-100-83-8-166 19-195 66">
          <text:p/>
        </draw:path>
        <draw:line draw:style-name="gr8" draw:text-style-name="P1" draw:layer="layout" svg:x1="21.891cm" svg:y1="10.422cm" svg:x2="21.891cm" svg:y2="10.177cm">
          <text:p/>
        </draw:line>
        <draw:polyline draw:style-name="gr8" draw:text-style-name="P1" draw:layer="layout" svg:width="0cm" svg:height="0cm" svg:x="21.766cm" svg:y="9.575cm" svg:viewBox="0 0 0 0" draw:points="0,0">
          <text:p/>
        </draw:polyline>
        <draw:line draw:style-name="gr8" draw:text-style-name="P1" draw:layer="layout" svg:x1="21.766cm" svg:y1="9.575cm" svg:x2="21.835cm" svg:y2="9.969cm">
          <text:p/>
        </draw:line>
        <draw:line draw:style-name="gr8" draw:text-style-name="P1" draw:layer="layout" svg:x1="20.162cm" svg:y1="9.807cm" svg:x2="21.767cm" svg:y2="9.575cm">
          <text:p/>
        </draw:line>
        <draw:line draw:style-name="gr8" draw:text-style-name="P1" draw:layer="layout" svg:x1="22.049cm" svg:y1="9.412cm" svg:x2="22.543cm" svg:y2="8.269cm">
          <text:p/>
        </draw:line>
        <draw:line draw:style-name="gr8" draw:text-style-name="P1" draw:layer="layout" svg:x1="23.561cm" svg:y1="10.936cm" svg:x2="23.561cm" svg:y2="10.691cm">
          <text:p/>
        </draw:line>
        <draw:line draw:style-name="gr8" draw:text-style-name="P1" draw:layer="layout" svg:x1="22.805cm" svg:y1="9.686cm" svg:x2="22.805cm" svg:y2="9.685cm">
          <text:p/>
        </draw:line>
        <draw:line draw:style-name="gr8" draw:text-style-name="P1" draw:layer="layout" svg:x1="23.83cm" svg:y1="10.278cm" svg:x2="22.805cm" svg:y2="9.686cm">
          <text:p/>
        </draw:line>
        <draw:line draw:style-name="gr8" draw:text-style-name="P1" draw:layer="layout" svg:x1="22.594cm" svg:y1="10.052cm" svg:x2="22.451cm" svg:y2="10.135cm">
          <text:p/>
        </draw:line>
        <draw:line draw:style-name="gr8" draw:text-style-name="P1" draw:layer="layout" svg:x1="22.806cm" svg:y1="9.686cm" svg:x2="22.593cm" svg:y2="10.053cm">
          <text:p/>
        </draw:line>
        <draw:line draw:style-name="gr8" draw:text-style-name="P1" draw:layer="layout" svg:x1="22.438cm" svg:y1="9.468cm" svg:x2="22.79cm" svg:y2="8.655cm">
          <text:p/>
        </draw:line>
        <draw:line draw:style-name="gr8" draw:text-style-name="P1" draw:layer="layout" svg:x1="22.515cm" svg:y1="9.479cm" svg:x2="22.855cm" svg:y2="8.693cm">
          <text:p/>
        </draw:line>
        <draw:path draw:style-name="gr8" draw:text-style-name="P1" draw:layer="layout" svg:width="0.206cm" svg:height="0.294cm" svg:x="25.974cm" svg:y="10.45cm" svg:viewBox="0 0 207 295" svg:d="M0 295c48-11 101-52 141-110 42-58 66-127 66-185">
          <text:p/>
        </draw:path>
        <draw:path draw:style-name="gr8" draw:text-style-name="P1" draw:layer="layout" svg:width="0.043cm" svg:height="0.068cm" svg:x="25.865cm" svg:y="10.669cm" svg:viewBox="0 0 44 69" svg:d="M0 0c6 32 21 56 44 69">
          <text:p/>
        </draw:path>
        <draw:path draw:style-name="gr8" draw:text-style-name="P1" draw:layer="layout" svg:width="0.066cm" svg:height="0.01cm" svg:x="25.908cm" svg:y="10.737cm" svg:viewBox="0 0 67 11" svg:d="M0 0c18 11 41 14 67 7">
          <text:p/>
        </draw:path>
        <draw:path draw:style-name="gr8" draw:text-style-name="P1" draw:layer="layout" svg:width="0.047cm" svg:height="0.103cm" svg:x="26.133cm" svg:y="10.347cm" svg:viewBox="0 0 48 104" svg:d="M48 104c0-49-17-86-48-104">
          <text:p/>
        </draw:path>
        <draw:path draw:style-name="gr8" draw:text-style-name="P1" draw:layer="layout" svg:width="0.08cm" svg:height="0.011cm" svg:x="26.053cm" svg:y="10.336cm" svg:viewBox="0 0 81 12" svg:d="M81 12c-23-15-51-16-81-5">
          <text:p/>
        </draw:path>
        <draw:line draw:style-name="gr8" draw:text-style-name="P1" draw:layer="layout" svg:x1="22.593cm" svg:y1="10.052cm" svg:x2="23.407cm" svg:y2="10.522cm">
          <text:p/>
        </draw:line>
        <draw:line draw:style-name="gr8" draw:text-style-name="P1" draw:layer="layout" svg:x1="22.03cm" svg:y1="9.832cm" svg:x2="22.03cm" svg:y2="9.778cm">
          <text:p/>
        </draw:line>
        <draw:polygon draw:style-name="gr9" draw:text-style-name="P2" draw:layer="layout" svg:width="0.285cm" svg:height="0.489cm" draw:transform="rotate (-0.371231531899195) translate (4.76561799475733cm 8.85481392323915cm)" svg:viewBox="0 0 286 490" draw:points="0,0 135,490 286,420">
          <text:p/>
        </draw:polygon>
        <draw:polygon draw:style-name="gr9" draw:text-style-name="P2" draw:layer="layout" svg:width="0.285cm" svg:height="0.489cm" draw:transform="rotate (-0.943350460702936) translate (8.06715266724986cm 10.6939824516269cm)" svg:viewBox="0 0 286 490" draw:points="0,0 135,490 286,420">
          <text:p/>
        </draw:polygon>
        <draw:line draw:style-name="gr10" draw:text-style-name="P4" draw:layer="layout" svg:x1="4.826cm" svg:y1="9.271cm" svg:x2="5.588cm" svg:y2="13.589cm">
          <text:p/>
        </draw:line>
        <draw:line draw:style-name="gr10" draw:text-style-name="P4" draw:layer="layout" svg:x1="7.874cm" svg:y1="11.049cm" svg:x2="5.588cm" svg:y2="13.589cm">
          <text:p/>
        </draw:line>
        <draw:polygon draw:style-name="gr9" draw:text-style-name="P2" draw:layer="layout" svg:width="0.285cm" svg:height="0.489cm" draw:transform="rotate (-0.943350460702936) translate (16.2561526672499cm 10.7949824516269cm)" svg:viewBox="0 0 286 490" draw:points="0,0 135,490 286,420">
          <text:p/>
        </draw:polygon>
        <draw:line draw:style-name="gr10" draw:text-style-name="P4" draw:layer="layout" svg:x1="16.002cm" svg:y1="11.176cm" svg:x2="13.716cm" svg:y2="13.716cm">
          <text:p/>
        </draw:line>
        <draw:polygon draw:style-name="gr9" draw:text-style-name="P2" draw:layer="layout" svg:width="0.285cm" svg:height="0.489cm" draw:transform="rotate (-0.943350460702936) translate (22.1611526672499cm 9.8089824516269cm)" svg:viewBox="0 0 286 490" draw:points="0,0 135,490 286,420">
          <text:p/>
        </draw:polygon>
        <draw:line draw:style-name="gr10" draw:text-style-name="P4" draw:layer="layout" svg:x1="21.971cm" svg:y1="10.16cm" svg:x2="19.685cm" svg:y2="13.208cm">
          <text:p/>
        </draw:line>
        <draw:frame draw:style-name="gr11" draw:text-style-name="P6" draw:layer="layout" svg:width="5.298cm" svg:height="1.245cm" svg:x="27.686cm" svg:y="19.33cm">
          <draw:text-box>
            <text:p text:style-name="P5"><text:span text:style-name="T1">X</text:span></text:p>
          </draw:text-box>
        </draw:frame>
        <draw:frame draw:style-name="gr11" draw:text-style-name="P6" draw:layer="layout" svg:width="5.298cm" svg:height="1.245cm" svg:x="3.465cm" svg:y="13.97cm">
          <draw:text-box>
            <text:p text:style-name="P5"><text:span text:style-name="T1">2X M3 Brass Inserts</text:span></text:p>
            <text:p text:style-name="P5"><text:span text:style-name="T1">[HD-MS0030] </text:span></text:p>
          </draw:text-box>
        </draw:frame>
        <draw:frame draw:style-name="gr11" draw:text-style-name="P6" draw:layer="layout" svg:width="5.298cm" svg:height="1.245cm" svg:x="12.228cm" svg:y="13.843cm">
          <draw:text-box>
            <text:p text:style-name="P5"><text:span text:style-name="T1">1X M3 Brass Inserts</text:span></text:p>
            <text:p text:style-name="P5"><text:span text:style-name="T1">[HD-MS0030] </text:span></text:p>
          </draw:text-box>
        </draw:frame>
        <draw:frame draw:style-name="gr11" draw:text-style-name="P6" draw:layer="layout" svg:width="5.298cm" svg:height="1.245cm" svg:x="19.177cm" svg:y="13.462cm">
          <draw:text-box>
            <text:p text:style-name="P5"><text:span text:style-name="T1">1X M3 Brass Inserts</text:span></text:p>
            <text:p text:style-name="P5"><text:span text:style-name="T1">[HD-MS0030]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7-19T12:30:35.889290266</dc:date>
    <meta:editing-duration>PT3M39S</meta:editing-duration>
    <meta:editing-cycles>1</meta:editing-cycles>
    <meta:document-statistic meta:object-count="1339"/>
    <meta:generator>LibreOffice/5.2.7.2$Linux_X86_64 LibreOffice_project/20m0$Build-2</meta:generator>
  </office:meta>
</office:document-meta>
</file>